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_results_R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_packets</text:p>
          </table:table-cell>
          <table:table-cell office:value-type="string" calcext:value-type="string">
            <text:p>FlowID</text:p>
          </table:table-cell>
          <table:table-cell office:value-type="string" calcext:value-type="string">
            <text:p>SourceAddress</text:p>
          </table:table-cell>
          <table:table-cell office:value-type="string" calcext:value-type="string">
            <text:p>DestinationAddress</text:p>
          </table:table-cell>
          <table:table-cell office:value-type="string" calcext:value-type="string">
            <text:p>TxBytes</text:p>
          </table:table-cell>
          <table:table-cell office:value-type="string" calcext:value-type="string">
            <text:p>RxBytes</text:p>
          </table:table-cell>
          <table:table-cell office:value-type="string" calcext:value-type="string">
            <text:p>TxPackets</text:p>
          </table:table-cell>
          <table:table-cell office:value-type="string" calcext:value-type="string">
            <text:p>RxPackets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<text:s/>stop 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hroughput_Mbps</text:p>
          </table:table-cell>
          <table:table-cell office:value-type="string" calcext:value-type="string">
            <text:p>OfferedLoad_Mbps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" calcext:value-type="float">
            <text:p>104148</text:p>
          </table:table-cell>
          <table:table-cell office:value-type="float" office:value="103096" calcext:value-type="float">
            <text:p>10309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.010257" calcext:value-type="float">
            <text:p>2.010257</text:p>
          </table:table-cell>
          <table:table-cell office:value-type="float" office:value="99.005099" calcext:value-type="float">
            <text:p>99.005099</text:p>
          </table:table-cell>
          <table:table-cell office:value-type="float" office:value="96.994842" calcext:value-type="float">
            <text:p>96.994842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.022509" calcext:value-type="float">
            <text:p>2.022509</text:p>
          </table:table-cell>
          <table:table-cell office:value-type="float" office:value="99.018371" calcext:value-type="float">
            <text:p>99.018371</text:p>
          </table:table-cell>
          <table:table-cell office:value-type="float" office:value="96.995862" calcext:value-type="float">
            <text:p>96.995862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179" calcext:value-type="float">
            <text:p>1.017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17067" calcext:value-type="float">
            <text:p>2.01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437" calcext:value-type="float">
            <text:p>1.028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09221" calcext:value-type="float">
            <text:p>1.009221</text:p>
          </table:table-cell>
          <table:table-cell office:value-type="float" office:value="99.505112" calcext:value-type="float">
            <text:p>99.505112</text:p>
          </table:table-cell>
          <table:table-cell office:value-type="float" office:value="98.495891" calcext:value-type="float">
            <text:p>98.495891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38806" calcext:value-type="float">
            <text:p>1.038806</text:p>
          </table:table-cell>
          <table:table-cell office:value-type="float" office:value="99.516116" calcext:value-type="float">
            <text:p>99.516116</text:p>
          </table:table-cell>
          <table:table-cell office:value-type="float" office:value="98.47731" calcext:value-type="float">
            <text:p>98.47731</text:p>
          </table:table-cell>
          <table:table-cell office:value-type="float" office:value="0.016921" calcext:value-type="float">
            <text:p>0.016921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883" calcext:value-type="float">
            <text:p>1.017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7" calcext:value-type="float">
            <text:p>1.01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881" calcext:value-type="float">
            <text:p>1.027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17966" calcext:value-type="float">
            <text:p>1.017966</text:p>
          </table:table-cell>
          <table:table-cell office:value-type="float" office:value="100.005112" calcext:value-type="float">
            <text:p>100.005112</text:p>
          </table:table-cell>
          <table:table-cell office:value-type="float" office:value="98.987146" calcext:value-type="float">
            <text:p>98.987146</text:p>
          </table:table-cell>
          <table:table-cell office:value-type="float" office:value="0.025336" calcext:value-type="float">
            <text:p>0.025336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12444" calcext:value-type="float">
            <text:p>312444</text:p>
          </table:table-cell>
          <table:table-cell office:value-type="float" office:value="310340" calcext:value-type="float">
            <text:p>310340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2.026847" calcext:value-type="float">
            <text:p>2.026847</text:p>
          </table:table-cell>
          <table:table-cell office:value-type="float" office:value="99.68279" calcext:value-type="float">
            <text:p>99.68279</text:p>
          </table:table-cell>
          <table:table-cell office:value-type="float" office:value="97.655943" calcext:value-type="float">
            <text:p>97.655943</text:p>
          </table:table-cell>
          <table:table-cell office:value-type="float" office:value="0.025423" calcext:value-type="float">
            <text:p>0.025423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299" calcext:value-type="float">
            <text:p>1.007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43" calcext:value-type="float">
            <text:p>1.020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13116" calcext:value-type="float">
            <text:p>2.013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09671" calcext:value-type="float">
            <text:p>1.009671</text:p>
          </table:table-cell>
          <table:table-cell office:value-type="float" office:value="99.755102" calcext:value-type="float">
            <text:p>99.755102</text:p>
          </table:table-cell>
          <table:table-cell office:value-type="float" office:value="98.745431" calcext:value-type="float">
            <text:p>98.745431</text:p>
          </table:table-cell>
          <table:table-cell office:value-type="float" office:value="0.033751" calcext:value-type="float">
            <text:p>0.033751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283801" calcext:value-type="float">
            <text:p>1.283801</text:p>
          </table:table-cell>
          <table:table-cell office:value-type="float" office:value="99.766046" calcext:value-type="float">
            <text:p>99.766046</text:p>
          </table:table-cell>
          <table:table-cell office:value-type="float" office:value="98.482245" calcext:value-type="float">
            <text:p>98.482245</text:p>
          </table:table-cell>
          <table:table-cell office:value-type="float" office:value="0.033841" calcext:value-type="float">
            <text:p>0.033841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657" calcext:value-type="float">
            <text:p>1.258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6071" calcext:value-type="float">
            <text:p>1.246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2816" calcext:value-type="float">
            <text:p>1.272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20291" calcext:value-type="float">
            <text:p>1.020291</text:p>
          </table:table-cell>
          <table:table-cell office:value-type="float" office:value="99.805094" calcext:value-type="float">
            <text:p>99.805094</text:p>
          </table:table-cell>
          <table:table-cell office:value-type="float" office:value="98.784803" calcext:value-type="float">
            <text:p>98.784803</text:p>
          </table:table-cell>
          <table:table-cell office:value-type="float" office:value="0.042172" calcext:value-type="float">
            <text:p>0.042172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20740" calcext:value-type="float">
            <text:p>520740</text:p>
          </table:table-cell>
          <table:table-cell office:value-type="float" office:value="516532" calcext:value-type="float">
            <text:p>516532</text:p>
          </table:table-cell>
          <table:table-cell office:value-type="float" office:value="495" calcext:value-type="float">
            <text:p>495</text:p>
          </table:table-cell>
          <table:table-cell office:value-type="float" office:value="491" calcext:value-type="float">
            <text:p>491</text:p>
          </table:table-cell>
          <table:table-cell office:value-type="float" office:value="2.032012" calcext:value-type="float">
            <text:p>2.032012</text:p>
          </table:table-cell>
          <table:table-cell office:value-type="float" office:value="99.815978" calcext:value-type="float">
            <text:p>99.815978</text:p>
          </table:table-cell>
          <table:table-cell office:value-type="float" office:value="97.783966" calcext:value-type="float">
            <text:p>97.783966</text:p>
          </table:table-cell>
          <table:table-cell office:value-type="float" office:value="0.042259" calcext:value-type="float">
            <text:p>0.042259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08169" calcext:value-type="float">
            <text:p>1.008169</text:p>
          </table:table-cell>
          <table:table-cell office:value-type="float" office:value="47.20808" calcext:value-type="float">
            <text:p>47.20808</text:p>
          </table:table-cell>
          <table:table-cell office:value-type="float" office:value="46.199911" calcext:value-type="float">
            <text:p>46.199911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938" calcext:value-type="float">
            <text:p>1.021938</text:p>
          </table:table-cell>
          <table:table-cell office:value-type="float" office:value="47.209507" calcext:value-type="float">
            <text:p>47.209507</text:p>
          </table:table-cell>
          <table:table-cell office:value-type="float" office:value="46.187569" calcext:value-type="float">
            <text:p>46.18756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14415" calcext:value-type="float">
            <text:p>2.014415</text:p>
          </table:table-cell>
          <table:table-cell office:value-type="float" office:value="47.210921" calcext:value-type="float">
            <text:p>47.210921</text:p>
          </table:table-cell>
          <table:table-cell office:value-type="float" office:value="45.196506" calcext:value-type="float">
            <text:p>45.19650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12651" calcext:value-type="float">
            <text:p>1.012651</text:p>
          </table:table-cell>
          <table:table-cell office:value-type="float" office:value="99.838436" calcext:value-type="float">
            <text:p>99.838436</text:p>
          </table:table-cell>
          <table:table-cell office:value-type="float" office:value="98.825785" calcext:value-type="float">
            <text:p>98.825785</text:p>
          </table:table-cell>
          <table:table-cell office:value-type="float" office:value="0.050585" calcext:value-type="float">
            <text:p>0.050585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275611" calcext:value-type="float">
            <text:p>1.275611</text:p>
          </table:table-cell>
          <table:table-cell office:value-type="float" office:value="99.84946" calcext:value-type="float">
            <text:p>99.84946</text:p>
          </table:table-cell>
          <table:table-cell office:value-type="float" office:value="98.573849" calcext:value-type="float">
            <text:p>98.573849</text:p>
          </table:table-cell>
          <table:table-cell office:value-type="float" office:value="0.050714" calcext:value-type="float">
            <text:p>0.050714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7347" calcext:value-type="float">
            <text:p>1.257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064" calcext:value-type="float">
            <text:p>1.249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4646" calcext:value-type="float">
            <text:p>1.264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99.862238" calcext:value-type="float">
            <text:p>99.862238</text:p>
          </table:table-cell>
          <table:table-cell office:value-type="float" office:value="98.853996" calcext:value-type="float">
            <text:p>98.853996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40377" calcext:value-type="float">
            <text:p>1.040377</text:p>
          </table:table-cell>
          <table:table-cell office:value-type="float" office:value="99.873242" calcext:value-type="float">
            <text:p>99.873242</text:p>
          </table:table-cell>
          <table:table-cell office:value-type="float" office:value="98.832865" calcext:value-type="float">
            <text:p>98.832865</text:p>
          </table:table-cell>
          <table:table-cell office:value-type="float" office:value="0.059012" calcext:value-type="float">
            <text:p>0.059012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153" calcext:value-type="float">
            <text:p>1.017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07" calcext:value-type="float">
            <text:p>1.01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312" calcext:value-type="float">
            <text:p>1.029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09493" calcext:value-type="float">
            <text:p>1.009493</text:p>
          </table:table-cell>
          <table:table-cell office:value-type="float" office:value="99.880107" calcext:value-type="float">
            <text:p>99.880107</text:p>
          </table:table-cell>
          <table:table-cell office:value-type="float" office:value="98.870614" calcext:value-type="float">
            <text:p>98.870614</text:p>
          </table:table-cell>
          <table:table-cell office:value-type="float" office:value="0.067416" calcext:value-type="float">
            <text:p>0.067416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50598" calcext:value-type="float">
            <text:p>1.050598</text:p>
          </table:table-cell>
          <table:table-cell office:value-type="float" office:value="99.891151" calcext:value-type="float">
            <text:p>99.891151</text:p>
          </table:table-cell>
          <table:table-cell office:value-type="float" office:value="98.840553" calcext:value-type="float">
            <text:p>98.840553</text:p>
          </table:table-cell>
          <table:table-cell office:value-type="float" office:value="0.067437" calcext:value-type="float">
            <text:p>0.067437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285" calcext:value-type="float">
            <text:p>1.023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61" calcext:value-type="float">
            <text:p>1.013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703" calcext:value-type="float">
            <text:p>1.038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8384" calcext:value-type="float">
            <text:p>938384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1.012842" calcext:value-type="float">
            <text:p>1.012842</text:p>
          </table:table-cell>
          <table:table-cell office:value-type="float" office:value="100.005106" calcext:value-type="float">
            <text:p>100.005106</text:p>
          </table:table-cell>
          <table:table-cell office:value-type="float" office:value="98.992264" calcext:value-type="float">
            <text:p>98.992264</text:p>
          </table:table-cell>
          <table:table-cell office:value-type="float" office:value="0.075835" calcext:value-type="float">
            <text:p>0.075835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7332" calcext:value-type="float">
            <text:p>937332</text:p>
          </table:table-cell>
          <table:table-cell office:value-type="float" office:value="936280" calcext:value-type="float">
            <text:p>936280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1.267884" calcext:value-type="float">
            <text:p>1.267884</text:p>
          </table:table-cell>
          <table:table-cell office:value-type="float" office:value="99.905064" calcext:value-type="float">
            <text:p>99.905064</text:p>
          </table:table-cell>
          <table:table-cell office:value-type="float" office:value="98.63718" calcext:value-type="float">
            <text:p>98.63718</text:p>
          </table:table-cell>
          <table:table-cell office:value-type="float" office:value="0.075937" calcext:value-type="float">
            <text:p>0.075937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6761" calcext:value-type="float">
            <text:p>1.246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3077" calcext:value-type="float">
            <text:p>1.243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7039" calcext:value-type="float">
            <text:p>1.257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07281" calcext:value-type="float">
            <text:p>1.007281</text:p>
          </table:table-cell>
          <table:table-cell office:value-type="float" office:value="99.905099" calcext:value-type="float">
            <text:p>99.905099</text:p>
          </table:table-cell>
          <table:table-cell office:value-type="float" office:value="98.897817" calcext:value-type="float">
            <text:p>98.897817</text:p>
          </table:table-cell>
          <table:table-cell office:value-type="float" office:value="0.084247" calcext:value-type="float">
            <text:p>0.084247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39417" calcext:value-type="float">
            <text:p>1.039417</text:p>
          </table:table-cell>
          <table:table-cell office:value-type="float" office:value="99.916003" calcext:value-type="float">
            <text:p>99.916003</text:p>
          </table:table-cell>
          <table:table-cell office:value-type="float" office:value="98.876586" calcext:value-type="float">
            <text:p>98.876586</text:p>
          </table:table-cell>
          <table:table-cell office:value-type="float" office:value="0.084265" calcext:value-type="float">
            <text:p>0.084265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193" calcext:value-type="float">
            <text:p>1.017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452" calcext:value-type="float">
            <text:p>1.02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10441" calcext:value-type="float">
            <text:p>1.010441</text:p>
          </table:table-cell>
          <table:table-cell office:value-type="float" office:value="99.914198" calcext:value-type="float">
            <text:p>99.914198</text:p>
          </table:table-cell>
          <table:table-cell office:value-type="float" office:value="98.903757" calcext:value-type="float">
            <text:p>98.903757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45628" calcext:value-type="float">
            <text:p>1145628</text:p>
          </table:table-cell>
          <table:table-cell office:value-type="float" office:value="1144576" calcext:value-type="float">
            <text:p>1144576</text:p>
          </table:table-cell>
          <table:table-cell office:value-type="float" office:value="1089" calcext:value-type="float">
            <text:p>1089</text:p>
          </table:table-cell>
          <table:table-cell office:value-type="float" office:value="1088" calcext:value-type="float">
            <text:p>1088</text:p>
          </table:table-cell>
          <table:table-cell office:value-type="float" office:value="1.293487" calcext:value-type="float">
            <text:p>1.293487</text:p>
          </table:table-cell>
          <table:table-cell office:value-type="float" office:value="99.925242" calcext:value-type="float">
            <text:p>99.925242</text:p>
          </table:table-cell>
          <table:table-cell office:value-type="float" office:value="98.631755" calcext:value-type="float">
            <text:p>98.631755</text:p>
          </table:table-cell>
          <table:table-cell office:value-type="float" office:value="0.092836" calcext:value-type="float">
            <text:p>0.092836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191" calcext:value-type="float">
            <text:p>1.261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67" calcext:value-type="float">
            <text:p>1.25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8369" calcext:value-type="float">
            <text:p>1.268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50828" calcext:value-type="float">
            <text:p>1250828</text:p>
          </table:table-cell>
          <table:table-cell table:number-columns-repeated="2" office:value-type="float" office:value="1189" calcext:value-type="float">
            <text:p>1189</text:p>
          </table:table-cell>
          <table:table-cell office:value-type="float" office:value="1.017026" calcext:value-type="float">
            <text:p>1.017026</text:p>
          </table:table-cell>
          <table:table-cell office:value-type="float" office:value="100.005101" calcext:value-type="float">
            <text:p>100.005101</text:p>
          </table:table-cell>
          <table:table-cell office:value-type="float" office:value="98.988075" calcext:value-type="float">
            <text:p>98.988075</text:p>
          </table:table-cell>
          <table:table-cell office:value-type="float" office:value="0.101089" calcext:value-type="float">
            <text:p>0.101089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49776" calcext:value-type="float">
            <text:p>1249776</text:p>
          </table:table-cell>
          <table:table-cell office:value-type="float" office:value="1247672" calcext:value-type="float">
            <text:p>1247672</text:p>
          </table:table-cell>
          <table:table-cell office:value-type="float" office:value="1188" calcext:value-type="float">
            <text:p>1188</text:p>
          </table:table-cell>
          <table:table-cell office:value-type="float" office:value="1186" calcext:value-type="float">
            <text:p>1186</text:p>
          </table:table-cell>
          <table:table-cell office:value-type="float" office:value="1.284151" calcext:value-type="float">
            <text:p>1.284151</text:p>
          </table:table-cell>
          <table:table-cell office:value-type="float" office:value="99.932799" calcext:value-type="float">
            <text:p>99.932799</text:p>
          </table:table-cell>
          <table:table-cell office:value-type="float" office:value="98.648648" calcext:value-type="float">
            <text:p>98.648648</text:p>
          </table:table-cell>
          <table:table-cell office:value-type="float" office:value="0.101181" calcext:value-type="float">
            <text:p>0.101181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847" calcext:value-type="float">
            <text:p>1.258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7061" calcext:value-type="float">
            <text:p>1.247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3086" calcext:value-type="float">
            <text:p>1.273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07281" calcext:value-type="float">
            <text:p>1.007281</text:p>
          </table:table-cell>
          <table:table-cell office:value-type="float" office:value="99.928186" calcext:value-type="float">
            <text:p>99.928186</text:p>
          </table:table-cell>
          <table:table-cell office:value-type="float" office:value="98.920904" calcext:value-type="float">
            <text:p>98.920904</text:p>
          </table:table-cell>
          <table:table-cell office:value-type="float" office:value="0.109495" calcext:value-type="float">
            <text:p>0.109495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38417" calcext:value-type="float">
            <text:p>1.038417</text:p>
          </table:table-cell>
          <table:table-cell office:value-type="float" office:value="99.93923" calcext:value-type="float">
            <text:p>99.93923</text:p>
          </table:table-cell>
          <table:table-cell office:value-type="float" office:value="98.900813" calcext:value-type="float">
            <text:p>98.900813</text:p>
          </table:table-cell>
          <table:table-cell office:value-type="float" office:value="0.109518" calcext:value-type="float">
            <text:p>0.109518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133" calcext:value-type="float">
            <text:p>1.014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981" calcext:value-type="float">
            <text:p>1.00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272" calcext:value-type="float">
            <text:p>1.027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9124" calcext:value-type="float">
            <text:p>1459124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.015243" calcext:value-type="float">
            <text:p>1.015243</text:p>
          </table:table-cell>
          <table:table-cell office:value-type="float" office:value="100.00511" calcext:value-type="float">
            <text:p>100.00511</text:p>
          </table:table-cell>
          <table:table-cell office:value-type="float" office:value="98.989867" calcext:value-type="float">
            <text:p>98.989867</text:p>
          </table:table-cell>
          <table:table-cell office:value-type="float" office:value="0.117921" calcext:value-type="float">
            <text:p>0.117921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8072" calcext:value-type="float">
            <text:p>1458072</text:p>
          </table:table-cell>
          <table:table-cell table:number-columns-repeated="2" office:value-type="float" office:value="1386" calcext:value-type="float">
            <text:p>1386</text:p>
          </table:table-cell>
          <table:table-cell office:value-type="float" office:value="1.044844" calcext:value-type="float">
            <text:p>1.044844</text:p>
          </table:table-cell>
          <table:table-cell office:value-type="float" office:value="99.944587" calcext:value-type="float">
            <text:p>99.944587</text:p>
          </table:table-cell>
          <table:table-cell office:value-type="float" office:value="98.899743" calcext:value-type="float">
            <text:p>98.899743</text:p>
          </table:table-cell>
          <table:table-cell office:value-type="float" office:value="0.117943" calcext:value-type="float">
            <text:p>0.117943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453" calcext:value-type="float">
            <text:p>1.020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909" calcext:value-type="float">
            <text:p>1.016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711" calcext:value-type="float">
            <text:p>1.031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20205" calcext:value-type="float">
            <text:p>1.020205</text:p>
          </table:table-cell>
          <table:table-cell office:value-type="float" office:value="99.938439" calcext:value-type="float">
            <text:p>99.938439</text:p>
          </table:table-cell>
          <table:table-cell office:value-type="float" office:value="98.918234" calcext:value-type="float">
            <text:p>98.918234</text:p>
          </table:table-cell>
          <table:table-cell office:value-type="float" office:value="0.126344" calcext:value-type="float">
            <text:p>0.126344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39375" calcext:value-type="float">
            <text:p>1.039375</text:p>
          </table:table-cell>
          <table:table-cell office:value-type="float" office:value="99.949503" calcext:value-type="float">
            <text:p>99.949503</text:p>
          </table:table-cell>
          <table:table-cell office:value-type="float" office:value="98.910128" calcext:value-type="float">
            <text:p>98.910128</text:p>
          </table:table-cell>
          <table:table-cell office:value-type="float" office:value="0.126355" calcext:value-type="float">
            <text:p>0.126355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9378" calcext:value-type="float">
            <text:p>1.009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622" calcext:value-type="float">
            <text:p>1.022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331" calcext:value-type="float">
            <text:p>1.028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11501" calcext:value-type="float">
            <text:p>1.011501</text:p>
          </table:table-cell>
          <table:table-cell office:value-type="float" office:value="99.942595" calcext:value-type="float">
            <text:p>99.942595</text:p>
          </table:table-cell>
          <table:table-cell office:value-type="float" office:value="98.931093" calcext:value-type="float">
            <text:p>98.931093</text:p>
          </table:table-cell>
          <table:table-cell office:value-type="float" office:value="0.13475" calcext:value-type="float">
            <text:p>0.13475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37017" calcext:value-type="float">
            <text:p>1.037017</text:p>
          </table:table-cell>
          <table:table-cell office:value-type="float" office:value="99.953659" calcext:value-type="float">
            <text:p>99.953659</text:p>
          </table:table-cell>
          <table:table-cell office:value-type="float" office:value="98.916642" calcext:value-type="float">
            <text:p>98.916642</text:p>
          </table:table-cell>
          <table:table-cell office:value-type="float" office:value="0.134769" calcext:value-type="float">
            <text:p>0.134769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693" calcext:value-type="float">
            <text:p>1.017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93" calcext:value-type="float">
            <text:p>1.01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52" calcext:value-type="float">
            <text:p>1.026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15401" calcext:value-type="float">
            <text:p>1.015401</text:p>
          </table:table-cell>
          <table:table-cell office:value-type="float" office:value="100.005102" calcext:value-type="float">
            <text:p>100.005102</text:p>
          </table:table-cell>
          <table:table-cell office:value-type="float" office:value="98.989701" calcext:value-type="float">
            <text:p>98.989701</text:p>
          </table:table-cell>
          <table:table-cell office:value-type="float" office:value="0.143172" calcext:value-type="float">
            <text:p>0.143172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0516" calcext:value-type="float">
            <text:p>1770516</text:p>
          </table:table-cell>
          <table:table-cell table:number-columns-repeated="2" office:value-type="float" office:value="1683" calcext:value-type="float">
            <text:p>1683</text:p>
          </table:table-cell>
          <table:table-cell office:value-type="float" office:value="1.050317" calcext:value-type="float">
            <text:p>1.050317</text:p>
          </table:table-cell>
          <table:table-cell office:value-type="float" office:value="99.9574" calcext:value-type="float">
            <text:p>99.9574</text:p>
          </table:table-cell>
          <table:table-cell office:value-type="float" office:value="98.907083" calcext:value-type="float">
            <text:p>98.907083</text:p>
          </table:table-cell>
          <table:table-cell office:value-type="float" office:value="0.143206" calcext:value-type="float">
            <text:p>0.143206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993" calcext:value-type="float">
            <text:p>1.024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99" calcext:value-type="float">
            <text:p>1.0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232" calcext:value-type="float">
            <text:p>1.039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08342" calcext:value-type="float">
            <text:p>1.008342</text:p>
          </table:table-cell>
          <table:table-cell office:value-type="float" office:value="99.949558" calcext:value-type="float">
            <text:p>99.949558</text:p>
          </table:table-cell>
          <table:table-cell office:value-type="float" office:value="98.941216" calcext:value-type="float">
            <text:p>98.941216</text:p>
          </table:table-cell>
          <table:table-cell office:value-type="float" office:value="0.151578" calcext:value-type="float">
            <text:p>0.151578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43787" calcext:value-type="float">
            <text:p>1.043787</text:p>
          </table:table-cell>
          <table:table-cell office:value-type="float" office:value="99.960662" calcext:value-type="float">
            <text:p>99.960662</text:p>
          </table:table-cell>
          <table:table-cell office:value-type="float" office:value="98.916875" calcext:value-type="float">
            <text:p>98.916875</text:p>
          </table:table-cell>
          <table:table-cell office:value-type="float" office:value="0.151615" calcext:value-type="float">
            <text:p>0.151615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134" calcext:value-type="float">
            <text:p>1.022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11" calcext:value-type="float">
            <text:p>1.010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73" calcext:value-type="float">
            <text:p>1.031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08301" calcext:value-type="float">
            <text:p>1.008301</text:p>
          </table:table-cell>
          <table:table-cell office:value-type="float" office:value="99.952479" calcext:value-type="float">
            <text:p>99.952479</text:p>
          </table:table-cell>
          <table:table-cell office:value-type="float" office:value="98.944178" calcext:value-type="float">
            <text:p>98.944178</text:p>
          </table:table-cell>
          <table:table-cell office:value-type="float" office:value="0.159994" calcext:value-type="float">
            <text:p>0.159994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43537" calcext:value-type="float">
            <text:p>1.043537</text:p>
          </table:table-cell>
          <table:table-cell office:value-type="float" office:value="99.963423" calcext:value-type="float">
            <text:p>99.963423</text:p>
          </table:table-cell>
          <table:table-cell office:value-type="float" office:value="98.919886" calcext:value-type="float">
            <text:p>98.919886</text:p>
          </table:table-cell>
          <table:table-cell office:value-type="float" office:value="0.160034" calcext:value-type="float">
            <text:p>0.160034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313" calcext:value-type="float">
            <text:p>1.022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07" calcext:value-type="float">
            <text:p>1.01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552" calcext:value-type="float">
            <text:p>1.032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21877" calcext:value-type="float">
            <text:p>1.021877</text:p>
          </table:table-cell>
          <table:table-cell office:value-type="float" office:value="99.955099" calcext:value-type="float">
            <text:p>99.955099</text:p>
          </table:table-cell>
          <table:table-cell office:value-type="float" office:value="98.933221" calcext:value-type="float">
            <text:p>98.933221</text:p>
          </table:table-cell>
          <table:table-cell office:value-type="float" office:value="0.168434" calcext:value-type="float">
            <text:p>0.168434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40197" calcext:value-type="float">
            <text:p>1.040197</text:p>
          </table:table-cell>
          <table:table-cell office:value-type="float" office:value="99.966203" calcext:value-type="float">
            <text:p>99.966203</text:p>
          </table:table-cell>
          <table:table-cell office:value-type="float" office:value="98.926005" calcext:value-type="float">
            <text:p>98.926005</text:p>
          </table:table-cell>
          <table:table-cell office:value-type="float" office:value="0.168446" calcext:value-type="float">
            <text:p>0.168446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359" calcext:value-type="float">
            <text:p>1.010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464" calcext:value-type="float">
            <text:p>1.023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153" calcext:value-type="float">
            <text:p>1.029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19075" calcext:value-type="float">
            <text:p>1.019075</text:p>
          </table:table-cell>
          <table:table-cell office:value-type="float" office:value="99.957486" calcext:value-type="float">
            <text:p>99.957486</text:p>
          </table:table-cell>
          <table:table-cell office:value-type="float" office:value="98.938411" calcext:value-type="float">
            <text:p>98.938411</text:p>
          </table:table-cell>
          <table:table-cell office:value-type="float" office:value="0.176846" calcext:value-type="float">
            <text:p>0.176846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87108" calcext:value-type="float">
            <text:p>2187108</text:p>
          </table:table-cell>
          <table:table-cell office:value-type="float" office:value="2182900" calcext:value-type="float">
            <text:p>2182900</text:p>
          </table:table-cell>
          <table:table-cell office:value-type="float" office:value="2079" calcext:value-type="float">
            <text:p>2079</text:p>
          </table:table-cell>
          <table:table-cell office:value-type="float" office:value="2075" calcext:value-type="float">
            <text:p>2075</text:p>
          </table:table-cell>
          <table:table-cell office:value-type="float" office:value="1.288714" calcext:value-type="float">
            <text:p>1.288714</text:p>
          </table:table-cell>
          <table:table-cell office:value-type="float" office:value="99.96855" calcext:value-type="float">
            <text:p>99.96855</text:p>
          </table:table-cell>
          <table:table-cell office:value-type="float" office:value="98.679836" calcext:value-type="float">
            <text:p>98.679836</text:p>
          </table:table-cell>
          <table:table-cell office:value-type="float" office:value="0.176968" calcext:value-type="float">
            <text:p>0.176968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351" calcext:value-type="float">
            <text:p>1.262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067" calcext:value-type="float">
            <text:p>1.251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7689" calcext:value-type="float">
            <text:p>1.277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09501" calcext:value-type="float">
            <text:p>1.009501</text:p>
          </table:table-cell>
          <table:table-cell office:value-type="float" office:value="100.005101" calcext:value-type="float">
            <text:p>100.005101</text:p>
          </table:table-cell>
          <table:table-cell office:value-type="float" office:value="98.9956" calcext:value-type="float">
            <text:p>98.9956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1256" calcext:value-type="float">
            <text:p>2291256</text:p>
          </table:table-cell>
          <table:table-cell table:number-columns-repeated="2" office:value-type="float" office:value="2178" calcext:value-type="float">
            <text:p>2178</text:p>
          </table:table-cell>
          <table:table-cell office:value-type="float" office:value="1.038717" calcext:value-type="float">
            <text:p>1.038717</text:p>
          </table:table-cell>
          <table:table-cell office:value-type="float" office:value="99.970759" calcext:value-type="float">
            <text:p>99.970759</text:p>
          </table:table-cell>
          <table:table-cell office:value-type="float" office:value="98.932042" calcext:value-type="float">
            <text:p>98.932042</text:p>
          </table:table-cell>
          <table:table-cell office:value-type="float" office:value="0.185279" calcext:value-type="float">
            <text:p>0.185279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353" calcext:value-type="float">
            <text:p>1.018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19" calcext:value-type="float">
            <text:p>1.01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712" calcext:value-type="float">
            <text:p>1.027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14473" calcext:value-type="float">
            <text:p>1.014473</text:p>
          </table:table-cell>
          <table:table-cell office:value-type="float" office:value="99.961618" calcext:value-type="float">
            <text:p>99.961618</text:p>
          </table:table-cell>
          <table:table-cell office:value-type="float" office:value="98.947146" calcext:value-type="float">
            <text:p>98.947146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47428" calcext:value-type="float">
            <text:p>1.047428</text:p>
          </table:table-cell>
          <table:table-cell office:value-type="float" office:value="99.972742" calcext:value-type="float">
            <text:p>99.972742</text:p>
          </table:table-cell>
          <table:table-cell office:value-type="float" office:value="98.925314" calcext:value-type="float">
            <text:p>98.925314</text:p>
          </table:table-cell>
          <table:table-cell office:value-type="float" office:value="0.193714" calcext:value-type="float">
            <text:p>0.193714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045" calcext:value-type="float">
            <text:p>1.024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981" calcext:value-type="float">
            <text:p>1.016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343" calcext:value-type="float">
            <text:p>1.036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10882" calcext:value-type="float">
            <text:p>1.010882</text:p>
          </table:table-cell>
          <table:table-cell office:value-type="float" office:value="99.963437" calcext:value-type="float">
            <text:p>99.963437</text:p>
          </table:table-cell>
          <table:table-cell office:value-type="float" office:value="98.952555" calcext:value-type="float">
            <text:p>98.952555</text:p>
          </table:table-cell>
          <table:table-cell office:value-type="float" office:value="0.202081" calcext:value-type="float">
            <text:p>0.202081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9552" calcext:value-type="float">
            <text:p>2499552</text:p>
          </table:table-cell>
          <table:table-cell office:value-type="float" office:value="2494292" calcext:value-type="float">
            <text:p>2494292</text:p>
          </table:table-cell>
          <table:table-cell office:value-type="float" office:value="2376" calcext:value-type="float">
            <text:p>2376</text:p>
          </table:table-cell>
          <table:table-cell office:value-type="float" office:value="2371" calcext:value-type="float">
            <text:p>2371</text:p>
          </table:table-cell>
          <table:table-cell office:value-type="float" office:value="1.276273" calcext:value-type="float">
            <text:p>1.276273</text:p>
          </table:table-cell>
          <table:table-cell office:value-type="float" office:value="99.974361" calcext:value-type="float">
            <text:p>99.974361</text:p>
          </table:table-cell>
          <table:table-cell office:value-type="float" office:value="98.698088" calcext:value-type="float">
            <text:p>98.698088</text:p>
          </table:table-cell>
          <table:table-cell office:value-type="float" office:value="0.202176" calcext:value-type="float">
            <text:p>0.202176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67" calcext:value-type="float">
            <text:p>1.25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5064" calcext:value-type="float">
            <text:p>1.245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5189" calcext:value-type="float">
            <text:p>1.265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08302" calcext:value-type="float">
            <text:p>1.008302</text:p>
          </table:table-cell>
          <table:table-cell office:value-type="float" office:value="99.965101" calcext:value-type="float">
            <text:p>99.965101</text:p>
          </table:table-cell>
          <table:table-cell office:value-type="float" office:value="98.956799" calcext:value-type="float">
            <text:p>98.956799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40277" calcext:value-type="float">
            <text:p>1.040277</text:p>
          </table:table-cell>
          <table:table-cell office:value-type="float" office:value="99.976205" calcext:value-type="float">
            <text:p>99.976205</text:p>
          </table:table-cell>
          <table:table-cell office:value-type="float" office:value="98.935928" calcext:value-type="float">
            <text:p>98.935928</text:p>
          </table:table-cell>
          <table:table-cell office:value-type="float" office:value="0.210536" calcext:value-type="float">
            <text:p>0.210536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4954" calcext:value-type="float">
            <text:p>1.014954</text:p>
          </table:table-cell>
          <table:table-cell office:value-type="float" office:value="28.090074" calcext:value-type="float">
            <text:p>28.090074</text:p>
          </table:table-cell>
          <table:table-cell office:value-type="float" office:value="27.07512" calcext:value-type="float">
            <text:p>27.0751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0971" calcext:value-type="float">
            <text:p>1.010971</text:p>
          </table:table-cell>
          <table:table-cell office:value-type="float" office:value="28.092914" calcext:value-type="float">
            <text:p>28.092914</text:p>
          </table:table-cell>
          <table:table-cell office:value-type="float" office:value="27.081943" calcext:value-type="float">
            <text:p>27.081943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9153" calcext:value-type="float">
            <text:p>1.029153</text:p>
          </table:table-cell>
          <table:table-cell office:value-type="float" office:value="28.091428" calcext:value-type="float">
            <text:p>28.091428</text:p>
          </table:table-cell>
          <table:table-cell office:value-type="float" office:value="27.062275" calcext:value-type="float">
            <text:p>27.06227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14253" calcext:value-type="float">
            <text:p>1.014253</text:p>
          </table:table-cell>
          <table:table-cell office:value-type="float" office:value="100.005094" calcext:value-type="float">
            <text:p>100.005094</text:p>
          </table:table-cell>
          <table:table-cell office:value-type="float" office:value="98.990841" calcext:value-type="float">
            <text:p>98.990841</text:p>
          </table:table-cell>
          <table:table-cell office:value-type="float" office:value="0.218921" calcext:value-type="float">
            <text:p>0.218921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7848" calcext:value-type="float">
            <text:p>2707848</text:p>
          </table:table-cell>
          <table:table-cell table:number-columns-repeated="2" office:value-type="float" office:value="2574" calcext:value-type="float">
            <text:p>2574</text:p>
          </table:table-cell>
          <table:table-cell office:value-type="float" office:value="1.041806" calcext:value-type="float">
            <text:p>1.041806</text:p>
          </table:table-cell>
          <table:table-cell office:value-type="float" office:value="99.977631" calcext:value-type="float">
            <text:p>99.977631</text:p>
          </table:table-cell>
          <table:table-cell office:value-type="float" office:value="98.935825" calcext:value-type="float">
            <text:p>98.935825</text:p>
          </table:table-cell>
          <table:table-cell office:value-type="float" office:value="0.218958" calcext:value-type="float">
            <text:p>0.218958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463" calcext:value-type="float">
            <text:p>1.019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699" calcext:value-type="float">
            <text:p>1.015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701" calcext:value-type="float">
            <text:p>1.030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3048" calcext:value-type="float">
            <text:p>2813048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1.016589" calcext:value-type="float">
            <text:p>1.016589</text:p>
          </table:table-cell>
          <table:table-cell office:value-type="float" office:value="100.005114" calcext:value-type="float">
            <text:p>100.005114</text:p>
          </table:table-cell>
          <table:table-cell office:value-type="float" office:value="98.988524" calcext:value-type="float">
            <text:p>98.988524</text:p>
          </table:table-cell>
          <table:table-cell office:value-type="float" office:value="0.227343" calcext:value-type="float">
            <text:p>0.227343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1996" calcext:value-type="float">
            <text:p>2811996</text:p>
          </table:table-cell>
          <table:table-cell table:number-columns-repeated="2" office:value-type="float" office:value="2673" calcext:value-type="float">
            <text:p>2673</text:p>
          </table:table-cell>
          <table:table-cell office:value-type="float" office:value="1.05401" calcext:value-type="float">
            <text:p>1.05401</text:p>
          </table:table-cell>
          <table:table-cell office:value-type="float" office:value="99.979151" calcext:value-type="float">
            <text:p>99.979151</text:p>
          </table:table-cell>
          <table:table-cell office:value-type="float" office:value="98.925141" calcext:value-type="float">
            <text:p>98.925141</text:p>
          </table:table-cell>
          <table:table-cell office:value-type="float" office:value="0.227404" calcext:value-type="float">
            <text:p>0.227404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783" calcext:value-type="float">
            <text:p>1.019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236" calcext:value-type="float">
            <text:p>1.018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121" calcext:value-type="float">
            <text:p>1.032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08421" calcext:value-type="float">
            <text:p>1.008421</text:p>
          </table:table-cell>
          <table:table-cell office:value-type="float" office:value="99.969399" calcext:value-type="float">
            <text:p>99.969399</text:p>
          </table:table-cell>
          <table:table-cell office:value-type="float" office:value="98.960977" calcext:value-type="float">
            <text:p>98.960977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57153" calcext:value-type="float">
            <text:p>1.057153</text:p>
          </table:table-cell>
          <table:table-cell office:value-type="float" office:value="99.980503" calcext:value-type="float">
            <text:p>99.980503</text:p>
          </table:table-cell>
          <table:table-cell office:value-type="float" office:value="98.92335" calcext:value-type="float">
            <text:p>98.92335</text:p>
          </table:table-cell>
          <table:table-cell office:value-type="float" office:value="0.235831" calcext:value-type="float">
            <text:p>0.235831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353" calcext:value-type="float">
            <text:p>1.021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72" calcext:value-type="float">
            <text:p>1.031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08493" calcext:value-type="float">
            <text:p>1.008493</text:p>
          </table:table-cell>
          <table:table-cell office:value-type="float" office:value="99.970627" calcext:value-type="float">
            <text:p>99.970627</text:p>
          </table:table-cell>
          <table:table-cell office:value-type="float" office:value="98.962134" calcext:value-type="float">
            <text:p>98.962134</text:p>
          </table:table-cell>
          <table:table-cell office:value-type="float" office:value="0.244157" calcext:value-type="float">
            <text:p>0.244157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57681" calcext:value-type="float">
            <text:p>1.057681</text:p>
          </table:table-cell>
          <table:table-cell office:value-type="float" office:value="99.981691" calcext:value-type="float">
            <text:p>99.981691</text:p>
          </table:table-cell>
          <table:table-cell office:value-type="float" office:value="98.92401" calcext:value-type="float">
            <text:p>98.92401</text:p>
          </table:table-cell>
          <table:table-cell office:value-type="float" office:value="0.244251" calcext:value-type="float">
            <text:p>0.244251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325" calcext:value-type="float">
            <text:p>1.019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021" calcext:value-type="float">
            <text:p>1.011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463" calcext:value-type="float">
            <text:p>1.032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13917" calcext:value-type="float">
            <text:p>1.013917</text:p>
          </table:table-cell>
          <table:table-cell office:value-type="float" office:value="100.005097" calcext:value-type="float">
            <text:p>100.005097</text:p>
          </table:table-cell>
          <table:table-cell office:value-type="float" office:value="98.991181" calcext:value-type="float">
            <text:p>98.991181</text:p>
          </table:table-cell>
          <table:table-cell office:value-type="float" office:value="0.252587" calcext:value-type="float">
            <text:p>0.252587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124440" calcext:value-type="float">
            <text:p>3124440</text:p>
          </table:table-cell>
          <table:table-cell office:value-type="float" office:value="3118128" calcext:value-type="float">
            <text:p>3118128</text:p>
          </table:table-cell>
          <table:table-cell office:value-type="float" office:value="2970" calcext:value-type="float">
            <text:p>2970</text:p>
          </table:table-cell>
          <table:table-cell office:value-type="float" office:value="2964" calcext:value-type="float">
            <text:p>2964</text:p>
          </table:table-cell>
          <table:table-cell office:value-type="float" office:value="1.283001" calcext:value-type="float">
            <text:p>1.283001</text:p>
          </table:table-cell>
          <table:table-cell office:value-type="float" office:value="99.982775" calcext:value-type="float">
            <text:p>99.982775</text:p>
          </table:table-cell>
          <table:table-cell office:value-type="float" office:value="98.699773" calcext:value-type="float">
            <text:p>98.699773</text:p>
          </table:table-cell>
          <table:table-cell office:value-type="float" office:value="0.252736" calcext:value-type="float">
            <text:p>0.252736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5347" calcext:value-type="float">
            <text:p>1.255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8064" calcext:value-type="float">
            <text:p>1.248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586" calcext:value-type="float">
            <text:p>1.263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07373" calcext:value-type="float">
            <text:p>1.007373</text:p>
          </table:table-cell>
          <table:table-cell office:value-type="float" office:value="99.972857" calcext:value-type="float">
            <text:p>99.972857</text:p>
          </table:table-cell>
          <table:table-cell office:value-type="float" office:value="98.965484" calcext:value-type="float">
            <text:p>98.965484</text:p>
          </table:table-cell>
          <table:table-cell office:value-type="float" office:value="0.260987" calcext:value-type="float">
            <text:p>0.260987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228588" calcext:value-type="float">
            <text:p>3228588</text:p>
          </table:table-cell>
          <table:table-cell office:value-type="float" office:value="3222276" calcext:value-type="float">
            <text:p>3222276</text:p>
          </table:table-cell>
          <table:table-cell office:value-type="float" office:value="3069" calcext:value-type="float">
            <text:p>3069</text:p>
          </table:table-cell>
          <table:table-cell office:value-type="float" office:value="3063" calcext:value-type="float">
            <text:p>3063</text:p>
          </table:table-cell>
          <table:table-cell office:value-type="float" office:value="1.278921" calcext:value-type="float">
            <text:p>1.278921</text:p>
          </table:table-cell>
          <table:table-cell office:value-type="float" office:value="99.983821" calcext:value-type="float">
            <text:p>99.983821</text:p>
          </table:table-cell>
          <table:table-cell office:value-type="float" office:value="98.7049" calcext:value-type="float">
            <text:p>98.7049</text:p>
          </table:table-cell>
          <table:table-cell office:value-type="float" office:value="0.261164" calcext:value-type="float">
            <text:p>0.261164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5195" calcext:value-type="float">
            <text:p>1.255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0072" calcext:value-type="float">
            <text:p>1.250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7797" calcext:value-type="float">
            <text:p>1.267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17751" calcext:value-type="float">
            <text:p>1.017751</text:p>
          </table:table-cell>
          <table:table-cell office:value-type="float" office:value="99.973859" calcext:value-type="float">
            <text:p>99.973859</text:p>
          </table:table-cell>
          <table:table-cell office:value-type="float" office:value="98.956108" calcext:value-type="float">
            <text:p>98.956108</text:p>
          </table:table-cell>
          <table:table-cell office:value-type="float" office:value="0.269431" calcext:value-type="float">
            <text:p>0.269431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332736" calcext:value-type="float">
            <text:p>3332736</text:p>
          </table:table-cell>
          <table:table-cell office:value-type="float" office:value="3325372" calcext:value-type="float">
            <text:p>3325372</text:p>
          </table:table-cell>
          <table:table-cell office:value-type="float" office:value="3168" calcext:value-type="float">
            <text:p>3168</text:p>
          </table:table-cell>
          <table:table-cell office:value-type="float" office:value="3161" calcext:value-type="float">
            <text:p>3161</text:p>
          </table:table-cell>
          <table:table-cell office:value-type="float" office:value="1.285628" calcext:value-type="float">
            <text:p>1.285628</text:p>
          </table:table-cell>
          <table:table-cell office:value-type="float" office:value="99.984923" calcext:value-type="float">
            <text:p>99.984923</text:p>
          </table:table-cell>
          <table:table-cell office:value-type="float" office:value="98.699295" calcext:value-type="float">
            <text:p>98.699295</text:p>
          </table:table-cell>
          <table:table-cell office:value-type="float" office:value="0.269536" calcext:value-type="float">
            <text:p>0.269536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325" calcext:value-type="float">
            <text:p>1.259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079" calcext:value-type="float">
            <text:p>1.249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4503" calcext:value-type="float">
            <text:p>1.274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14385" calcext:value-type="float">
            <text:p>1.014385</text:p>
          </table:table-cell>
          <table:table-cell office:value-type="float" office:value="100.005106" calcext:value-type="float">
            <text:p>100.005106</text:p>
          </table:table-cell>
          <table:table-cell office:value-type="float" office:value="98.990721" calcext:value-type="float">
            <text:p>98.990721</text:p>
          </table:table-cell>
          <table:table-cell office:value-type="float" office:value="0.277839" calcext:value-type="float">
            <text:p>0.277839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436884" calcext:value-type="float">
            <text:p>3436884</text:p>
          </table:table-cell>
          <table:table-cell office:value-type="float" office:value="3429520" calcext:value-type="float">
            <text:p>3429520</text:p>
          </table:table-cell>
          <table:table-cell office:value-type="float" office:value="3267" calcext:value-type="float">
            <text:p>3267</text:p>
          </table:table-cell>
          <table:table-cell office:value-type="float" office:value="3260" calcext:value-type="float">
            <text:p>3260</text:p>
          </table:table-cell>
          <table:table-cell office:value-type="float" office:value="1.274042" calcext:value-type="float">
            <text:p>1.274042</text:p>
          </table:table-cell>
          <table:table-cell office:value-type="float" office:value="99.985824" calcext:value-type="float">
            <text:p>99.985824</text:p>
          </table:table-cell>
          <table:table-cell office:value-type="float" office:value="98.711782" calcext:value-type="float">
            <text:p>98.711782</text:p>
          </table:table-cell>
          <table:table-cell office:value-type="float" office:value="0.277942" calcext:value-type="float">
            <text:p>0.277942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6299" calcext:value-type="float">
            <text:p>1.256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0075" calcext:value-type="float">
            <text:p>1.250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957" calcext:value-type="float">
            <text:p>1.262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19153" calcext:value-type="float">
            <text:p>1.019153</text:p>
          </table:table-cell>
          <table:table-cell office:value-type="float" office:value="99.975692" calcext:value-type="float">
            <text:p>99.975692</text:p>
          </table:table-cell>
          <table:table-cell office:value-type="float" office:value="98.956539" calcext:value-type="float">
            <text:p>98.956539</text:p>
          </table:table-cell>
          <table:table-cell office:value-type="float" office:value="0.28627" calcext:value-type="float">
            <text:p>0.28627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52409" calcext:value-type="float">
            <text:p>1.052409</text:p>
          </table:table-cell>
          <table:table-cell office:value-type="float" office:value="99.986716" calcext:value-type="float">
            <text:p>99.986716</text:p>
          </table:table-cell>
          <table:table-cell office:value-type="float" office:value="98.934307" calcext:value-type="float">
            <text:p>98.934307</text:p>
          </table:table-cell>
          <table:table-cell office:value-type="float" office:value="0.286334" calcext:value-type="float">
            <text:p>0.286334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503" calcext:value-type="float">
            <text:p>1.024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679" calcext:value-type="float">
            <text:p>1.020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284" calcext:value-type="float">
            <text:p>1.041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23216" calcext:value-type="float">
            <text:p>1.023216</text:p>
          </table:table-cell>
          <table:table-cell office:value-type="float" office:value="99.976542" calcext:value-type="float">
            <text:p>99.976542</text:p>
          </table:table-cell>
          <table:table-cell office:value-type="float" office:value="98.953326" calcext:value-type="float">
            <text:p>98.953326</text:p>
          </table:table-cell>
          <table:table-cell office:value-type="float" office:value="0.294699" calcext:value-type="float">
            <text:p>0.294699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645180" calcext:value-type="float">
            <text:p>3645180</text:p>
          </table:table-cell>
          <table:table-cell office:value-type="float" office:value="3609412" calcext:value-type="float">
            <text:p>3609412</text:p>
          </table:table-cell>
          <table:table-cell office:value-type="float" office:value="3465" calcext:value-type="float">
            <text:p>3465</text:p>
          </table:table-cell>
          <table:table-cell office:value-type="float" office:value="3431" calcext:value-type="float">
            <text:p>3431</text:p>
          </table:table-cell>
          <table:table-cell office:value-type="float" office:value="2.031959" calcext:value-type="float">
            <text:p>2.031959</text:p>
          </table:table-cell>
          <table:table-cell office:value-type="float" office:value="99.987486" calcext:value-type="float">
            <text:p>99.987486</text:p>
          </table:table-cell>
          <table:table-cell office:value-type="float" office:value="97.955526" calcext:value-type="float">
            <text:p>97.955526</text:p>
          </table:table-cell>
          <table:table-cell office:value-type="float" office:value="0.29478" calcext:value-type="float">
            <text:p>0.29478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645" calcext:value-type="float">
            <text:p>1.014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593" calcext:value-type="float">
            <text:p>1.025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20915" calcext:value-type="float">
            <text:p>2.020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19232" calcext:value-type="float">
            <text:p>1.019232</text:p>
          </table:table-cell>
          <table:table-cell office:value-type="float" office:value="99.977331" calcext:value-type="float">
            <text:p>99.977331</text:p>
          </table:table-cell>
          <table:table-cell office:value-type="float" office:value="98.958099" calcext:value-type="float">
            <text:p>98.958099</text:p>
          </table:table-cell>
          <table:table-cell office:value-type="float" office:value="0.303104" calcext:value-type="float">
            <text:p>0.303104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54299" calcext:value-type="float">
            <text:p>1.054299</text:p>
          </table:table-cell>
          <table:table-cell office:value-type="float" office:value="99.988435" calcext:value-type="float">
            <text:p>99.988435</text:p>
          </table:table-cell>
          <table:table-cell office:value-type="float" office:value="98.934135" calcext:value-type="float">
            <text:p>98.934135</text:p>
          </table:table-cell>
          <table:table-cell office:value-type="float" office:value="0.303178" calcext:value-type="float">
            <text:p>0.303178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442" calcext:value-type="float">
            <text:p>1.024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659" calcext:value-type="float">
            <text:p>1.020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201" calcext:value-type="float">
            <text:p>1.031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18253" calcext:value-type="float">
            <text:p>1.018253</text:p>
          </table:table-cell>
          <table:table-cell office:value-type="float" office:value="100.0051" calcext:value-type="float">
            <text:p>100.0051</text:p>
          </table:table-cell>
          <table:table-cell office:value-type="float" office:value="98.986847" calcext:value-type="float">
            <text:p>98.986847</text:p>
          </table:table-cell>
          <table:table-cell office:value-type="float" office:value="0.311518" calcext:value-type="float">
            <text:p>0.311518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3476" calcext:value-type="float">
            <text:p>3853476</text:p>
          </table:table-cell>
          <table:table-cell table:number-columns-repeated="2" office:value-type="float" office:value="3663" calcext:value-type="float">
            <text:p>3663</text:p>
          </table:table-cell>
          <table:table-cell office:value-type="float" office:value="1.048459" calcext:value-type="float">
            <text:p>1.048459</text:p>
          </table:table-cell>
          <table:table-cell office:value-type="float" office:value="99.989037" calcext:value-type="float">
            <text:p>99.989037</text:p>
          </table:table-cell>
          <table:table-cell office:value-type="float" office:value="98.940578" calcext:value-type="float">
            <text:p>98.940578</text:p>
          </table:table-cell>
          <table:table-cell office:value-type="float" office:value="0.311579" calcext:value-type="float">
            <text:p>0.311579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703" calcext:value-type="float">
            <text:p>1.023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719" calcext:value-type="float">
            <text:p>1.019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514" calcext:value-type="float">
            <text:p>1.037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58676" calcext:value-type="float">
            <text:p>3958676</text:p>
          </table:table-cell>
          <table:table-cell table:number-columns-repeated="2" office:value-type="float" office:value="3763" calcext:value-type="float">
            <text:p>3763</text:p>
          </table:table-cell>
          <table:table-cell office:value-type="float" office:value="1.013241" calcext:value-type="float">
            <text:p>1.013241</text:p>
          </table:table-cell>
          <table:table-cell office:value-type="float" office:value="100.005111" calcext:value-type="float">
            <text:p>100.005111</text:p>
          </table:table-cell>
          <table:table-cell office:value-type="float" office:value="98.99187" calcext:value-type="float">
            <text:p>98.99187</text:p>
          </table:table-cell>
          <table:table-cell office:value-type="float" office:value="0.319919" calcext:value-type="float">
            <text:p>0.319919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57624" calcext:value-type="float">
            <text:p>3957624</text:p>
          </table:table-cell>
          <table:table-cell table:number-columns-repeated="2" office:value-type="float" office:value="3762" calcext:value-type="float">
            <text:p>3762</text:p>
          </table:table-cell>
          <table:table-cell office:value-type="float" office:value="1.049909" calcext:value-type="float">
            <text:p>1.049909</text:p>
          </table:table-cell>
          <table:table-cell office:value-type="float" office:value="99.989749" calcext:value-type="float">
            <text:p>99.989749</text:p>
          </table:table-cell>
          <table:table-cell office:value-type="float" office:value="98.939839" calcext:value-type="float">
            <text:p>98.939839</text:p>
          </table:table-cell>
          <table:table-cell office:value-type="float" office:value="0.320002" calcext:value-type="float">
            <text:p>0.320002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813" calcext:value-type="float">
            <text:p>1.019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91" calcext:value-type="float">
            <text:p>1.01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825" calcext:value-type="float">
            <text:p>1.038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07273" calcext:value-type="float">
            <text:p>1.007273</text:p>
          </table:table-cell>
          <table:table-cell office:value-type="float" office:value="99.979474" calcext:value-type="float">
            <text:p>99.979474</text:p>
          </table:table-cell>
          <table:table-cell office:value-type="float" office:value="98.972201" calcext:value-type="float">
            <text:p>98.972201</text:p>
          </table:table-cell>
          <table:table-cell office:value-type="float" office:value="0.328316" calcext:value-type="float">
            <text:p>0.328316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46839" calcext:value-type="float">
            <text:p>1.046839</text:p>
          </table:table-cell>
          <table:table-cell office:value-type="float" office:value="99.990438" calcext:value-type="float">
            <text:p>99.990438</text:p>
          </table:table-cell>
          <table:table-cell office:value-type="float" office:value="98.943599" calcext:value-type="float">
            <text:p>98.943599</text:p>
          </table:table-cell>
          <table:table-cell office:value-type="float" office:value="0.328411" calcext:value-type="float">
            <text:p>0.328411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555" calcext:value-type="float">
            <text:p>1.019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231" calcext:value-type="float">
            <text:p>1.011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03" calcext:value-type="float">
            <text:p>1.027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99.980106" calcext:value-type="float">
            <text:p>99.980106</text:p>
          </table:table-cell>
          <table:table-cell office:value-type="float" office:value="98.971865" calcext:value-type="float">
            <text:p>98.971865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46779" calcext:value-type="float">
            <text:p>1.046779</text:p>
          </table:table-cell>
          <table:table-cell office:value-type="float" office:value="99.99105" calcext:value-type="float">
            <text:p>99.99105</text:p>
          </table:table-cell>
          <table:table-cell office:value-type="float" office:value="98.944271" calcext:value-type="float">
            <text:p>98.944271</text:p>
          </table:table-cell>
          <table:table-cell office:value-type="float" office:value="0.33683" calcext:value-type="float">
            <text:p>0.33683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173" calcext:value-type="float">
            <text:p>1.018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83" calcext:value-type="float">
            <text:p>1.01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915" calcext:value-type="float">
            <text:p>1.035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11322" calcext:value-type="float">
            <text:p>1.011322</text:p>
          </table:table-cell>
          <table:table-cell office:value-type="float" office:value="99.98071" calcext:value-type="float">
            <text:p>99.98071</text:p>
          </table:table-cell>
          <table:table-cell office:value-type="float" office:value="98.969388" calcext:value-type="float">
            <text:p>98.969388</text:p>
          </table:table-cell>
          <table:table-cell office:value-type="float" office:value="0.345163" calcext:value-type="float">
            <text:p>0.345163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4928" calcext:value-type="float">
            <text:p>1.04928</text:p>
          </table:table-cell>
          <table:table-cell office:value-type="float" office:value="99.991834" calcext:value-type="float">
            <text:p>99.991834</text:p>
          </table:table-cell>
          <table:table-cell office:value-type="float" office:value="98.942554" calcext:value-type="float">
            <text:p>98.942554</text:p>
          </table:table-cell>
          <table:table-cell office:value-type="float" office:value="0.345256" calcext:value-type="float">
            <text:p>0.345256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834" calcext:value-type="float">
            <text:p>1.024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711" calcext:value-type="float">
            <text:p>1.013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255" calcext:value-type="float">
            <text:p>1.038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16773" calcext:value-type="float">
            <text:p>1.016773</text:p>
          </table:table-cell>
          <table:table-cell office:value-type="float" office:value="99.981304" calcext:value-type="float">
            <text:p>99.981304</text:p>
          </table:table-cell>
          <table:table-cell office:value-type="float" office:value="98.964532" calcext:value-type="float">
            <text:p>98.964532</text:p>
          </table:table-cell>
          <table:table-cell office:value-type="float" office:value="0.353599" calcext:value-type="float">
            <text:p>0.353599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374216" calcext:value-type="float">
            <text:p>4374216</text:p>
          </table:table-cell>
          <table:table-cell office:value-type="float" office:value="4331084" calcext:value-type="float">
            <text:p>4331084</text:p>
          </table:table-cell>
          <table:table-cell office:value-type="float" office:value="4158" calcext:value-type="float">
            <text:p>4158</text:p>
          </table:table-cell>
          <table:table-cell office:value-type="float" office:value="4117" calcext:value-type="float">
            <text:p>4117</text:p>
          </table:table-cell>
          <table:table-cell office:value-type="float" office:value="2.023728" calcext:value-type="float">
            <text:p>2.023728</text:p>
          </table:table-cell>
          <table:table-cell office:value-type="float" office:value="99.992188" calcext:value-type="float">
            <text:p>99.992188</text:p>
          </table:table-cell>
          <table:table-cell office:value-type="float" office:value="97.96846" calcext:value-type="float">
            <text:p>97.96846</text:p>
          </table:table-cell>
          <table:table-cell office:value-type="float" office:value="0.353672" calcext:value-type="float">
            <text:p>0.353672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6389" calcext:value-type="float">
            <text:p>1.006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793" calcext:value-type="float">
            <text:p>1.019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12723" calcext:value-type="float">
            <text:p>2.012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11671" calcext:value-type="float">
            <text:p>1.011671</text:p>
          </table:table-cell>
          <table:table-cell office:value-type="float" office:value="99.981853" calcext:value-type="float">
            <text:p>99.981853</text:p>
          </table:table-cell>
          <table:table-cell office:value-type="float" office:value="98.970182" calcext:value-type="float">
            <text:p>98.970182</text:p>
          </table:table-cell>
          <table:table-cell office:value-type="float" office:value="0.361997" calcext:value-type="float">
            <text:p>0.361997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78364" calcext:value-type="float">
            <text:p>4478364</text:p>
          </table:table-cell>
          <table:table-cell office:value-type="float" office:value="4467844" calcext:value-type="float">
            <text:p>4467844</text:p>
          </table:table-cell>
          <table:table-cell office:value-type="float" office:value="4257" calcext:value-type="float">
            <text:p>4257</text:p>
          </table:table-cell>
          <table:table-cell office:value-type="float" office:value="4247" calcext:value-type="float">
            <text:p>4247</text:p>
          </table:table-cell>
          <table:table-cell office:value-type="float" office:value="1.307952" calcext:value-type="float">
            <text:p>1.307952</text:p>
          </table:table-cell>
          <table:table-cell office:value-type="float" office:value="99.992957" calcext:value-type="float">
            <text:p>99.992957</text:p>
          </table:table-cell>
          <table:table-cell office:value-type="float" office:value="98.685005" calcext:value-type="float">
            <text:p>98.685005</text:p>
          </table:table-cell>
          <table:table-cell office:value-type="float" office:value="0.36219" calcext:value-type="float">
            <text:p>0.36219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833" calcext:value-type="float">
            <text:p>1.263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8067" calcext:value-type="float">
            <text:p>1.248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7131" calcext:value-type="float">
            <text:p>1.277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13062" calcext:value-type="float">
            <text:p>1.013062</text:p>
          </table:table-cell>
          <table:table-cell office:value-type="float" office:value="99.982384" calcext:value-type="float">
            <text:p>99.982384</text:p>
          </table:table-cell>
          <table:table-cell office:value-type="float" office:value="98.969322" calcext:value-type="float">
            <text:p>98.969322</text:p>
          </table:table-cell>
          <table:table-cell office:value-type="float" office:value="0.370419" calcext:value-type="float">
            <text:p>0.370419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582512" calcext:value-type="float">
            <text:p>4582512</text:p>
          </table:table-cell>
          <table:table-cell office:value-type="float" office:value="4553056" calcext:value-type="float">
            <text:p>4553056</text:p>
          </table:table-cell>
          <table:table-cell office:value-type="float" office:value="4356" calcext:value-type="float">
            <text:p>4356</text:p>
          </table:table-cell>
          <table:table-cell office:value-type="float" office:value="4328" calcext:value-type="float">
            <text:p>4328</text:p>
          </table:table-cell>
          <table:table-cell office:value-type="float" office:value="1.681817" calcext:value-type="float">
            <text:p>1.681817</text:p>
          </table:table-cell>
          <table:table-cell office:value-type="float" office:value="99.993409" calcext:value-type="float">
            <text:p>99.993409</text:p>
          </table:table-cell>
          <table:table-cell office:value-type="float" office:value="98.311592" calcext:value-type="float">
            <text:p>98.311592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655851" calcext:value-type="float">
            <text:p>1.655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652067" calcext:value-type="float">
            <text:p>1.65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670912" calcext:value-type="float">
            <text:p>1.670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25874" calcext:value-type="float">
            <text:p>1.025874</text:p>
          </table:table-cell>
          <table:table-cell office:value-type="float" office:value="100.005097" calcext:value-type="float">
            <text:p>100.005097</text:p>
          </table:table-cell>
          <table:table-cell office:value-type="float" office:value="98.979223" calcext:value-type="float">
            <text:p>98.979223</text:p>
          </table:table-cell>
          <table:table-cell office:value-type="float" office:value="0.378885" calcext:value-type="float">
            <text:p>0.378885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6660" calcext:value-type="float">
            <text:p>4686660</text:p>
          </table:table-cell>
          <table:table-cell table:number-columns-repeated="2" office:value-type="float" office:value="4455" calcext:value-type="float">
            <text:p>4455</text:p>
          </table:table-cell>
          <table:table-cell office:value-type="float" office:value="1.049429" calcext:value-type="float">
            <text:p>1.049429</text:p>
          </table:table-cell>
          <table:table-cell office:value-type="float" office:value="99.993914" calcext:value-type="float">
            <text:p>99.993914</text:p>
          </table:table-cell>
          <table:table-cell office:value-type="float" office:value="98.944486" calcext:value-type="float">
            <text:p>98.944486</text:p>
          </table:table-cell>
          <table:table-cell office:value-type="float" office:value="0.378932" calcext:value-type="float">
            <text:p>0.378932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8129" calcext:value-type="float">
            <text:p>1.008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922" calcext:value-type="float">
            <text:p>1.032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504" calcext:value-type="float">
            <text:p>1.017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1860" calcext:value-type="float">
            <text:p>4791860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1.012293" calcext:value-type="float">
            <text:p>1.012293</text:p>
          </table:table-cell>
          <table:table-cell office:value-type="float" office:value="100.005107" calcext:value-type="float">
            <text:p>100.005107</text:p>
          </table:table-cell>
          <table:table-cell office:value-type="float" office:value="98.992814" calcext:value-type="float">
            <text:p>98.992814</text:p>
          </table:table-cell>
          <table:table-cell office:value-type="float" office:value="0.387249" calcext:value-type="float">
            <text:p>0.387249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0808" calcext:value-type="float">
            <text:p>4790808</text:p>
          </table:table-cell>
          <table:table-cell table:number-columns-repeated="2" office:value-type="float" office:value="4554" calcext:value-type="float">
            <text:p>4554</text:p>
          </table:table-cell>
          <table:table-cell office:value-type="float" office:value="1.045471" calcext:value-type="float">
            <text:p>1.045471</text:p>
          </table:table-cell>
          <table:table-cell office:value-type="float" office:value="99.994384" calcext:value-type="float">
            <text:p>99.994384</text:p>
          </table:table-cell>
          <table:table-cell office:value-type="float" office:value="98.948913" calcext:value-type="float">
            <text:p>98.948913</text:p>
          </table:table-cell>
          <table:table-cell office:value-type="float" office:value="0.387336" calcext:value-type="float">
            <text:p>0.387336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1865" calcext:value-type="float">
            <text:p>1.021865</text:p>
          </table:table-cell>
          <table:table-cell office:value-type="float" office:value="81.13136" calcext:value-type="float">
            <text:p>81.13136</text:p>
          </table:table-cell>
          <table:table-cell office:value-type="float" office:value="80.109496" calcext:value-type="float">
            <text:p>80.10949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4801" calcext:value-type="float">
            <text:p>1.014801</text:p>
          </table:table-cell>
          <table:table-cell office:value-type="float" office:value="81.123389" calcext:value-type="float">
            <text:p>81.123389</text:p>
          </table:table-cell>
          <table:table-cell office:value-type="float" office:value="80.108588" calcext:value-type="float">
            <text:p>80.108588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4326" calcext:value-type="float">
            <text:p>1.034326</text:p>
          </table:table-cell>
          <table:table-cell office:value-type="float" office:value="81.132794" calcext:value-type="float">
            <text:p>81.132794</text:p>
          </table:table-cell>
          <table:table-cell office:value-type="float" office:value="80.098468" calcext:value-type="float">
            <text:p>80.09846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19639" calcext:value-type="float">
            <text:p>1.019639</text:p>
          </table:table-cell>
          <table:table-cell office:value-type="float" office:value="99.983832" calcext:value-type="float">
            <text:p>99.983832</text:p>
          </table:table-cell>
          <table:table-cell office:value-type="float" office:value="98.964192" calcext:value-type="float">
            <text:p>98.964192</text:p>
          </table:table-cell>
          <table:table-cell office:value-type="float" office:value="0.395695" calcext:value-type="float">
            <text:p>0.395695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51141" calcext:value-type="float">
            <text:p>1.051141</text:p>
          </table:table-cell>
          <table:table-cell office:value-type="float" office:value="99.994796" calcext:value-type="float">
            <text:p>99.994796</text:p>
          </table:table-cell>
          <table:table-cell office:value-type="float" office:value="98.943654" calcext:value-type="float">
            <text:p>98.943654</text:p>
          </table:table-cell>
          <table:table-cell office:value-type="float" office:value="0.395777" calcext:value-type="float">
            <text:p>0.395777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753" calcext:value-type="float">
            <text:p>1.022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186" calcext:value-type="float">
            <text:p>1.021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734" calcext:value-type="float">
            <text:p>1.034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17536" calcext:value-type="float">
            <text:p>1.017536</text:p>
          </table:table-cell>
          <table:table-cell office:value-type="float" office:value="100.005096" calcext:value-type="float">
            <text:p>100.005096</text:p>
          </table:table-cell>
          <table:table-cell office:value-type="float" office:value="98.98756" calcext:value-type="float">
            <text:p>98.98756</text:p>
          </table:table-cell>
          <table:table-cell office:value-type="float" office:value="0.404104" calcext:value-type="float">
            <text:p>0.404104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999104" calcext:value-type="float">
            <text:p>4999104</text:p>
          </table:table-cell>
          <table:table-cell office:value-type="float" office:value="4949660" calcext:value-type="float">
            <text:p>4949660</text:p>
          </table:table-cell>
          <table:table-cell office:value-type="float" office:value="4752" calcext:value-type="float">
            <text:p>4752</text:p>
          </table:table-cell>
          <table:table-cell office:value-type="float" office:value="4705" calcext:value-type="float">
            <text:p>4705</text:p>
          </table:table-cell>
          <table:table-cell office:value-type="float" office:value="2.042942" calcext:value-type="float">
            <text:p>2.042942</text:p>
          </table:table-cell>
          <table:table-cell office:value-type="float" office:value="99.995274" calcext:value-type="float">
            <text:p>99.995274</text:p>
          </table:table-cell>
          <table:table-cell office:value-type="float" office:value="97.952332" calcext:value-type="float">
            <text:p>97.952332</text:p>
          </table:table-cell>
          <table:table-cell office:value-type="float" office:value="0.404251" calcext:value-type="float">
            <text:p>0.404251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8765" calcext:value-type="float">
            <text:p>1.008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493" calcext:value-type="float">
            <text:p>1.020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15209" calcext:value-type="float">
            <text:p>2.015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14243" calcext:value-type="float">
            <text:p>1.014243</text:p>
          </table:table-cell>
          <table:table-cell office:value-type="float" office:value="100.005107" calcext:value-type="float">
            <text:p>100.005107</text:p>
          </table:table-cell>
          <table:table-cell office:value-type="float" office:value="98.990864" calcext:value-type="float">
            <text:p>98.990864</text:p>
          </table:table-cell>
          <table:table-cell office:value-type="float" office:value="0.412507" calcext:value-type="float">
            <text:p>0.412507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3252" calcext:value-type="float">
            <text:p>5103252</text:p>
          </table:table-cell>
          <table:table-cell table:number-columns-repeated="2" office:value-type="float" office:value="4851" calcext:value-type="float">
            <text:p>4851</text:p>
          </table:table-cell>
          <table:table-cell office:value-type="float" office:value="1.043387" calcext:value-type="float">
            <text:p>1.043387</text:p>
          </table:table-cell>
          <table:table-cell office:value-type="float" office:value="99.995684" calcext:value-type="float">
            <text:p>99.995684</text:p>
          </table:table-cell>
          <table:table-cell office:value-type="float" office:value="98.952297" calcext:value-type="float">
            <text:p>98.952297</text:p>
          </table:table-cell>
          <table:table-cell office:value-type="float" office:value="0.412583" calcext:value-type="float">
            <text:p>0.412583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901" calcext:value-type="float">
            <text:p>1.018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215" calcext:value-type="float">
            <text:p>1.017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63" calcext:value-type="float">
            <text:p>1.032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19896" calcext:value-type="float">
            <text:p>1.019896</text:p>
          </table:table-cell>
          <table:table-cell office:value-type="float" office:value="99.985109" calcext:value-type="float">
            <text:p>99.985109</text:p>
          </table:table-cell>
          <table:table-cell office:value-type="float" office:value="98.965213" calcext:value-type="float">
            <text:p>98.965213</text:p>
          </table:table-cell>
          <table:table-cell office:value-type="float" office:value="0.420948" calcext:value-type="float">
            <text:p>0.420948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45269" calcext:value-type="float">
            <text:p>1.045269</text:p>
          </table:table-cell>
          <table:table-cell office:value-type="float" office:value="99.996193" calcext:value-type="float">
            <text:p>99.996193</text:p>
          </table:table-cell>
          <table:table-cell office:value-type="float" office:value="98.950925" calcext:value-type="float">
            <text:p>98.950925</text:p>
          </table:table-cell>
          <table:table-cell office:value-type="float" office:value="0.421009" calcext:value-type="float">
            <text:p>0.421009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615" calcext:value-type="float">
            <text:p>1.010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363" calcext:value-type="float">
            <text:p>1.021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384" calcext:value-type="float">
            <text:p>1.034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14273" calcext:value-type="float">
            <text:p>1.014273</text:p>
          </table:table-cell>
          <table:table-cell office:value-type="float" office:value="100.005098" calcext:value-type="float">
            <text:p>100.005098</text:p>
          </table:table-cell>
          <table:table-cell office:value-type="float" office:value="98.990825" calcext:value-type="float">
            <text:p>98.990825</text:p>
          </table:table-cell>
          <table:table-cell office:value-type="float" office:value="0.429341" calcext:value-type="float">
            <text:p>0.429341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1548" calcext:value-type="float">
            <text:p>5311548</text:p>
          </table:table-cell>
          <table:table-cell table:number-columns-repeated="2" office:value-type="float" office:value="5049" calcext:value-type="float">
            <text:p>5049</text:p>
          </table:table-cell>
          <table:table-cell office:value-type="float" office:value="1.047359" calcext:value-type="float">
            <text:p>1.047359</text:p>
          </table:table-cell>
          <table:table-cell office:value-type="float" office:value="99.996535" calcext:value-type="float">
            <text:p>99.996535</text:p>
          </table:table-cell>
          <table:table-cell office:value-type="float" office:value="98.949176" calcext:value-type="float">
            <text:p>98.949176</text:p>
          </table:table-cell>
          <table:table-cell office:value-type="float" office:value="0.429436" calcext:value-type="float">
            <text:p>0.429436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765" calcext:value-type="float">
            <text:p>1.020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961" calcext:value-type="float">
            <text:p>1.016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346" calcext:value-type="float">
            <text:p>1.033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17206" calcext:value-type="float">
            <text:p>1.017206</text:p>
          </table:table-cell>
          <table:table-cell office:value-type="float" office:value="100.005107" calcext:value-type="float">
            <text:p>100.005107</text:p>
          </table:table-cell>
          <table:table-cell office:value-type="float" office:value="98.987901" calcext:value-type="float">
            <text:p>98.987901</text:p>
          </table:table-cell>
          <table:table-cell office:value-type="float" office:value="0.437771" calcext:value-type="float">
            <text:p>0.437771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415696" calcext:value-type="float">
            <text:p>5415696</text:p>
          </table:table-cell>
          <table:table-cell office:value-type="float" office:value="5403072" calcext:value-type="float">
            <text:p>5403072</text:p>
          </table:table-cell>
          <table:table-cell office:value-type="float" office:value="5148" calcext:value-type="float">
            <text:p>5148</text:p>
          </table:table-cell>
          <table:table-cell office:value-type="float" office:value="5136" calcext:value-type="float">
            <text:p>5136</text:p>
          </table:table-cell>
          <table:table-cell office:value-type="float" office:value="1.29028" calcext:value-type="float">
            <text:p>1.29028</text:p>
          </table:table-cell>
          <table:table-cell office:value-type="float" office:value="99.996805" calcext:value-type="float">
            <text:p>99.996805</text:p>
          </table:table-cell>
          <table:table-cell office:value-type="float" office:value="98.706524" calcext:value-type="float">
            <text:p>98.706524</text:p>
          </table:table-cell>
          <table:table-cell office:value-type="float" office:value="0.43791" calcext:value-type="float">
            <text:p>0.43791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0714" calcext:value-type="float">
            <text:p>1.260714</text:p>
          </table:table-cell>
          <table:table-cell office:value-type="float" office:value="17.088002" calcext:value-type="float">
            <text:p>17.088002</text:p>
          </table:table-cell>
          <table:table-cell office:value-type="float" office:value="15.827288" calcext:value-type="float">
            <text:p>15.827288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1068" calcext:value-type="float">
            <text:p>1.251068</text:p>
          </table:table-cell>
          <table:table-cell office:value-type="float" office:value="17.091002" calcext:value-type="float">
            <text:p>17.091002</text:p>
          </table:table-cell>
          <table:table-cell office:value-type="float" office:value="15.839934" calcext:value-type="float">
            <text:p>15.839934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79395" calcext:value-type="float">
            <text:p>1.279395</text:p>
          </table:table-cell>
          <table:table-cell office:value-type="float" office:value="17.089456" calcext:value-type="float">
            <text:p>17.089456</text:p>
          </table:table-cell>
          <table:table-cell office:value-type="float" office:value="15.810061" calcext:value-type="float">
            <text:p>15.81006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08462" calcext:value-type="float">
            <text:p>1.008462</text:p>
          </table:table-cell>
          <table:table-cell office:value-type="float" office:value="99.98623" calcext:value-type="float">
            <text:p>99.98623</text:p>
          </table:table-cell>
          <table:table-cell office:value-type="float" office:value="98.977768" calcext:value-type="float">
            <text:p>98.977768</text:p>
          </table:table-cell>
          <table:table-cell office:value-type="float" office:value="0.446148" calcext:value-type="float">
            <text:p>0.446148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57583" calcext:value-type="float">
            <text:p>1.057583</text:p>
          </table:table-cell>
          <table:table-cell office:value-type="float" office:value="99.997334" calcext:value-type="float">
            <text:p>99.997334</text:p>
          </table:table-cell>
          <table:table-cell office:value-type="float" office:value="98.939751" calcext:value-type="float">
            <text:p>98.939751</text:p>
          </table:table-cell>
          <table:table-cell office:value-type="float" office:value="0.44632" calcext:value-type="float">
            <text:p>0.44632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9254" calcext:value-type="float">
            <text:p>1.019254</text:p>
          </table:table-cell>
          <table:table-cell office:value-type="float" office:value="109.081942" calcext:value-type="float">
            <text:p>109.081942</text:p>
          </table:table-cell>
          <table:table-cell office:value-type="float" office:value="108.062688" calcext:value-type="float">
            <text:p>108.06268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1071" calcext:value-type="float">
            <text:p>1.011071</text:p>
          </table:table-cell>
          <table:table-cell office:value-type="float" office:value="97.073308" calcext:value-type="float">
            <text:p>97.073308</text:p>
          </table:table-cell>
          <table:table-cell office:value-type="float" office:value="96.062238" calcext:value-type="float">
            <text:p>96.062238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1475" calcext:value-type="float">
            <text:p>1.031475</text:p>
          </table:table-cell>
          <table:table-cell office:value-type="float" office:value="97.06638" calcext:value-type="float">
            <text:p>97.06638</text:p>
          </table:table-cell>
          <table:table-cell office:value-type="float" office:value="96.034904" calcext:value-type="float">
            <text:p>96.03490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10091" calcext:value-type="float">
            <text:p>1.010091</text:p>
          </table:table-cell>
          <table:table-cell office:value-type="float" office:value="99.986581" calcext:value-type="float">
            <text:p>99.986581</text:p>
          </table:table-cell>
          <table:table-cell office:value-type="float" office:value="98.976491" calcext:value-type="float">
            <text:p>98.976491</text:p>
          </table:table-cell>
          <table:table-cell office:value-type="float" office:value="0.454572" calcext:value-type="float">
            <text:p>0.454572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623992" calcext:value-type="float">
            <text:p>5623992</text:p>
          </table:table-cell>
          <table:table-cell office:value-type="float" office:value="5611368" calcext:value-type="float">
            <text:p>5611368</text:p>
          </table:table-cell>
          <table:table-cell office:value-type="float" office:value="5346" calcext:value-type="float">
            <text:p>5346</text:p>
          </table:table-cell>
          <table:table-cell office:value-type="float" office:value="5334" calcext:value-type="float">
            <text:p>5334</text:p>
          </table:table-cell>
          <table:table-cell office:value-type="float" office:value="1.299218" calcext:value-type="float">
            <text:p>1.299218</text:p>
          </table:table-cell>
          <table:table-cell office:value-type="float" office:value="99.997585" calcext:value-type="float">
            <text:p>99.997585</text:p>
          </table:table-cell>
          <table:table-cell office:value-type="float" office:value="98.698367" calcext:value-type="float">
            <text:p>98.698367</text:p>
          </table:table-cell>
          <table:table-cell office:value-type="float" office:value="0.45483" calcext:value-type="float">
            <text:p>0.45483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252117" calcext:value-type="float">
            <text:p>1.252117</text:p>
          </table:table-cell>
          <table:table-cell office:value-type="float" office:value="98.100498" calcext:value-type="float">
            <text:p>98.100498</text:p>
          </table:table-cell>
          <table:table-cell office:value-type="float" office:value="96.848381" calcext:value-type="float">
            <text:p>96.84838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48414" calcext:value-type="float">
            <text:p>1.248414</text:p>
          </table:table-cell>
          <table:table-cell office:value-type="float" office:value="98.101905" calcext:value-type="float">
            <text:p>98.101905</text:p>
          </table:table-cell>
          <table:table-cell office:value-type="float" office:value="96.853491" calcext:value-type="float">
            <text:p>96.853491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63356" calcext:value-type="float">
            <text:p>1.263356</text:p>
          </table:table-cell>
          <table:table-cell office:value-type="float" office:value="98.103779" calcext:value-type="float">
            <text:p>98.103779</text:p>
          </table:table-cell>
          <table:table-cell office:value-type="float" office:value="96.840423" calcext:value-type="float">
            <text:p>96.84042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18223" calcext:value-type="float">
            <text:p>1.018223</text:p>
          </table:table-cell>
          <table:table-cell office:value-type="float" office:value="100.005096" calcext:value-type="float">
            <text:p>100.005096</text:p>
          </table:table-cell>
          <table:table-cell office:value-type="float" office:value="98.986873" calcext:value-type="float">
            <text:p>98.986873</text:p>
          </table:table-cell>
          <table:table-cell office:value-type="float" office:value="0.463026" calcext:value-type="float">
            <text:p>0.463026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8140" calcext:value-type="float">
            <text:p>5728140</text:p>
          </table:table-cell>
          <table:table-cell table:number-columns-repeated="2" office:value-type="float" office:value="5445" calcext:value-type="float">
            <text:p>5445</text:p>
          </table:table-cell>
          <table:table-cell office:value-type="float" office:value="1.067667" calcext:value-type="float">
            <text:p>1.067667</text:p>
          </table:table-cell>
          <table:table-cell office:value-type="float" office:value="99.997973" calcext:value-type="float">
            <text:p>99.997973</text:p>
          </table:table-cell>
          <table:table-cell office:value-type="float" office:value="98.930306" calcext:value-type="float">
            <text:p>98.930306</text:p>
          </table:table-cell>
          <table:table-cell office:value-type="float" office:value="0.463206" calcext:value-type="float">
            <text:p>0.463206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885" calcext:value-type="float">
            <text:p>1.029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629" calcext:value-type="float">
            <text:p>1.019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095" calcext:value-type="float">
            <text:p>1.040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08273" calcext:value-type="float">
            <text:p>1.008273</text:p>
          </table:table-cell>
          <table:table-cell office:value-type="float" office:value="99.987254" calcext:value-type="float">
            <text:p>99.987254</text:p>
          </table:table-cell>
          <table:table-cell office:value-type="float" office:value="98.978981" calcext:value-type="float">
            <text:p>98.978981</text:p>
          </table:table-cell>
          <table:table-cell office:value-type="float" office:value="0.471396" calcext:value-type="float">
            <text:p>0.471396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58015" calcext:value-type="float">
            <text:p>1.058015</text:p>
          </table:table-cell>
          <table:table-cell office:value-type="float" office:value="99.998318" calcext:value-type="float">
            <text:p>99.998318</text:p>
          </table:table-cell>
          <table:table-cell office:value-type="float" office:value="98.940303" calcext:value-type="float">
            <text:p>98.940303</text:p>
          </table:table-cell>
          <table:table-cell office:value-type="float" office:value="0.47158" calcext:value-type="float">
            <text:p>0.47158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767" calcext:value-type="float">
            <text:p>1.026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841" calcext:value-type="float">
            <text:p>1.010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05" calcext:value-type="float">
            <text:p>1.04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17145" calcext:value-type="float">
            <text:p>1.017145</text:p>
          </table:table-cell>
          <table:table-cell office:value-type="float" office:value="99.987567" calcext:value-type="float">
            <text:p>99.987567</text:p>
          </table:table-cell>
          <table:table-cell office:value-type="float" office:value="98.970422" calcext:value-type="float">
            <text:p>98.970422</text:p>
          </table:table-cell>
          <table:table-cell office:value-type="float" office:value="0.479855" calcext:value-type="float">
            <text:p>0.479855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936436" calcext:value-type="float">
            <text:p>5936436</text:p>
          </table:table-cell>
          <table:table-cell office:value-type="float" office:value="5921708" calcext:value-type="float">
            <text:p>5921708</text:p>
          </table:table-cell>
          <table:table-cell office:value-type="float" office:value="5643" calcext:value-type="float">
            <text:p>5643</text:p>
          </table:table-cell>
          <table:table-cell office:value-type="float" office:value="5629" calcext:value-type="float">
            <text:p>5629</text:p>
          </table:table-cell>
          <table:table-cell office:value-type="float" office:value="1.285721" calcext:value-type="float">
            <text:p>1.285721</text:p>
          </table:table-cell>
          <table:table-cell office:value-type="float" office:value="99.998611" calcext:value-type="float">
            <text:p>99.998611</text:p>
          </table:table-cell>
          <table:table-cell office:value-type="float" office:value="98.712891" calcext:value-type="float">
            <text:p>98.712891</text:p>
          </table:table-cell>
          <table:table-cell office:value-type="float" office:value="0.479914" calcext:value-type="float">
            <text:p>0.479914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235" calcext:value-type="float">
            <text:p>1.259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3291" calcext:value-type="float">
            <text:p>1.253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4776" calcext:value-type="float">
            <text:p>1.274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07341" calcext:value-type="float">
            <text:p>1.007341</text:p>
          </table:table-cell>
          <table:table-cell office:value-type="float" office:value="100.005097" calcext:value-type="float">
            <text:p>100.005097</text:p>
          </table:table-cell>
          <table:table-cell office:value-type="float" office:value="98.997756" calcext:value-type="float">
            <text:p>98.997756</text:p>
          </table:table-cell>
          <table:table-cell office:value-type="float" office:value="0.488224" calcext:value-type="float">
            <text:p>0.488224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0584" calcext:value-type="float">
            <text:p>6040584</text:p>
          </table:table-cell>
          <table:table-cell table:number-columns-repeated="2" office:value-type="float" office:value="5742" calcext:value-type="float">
            <text:p>5742</text:p>
          </table:table-cell>
          <table:table-cell office:value-type="float" office:value="1.065697" calcext:value-type="float">
            <text:p>1.065697</text:p>
          </table:table-cell>
          <table:table-cell office:value-type="float" office:value="99.998815" calcext:value-type="float">
            <text:p>99.998815</text:p>
          </table:table-cell>
          <table:table-cell office:value-type="float" office:value="98.933118" calcext:value-type="float">
            <text:p>98.933118</text:p>
          </table:table-cell>
          <table:table-cell office:value-type="float" office:value="0.488458" calcext:value-type="float">
            <text:p>0.488458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173" calcext:value-type="float">
            <text:p>1.016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07" calcext:value-type="float">
            <text:p>1.01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435" calcext:value-type="float">
            <text:p>1.029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27815" calcext:value-type="float">
            <text:p>1.027815</text:p>
          </table:table-cell>
          <table:table-cell office:value-type="float" office:value="99.988155" calcext:value-type="float">
            <text:p>99.988155</text:p>
          </table:table-cell>
          <table:table-cell office:value-type="float" office:value="98.960339" calcext:value-type="float">
            <text:p>98.960339</text:p>
          </table:table-cell>
          <table:table-cell office:value-type="float" office:value="0.496743" calcext:value-type="float">
            <text:p>0.496743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144732" calcext:value-type="float">
            <text:p>6144732</text:p>
          </table:table-cell>
          <table:table-cell office:value-type="float" office:value="6130004" calcext:value-type="float">
            <text:p>6130004</text:p>
          </table:table-cell>
          <table:table-cell office:value-type="float" office:value="5841" calcext:value-type="float">
            <text:p>5841</text:p>
          </table:table-cell>
          <table:table-cell office:value-type="float" office:value="5827" calcext:value-type="float">
            <text:p>5827</text:p>
          </table:table-cell>
          <table:table-cell office:value-type="float" office:value="1.290002" calcext:value-type="float">
            <text:p>1.290002</text:p>
          </table:table-cell>
          <table:table-cell office:value-type="float" office:value="99.999279" calcext:value-type="float">
            <text:p>99.999279</text:p>
          </table:table-cell>
          <table:table-cell office:value-type="float" office:value="98.709277" calcext:value-type="float">
            <text:p>98.709277</text:p>
          </table:table-cell>
          <table:table-cell office:value-type="float" office:value="0.496813" calcext:value-type="float">
            <text:p>0.496813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409" calcext:value-type="float">
            <text:p>1.016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217" calcext:value-type="float">
            <text:p>1.263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71" calcext:value-type="float">
            <text:p>1.252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3356" calcext:value-type="float">
            <text:p>1.273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0" calcext:value-type="float">
            <text:p>624888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015412" calcext:value-type="float">
            <text:p>1.015412</text:p>
          </table:table-cell>
          <table:table-cell office:value-type="float" office:value="99.988625" calcext:value-type="float">
            <text:p>99.988625</text:p>
          </table:table-cell>
          <table:table-cell office:value-type="float" office:value="98.973213" calcext:value-type="float">
            <text:p>98.973213</text:p>
          </table:table-cell>
          <table:table-cell office:value-type="float" office:value="0.505097" calcext:value-type="float">
            <text:p>0.505097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248880" calcext:value-type="float">
            <text:p>6248880</text:p>
          </table:table-cell>
          <table:table-cell office:value-type="float" office:value="6247828" calcext:value-type="float">
            <text:p>6247828</text:p>
          </table:table-cell>
          <table:table-cell office:value-type="float" office:value="5940" calcext:value-type="float">
            <text:p>5940</text:p>
          </table:table-cell>
          <table:table-cell office:value-type="float" office:value="5939" calcext:value-type="float">
            <text:p>5939</text:p>
          </table:table-cell>
          <table:table-cell office:value-type="float" office:value="1.079301" calcext:value-type="float">
            <text:p>1.079301</text:p>
          </table:table-cell>
          <table:table-cell office:value-type="float" office:value="99.999669" calcext:value-type="float">
            <text:p>99.999669</text:p>
          </table:table-cell>
          <table:table-cell office:value-type="float" office:value="98.920368" calcext:value-type="float">
            <text:p>98.920368</text:p>
          </table:table-cell>
          <table:table-cell office:value-type="float" office:value="0.505281" calcext:value-type="float">
            <text:p>0.505281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475" calcext:value-type="float">
            <text:p>1.027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59" calcext:value-type="float">
            <text:p>1.016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5076" calcext:value-type="float">
            <text:p>1.045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278336" calcext:value-type="float">
            <text:p>6278336</text:p>
          </table:table-cell>
          <table:table-cell office:value-type="float" office:value="6039" calcext:value-type="float">
            <text:p>6039</text:p>
          </table:table-cell>
          <table:table-cell office:value-type="float" office:value="5968" calcext:value-type="float">
            <text:p>5968</text:p>
          </table:table-cell>
          <table:table-cell office:value-type="float" office:value="1.008442" calcext:value-type="float">
            <text:p>1.008442</text:p>
          </table:table-cell>
          <table:table-cell office:value-type="float" office:value="101.421343" calcext:value-type="float">
            <text:p>101.421343</text:p>
          </table:table-cell>
          <table:table-cell office:value-type="float" office:value="100.412901" calcext:value-type="float">
            <text:p>100.412901</text:p>
          </table:table-cell>
          <table:table-cell office:value-type="float" office:value="0.500202" calcext:value-type="float">
            <text:p>0.500202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353028" calcext:value-type="float">
            <text:p>6353028</text:p>
          </table:table-cell>
          <table:table-cell table:number-columns-repeated="2" office:value-type="float" office:value="6039" calcext:value-type="float">
            <text:p>6039</text:p>
          </table:table-cell>
          <table:table-cell office:value-type="float" office:value="1.050823" calcext:value-type="float">
            <text:p>1.050823</text:p>
          </table:table-cell>
          <table:table-cell office:value-type="float" office:value="101.284391" calcext:value-type="float">
            <text:p>101.284391</text:p>
          </table:table-cell>
          <table:table-cell office:value-type="float" office:value="100.233568" calcext:value-type="float">
            <text:p>100.233568</text:p>
          </table:table-cell>
          <table:table-cell office:value-type="float" office:value="0.507058" calcext:value-type="float">
            <text:p>0.507058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17" calcext:value-type="float">
            <text:p>1.025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71" calcext:value-type="float">
            <text:p>1.010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718" calcext:value-type="float">
            <text:p>1.039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6294116" calcext:value-type="float">
            <text:p>6294116</text:p>
          </table:table-cell>
          <table:table-cell office:value-type="float" office:value="6139" calcext:value-type="float">
            <text:p>6139</text:p>
          </table:table-cell>
          <table:table-cell office:value-type="float" office:value="5983" calcext:value-type="float">
            <text:p>5983</text:p>
          </table:table-cell>
          <table:table-cell office:value-type="float" office:value="1.022956" calcext:value-type="float">
            <text:p>1.022956</text:p>
          </table:table-cell>
          <table:table-cell office:value-type="float" office:value="101.564741" calcext:value-type="float">
            <text:p>101.564741</text:p>
          </table:table-cell>
          <table:table-cell office:value-type="float" office:value="100.541785" calcext:value-type="float">
            <text:p>100.541785</text:p>
          </table:table-cell>
          <table:table-cell office:value-type="float" office:value="0.500816" calcext:value-type="float">
            <text:p>0.500816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457176" calcext:value-type="float">
            <text:p>6457176</text:p>
          </table:table-cell>
          <table:table-cell office:value-type="float" office:value="6290960" calcext:value-type="float">
            <text:p>6290960</text:p>
          </table:table-cell>
          <table:table-cell office:value-type="float" office:value="6138" calcext:value-type="float">
            <text:p>6138</text:p>
          </table:table-cell>
          <table:table-cell office:value-type="float" office:value="5980" calcext:value-type="float">
            <text:p>5980</text:p>
          </table:table-cell>
          <table:table-cell office:value-type="float" office:value="1.064198" calcext:value-type="float">
            <text:p>1.064198</text:p>
          </table:table-cell>
          <table:table-cell office:value-type="float" office:value="101.571741" calcext:value-type="float">
            <text:p>101.571741</text:p>
          </table:table-cell>
          <table:table-cell office:value-type="float" office:value="100.507543" calcext:value-type="float">
            <text:p>100.507543</text:p>
          </table:table-cell>
          <table:table-cell office:value-type="float" office:value="0.500735" calcext:value-type="float">
            <text:p>0.500735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14565" calcext:value-type="float">
            <text:p>1.014565</text:p>
          </table:table-cell>
          <table:table-cell office:value-type="float" office:value="89.065838" calcext:value-type="float">
            <text:p>89.065838</text:p>
          </table:table-cell>
          <table:table-cell office:value-type="float" office:value="88.051272" calcext:value-type="float">
            <text:p>88.051272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576" calcext:value-type="float">
            <text:p>57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024403" calcext:value-type="float">
            <text:p>1.024403</text:p>
          </table:table-cell>
          <table:table-cell office:value-type="float" office:value="89.072967" calcext:value-type="float">
            <text:p>89.072967</text:p>
          </table:table-cell>
          <table:table-cell office:value-type="float" office:value="88.048564" calcext:value-type="float">
            <text:p>88.048564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36524" calcext:value-type="float">
            <text:p>1.036524</text:p>
          </table:table-cell>
          <table:table-cell office:value-type="float" office:value="89.91127" calcext:value-type="float">
            <text:p>89.91127</text:p>
          </table:table-cell>
          <table:table-cell office:value-type="float" office:value="88.874746" calcext:value-type="float">
            <text:p>88.874746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232048" calcext:value-type="float">
            <text:p>6232048</text:p>
          </table:table-cell>
          <table:table-cell office:value-type="float" office:value="6237" calcext:value-type="float">
            <text:p>6237</text:p>
          </table:table-cell>
          <table:table-cell office:value-type="float" office:value="5924" calcext:value-type="float">
            <text:p>5924</text:p>
          </table:table-cell>
          <table:table-cell office:value-type="float" office:value="1.018343" calcext:value-type="float">
            <text:p>1.018343</text:p>
          </table:table-cell>
          <table:table-cell office:value-type="float" office:value="100.970385" calcext:value-type="float">
            <text:p>100.970385</text:p>
          </table:table-cell>
          <table:table-cell office:value-type="float" office:value="99.952042" calcext:value-type="float">
            <text:p>99.952042</text:p>
          </table:table-cell>
          <table:table-cell office:value-type="float" office:value="0.498803" calcext:value-type="float">
            <text:p>0.498803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261504" calcext:value-type="float">
            <text:p>6261504</text:p>
          </table:table-cell>
          <table:table-cell office:value-type="float" office:value="6237" calcext:value-type="float">
            <text:p>6237</text:p>
          </table:table-cell>
          <table:table-cell office:value-type="float" office:value="5952" calcext:value-type="float">
            <text:p>5952</text:p>
          </table:table-cell>
          <table:table-cell office:value-type="float" office:value="1.071388" calcext:value-type="float">
            <text:p>1.071388</text:p>
          </table:table-cell>
          <table:table-cell office:value-type="float" office:value="101.04603" calcext:value-type="float">
            <text:p>101.04603</text:p>
          </table:table-cell>
          <table:table-cell office:value-type="float" office:value="99.974642" calcext:value-type="float">
            <text:p>99.974642</text:p>
          </table:table-cell>
          <table:table-cell office:value-type="float" office:value="0.501047" calcext:value-type="float">
            <text:p>0.501047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864" calcext:value-type="float">
            <text:p>86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030485" calcext:value-type="float">
            <text:p>1.030485</text:p>
          </table:table-cell>
          <table:table-cell office:value-type="float" office:value="99.793058" calcext:value-type="float">
            <text:p>99.793058</text:p>
          </table:table-cell>
          <table:table-cell office:value-type="float" office:value="98.762573" calcext:value-type="float">
            <text:p>98.762573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8" calcext:value-type="float">
            <text:p>768</text:p>
          </table:table-cell>
          <table:table-cell office:value-type="float" office:value="624" calcext:value-type="float">
            <text:p>6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.020879" calcext:value-type="float">
            <text:p>1.020879</text:p>
          </table:table-cell>
          <table:table-cell office:value-type="float" office:value="99.816474" calcext:value-type="float">
            <text:p>99.816474</text:p>
          </table:table-cell>
          <table:table-cell office:value-type="float" office:value="98.795595" calcext:value-type="float">
            <text:p>98.795595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43877" calcext:value-type="float">
            <text:p>1.043877</text:p>
          </table:table-cell>
          <table:table-cell office:value-type="float" office:value="100.268783" calcext:value-type="float">
            <text:p>100.268783</text:p>
          </table:table-cell>
          <table:table-cell office:value-type="float" office:value="99.224906" calcext:value-type="float">
            <text:p>99.224906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222580" calcext:value-type="float">
            <text:p>6222580</text:p>
          </table:table-cell>
          <table:table-cell office:value-type="float" office:value="6336" calcext:value-type="float">
            <text:p>6336</text:p>
          </table:table-cell>
          <table:table-cell office:value-type="float" office:value="5915" calcext:value-type="float">
            <text:p>5915</text:p>
          </table:table-cell>
          <table:table-cell office:value-type="float" office:value="1.025594" calcext:value-type="float">
            <text:p>1.025594</text:p>
          </table:table-cell>
          <table:table-cell office:value-type="float" office:value="101.318646" calcext:value-type="float">
            <text:p>101.318646</text:p>
          </table:table-cell>
          <table:table-cell office:value-type="float" office:value="100.293052" calcext:value-type="float">
            <text:p>100.293052</text:p>
          </table:table-cell>
          <table:table-cell office:value-type="float" office:value="0.496352" calcext:value-type="float">
            <text:p>0.496352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168928" calcext:value-type="float">
            <text:p>6168928</text:p>
          </table:table-cell>
          <table:table-cell office:value-type="float" office:value="6336" calcext:value-type="float">
            <text:p>6336</text:p>
          </table:table-cell>
          <table:table-cell office:value-type="float" office:value="5864" calcext:value-type="float">
            <text:p>5864</text:p>
          </table:table-cell>
          <table:table-cell office:value-type="float" office:value="1.04933" calcext:value-type="float">
            <text:p>1.04933</text:p>
          </table:table-cell>
          <table:table-cell office:value-type="float" office:value="101.46942" calcext:value-type="float">
            <text:p>101.46942</text:p>
          </table:table-cell>
          <table:table-cell office:value-type="float" office:value="100.42009" calcext:value-type="float">
            <text:p>100.42009</text:p>
          </table:table-cell>
          <table:table-cell office:value-type="float" office:value="0.49145" calcext:value-type="float">
            <text:p>0.4914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8269" calcext:value-type="float">
            <text:p>1.008269</text:p>
          </table:table-cell>
          <table:table-cell office:value-type="float" office:value="94.115545" calcext:value-type="float">
            <text:p>94.115545</text:p>
          </table:table-cell>
          <table:table-cell office:value-type="float" office:value="93.107277" calcext:value-type="float">
            <text:p>93.107277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27261" calcext:value-type="float">
            <text:p>1.027261</text:p>
          </table:table-cell>
          <table:table-cell office:value-type="float" office:value="94.123708" calcext:value-type="float">
            <text:p>94.123708</text:p>
          </table:table-cell>
          <table:table-cell office:value-type="float" office:value="93.096447" calcext:value-type="float">
            <text:p>93.096447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7204" calcext:value-type="float">
            <text:p>1.017204</text:p>
          </table:table-cell>
          <table:table-cell office:value-type="float" office:value="94.116879" calcext:value-type="float">
            <text:p>94.116879</text:p>
          </table:table-cell>
          <table:table-cell office:value-type="float" office:value="93.099675" calcext:value-type="float">
            <text:p>93.09967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6234152" calcext:value-type="float">
            <text:p>6234152</text:p>
          </table:table-cell>
          <table:table-cell office:value-type="float" office:value="6436" calcext:value-type="float">
            <text:p>6436</text:p>
          </table:table-cell>
          <table:table-cell office:value-type="float" office:value="5926" calcext:value-type="float">
            <text:p>5926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1.340582" calcext:value-type="float">
            <text:p>101.340582</text:p>
          </table:table-cell>
          <table:table-cell office:value-type="float" office:value="100.331221" calcext:value-type="float">
            <text:p>100.331221</text:p>
          </table:table-cell>
          <table:table-cell office:value-type="float" office:value="0.497086" calcext:value-type="float">
            <text:p>0.497086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769620" calcext:value-type="float">
            <text:p>6769620</text:p>
          </table:table-cell>
          <table:table-cell office:value-type="float" office:value="6159460" calcext:value-type="float">
            <text:p>6159460</text:p>
          </table:table-cell>
          <table:table-cell office:value-type="float" office:value="6435" calcext:value-type="float">
            <text:p>6435</text:p>
          </table:table-cell>
          <table:table-cell office:value-type="float" office:value="5855" calcext:value-type="float">
            <text:p>5855</text:p>
          </table:table-cell>
          <table:table-cell office:value-type="float" office:value="1.050941" calcext:value-type="float">
            <text:p>1.050941</text:p>
          </table:table-cell>
          <table:table-cell office:value-type="float" office:value="101.408386" calcext:value-type="float">
            <text:p>101.408386</text:p>
          </table:table-cell>
          <table:table-cell office:value-type="float" office:value="100.357445" calcext:value-type="float">
            <text:p>100.357445</text:p>
          </table:table-cell>
          <table:table-cell office:value-type="float" office:value="0.491002" calcext:value-type="float">
            <text:p>0.491002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.015993" calcext:value-type="float">
            <text:p>1.015993</text:p>
          </table:table-cell>
          <table:table-cell office:value-type="float" office:value="96.570789" calcext:value-type="float">
            <text:p>96.570789</text:p>
          </table:table-cell>
          <table:table-cell office:value-type="float" office:value="95.554795" calcext:value-type="float">
            <text:p>95.554795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" calcext:value-type="float">
            <text:p>864</text:p>
          </table:table-cell>
          <table:table-cell office:value-type="float" office:value="720" calcext:value-type="float">
            <text:p>7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.01203" calcext:value-type="float">
            <text:p>1.01203</text:p>
          </table:table-cell>
          <table:table-cell office:value-type="float" office:value="82.78935" calcext:value-type="float">
            <text:p>82.78935</text:p>
          </table:table-cell>
          <table:table-cell office:value-type="float" office:value="81.77732" calcext:value-type="float">
            <text:p>81.7773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30195" calcext:value-type="float">
            <text:p>1.030195</text:p>
          </table:table-cell>
          <table:table-cell office:value-type="float" office:value="96.572123" calcext:value-type="float">
            <text:p>96.572123</text:p>
          </table:table-cell>
          <table:table-cell office:value-type="float" office:value="95.541928" calcext:value-type="float">
            <text:p>95.541928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6144732" calcext:value-type="float">
            <text:p>6144732</text:p>
          </table:table-cell>
          <table:table-cell office:value-type="float" office:value="6535" calcext:value-type="float">
            <text:p>6535</text:p>
          </table:table-cell>
          <table:table-cell office:value-type="float" office:value="5841" calcext:value-type="float">
            <text:p>5841</text:p>
          </table:table-cell>
          <table:table-cell office:value-type="float" office:value="1.011111" calcext:value-type="float">
            <text:p>1.011111</text:p>
          </table:table-cell>
          <table:table-cell office:value-type="float" office:value="101.174571" calcext:value-type="float">
            <text:p>101.174571</text:p>
          </table:table-cell>
          <table:table-cell office:value-type="float" office:value="100.16346" calcext:value-type="float">
            <text:p>100.16346</text:p>
          </table:table-cell>
          <table:table-cell office:value-type="float" office:value="0.490776" calcext:value-type="float">
            <text:p>0.490776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873768" calcext:value-type="float">
            <text:p>6873768</text:p>
          </table:table-cell>
          <table:table-cell office:value-type="float" office:value="6108964" calcext:value-type="float">
            <text:p>6108964</text:p>
          </table:table-cell>
          <table:table-cell office:value-type="float" office:value="6534" calcext:value-type="float">
            <text:p>6534</text:p>
          </table:table-cell>
          <table:table-cell office:value-type="float" office:value="5807" calcext:value-type="float">
            <text:p>5807</text:p>
          </table:table-cell>
          <table:table-cell office:value-type="float" office:value="1.295505" calcext:value-type="float">
            <text:p>1.295505</text:p>
          </table:table-cell>
          <table:table-cell office:value-type="float" office:value="101.197932" calcext:value-type="float">
            <text:p>101.197932</text:p>
          </table:table-cell>
          <table:table-cell office:value-type="float" office:value="99.902426" calcext:value-type="float">
            <text:p>99.902426</text:p>
          </table:table-cell>
          <table:table-cell office:value-type="float" office:value="0.489194" calcext:value-type="float">
            <text:p>0.489194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0" calcext:value-type="float">
            <text:p>960</text:p>
          </table:table-cell>
          <table:table-cell office:value-type="float" office:value="912" calcext:value-type="float">
            <text:p>9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.258206" calcext:value-type="float">
            <text:p>1.258206</text:p>
          </table:table-cell>
          <table:table-cell office:value-type="float" office:value="97.387344" calcext:value-type="float">
            <text:p>97.387344</text:p>
          </table:table-cell>
          <table:table-cell office:value-type="float" office:value="96.129138" calcext:value-type="float">
            <text:p>96.129138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0" calcext:value-type="float">
            <text:p>960</text:p>
          </table:table-cell>
          <table:table-cell office:value-type="float" office:value="864" calcext:value-type="float">
            <text:p>86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.250143" calcext:value-type="float">
            <text:p>1.250143</text:p>
          </table:table-cell>
          <table:table-cell office:value-type="float" office:value="97.394353" calcext:value-type="float">
            <text:p>97.394353</text:p>
          </table:table-cell>
          <table:table-cell office:value-type="float" office:value="96.144211" calcext:value-type="float">
            <text:p>96.144211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70" calcext:value-type="float">
            <text:p>57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.270327" calcext:value-type="float">
            <text:p>1.270327</text:p>
          </table:table-cell>
          <table:table-cell office:value-type="float" office:value="97.843296" calcext:value-type="float">
            <text:p>97.843296</text:p>
          </table:table-cell>
          <table:table-cell office:value-type="float" office:value="96.572968" calcext:value-type="float">
            <text:p>96.572968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6110016" calcext:value-type="float">
            <text:p>6110016</text:p>
          </table:table-cell>
          <table:table-cell office:value-type="float" office:value="6634" calcext:value-type="float">
            <text:p>6634</text:p>
          </table:table-cell>
          <table:table-cell office:value-type="float" office:value="5808" calcext:value-type="float">
            <text:p>5808</text:p>
          </table:table-cell>
          <table:table-cell office:value-type="float" office:value="1.036559" calcext:value-type="float">
            <text:p>1.036559</text:p>
          </table:table-cell>
          <table:table-cell office:value-type="float" office:value="101.591323" calcext:value-type="float">
            <text:p>101.591323</text:p>
          </table:table-cell>
          <table:table-cell office:value-type="float" office:value="100.554763" calcext:value-type="float">
            <text:p>100.554763</text:p>
          </table:table-cell>
          <table:table-cell office:value-type="float" office:value="0.486105" calcext:value-type="float">
            <text:p>0.486105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977916" calcext:value-type="float">
            <text:p>6977916</text:p>
          </table:table-cell>
          <table:table-cell office:value-type="float" office:value="6056364" calcext:value-type="float">
            <text:p>6056364</text:p>
          </table:table-cell>
          <table:table-cell office:value-type="float" office:value="6633" calcext:value-type="float">
            <text:p>6633</text:p>
          </table:table-cell>
          <table:table-cell office:value-type="float" office:value="5757" calcext:value-type="float">
            <text:p>5757</text:p>
          </table:table-cell>
          <table:table-cell office:value-type="float" office:value="1.071059" calcext:value-type="float">
            <text:p>1.071059</text:p>
          </table:table-cell>
          <table:table-cell office:value-type="float" office:value="101.599841" calcext:value-type="float">
            <text:p>101.599841</text:p>
          </table:table-cell>
          <table:table-cell office:value-type="float" office:value="100.528782" calcext:value-type="float">
            <text:p>100.528782</text:p>
          </table:table-cell>
          <table:table-cell office:value-type="float" office:value="0.481961" calcext:value-type="float">
            <text:p>0.481961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04" calcext:value-type="float">
            <text:p>1104</text:p>
          </table:table-cell>
          <table:table-cell office:value-type="float" office:value="1008" calcext:value-type="float">
            <text:p>100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.007469" calcext:value-type="float">
            <text:p>1.007469</text:p>
          </table:table-cell>
          <table:table-cell office:value-type="float" office:value="83.852982" calcext:value-type="float">
            <text:p>83.852982</text:p>
          </table:table-cell>
          <table:table-cell office:value-type="float" office:value="82.845513" calcext:value-type="float">
            <text:p>82.845513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0" calcext:value-type="float">
            <text:p>960</text:p>
          </table:table-cell>
          <table:table-cell office:value-type="float" office:value="768" calcext:value-type="float">
            <text:p>76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037986" calcext:value-type="float">
            <text:p>1.037986</text:p>
          </table:table-cell>
          <table:table-cell office:value-type="float" office:value="83.865433" calcext:value-type="float">
            <text:p>83.865433</text:p>
          </table:table-cell>
          <table:table-cell office:value-type="float" office:value="82.827447" calcext:value-type="float">
            <text:p>82.827447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015437" calcext:value-type="float">
            <text:p>1.015437</text:p>
          </table:table-cell>
          <table:table-cell office:value-type="float" office:value="84.571896" calcext:value-type="float">
            <text:p>84.571896</text:p>
          </table:table-cell>
          <table:table-cell office:value-type="float" office:value="83.556459" calcext:value-type="float">
            <text:p>83.556459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6202592" calcext:value-type="float">
            <text:p>6202592</text:p>
          </table:table-cell>
          <table:table-cell office:value-type="float" office:value="6733" calcext:value-type="float">
            <text:p>6733</text:p>
          </table:table-cell>
          <table:table-cell office:value-type="float" office:value="5896" calcext:value-type="float">
            <text:p>5896</text:p>
          </table:table-cell>
          <table:table-cell office:value-type="float" office:value="1.010011" calcext:value-type="float">
            <text:p>1.010011</text:p>
          </table:table-cell>
          <table:table-cell office:value-type="float" office:value="101.592292" calcext:value-type="float">
            <text:p>101.592292</text:p>
          </table:table-cell>
          <table:table-cell office:value-type="float" office:value="100.58228" calcext:value-type="float">
            <text:p>100.58228</text:p>
          </table:table-cell>
          <table:table-cell office:value-type="float" office:value="0.493335" calcext:value-type="float">
            <text:p>0.493335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082064" calcext:value-type="float">
            <text:p>7082064</text:p>
          </table:table-cell>
          <table:table-cell office:value-type="float" office:value="5975360" calcext:value-type="float">
            <text:p>5975360</text:p>
          </table:table-cell>
          <table:table-cell office:value-type="float" office:value="6732" calcext:value-type="float">
            <text:p>6732</text:p>
          </table:table-cell>
          <table:table-cell office:value-type="float" office:value="5680" calcext:value-type="float">
            <text:p>5680</text:p>
          </table:table-cell>
          <table:table-cell office:value-type="float" office:value="1.287541" calcext:value-type="float">
            <text:p>1.287541</text:p>
          </table:table-cell>
          <table:table-cell office:value-type="float" office:value="101.509558" calcext:value-type="float">
            <text:p>101.509558</text:p>
          </table:table-cell>
          <table:table-cell office:value-type="float" office:value="100.222017" calcext:value-type="float">
            <text:p>100.222017</text:p>
          </table:table-cell>
          <table:table-cell office:value-type="float" office:value="0.47697" calcext:value-type="float">
            <text:p>0.47697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48" calcext:value-type="float">
            <text:p>1248</text:p>
          </table:table-cell>
          <table:table-cell office:value-type="float" office:value="1056" calcext:value-type="float">
            <text:p>105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.257709" calcext:value-type="float">
            <text:p>1.257709</text:p>
          </table:table-cell>
          <table:table-cell office:value-type="float" office:value="101.606902" calcext:value-type="float">
            <text:p>101.606902</text:p>
          </table:table-cell>
          <table:table-cell office:value-type="float" office:value="100.349193" calcext:value-type="float">
            <text:p>100.349193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.247063" calcext:value-type="float">
            <text:p>1.247063</text:p>
          </table:table-cell>
          <table:table-cell office:value-type="float" office:value="101.603858" calcext:value-type="float">
            <text:p>101.603858</text:p>
          </table:table-cell>
          <table:table-cell office:value-type="float" office:value="100.356795" calcext:value-type="float">
            <text:p>100.35679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268007" calcext:value-type="float">
            <text:p>1.268007</text:p>
          </table:table-cell>
          <table:table-cell office:value-type="float" office:value="100.171108" calcext:value-type="float">
            <text:p>100.171108</text:p>
          </table:table-cell>
          <table:table-cell office:value-type="float" office:value="98.903101" calcext:value-type="float">
            <text:p>98.903101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599308" calcext:value-type="float">
            <text:p>101.599308</text:p>
          </table:table-cell>
          <table:table-cell office:value-type="float" office:value="101.753321" calcext:value-type="float">
            <text:p>101.753321</text:p>
          </table:table-cell>
          <table:table-cell office:value-type="float" office:value="0.154013" calcext:value-type="float">
            <text:p>0.154013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6095288" calcext:value-type="float">
            <text:p>6095288</text:p>
          </table:table-cell>
          <table:table-cell office:value-type="float" office:value="6831" calcext:value-type="float">
            <text:p>6831</text:p>
          </table:table-cell>
          <table:table-cell office:value-type="float" office:value="5794" calcext:value-type="float">
            <text:p>5794</text:p>
          </table:table-cell>
          <table:table-cell office:value-type="float" office:value="1.011441" calcext:value-type="float">
            <text:p>1.011441</text:p>
          </table:table-cell>
          <table:table-cell office:value-type="float" office:value="101.559159" calcext:value-type="float">
            <text:p>101.559159</text:p>
          </table:table-cell>
          <table:table-cell office:value-type="float" office:value="100.547718" calcext:value-type="float">
            <text:p>100.547718</text:p>
          </table:table-cell>
          <table:table-cell office:value-type="float" office:value="0.484967" calcext:value-type="float">
            <text:p>0.484967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5871212" calcext:value-type="float">
            <text:p>5871212</text:p>
          </table:table-cell>
          <table:table-cell office:value-type="float" office:value="6831" calcext:value-type="float">
            <text:p>6831</text:p>
          </table:table-cell>
          <table:table-cell office:value-type="float" office:value="5581" calcext:value-type="float">
            <text:p>5581</text:p>
          </table:table-cell>
          <table:table-cell office:value-type="float" office:value="1.07102" calcext:value-type="float">
            <text:p>1.07102</text:p>
          </table:table-cell>
          <table:table-cell office:value-type="float" office:value="101.566139" calcext:value-type="float">
            <text:p>101.566139</text:p>
          </table:table-cell>
          <table:table-cell office:value-type="float" office:value="100.495119" calcext:value-type="float">
            <text:p>100.495119</text:p>
          </table:table-cell>
          <table:table-cell office:value-type="float" office:value="0.467383" calcext:value-type="float">
            <text:p>0.467383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0" calcext:value-type="float">
            <text:p>720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023496" calcext:value-type="float">
            <text:p>1.023496</text:p>
          </table:table-cell>
          <table:table-cell office:value-type="float" office:value="86.867102" calcext:value-type="float">
            <text:p>86.867102</text:p>
          </table:table-cell>
          <table:table-cell office:value-type="float" office:value="85.843606" calcext:value-type="float">
            <text:p>85.84360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576" calcext:value-type="float">
            <text:p>57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01395" calcext:value-type="float">
            <text:p>1.01395</text:p>
          </table:table-cell>
          <table:table-cell office:value-type="float" office:value="86.868508" calcext:value-type="float">
            <text:p>86.868508</text:p>
          </table:table-cell>
          <table:table-cell office:value-type="float" office:value="85.854558" calcext:value-type="float">
            <text:p>85.85455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40497" calcext:value-type="float">
            <text:p>1.040497</text:p>
          </table:table-cell>
          <table:table-cell office:value-type="float" office:value="86.869882" calcext:value-type="float">
            <text:p>86.869882</text:p>
          </table:table-cell>
          <table:table-cell office:value-type="float" office:value="85.829385" calcext:value-type="float">
            <text:p>85.829385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6116328" calcext:value-type="float">
            <text:p>6116328</text:p>
          </table:table-cell>
          <table:table-cell office:value-type="float" office:value="6931" calcext:value-type="float">
            <text:p>6931</text:p>
          </table:table-cell>
          <table:table-cell office:value-type="float" office:value="5814" calcext:value-type="float">
            <text:p>5814</text:p>
          </table:table-cell>
          <table:table-cell office:value-type="float" office:value="1.008253" calcext:value-type="float">
            <text:p>1.008253</text:p>
          </table:table-cell>
          <table:table-cell office:value-type="float" office:value="101.59882" calcext:value-type="float">
            <text:p>101.59882</text:p>
          </table:table-cell>
          <table:table-cell office:value-type="float" office:value="100.590567" calcext:value-type="float">
            <text:p>100.590567</text:p>
          </table:table-cell>
          <table:table-cell office:value-type="float" office:value="0.486434" calcext:value-type="float">
            <text:p>0.486434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290360" calcext:value-type="float">
            <text:p>7290360</text:p>
          </table:table-cell>
          <table:table-cell office:value-type="float" office:value="5955372" calcext:value-type="float">
            <text:p>5955372</text:p>
          </table:table-cell>
          <table:table-cell office:value-type="float" office:value="6930" calcext:value-type="float">
            <text:p>6930</text:p>
          </table:table-cell>
          <table:table-cell office:value-type="float" office:value="5661" calcext:value-type="float">
            <text:p>5661</text:p>
          </table:table-cell>
          <table:table-cell office:value-type="float" office:value="1.046853" calcext:value-type="float">
            <text:p>1.046853</text:p>
          </table:table-cell>
          <table:table-cell office:value-type="float" office:value="101.60594" calcext:value-type="float">
            <text:p>101.60594</text:p>
          </table:table-cell>
          <table:table-cell office:value-type="float" office:value="100.559087" calcext:value-type="float">
            <text:p>100.559087</text:p>
          </table:table-cell>
          <table:table-cell office:value-type="float" office:value="0.473781" calcext:value-type="float">
            <text:p>0.473781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.023327" calcext:value-type="float">
            <text:p>1.023327</text:p>
          </table:table-cell>
          <table:table-cell office:value-type="float" office:value="85.146878" calcext:value-type="float">
            <text:p>85.146878</text:p>
          </table:table-cell>
          <table:table-cell office:value-type="float" office:value="84.123551" calcext:value-type="float">
            <text:p>84.12355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1008" calcext:value-type="float">
            <text:p>100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.012061" calcext:value-type="float">
            <text:p>1.012061</text:p>
          </table:table-cell>
          <table:table-cell office:value-type="float" office:value="83.340841" calcext:value-type="float">
            <text:p>83.340841</text:p>
          </table:table-cell>
          <table:table-cell office:value-type="float" office:value="82.32878" calcext:value-type="float">
            <text:p>82.32878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30" calcext:value-type="float">
            <text:p>63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036009" calcext:value-type="float">
            <text:p>1.036009</text:p>
          </table:table-cell>
          <table:table-cell office:value-type="float" office:value="84.015233" calcext:value-type="float">
            <text:p>84.015233</text:p>
          </table:table-cell>
          <table:table-cell office:value-type="float" office:value="82.979225" calcext:value-type="float">
            <text:p>82.979225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6142628" calcext:value-type="float">
            <text:p>6142628</text:p>
          </table:table-cell>
          <table:table-cell office:value-type="float" office:value="7030" calcext:value-type="float">
            <text:p>7030</text:p>
          </table:table-cell>
          <table:table-cell office:value-type="float" office:value="5839" calcext:value-type="float">
            <text:p>5839</text:p>
          </table:table-cell>
          <table:table-cell office:value-type="float" office:value="1.019403" calcext:value-type="float">
            <text:p>1.019403</text:p>
          </table:table-cell>
          <table:table-cell office:value-type="float" office:value="101.516407" calcext:value-type="float">
            <text:p>101.516407</text:p>
          </table:table-cell>
          <table:table-cell office:value-type="float" office:value="100.497005" calcext:value-type="float">
            <text:p>100.497005</text:p>
          </table:table-cell>
          <table:table-cell office:value-type="float" office:value="0.48898" calcext:value-type="float">
            <text:p>0.48898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394508" calcext:value-type="float">
            <text:p>7394508</text:p>
          </table:table-cell>
          <table:table-cell office:value-type="float" office:value="5955372" calcext:value-type="float">
            <text:p>5955372</text:p>
          </table:table-cell>
          <table:table-cell office:value-type="float" office:value="7029" calcext:value-type="float">
            <text:p>7029</text:p>
          </table:table-cell>
          <table:table-cell office:value-type="float" office:value="5661" calcext:value-type="float">
            <text:p>5661</text:p>
          </table:table-cell>
          <table:table-cell office:value-type="float" office:value="1.060653" calcext:value-type="float">
            <text:p>1.060653</text:p>
          </table:table-cell>
          <table:table-cell office:value-type="float" office:value="101.459174" calcext:value-type="float">
            <text:p>101.459174</text:p>
          </table:table-cell>
          <table:table-cell office:value-type="float" office:value="100.398521" calcext:value-type="float">
            <text:p>100.398521</text:p>
          </table:table-cell>
          <table:table-cell office:value-type="float" office:value="0.474539" calcext:value-type="float">
            <text:p>0.474539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.037108" calcext:value-type="float">
            <text:p>1.037108</text:p>
          </table:table-cell>
          <table:table-cell office:value-type="float" office:value="99.670619" calcext:value-type="float">
            <text:p>99.670619</text:p>
          </table:table-cell>
          <table:table-cell office:value-type="float" office:value="98.633511" calcext:value-type="float">
            <text:p>98.633511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1104" calcext:value-type="float">
            <text:p>110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.021049" calcext:value-type="float">
            <text:p>1.021049</text:p>
          </table:table-cell>
          <table:table-cell office:value-type="float" office:value="99.699417" calcext:value-type="float">
            <text:p>99.699417</text:p>
          </table:table-cell>
          <table:table-cell office:value-type="float" office:value="98.678367" calcext:value-type="float">
            <text:p>98.678367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60" calcext:value-type="float">
            <text:p>66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044227" calcext:value-type="float">
            <text:p>1.044227</text:p>
          </table:table-cell>
          <table:table-cell office:value-type="float" office:value="100.450474" calcext:value-type="float">
            <text:p>100.450474</text:p>
          </table:table-cell>
          <table:table-cell office:value-type="float" office:value="99.406247" calcext:value-type="float">
            <text:p>99.40624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6016388" calcext:value-type="float">
            <text:p>6016388</text:p>
          </table:table-cell>
          <table:table-cell office:value-type="float" office:value="7128" calcext:value-type="float">
            <text:p>7128</text:p>
          </table:table-cell>
          <table:table-cell office:value-type="float" office:value="5719" calcext:value-type="float">
            <text:p>5719</text:p>
          </table:table-cell>
          <table:table-cell office:value-type="float" office:value="1.010321" calcext:value-type="float">
            <text:p>1.010321</text:p>
          </table:table-cell>
          <table:table-cell office:value-type="float" office:value="101.609229" calcext:value-type="float">
            <text:p>101.609229</text:p>
          </table:table-cell>
          <table:table-cell office:value-type="float" office:value="100.598907" calcext:value-type="float">
            <text:p>100.598907</text:p>
          </table:table-cell>
          <table:table-cell office:value-type="float" office:value="0.478446" calcext:value-type="float">
            <text:p>0.478446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5946956" calcext:value-type="float">
            <text:p>5946956</text:p>
          </table:table-cell>
          <table:table-cell office:value-type="float" office:value="7128" calcext:value-type="float">
            <text:p>7128</text:p>
          </table:table-cell>
          <table:table-cell office:value-type="float" office:value="5653" calcext:value-type="float">
            <text:p>5653</text:p>
          </table:table-cell>
          <table:table-cell office:value-type="float" office:value="1.055657" calcext:value-type="float">
            <text:p>1.055657</text:p>
          </table:table-cell>
          <table:table-cell office:value-type="float" office:value="101.687298" calcext:value-type="float">
            <text:p>101.687298</text:p>
          </table:table-cell>
          <table:table-cell office:value-type="float" office:value="100.631641" calcext:value-type="float">
            <text:p>100.631641</text:p>
          </table:table-cell>
          <table:table-cell office:value-type="float" office:value="0.47277" calcext:value-type="float">
            <text:p>0.47277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1248" calcext:value-type="float">
            <text:p>124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.022856" calcext:value-type="float">
            <text:p>1.022856</text:p>
          </table:table-cell>
          <table:table-cell office:value-type="float" office:value="93.601921" calcext:value-type="float">
            <text:p>93.601921</text:p>
          </table:table-cell>
          <table:table-cell office:value-type="float" office:value="92.579065" calcext:value-type="float">
            <text:p>92.57906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864" calcext:value-type="float">
            <text:p>86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.01281" calcext:value-type="float">
            <text:p>1.01281</text:p>
          </table:table-cell>
          <table:table-cell office:value-type="float" office:value="93.608831" calcext:value-type="float">
            <text:p>93.608831</text:p>
          </table:table-cell>
          <table:table-cell office:value-type="float" office:value="92.596021" calcext:value-type="float">
            <text:p>92.596021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90" calcext:value-type="float">
            <text:p>69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.036061" calcext:value-type="float">
            <text:p>1.036061</text:p>
          </table:table-cell>
          <table:table-cell office:value-type="float" office:value="94.438698" calcext:value-type="float">
            <text:p>94.438698</text:p>
          </table:table-cell>
          <table:table-cell office:value-type="float" office:value="93.402637" calcext:value-type="float">
            <text:p>93.402637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5990088" calcext:value-type="float">
            <text:p>5990088</text:p>
          </table:table-cell>
          <table:table-cell office:value-type="float" office:value="7228" calcext:value-type="float">
            <text:p>7228</text:p>
          </table:table-cell>
          <table:table-cell office:value-type="float" office:value="5694" calcext:value-type="float">
            <text:p>5694</text:p>
          </table:table-cell>
          <table:table-cell office:value-type="float" office:value="1.019372" calcext:value-type="float">
            <text:p>1.019372</text:p>
          </table:table-cell>
          <table:table-cell office:value-type="float" office:value="101.402737" calcext:value-type="float">
            <text:p>101.402737</text:p>
          </table:table-cell>
          <table:table-cell office:value-type="float" office:value="100.383365" calcext:value-type="float">
            <text:p>100.383365</text:p>
          </table:table-cell>
          <table:table-cell office:value-type="float" office:value="0.477377" calcext:value-type="float">
            <text:p>0.477377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602804" calcext:value-type="float">
            <text:p>7602804</text:p>
          </table:table-cell>
          <table:table-cell office:value-type="float" office:value="5915396" calcext:value-type="float">
            <text:p>5915396</text:p>
          </table:table-cell>
          <table:table-cell office:value-type="float" office:value="7227" calcext:value-type="float">
            <text:p>7227</text:p>
          </table:table-cell>
          <table:table-cell office:value-type="float" office:value="5623" calcext:value-type="float">
            <text:p>5623</text:p>
          </table:table-cell>
          <table:table-cell office:value-type="float" office:value="1.067197" calcext:value-type="float">
            <text:p>1.067197</text:p>
          </table:table-cell>
          <table:table-cell office:value-type="float" office:value="101.45282" calcext:value-type="float">
            <text:p>101.45282</text:p>
          </table:table-cell>
          <table:table-cell office:value-type="float" office:value="100.385622" calcext:value-type="float">
            <text:p>100.385622</text:p>
          </table:table-cell>
          <table:table-cell office:value-type="float" office:value="0.471414" calcext:value-type="float">
            <text:p>0.471414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1200" calcext:value-type="float">
            <text:p>120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.030025" calcext:value-type="float">
            <text:p>1.030025</text:p>
          </table:table-cell>
          <table:table-cell office:value-type="float" office:value="98.708784" calcext:value-type="float">
            <text:p>98.708784</text:p>
          </table:table-cell>
          <table:table-cell office:value-type="float" office:value="97.678759" calcext:value-type="float">
            <text:p>97.678759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912" calcext:value-type="float">
            <text:p>9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.020879" calcext:value-type="float">
            <text:p>1.020879</text:p>
          </table:table-cell>
          <table:table-cell office:value-type="float" office:value="98.711704" calcext:value-type="float">
            <text:p>98.711704</text:p>
          </table:table-cell>
          <table:table-cell office:value-type="float" office:value="97.690825" calcext:value-type="float">
            <text:p>97.690825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30" calcext:value-type="float">
            <text:p>63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044297" calcext:value-type="float">
            <text:p>1.044297</text:p>
          </table:table-cell>
          <table:table-cell office:value-type="float" office:value="98.710118" calcext:value-type="float">
            <text:p>98.710118</text:p>
          </table:table-cell>
          <table:table-cell office:value-type="float" office:value="97.66582" calcext:value-type="float">
            <text:p>97.66582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6159460" calcext:value-type="float">
            <text:p>6159460</text:p>
          </table:table-cell>
          <table:table-cell office:value-type="float" office:value="7326" calcext:value-type="float">
            <text:p>7326</text:p>
          </table:table-cell>
          <table:table-cell office:value-type="float" office:value="5855" calcext:value-type="float">
            <text:p>5855</text:p>
          </table:table-cell>
          <table:table-cell office:value-type="float" office:value="1.015851" calcext:value-type="float">
            <text:p>1.015851</text:p>
          </table:table-cell>
          <table:table-cell office:value-type="float" office:value="101.583727" calcext:value-type="float">
            <text:p>101.583727</text:p>
          </table:table-cell>
          <table:table-cell office:value-type="float" office:value="100.567875" calcext:value-type="float">
            <text:p>100.567875</text:p>
          </table:table-cell>
          <table:table-cell office:value-type="float" office:value="0.489974" calcext:value-type="float">
            <text:p>0.489974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5987984" calcext:value-type="float">
            <text:p>5987984</text:p>
          </table:table-cell>
          <table:table-cell office:value-type="float" office:value="7326" calcext:value-type="float">
            <text:p>7326</text:p>
          </table:table-cell>
          <table:table-cell office:value-type="float" office:value="5692" calcext:value-type="float">
            <text:p>5692</text:p>
          </table:table-cell>
          <table:table-cell office:value-type="float" office:value="1.28788" calcext:value-type="float">
            <text:p>1.28788</text:p>
          </table:table-cell>
          <table:table-cell office:value-type="float" office:value="101.868949" calcext:value-type="float">
            <text:p>101.868949</text:p>
          </table:table-cell>
          <table:table-cell office:value-type="float" office:value="100.581069" calcext:value-type="float">
            <text:p>100.581069</text:p>
          </table:table-cell>
          <table:table-cell office:value-type="float" office:value="0.476271" calcext:value-type="float">
            <text:p>0.476271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1056" calcext:value-type="float">
            <text:p>105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.256251" calcext:value-type="float">
            <text:p>1.256251</text:p>
          </table:table-cell>
          <table:table-cell office:value-type="float" office:value="97.551018" calcext:value-type="float">
            <text:p>97.551018</text:p>
          </table:table-cell>
          <table:table-cell office:value-type="float" office:value="96.294766" calcext:value-type="float">
            <text:p>96.294766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864" calcext:value-type="float">
            <text:p>86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51068" calcext:value-type="float">
            <text:p>1.251068</text:p>
          </table:table-cell>
          <table:table-cell office:value-type="float" office:value="97.563468" calcext:value-type="float">
            <text:p>97.563468</text:p>
          </table:table-cell>
          <table:table-cell office:value-type="float" office:value="96.3124" calcext:value-type="float">
            <text:p>96.3124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276855" calcext:value-type="float">
            <text:p>1.276855</text:p>
          </table:table-cell>
          <table:table-cell office:value-type="float" office:value="98.288145" calcext:value-type="float">
            <text:p>98.288145</text:p>
          </table:table-cell>
          <table:table-cell office:value-type="float" office:value="97.01129" calcext:value-type="float">
            <text:p>97.01129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6158408" calcext:value-type="float">
            <text:p>6158408</text:p>
          </table:table-cell>
          <table:table-cell office:value-type="float" office:value="7426" calcext:value-type="float">
            <text:p>7426</text:p>
          </table:table-cell>
          <table:table-cell office:value-type="float" office:value="5854" calcext:value-type="float">
            <text:p>5854</text:p>
          </table:table-cell>
          <table:table-cell office:value-type="float" office:value="1.013452" calcext:value-type="float">
            <text:p>1.013452</text:p>
          </table:table-cell>
          <table:table-cell office:value-type="float" office:value="101.644841" calcext:value-type="float">
            <text:p>101.644841</text:p>
          </table:table-cell>
          <table:table-cell office:value-type="float" office:value="100.631389" calcext:value-type="float">
            <text:p>100.631389</text:p>
          </table:table-cell>
          <table:table-cell office:value-type="float" office:value="0.489581" calcext:value-type="float">
            <text:p>0.489581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811100" calcext:value-type="float">
            <text:p>7811100</text:p>
          </table:table-cell>
          <table:table-cell office:value-type="float" office:value="5973256" calcext:value-type="float">
            <text:p>5973256</text:p>
          </table:table-cell>
          <table:table-cell office:value-type="float" office:value="7425" calcext:value-type="float">
            <text:p>7425</text:p>
          </table:table-cell>
          <table:table-cell office:value-type="float" office:value="5678" calcext:value-type="float">
            <text:p>5678</text:p>
          </table:table-cell>
          <table:table-cell office:value-type="float" office:value="1.055153" calcext:value-type="float">
            <text:p>1.055153</text:p>
          </table:table-cell>
          <table:table-cell office:value-type="float" office:value="101.983759" calcext:value-type="float">
            <text:p>101.983759</text:p>
          </table:table-cell>
          <table:table-cell office:value-type="float" office:value="100.928605" calcext:value-type="float">
            <text:p>100.928605</text:p>
          </table:table-cell>
          <table:table-cell office:value-type="float" office:value="0.473464" calcext:value-type="float">
            <text:p>0.473464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1056" calcext:value-type="float">
            <text:p>105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.024345" calcext:value-type="float">
            <text:p>1.024345</text:p>
          </table:table-cell>
          <table:table-cell office:value-type="float" office:value="96.776922" calcext:value-type="float">
            <text:p>96.776922</text:p>
          </table:table-cell>
          <table:table-cell office:value-type="float" office:value="95.752578" calcext:value-type="float">
            <text:p>95.752578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864" calcext:value-type="float">
            <text:p>86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014979" calcext:value-type="float">
            <text:p>1.014979</text:p>
          </table:table-cell>
          <table:table-cell office:value-type="float" office:value="96.78383" calcext:value-type="float">
            <text:p>96.78383</text:p>
          </table:table-cell>
          <table:table-cell office:value-type="float" office:value="95.768852" calcext:value-type="float">
            <text:p>95.76885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30" calcext:value-type="float">
            <text:p>63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038566" calcext:value-type="float">
            <text:p>1.038566</text:p>
          </table:table-cell>
          <table:table-cell office:value-type="float" office:value="97.655191" calcext:value-type="float">
            <text:p>97.655191</text:p>
          </table:table-cell>
          <table:table-cell office:value-type="float" office:value="96.616625" calcext:value-type="float">
            <text:p>96.616625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6122640" calcext:value-type="float">
            <text:p>6122640</text:p>
          </table:table-cell>
          <table:table-cell office:value-type="float" office:value="7524" calcext:value-type="float">
            <text:p>7524</text:p>
          </table:table-cell>
          <table:table-cell office:value-type="float" office:value="5820" calcext:value-type="float">
            <text:p>5820</text:p>
          </table:table-cell>
          <table:table-cell office:value-type="float" office:value="1.009301" calcext:value-type="float">
            <text:p>1.009301</text:p>
          </table:table-cell>
          <table:table-cell office:value-type="float" office:value="101.467127" calcext:value-type="float">
            <text:p>101.467127</text:p>
          </table:table-cell>
          <table:table-cell office:value-type="float" office:value="100.457826" calcext:value-type="float">
            <text:p>100.457826</text:p>
          </table:table-cell>
          <table:table-cell office:value-type="float" office:value="0.487579" calcext:value-type="float">
            <text:p>0.487579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5883836" calcext:value-type="float">
            <text:p>5883836</text:p>
          </table:table-cell>
          <table:table-cell office:value-type="float" office:value="7524" calcext:value-type="float">
            <text:p>7524</text:p>
          </table:table-cell>
          <table:table-cell office:value-type="float" office:value="5593" calcext:value-type="float">
            <text:p>5593</text:p>
          </table:table-cell>
          <table:table-cell office:value-type="float" office:value="1.057053" calcext:value-type="float">
            <text:p>1.057053</text:p>
          </table:table-cell>
          <table:table-cell office:value-type="float" office:value="101.735662" calcext:value-type="float">
            <text:p>101.735662</text:p>
          </table:table-cell>
          <table:table-cell office:value-type="float" office:value="100.678609" calcext:value-type="float">
            <text:p>100.678609</text:p>
          </table:table-cell>
          <table:table-cell office:value-type="float" office:value="0.467534" calcext:value-type="float">
            <text:p>0.467534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32" calcext:value-type="float">
            <text:p>1432</text:p>
          </table:table-cell>
          <table:table-cell office:value-type="float" office:value="904" calcext:value-type="float">
            <text:p>90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024605" calcext:value-type="float">
            <text:p>1.024605</text:p>
          </table:table-cell>
          <table:table-cell office:value-type="float" office:value="105.02594" calcext:value-type="float">
            <text:p>105.02594</text:p>
          </table:table-cell>
          <table:table-cell office:value-type="float" office:value="104.001335" calcext:value-type="float">
            <text:p>104.001335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768" calcext:value-type="float">
            <text:p>76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.01307" calcext:value-type="float">
            <text:p>1.01307</text:p>
          </table:table-cell>
          <table:table-cell office:value-type="float" office:value="101.515668" calcext:value-type="float">
            <text:p>101.515668</text:p>
          </table:table-cell>
          <table:table-cell office:value-type="float" office:value="100.502598" calcext:value-type="float">
            <text:p>100.50259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040027" calcext:value-type="float">
            <text:p>1.040027</text:p>
          </table:table-cell>
          <table:table-cell office:value-type="float" office:value="101.508759" calcext:value-type="float">
            <text:p>101.508759</text:p>
          </table:table-cell>
          <table:table-cell office:value-type="float" office:value="100.468732" calcext:value-type="float">
            <text:p>100.468732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6235204" calcext:value-type="float">
            <text:p>6235204</text:p>
          </table:table-cell>
          <table:table-cell office:value-type="float" office:value="7623" calcext:value-type="float">
            <text:p>7623</text:p>
          </table:table-cell>
          <table:table-cell office:value-type="float" office:value="5927" calcext:value-type="float">
            <text:p>5927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01.462364" calcext:value-type="float">
            <text:p>101.462364</text:p>
          </table:table-cell>
          <table:table-cell office:value-type="float" office:value="100.454942" calcext:value-type="float">
            <text:p>100.454942</text:p>
          </table:table-cell>
          <table:table-cell office:value-type="float" office:value="0.496557" calcext:value-type="float">
            <text:p>0.496557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5838600" calcext:value-type="float">
            <text:p>5838600</text:p>
          </table:table-cell>
          <table:table-cell office:value-type="float" office:value="7623" calcext:value-type="float">
            <text:p>7623</text:p>
          </table:table-cell>
          <table:table-cell office:value-type="float" office:value="5550" calcext:value-type="float">
            <text:p>5550</text:p>
          </table:table-cell>
          <table:table-cell office:value-type="float" office:value="1.057765" calcext:value-type="float">
            <text:p>1.057765</text:p>
          </table:table-cell>
          <table:table-cell office:value-type="float" office:value="102.001705" calcext:value-type="float">
            <text:p>102.001705</text:p>
          </table:table-cell>
          <table:table-cell office:value-type="float" office:value="100.943941" calcext:value-type="float">
            <text:p>100.943941</text:p>
          </table:table-cell>
          <table:table-cell office:value-type="float" office:value="0.46272" calcext:value-type="float">
            <text:p>0.46272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768" calcext:value-type="float">
            <text:p>76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.014054" calcext:value-type="float">
            <text:p>1.014054</text:p>
          </table:table-cell>
          <table:table-cell office:value-type="float" office:value="96.45554" calcext:value-type="float">
            <text:p>96.45554</text:p>
          </table:table-cell>
          <table:table-cell office:value-type="float" office:value="95.441486" calcext:value-type="float">
            <text:p>95.441486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768" calcext:value-type="float">
            <text:p>76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.010091" calcext:value-type="float">
            <text:p>1.010091</text:p>
          </table:table-cell>
          <table:table-cell office:value-type="float" office:value="96.457107" calcext:value-type="float">
            <text:p>96.457107</text:p>
          </table:table-cell>
          <table:table-cell office:value-type="float" office:value="95.447016" calcext:value-type="float">
            <text:p>95.447016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26395" calcext:value-type="float">
            <text:p>1.026395</text:p>
          </table:table-cell>
          <table:table-cell office:value-type="float" office:value="96.458441" calcext:value-type="float">
            <text:p>96.458441</text:p>
          </table:table-cell>
          <table:table-cell office:value-type="float" office:value="95.432045" calcext:value-type="float">
            <text:p>95.43204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6331988" calcext:value-type="float">
            <text:p>6331988</text:p>
          </table:table-cell>
          <table:table-cell office:value-type="float" office:value="7722" calcext:value-type="float">
            <text:p>7722</text:p>
          </table:table-cell>
          <table:table-cell office:value-type="float" office:value="6019" calcext:value-type="float">
            <text:p>6019</text:p>
          </table:table-cell>
          <table:table-cell office:value-type="float" office:value="1.012312" calcext:value-type="float">
            <text:p>1.012312</text:p>
          </table:table-cell>
          <table:table-cell office:value-type="float" office:value="101.549067" calcext:value-type="float">
            <text:p>101.549067</text:p>
          </table:table-cell>
          <table:table-cell office:value-type="float" office:value="100.536755" calcext:value-type="float">
            <text:p>100.536755</text:p>
          </table:table-cell>
          <table:table-cell office:value-type="float" office:value="0.503855" calcext:value-type="float">
            <text:p>0.503855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5860692" calcext:value-type="float">
            <text:p>5860692</text:p>
          </table:table-cell>
          <table:table-cell office:value-type="float" office:value="7722" calcext:value-type="float">
            <text:p>7722</text:p>
          </table:table-cell>
          <table:table-cell office:value-type="float" office:value="5571" calcext:value-type="float">
            <text:p>5571</text:p>
          </table:table-cell>
          <table:table-cell office:value-type="float" office:value="1.046611" calcext:value-type="float">
            <text:p>1.046611</text:p>
          </table:table-cell>
          <table:table-cell office:value-type="float" office:value="102.181679" calcext:value-type="float">
            <text:p>102.181679</text:p>
          </table:table-cell>
          <table:table-cell office:value-type="float" office:value="101.135068" calcext:value-type="float">
            <text:p>101.135068</text:p>
          </table:table-cell>
          <table:table-cell office:value-type="float" office:value="0.463593" calcext:value-type="float">
            <text:p>0.463593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912" calcext:value-type="float">
            <text:p>91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023305" calcext:value-type="float">
            <text:p>1.023305</text:p>
          </table:table-cell>
          <table:table-cell office:value-type="float" office:value="101.583973" calcext:value-type="float">
            <text:p>101.583973</text:p>
          </table:table-cell>
          <table:table-cell office:value-type="float" office:value="100.560668" calcext:value-type="float">
            <text:p>100.560668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056" calcext:value-type="float">
            <text:p>105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.013819" calcext:value-type="float">
            <text:p>1.013819</text:p>
          </table:table-cell>
          <table:table-cell office:value-type="float" office:value="102.198497" calcext:value-type="float">
            <text:p>102.198497</text:p>
          </table:table-cell>
          <table:table-cell office:value-type="float" office:value="101.184679" calcext:value-type="float">
            <text:p>101.184679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36" calcext:value-type="float">
            <text:p>63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29903" calcext:value-type="float">
            <text:p>1.029903</text:p>
          </table:table-cell>
          <table:table-cell office:value-type="float" office:value="102.197091" calcext:value-type="float">
            <text:p>102.197091</text:p>
          </table:table-cell>
          <table:table-cell office:value-type="float" office:value="101.167188" calcext:value-type="float">
            <text:p>101.16718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6284648" calcext:value-type="float">
            <text:p>6284648</text:p>
          </table:table-cell>
          <table:table-cell office:value-type="float" office:value="7821" calcext:value-type="float">
            <text:p>7821</text:p>
          </table:table-cell>
          <table:table-cell office:value-type="float" office:value="5974" calcext:value-type="float">
            <text:p>5974</text:p>
          </table:table-cell>
          <table:table-cell office:value-type="float" office:value="1.010493" calcext:value-type="float">
            <text:p>1.010493</text:p>
          </table:table-cell>
          <table:table-cell office:value-type="float" office:value="101.774914" calcext:value-type="float">
            <text:p>101.774914</text:p>
          </table:table-cell>
          <table:table-cell office:value-type="float" office:value="100.764422" calcext:value-type="float">
            <text:p>100.764422</text:p>
          </table:table-cell>
          <table:table-cell office:value-type="float" office:value="0.498958" calcext:value-type="float">
            <text:p>0.498958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5811248" calcext:value-type="float">
            <text:p>5811248</text:p>
          </table:table-cell>
          <table:table-cell office:value-type="float" office:value="7821" calcext:value-type="float">
            <text:p>7821</text:p>
          </table:table-cell>
          <table:table-cell office:value-type="float" office:value="5524" calcext:value-type="float">
            <text:p>5524</text:p>
          </table:table-cell>
          <table:table-cell office:value-type="float" office:value="1.061047" calcext:value-type="float">
            <text:p>1.061047</text:p>
          </table:table-cell>
          <table:table-cell office:value-type="float" office:value="101.997495" calcext:value-type="float">
            <text:p>101.997495</text:p>
          </table:table-cell>
          <table:table-cell office:value-type="float" office:value="100.936448" calcext:value-type="float">
            <text:p>100.936448</text:p>
          </table:table-cell>
          <table:table-cell office:value-type="float" office:value="0.460587" calcext:value-type="float">
            <text:p>0.460587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816" calcext:value-type="float">
            <text:p>8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.022347" calcext:value-type="float">
            <text:p>1.022347</text:p>
          </table:table-cell>
          <table:table-cell office:value-type="float" office:value="102.176728" calcext:value-type="float">
            <text:p>102.176728</text:p>
          </table:table-cell>
          <table:table-cell office:value-type="float" office:value="101.154381" calcext:value-type="float">
            <text:p>101.154381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912" calcext:value-type="float">
            <text:p>91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.013101" calcext:value-type="float">
            <text:p>1.013101</text:p>
          </table:table-cell>
          <table:table-cell office:value-type="float" office:value="102.175261" calcext:value-type="float">
            <text:p>102.175261</text:p>
          </table:table-cell>
          <table:table-cell office:value-type="float" office:value="101.16216" calcext:value-type="float">
            <text:p>101.1621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36109" calcext:value-type="float">
            <text:p>1.036109</text:p>
          </table:table-cell>
          <table:table-cell office:value-type="float" office:value="97.118868" calcext:value-type="float">
            <text:p>97.118868</text:p>
          </table:table-cell>
          <table:table-cell office:value-type="float" office:value="96.082759" calcext:value-type="float">
            <text:p>96.082759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186115" calcext:value-type="float">
            <text:p>102.186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6214164" calcext:value-type="float">
            <text:p>6214164</text:p>
          </table:table-cell>
          <table:table-cell office:value-type="float" office:value="7920" calcext:value-type="float">
            <text:p>7920</text:p>
          </table:table-cell>
          <table:table-cell office:value-type="float" office:value="5907" calcext:value-type="float">
            <text:p>5907</text:p>
          </table:table-cell>
          <table:table-cell office:value-type="float" office:value="1.019213" calcext:value-type="float">
            <text:p>1.019213</text:p>
          </table:table-cell>
          <table:table-cell office:value-type="float" office:value="101.708149" calcext:value-type="float">
            <text:p>101.708149</text:p>
          </table:table-cell>
          <table:table-cell office:value-type="float" office:value="100.688935" calcext:value-type="float">
            <text:p>100.688935</text:p>
          </table:table-cell>
          <table:table-cell office:value-type="float" office:value="0.493732" calcext:value-type="float">
            <text:p>0.493732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5956424" calcext:value-type="float">
            <text:p>5956424</text:p>
          </table:table-cell>
          <table:table-cell office:value-type="float" office:value="7920" calcext:value-type="float">
            <text:p>7920</text:p>
          </table:table-cell>
          <table:table-cell office:value-type="float" office:value="5662" calcext:value-type="float">
            <text:p>5662</text:p>
          </table:table-cell>
          <table:table-cell office:value-type="float" office:value="1.078774" calcext:value-type="float">
            <text:p>1.078774</text:p>
          </table:table-cell>
          <table:table-cell office:value-type="float" office:value="101.953827" calcext:value-type="float">
            <text:p>101.953827</text:p>
          </table:table-cell>
          <table:table-cell office:value-type="float" office:value="100.875053" calcext:value-type="float">
            <text:p>100.875053</text:p>
          </table:table-cell>
          <table:table-cell office:value-type="float" office:value="0.47238" calcext:value-type="float">
            <text:p>0.4723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1008" calcext:value-type="float">
            <text:p>100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.035587" calcext:value-type="float">
            <text:p>1.035587</text:p>
          </table:table-cell>
          <table:table-cell office:value-type="float" office:value="101.750566" calcext:value-type="float">
            <text:p>101.750566</text:p>
          </table:table-cell>
          <table:table-cell office:value-type="float" office:value="100.714979" calcext:value-type="float">
            <text:p>100.71497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1104" calcext:value-type="float">
            <text:p>110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.02082" calcext:value-type="float">
            <text:p>1.02082</text:p>
          </table:table-cell>
          <table:table-cell office:value-type="float" office:value="101.765017" calcext:value-type="float">
            <text:p>101.765017</text:p>
          </table:table-cell>
          <table:table-cell office:value-type="float" office:value="100.744197" calcext:value-type="float">
            <text:p>100.744197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49149" calcext:value-type="float">
            <text:p>1.049149</text:p>
          </table:table-cell>
          <table:table-cell office:value-type="float" office:value="96.691548" calcext:value-type="float">
            <text:p>96.691548</text:p>
          </table:table-cell>
          <table:table-cell office:value-type="float" office:value="95.642399" calcext:value-type="float">
            <text:p>95.642399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00626" calcext:value-type="float">
            <text:p>102.00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6250984" calcext:value-type="float">
            <text:p>6250984</text:p>
          </table:table-cell>
          <table:table-cell office:value-type="float" office:value="8020" calcext:value-type="float">
            <text:p>8020</text:p>
          </table:table-cell>
          <table:table-cell office:value-type="float" office:value="5942" calcext:value-type="float">
            <text:p>5942</text:p>
          </table:table-cell>
          <table:table-cell office:value-type="float" office:value="1.02083" calcext:value-type="float">
            <text:p>1.02083</text:p>
          </table:table-cell>
          <table:table-cell office:value-type="float" office:value="101.149446" calcext:value-type="float">
            <text:p>101.149446</text:p>
          </table:table-cell>
          <table:table-cell office:value-type="float" office:value="100.128616" calcext:value-type="float">
            <text:p>100.128616</text:p>
          </table:table-cell>
          <table:table-cell office:value-type="float" office:value="0.499436" calcext:value-type="float">
            <text:p>0.499436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435988" calcext:value-type="float">
            <text:p>8435988</text:p>
          </table:table-cell>
          <table:table-cell office:value-type="float" office:value="5676592" calcext:value-type="float">
            <text:p>5676592</text:p>
          </table:table-cell>
          <table:table-cell office:value-type="float" office:value="8019" calcext:value-type="float">
            <text:p>8019</text:p>
          </table:table-cell>
          <table:table-cell office:value-type="float" office:value="5396" calcext:value-type="float">
            <text:p>5396</text:p>
          </table:table-cell>
          <table:table-cell office:value-type="float" office:value="1.293225" calcext:value-type="float">
            <text:p>1.293225</text:p>
          </table:table-cell>
          <table:table-cell office:value-type="float" office:value="101.560369" calcext:value-type="float">
            <text:p>101.560369</text:p>
          </table:table-cell>
          <table:table-cell office:value-type="float" office:value="100.267144" calcext:value-type="float">
            <text:p>100.267144</text:p>
          </table:table-cell>
          <table:table-cell office:value-type="float" office:value="0.452917" calcext:value-type="float">
            <text:p>0.452917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.255835" calcext:value-type="float">
            <text:p>1.255835</text:p>
          </table:table-cell>
          <table:table-cell office:value-type="float" office:value="101.807672" calcext:value-type="float">
            <text:p>101.807672</text:p>
          </table:table-cell>
          <table:table-cell office:value-type="float" office:value="100.551837" calcext:value-type="float">
            <text:p>100.551837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.245069" calcext:value-type="float">
            <text:p>1.245069</text:p>
          </table:table-cell>
          <table:table-cell office:value-type="float" office:value="101.816354" calcext:value-type="float">
            <text:p>101.816354</text:p>
          </table:table-cell>
          <table:table-cell office:value-type="float" office:value="100.571285" calcext:value-type="float">
            <text:p>100.571285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271317" calcext:value-type="float">
            <text:p>1.271317</text:p>
          </table:table-cell>
          <table:table-cell office:value-type="float" office:value="100.528125" calcext:value-type="float">
            <text:p>100.528125</text:p>
          </table:table-cell>
          <table:table-cell office:value-type="float" office:value="99.256808" calcext:value-type="float">
            <text:p>99.256808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817788" calcext:value-type="float">
            <text:p>101.817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6710708" calcext:value-type="float">
            <text:p>6710708</text:p>
          </table:table-cell>
          <table:table-cell office:value-type="float" office:value="8118" calcext:value-type="float">
            <text:p>8118</text:p>
          </table:table-cell>
          <table:table-cell office:value-type="float" office:value="6379" calcext:value-type="float">
            <text:p>6379</text:p>
          </table:table-cell>
          <table:table-cell office:value-type="float" office:value="1.015241" calcext:value-type="float">
            <text:p>1.015241</text:p>
          </table:table-cell>
          <table:table-cell office:value-type="float" office:value="101.455455" calcext:value-type="float">
            <text:p>101.455455</text:p>
          </table:table-cell>
          <table:table-cell office:value-type="float" office:value="100.440214" calcext:value-type="float">
            <text:p>100.440214</text:p>
          </table:table-cell>
          <table:table-cell office:value-type="float" office:value="0.534504" calcext:value-type="float">
            <text:p>0.534504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5475660" calcext:value-type="float">
            <text:p>5475660</text:p>
          </table:table-cell>
          <table:table-cell office:value-type="float" office:value="8118" calcext:value-type="float">
            <text:p>8118</text:p>
          </table:table-cell>
          <table:table-cell office:value-type="float" office:value="5205" calcext:value-type="float">
            <text:p>5205</text:p>
          </table:table-cell>
          <table:table-cell office:value-type="float" office:value="1.067897" calcext:value-type="float">
            <text:p>1.067897</text:p>
          </table:table-cell>
          <table:table-cell office:value-type="float" office:value="101.280387" calcext:value-type="float">
            <text:p>101.280387</text:p>
          </table:table-cell>
          <table:table-cell office:value-type="float" office:value="100.21249" calcext:value-type="float">
            <text:p>100.21249</text:p>
          </table:table-cell>
          <table:table-cell office:value-type="float" office:value="0.437124" calcext:value-type="float">
            <text:p>0.437124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720" calcext:value-type="float">
            <text:p>7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.03534" calcext:value-type="float">
            <text:p>1.03534</text:p>
          </table:table-cell>
          <table:table-cell office:value-type="float" office:value="99.553013" calcext:value-type="float">
            <text:p>99.553013</text:p>
          </table:table-cell>
          <table:table-cell office:value-type="float" office:value="98.517673" calcext:value-type="float">
            <text:p>98.517673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816" calcext:value-type="float">
            <text:p>8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.023213" calcext:value-type="float">
            <text:p>1.023213</text:p>
          </table:table-cell>
          <table:table-cell office:value-type="float" office:value="90.371947" calcext:value-type="float">
            <text:p>90.371947</text:p>
          </table:table-cell>
          <table:table-cell office:value-type="float" office:value="89.348735" calcext:value-type="float">
            <text:p>89.348735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48381" calcext:value-type="float">
            <text:p>1.048381</text:p>
          </table:table-cell>
          <table:table-cell office:value-type="float" office:value="99.554347" calcext:value-type="float">
            <text:p>99.554347</text:p>
          </table:table-cell>
          <table:table-cell office:value-type="float" office:value="98.505966" calcext:value-type="float">
            <text:p>98.505966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6359340" calcext:value-type="float">
            <text:p>6359340</text:p>
          </table:table-cell>
          <table:table-cell office:value-type="float" office:value="8217" calcext:value-type="float">
            <text:p>8217</text:p>
          </table:table-cell>
          <table:table-cell office:value-type="float" office:value="6045" calcext:value-type="float">
            <text:p>6045</text:p>
          </table:table-cell>
          <table:table-cell office:value-type="float" office:value="1.018782" calcext:value-type="float">
            <text:p>1.018782</text:p>
          </table:table-cell>
          <table:table-cell office:value-type="float" office:value="99.99306" calcext:value-type="float">
            <text:p>99.99306</text:p>
          </table:table-cell>
          <table:table-cell office:value-type="float" office:value="98.974278" calcext:value-type="float">
            <text:p>98.974278</text:p>
          </table:table-cell>
          <table:table-cell office:value-type="float" office:value="0.51402" calcext:value-type="float">
            <text:p>0.51402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5382032" calcext:value-type="float">
            <text:p>5382032</text:p>
          </table:table-cell>
          <table:table-cell office:value-type="float" office:value="8217" calcext:value-type="float">
            <text:p>8217</text:p>
          </table:table-cell>
          <table:table-cell office:value-type="float" office:value="5116" calcext:value-type="float">
            <text:p>5116</text:p>
          </table:table-cell>
          <table:table-cell office:value-type="float" office:value="2.039082" calcext:value-type="float">
            <text:p>2.039082</text:p>
          </table:table-cell>
          <table:table-cell office:value-type="float" office:value="97.252227" calcext:value-type="float">
            <text:p>97.252227</text:p>
          </table:table-cell>
          <table:table-cell office:value-type="float" office:value="95.213145" calcext:value-type="float">
            <text:p>95.213145</text:p>
          </table:table-cell>
          <table:table-cell office:value-type="float" office:value="0.452209" calcext:value-type="float">
            <text:p>0.452209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44" calcext:value-type="float">
            <text:p>1344</text:p>
          </table:table-cell>
          <table:table-cell office:value-type="float" office:value="576" calcext:value-type="float">
            <text:p>57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.010605" calcext:value-type="float">
            <text:p>1.010605</text:p>
          </table:table-cell>
          <table:table-cell office:value-type="float" office:value="88.23962" calcext:value-type="float">
            <text:p>88.23962</text:p>
          </table:table-cell>
          <table:table-cell office:value-type="float" office:value="87.229015" calcext:value-type="float">
            <text:p>87.229015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624" calcext:value-type="float">
            <text:p>62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.020209" calcext:value-type="float">
            <text:p>1.020209</text:p>
          </table:table-cell>
          <table:table-cell office:value-type="float" office:value="97.260367" calcext:value-type="float">
            <text:p>97.260367</text:p>
          </table:table-cell>
          <table:table-cell office:value-type="float" office:value="96.240158" calcext:value-type="float">
            <text:p>96.240158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.022595" calcext:value-type="float">
            <text:p>2.022595</text:p>
          </table:table-cell>
          <table:table-cell office:value-type="float" office:value="88.240954" calcext:value-type="float">
            <text:p>88.240954</text:p>
          </table:table-cell>
          <table:table-cell office:value-type="float" office:value="86.218359" calcext:value-type="float">
            <text:p>86.218359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6403524" calcext:value-type="float">
            <text:p>6403524</text:p>
          </table:table-cell>
          <table:table-cell office:value-type="float" office:value="8316" calcext:value-type="float">
            <text:p>8316</text:p>
          </table:table-cell>
          <table:table-cell office:value-type="float" office:value="6087" calcext:value-type="float">
            <text:p>6087</text:p>
          </table:table-cell>
          <table:table-cell office:value-type="float" office:value="1.012365" calcext:value-type="float">
            <text:p>1.012365</text:p>
          </table:table-cell>
          <table:table-cell office:value-type="float" office:value="101.201776" calcext:value-type="float">
            <text:p>101.201776</text:p>
          </table:table-cell>
          <table:table-cell office:value-type="float" office:value="100.189411" calcext:value-type="float">
            <text:p>100.189411</text:p>
          </table:table-cell>
          <table:table-cell office:value-type="float" office:value="0.511313" calcext:value-type="float">
            <text:p>0.511313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5610316" calcext:value-type="float">
            <text:p>5610316</text:p>
          </table:table-cell>
          <table:table-cell office:value-type="float" office:value="8316" calcext:value-type="float">
            <text:p>8316</text:p>
          </table:table-cell>
          <table:table-cell office:value-type="float" office:value="5333" calcext:value-type="float">
            <text:p>5333</text:p>
          </table:table-cell>
          <table:table-cell office:value-type="float" office:value="1.278378" calcext:value-type="float">
            <text:p>1.278378</text:p>
          </table:table-cell>
          <table:table-cell office:value-type="float" office:value="101.721784" calcext:value-type="float">
            <text:p>101.721784</text:p>
          </table:table-cell>
          <table:table-cell office:value-type="float" office:value="100.443406" calcext:value-type="float">
            <text:p>100.443406</text:p>
          </table:table-cell>
          <table:table-cell office:value-type="float" office:value="0.446844" calcext:value-type="float">
            <text:p>0.446844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576" calcext:value-type="float">
            <text:p>57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.249471" calcext:value-type="float">
            <text:p>1.249471</text:p>
          </table:table-cell>
          <table:table-cell office:value-type="float" office:value="100.536343" calcext:value-type="float">
            <text:p>100.536343</text:p>
          </table:table-cell>
          <table:table-cell office:value-type="float" office:value="99.286873" calcext:value-type="float">
            <text:p>99.286873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720" calcext:value-type="float">
            <text:p>72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.245827" calcext:value-type="float">
            <text:p>1.245827</text:p>
          </table:table-cell>
          <table:table-cell office:value-type="float" office:value="100.560173" calcext:value-type="float">
            <text:p>100.560173</text:p>
          </table:table-cell>
          <table:table-cell office:value-type="float" office:value="99.314345" calcext:value-type="float">
            <text:p>99.314345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261992" calcext:value-type="float">
            <text:p>1.261992</text:p>
          </table:table-cell>
          <table:table-cell office:value-type="float" office:value="100.537677" calcext:value-type="float">
            <text:p>100.537677</text:p>
          </table:table-cell>
          <table:table-cell office:value-type="float" office:value="99.275685" calcext:value-type="float">
            <text:p>99.27568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6466644" calcext:value-type="float">
            <text:p>6466644</text:p>
          </table:table-cell>
          <table:table-cell office:value-type="float" office:value="8415" calcext:value-type="float">
            <text:p>8415</text:p>
          </table:table-cell>
          <table:table-cell office:value-type="float" office:value="6147" calcext:value-type="float">
            <text:p>6147</text:p>
          </table:table-cell>
          <table:table-cell office:value-type="float" office:value="1.014361" calcext:value-type="float">
            <text:p>1.014361</text:p>
          </table:table-cell>
          <table:table-cell office:value-type="float" office:value="101.659404" calcext:value-type="float">
            <text:p>101.659404</text:p>
          </table:table-cell>
          <table:table-cell office:value-type="float" office:value="100.645042" calcext:value-type="float">
            <text:p>100.645042</text:p>
          </table:table-cell>
          <table:table-cell office:value-type="float" office:value="0.514016" calcext:value-type="float">
            <text:p>0.514016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5633460" calcext:value-type="float">
            <text:p>5633460</text:p>
          </table:table-cell>
          <table:table-cell office:value-type="float" office:value="8415" calcext:value-type="float">
            <text:p>8415</text:p>
          </table:table-cell>
          <table:table-cell office:value-type="float" office:value="5355" calcext:value-type="float">
            <text:p>5355</text:p>
          </table:table-cell>
          <table:table-cell office:value-type="float" office:value="1.081693" calcext:value-type="float">
            <text:p>1.081693</text:p>
          </table:table-cell>
          <table:table-cell office:value-type="float" office:value="102.631181" calcext:value-type="float">
            <text:p>102.631181</text:p>
          </table:table-cell>
          <table:table-cell office:value-type="float" office:value="101.549487" calcext:value-type="float">
            <text:p>101.549487</text:p>
          </table:table-cell>
          <table:table-cell office:value-type="float" office:value="0.4438" calcext:value-type="float">
            <text:p>0.4438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576" calcext:value-type="float">
            <text:p>57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.042952" calcext:value-type="float">
            <text:p>1.042952</text:p>
          </table:table-cell>
          <table:table-cell office:value-type="float" office:value="96.009421" calcext:value-type="float">
            <text:p>96.009421</text:p>
          </table:table-cell>
          <table:table-cell office:value-type="float" office:value="94.966469" calcext:value-type="float">
            <text:p>94.966469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672" calcext:value-type="float">
            <text:p>67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.025701" calcext:value-type="float">
            <text:p>1.025701</text:p>
          </table:table-cell>
          <table:table-cell office:value-type="float" office:value="101.688225" calcext:value-type="float">
            <text:p>101.688225</text:p>
          </table:table-cell>
          <table:table-cell office:value-type="float" office:value="100.662524" calcext:value-type="float">
            <text:p>100.66252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58793" calcext:value-type="float">
            <text:p>1.058793</text:p>
          </table:table-cell>
          <table:table-cell office:value-type="float" office:value="96.010855" calcext:value-type="float">
            <text:p>96.010855</text:p>
          </table:table-cell>
          <table:table-cell office:value-type="float" office:value="94.952061" calcext:value-type="float">
            <text:p>94.95206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690343" calcext:value-type="float">
            <text:p>101.690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6280440" calcext:value-type="float">
            <text:p>6280440</text:p>
          </table:table-cell>
          <table:table-cell office:value-type="float" office:value="8514" calcext:value-type="float">
            <text:p>8514</text:p>
          </table:table-cell>
          <table:table-cell office:value-type="float" office:value="5970" calcext:value-type="float">
            <text:p>5970</text:p>
          </table:table-cell>
          <table:table-cell office:value-type="float" office:value="1.009362" calcext:value-type="float">
            <text:p>1.009362</text:p>
          </table:table-cell>
          <table:table-cell office:value-type="float" office:value="101.140656" calcext:value-type="float">
            <text:p>101.140656</text:p>
          </table:table-cell>
          <table:table-cell office:value-type="float" office:value="100.131294" calcext:value-type="float">
            <text:p>100.131294</text:p>
          </table:table-cell>
          <table:table-cell office:value-type="float" office:value="0.501776" calcext:value-type="float">
            <text:p>0.501776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5719724" calcext:value-type="float">
            <text:p>5719724</text:p>
          </table:table-cell>
          <table:table-cell office:value-type="float" office:value="8514" calcext:value-type="float">
            <text:p>8514</text:p>
          </table:table-cell>
          <table:table-cell office:value-type="float" office:value="5437" calcext:value-type="float">
            <text:p>5437</text:p>
          </table:table-cell>
          <table:table-cell office:value-type="float" office:value="2.060485" calcext:value-type="float">
            <text:p>2.060485</text:p>
          </table:table-cell>
          <table:table-cell office:value-type="float" office:value="102.064649" calcext:value-type="float">
            <text:p>102.064649</text:p>
          </table:table-cell>
          <table:table-cell office:value-type="float" office:value="100.004163" calcext:value-type="float">
            <text:p>100.004163</text:p>
          </table:table-cell>
          <table:table-cell office:value-type="float" office:value="0.457559" calcext:value-type="float">
            <text:p>0.457559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72" calcext:value-type="float">
            <text:p>67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.030637" calcext:value-type="float">
            <text:p>1.030637</text:p>
          </table:table-cell>
          <table:table-cell office:value-type="float" office:value="100.832875" calcext:value-type="float">
            <text:p>100.832875</text:p>
          </table:table-cell>
          <table:table-cell office:value-type="float" office:value="99.802238" calcext:value-type="float">
            <text:p>99.80223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672" calcext:value-type="float">
            <text:p>67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.015869" calcext:value-type="float">
            <text:p>1.015869</text:p>
          </table:table-cell>
          <table:table-cell office:value-type="float" office:value="100.841326" calcext:value-type="float">
            <text:p>100.841326</text:p>
          </table:table-cell>
          <table:table-cell office:value-type="float" office:value="99.825457" calcext:value-type="float">
            <text:p>99.825457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.038497" calcext:value-type="float">
            <text:p>2.038497</text:p>
          </table:table-cell>
          <table:table-cell office:value-type="float" office:value="101.095842" calcext:value-type="float">
            <text:p>101.095842</text:p>
          </table:table-cell>
          <table:table-cell office:value-type="float" office:value="99.057346" calcext:value-type="float">
            <text:p>99.057346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6569740" calcext:value-type="float">
            <text:p>6569740</text:p>
          </table:table-cell>
          <table:table-cell office:value-type="float" office:value="8613" calcext:value-type="float">
            <text:p>8613</text:p>
          </table:table-cell>
          <table:table-cell office:value-type="float" office:value="6245" calcext:value-type="float">
            <text:p>6245</text:p>
          </table:table-cell>
          <table:table-cell office:value-type="float" office:value="1.015313" calcext:value-type="float">
            <text:p>1.015313</text:p>
          </table:table-cell>
          <table:table-cell office:value-type="float" office:value="101.396229" calcext:value-type="float">
            <text:p>101.396229</text:p>
          </table:table-cell>
          <table:table-cell office:value-type="float" office:value="100.380916" calcext:value-type="float">
            <text:p>100.380916</text:p>
          </table:table-cell>
          <table:table-cell office:value-type="float" office:value="0.523585" calcext:value-type="float">
            <text:p>0.523585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5560872" calcext:value-type="float">
            <text:p>5560872</text:p>
          </table:table-cell>
          <table:table-cell office:value-type="float" office:value="8613" calcext:value-type="float">
            <text:p>8613</text:p>
          </table:table-cell>
          <table:table-cell office:value-type="float" office:value="5286" calcext:value-type="float">
            <text:p>5286</text:p>
          </table:table-cell>
          <table:table-cell office:value-type="float" office:value="1.074961" calcext:value-type="float">
            <text:p>1.074961</text:p>
          </table:table-cell>
          <table:table-cell office:value-type="float" office:value="101.186985" calcext:value-type="float">
            <text:p>101.186985</text:p>
          </table:table-cell>
          <table:table-cell office:value-type="float" office:value="100.112024" calcext:value-type="float">
            <text:p>100.112024</text:p>
          </table:table-cell>
          <table:table-cell office:value-type="float" office:value="0.444372" calcext:value-type="float">
            <text:p>0.444372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33018" calcext:value-type="float">
            <text:p>1.033018</text:p>
          </table:table-cell>
          <table:table-cell office:value-type="float" office:value="99.84174" calcext:value-type="float">
            <text:p>99.84174</text:p>
          </table:table-cell>
          <table:table-cell office:value-type="float" office:value="98.808722" calcext:value-type="float">
            <text:p>98.808722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.017909" calcext:value-type="float">
            <text:p>1.017909</text:p>
          </table:table-cell>
          <table:table-cell office:value-type="float" office:value="85.947121" calcext:value-type="float">
            <text:p>85.947121</text:p>
          </table:table-cell>
          <table:table-cell office:value-type="float" office:value="84.929212" calcext:value-type="float">
            <text:p>84.929212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52732" calcext:value-type="float">
            <text:p>1.052732</text:p>
          </table:table-cell>
          <table:table-cell office:value-type="float" office:value="99.843074" calcext:value-type="float">
            <text:p>99.843074</text:p>
          </table:table-cell>
          <table:table-cell office:value-type="float" office:value="98.790342" calcext:value-type="float">
            <text:p>98.79034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6855884" calcext:value-type="float">
            <text:p>6855884</text:p>
          </table:table-cell>
          <table:table-cell office:value-type="float" office:value="8713" calcext:value-type="float">
            <text:p>8713</text:p>
          </table:table-cell>
          <table:table-cell office:value-type="float" office:value="6517" calcext:value-type="float">
            <text:p>6517</text:p>
          </table:table-cell>
          <table:table-cell office:value-type="float" office:value="1.008362" calcext:value-type="float">
            <text:p>1.008362</text:p>
          </table:table-cell>
          <table:table-cell office:value-type="float" office:value="101.499962" calcext:value-type="float">
            <text:p>101.499962</text:p>
          </table:table-cell>
          <table:table-cell office:value-type="float" office:value="100.4916" calcext:value-type="float">
            <text:p>100.4916</text:p>
          </table:table-cell>
          <table:table-cell office:value-type="float" office:value="0.545788" calcext:value-type="float">
            <text:p>0.545788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165024" calcext:value-type="float">
            <text:p>9165024</text:p>
          </table:table-cell>
          <table:table-cell office:value-type="float" office:value="5467244" calcext:value-type="float">
            <text:p>5467244</text:p>
          </table:table-cell>
          <table:table-cell office:value-type="float" office:value="8712" calcext:value-type="float">
            <text:p>8712</text:p>
          </table:table-cell>
          <table:table-cell office:value-type="float" office:value="5197" calcext:value-type="float">
            <text:p>5197</text:p>
          </table:table-cell>
          <table:table-cell office:value-type="float" office:value="1.071091" calcext:value-type="float">
            <text:p>1.071091</text:p>
          </table:table-cell>
          <table:table-cell office:value-type="float" office:value="102.361434" calcext:value-type="float">
            <text:p>102.361434</text:p>
          </table:table-cell>
          <table:table-cell office:value-type="float" office:value="101.290343" calcext:value-type="float">
            <text:p>101.290343</text:p>
          </table:table-cell>
          <table:table-cell office:value-type="float" office:value="0.431808" calcext:value-type="float">
            <text:p>0.431808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031399" calcext:value-type="float">
            <text:p>1.031399</text:p>
          </table:table-cell>
          <table:table-cell office:value-type="float" office:value="97.280377" calcext:value-type="float">
            <text:p>97.280377</text:p>
          </table:table-cell>
          <table:table-cell office:value-type="float" office:value="96.248979" calcext:value-type="float">
            <text:p>96.248979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624" calcext:value-type="float">
            <text:p>62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.021813" calcext:value-type="float">
            <text:p>1.021813</text:p>
          </table:table-cell>
          <table:table-cell office:value-type="float" office:value="97.28866" calcext:value-type="float">
            <text:p>97.28866</text:p>
          </table:table-cell>
          <table:table-cell office:value-type="float" office:value="96.266847" calcext:value-type="float">
            <text:p>96.266847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436" calcext:value-type="float">
            <text:p>1.0436</text:p>
          </table:table-cell>
          <table:table-cell office:value-type="float" office:value="97.281711" calcext:value-type="float">
            <text:p>97.281711</text:p>
          </table:table-cell>
          <table:table-cell office:value-type="float" office:value="96.238111" calcext:value-type="float">
            <text:p>96.23811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6902172" calcext:value-type="float">
            <text:p>6902172</text:p>
          </table:table-cell>
          <table:table-cell office:value-type="float" office:value="8812" calcext:value-type="float">
            <text:p>8812</text:p>
          </table:table-cell>
          <table:table-cell office:value-type="float" office:value="6561" calcext:value-type="float">
            <text:p>6561</text:p>
          </table:table-cell>
          <table:table-cell office:value-type="float" office:value="1.015005" calcext:value-type="float">
            <text:p>1.015005</text:p>
          </table:table-cell>
          <table:table-cell office:value-type="float" office:value="101.498004" calcext:value-type="float">
            <text:p>101.498004</text:p>
          </table:table-cell>
          <table:table-cell office:value-type="float" office:value="100.482999" calcext:value-type="float">
            <text:p>100.482999</text:p>
          </table:table-cell>
          <table:table-cell office:value-type="float" office:value="0.54952" calcext:value-type="float">
            <text:p>0.54952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269172" calcext:value-type="float">
            <text:p>9269172</text:p>
          </table:table-cell>
          <table:table-cell office:value-type="float" office:value="5505116" calcext:value-type="float">
            <text:p>5505116</text:p>
          </table:table-cell>
          <table:table-cell office:value-type="float" office:value="8811" calcext:value-type="float">
            <text:p>8811</text:p>
          </table:table-cell>
          <table:table-cell office:value-type="float" office:value="5233" calcext:value-type="float">
            <text:p>5233</text:p>
          </table:table-cell>
          <table:table-cell office:value-type="float" office:value="1.309057" calcext:value-type="float">
            <text:p>1.309057</text:p>
          </table:table-cell>
          <table:table-cell office:value-type="float" office:value="102.687659" calcext:value-type="float">
            <text:p>102.687659</text:p>
          </table:table-cell>
          <table:table-cell office:value-type="float" office:value="101.378602" calcext:value-type="float">
            <text:p>101.378602</text:p>
          </table:table-cell>
          <table:table-cell office:value-type="float" office:value="0.43442" calcext:value-type="float">
            <text:p>0.43442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267545" calcext:value-type="float">
            <text:p>1.267545</text:p>
          </table:table-cell>
          <table:table-cell office:value-type="float" office:value="101.59401" calcext:value-type="float">
            <text:p>101.59401</text:p>
          </table:table-cell>
          <table:table-cell office:value-type="float" office:value="100.326464" calcext:value-type="float">
            <text:p>100.32646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864" calcext:value-type="float">
            <text:p>86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.257861" calcext:value-type="float">
            <text:p>1.257861</text:p>
          </table:table-cell>
          <table:table-cell office:value-type="float" office:value="101.604395" calcext:value-type="float">
            <text:p>101.604395</text:p>
          </table:table-cell>
          <table:table-cell office:value-type="float" office:value="100.346534" calcext:value-type="float">
            <text:p>100.346534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281447" calcext:value-type="float">
            <text:p>1.281447</text:p>
          </table:table-cell>
          <table:table-cell office:value-type="float" office:value="102.698936" calcext:value-type="float">
            <text:p>102.698936</text:p>
          </table:table-cell>
          <table:table-cell office:value-type="float" office:value="101.417489" calcext:value-type="float">
            <text:p>101.41748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6471904" calcext:value-type="float">
            <text:p>6471904</text:p>
          </table:table-cell>
          <table:table-cell office:value-type="float" office:value="8911" calcext:value-type="float">
            <text:p>8911</text:p>
          </table:table-cell>
          <table:table-cell office:value-type="float" office:value="6152" calcext:value-type="float">
            <text:p>6152</text:p>
          </table:table-cell>
          <table:table-cell office:value-type="float" office:value="1.012841" calcext:value-type="float">
            <text:p>1.012841</text:p>
          </table:table-cell>
          <table:table-cell office:value-type="float" office:value="101.712688" calcext:value-type="float">
            <text:p>101.712688</text:p>
          </table:table-cell>
          <table:table-cell office:value-type="float" office:value="100.699847" calcext:value-type="float">
            <text:p>100.699847</text:p>
          </table:table-cell>
          <table:table-cell office:value-type="float" office:value="0.514154" calcext:value-type="float">
            <text:p>0.514154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73320" calcext:value-type="float">
            <text:p>9373320</text:p>
          </table:table-cell>
          <table:table-cell office:value-type="float" office:value="5799676" calcext:value-type="float">
            <text:p>5799676</text:p>
          </table:table-cell>
          <table:table-cell office:value-type="float" office:value="8910" calcext:value-type="float">
            <text:p>8910</text:p>
          </table:table-cell>
          <table:table-cell office:value-type="float" office:value="5513" calcext:value-type="float">
            <text:p>5513</text:p>
          </table:table-cell>
          <table:table-cell office:value-type="float" office:value="1.298051" calcext:value-type="float">
            <text:p>1.298051</text:p>
          </table:table-cell>
          <table:table-cell office:value-type="float" office:value="102.184917" calcext:value-type="float">
            <text:p>102.184917</text:p>
          </table:table-cell>
          <table:table-cell office:value-type="float" office:value="100.886866" calcext:value-type="float">
            <text:p>100.886866</text:p>
          </table:table-cell>
          <table:table-cell office:value-type="float" office:value="0.459895" calcext:value-type="float">
            <text:p>0.459895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720" calcext:value-type="float">
            <text:p>72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.264554" calcext:value-type="float">
            <text:p>1.264554</text:p>
          </table:table-cell>
          <table:table-cell office:value-type="float" office:value="94.573618" calcext:value-type="float">
            <text:p>94.573618</text:p>
          </table:table-cell>
          <table:table-cell office:value-type="float" office:value="93.309064" calcext:value-type="float">
            <text:p>93.309064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624" calcext:value-type="float">
            <text:p>6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.252108" calcext:value-type="float">
            <text:p>1.252108</text:p>
          </table:table-cell>
          <table:table-cell office:value-type="float" office:value="86.031398" calcext:value-type="float">
            <text:p>86.031398</text:p>
          </table:table-cell>
          <table:table-cell office:value-type="float" office:value="84.77929" calcext:value-type="float">
            <text:p>84.77929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278455" calcext:value-type="float">
            <text:p>1.278455</text:p>
          </table:table-cell>
          <table:table-cell office:value-type="float" office:value="94.574952" calcext:value-type="float">
            <text:p>94.574952</text:p>
          </table:table-cell>
          <table:table-cell office:value-type="float" office:value="93.296496" calcext:value-type="float">
            <text:p>93.296496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6822220" calcext:value-type="float">
            <text:p>6822220</text:p>
          </table:table-cell>
          <table:table-cell office:value-type="float" office:value="9009" calcext:value-type="float">
            <text:p>9009</text:p>
          </table:table-cell>
          <table:table-cell office:value-type="float" office:value="6485" calcext:value-type="float">
            <text:p>6485</text:p>
          </table:table-cell>
          <table:table-cell office:value-type="float" office:value="1.016017" calcext:value-type="float">
            <text:p>1.016017</text:p>
          </table:table-cell>
          <table:table-cell office:value-type="float" office:value="101.306296" calcext:value-type="float">
            <text:p>101.306296</text:p>
          </table:table-cell>
          <table:table-cell office:value-type="float" office:value="100.290279" calcext:value-type="float">
            <text:p>100.290279</text:p>
          </table:table-cell>
          <table:table-cell office:value-type="float" office:value="0.544198" calcext:value-type="float">
            <text:p>0.544198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5577704" calcext:value-type="float">
            <text:p>5577704</text:p>
          </table:table-cell>
          <table:table-cell office:value-type="float" office:value="9009" calcext:value-type="float">
            <text:p>9009</text:p>
          </table:table-cell>
          <table:table-cell office:value-type="float" office:value="5302" calcext:value-type="float">
            <text:p>5302</text:p>
          </table:table-cell>
          <table:table-cell office:value-type="float" office:value="1.083089" calcext:value-type="float">
            <text:p>1.083089</text:p>
          </table:table-cell>
          <table:table-cell office:value-type="float" office:value="101.888544" calcext:value-type="float">
            <text:p>101.888544</text:p>
          </table:table-cell>
          <table:table-cell office:value-type="float" office:value="100.805455" calcext:value-type="float">
            <text:p>100.805455</text:p>
          </table:table-cell>
          <table:table-cell office:value-type="float" office:value="0.442651" calcext:value-type="float">
            <text:p>0.442651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31401" calcext:value-type="float">
            <text:p>1.031401</text:p>
          </table:table-cell>
          <table:table-cell office:value-type="float" office:value="100.746069" calcext:value-type="float">
            <text:p>100.746069</text:p>
          </table:table-cell>
          <table:table-cell office:value-type="float" office:value="99.714668" calcext:value-type="float">
            <text:p>99.71466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17463" calcext:value-type="float">
            <text:p>1.017463</text:p>
          </table:table-cell>
          <table:table-cell office:value-type="float" office:value="100.750564" calcext:value-type="float">
            <text:p>100.750564</text:p>
          </table:table-cell>
          <table:table-cell office:value-type="float" office:value="99.7331" calcext:value-type="float">
            <text:p>99.733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43702" calcext:value-type="float">
            <text:p>1.043702</text:p>
          </table:table-cell>
          <table:table-cell office:value-type="float" office:value="100.747403" calcext:value-type="float">
            <text:p>100.747403</text:p>
          </table:table-cell>
          <table:table-cell office:value-type="float" office:value="99.703701" calcext:value-type="float">
            <text:p>99.703701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6394056" calcext:value-type="float">
            <text:p>6394056</text:p>
          </table:table-cell>
          <table:table-cell office:value-type="float" office:value="9109" calcext:value-type="float">
            <text:p>9109</text:p>
          </table:table-cell>
          <table:table-cell office:value-type="float" office:value="6078" calcext:value-type="float">
            <text:p>6078</text:p>
          </table:table-cell>
          <table:table-cell office:value-type="float" office:value="1.021775" calcext:value-type="float">
            <text:p>1.021775</text:p>
          </table:table-cell>
          <table:table-cell office:value-type="float" office:value="100.17693" calcext:value-type="float">
            <text:p>100.17693</text:p>
          </table:table-cell>
          <table:table-cell office:value-type="float" office:value="99.155155" calcext:value-type="float">
            <text:p>99.155155</text:p>
          </table:table-cell>
          <table:table-cell office:value-type="float" office:value="0.515883" calcext:value-type="float">
            <text:p>0.515883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581616" calcext:value-type="float">
            <text:p>9581616</text:p>
          </table:table-cell>
          <table:table-cell office:value-type="float" office:value="5311548" calcext:value-type="float">
            <text:p>5311548</text:p>
          </table:table-cell>
          <table:table-cell office:value-type="float" office:value="9108" calcext:value-type="float">
            <text:p>9108</text:p>
          </table:table-cell>
          <table:table-cell office:value-type="float" office:value="5049" calcext:value-type="float">
            <text:p>5049</text:p>
          </table:table-cell>
          <table:table-cell office:value-type="float" office:value="1.062605" calcext:value-type="float">
            <text:p>1.062605</text:p>
          </table:table-cell>
          <table:table-cell office:value-type="float" office:value="100.182353" calcext:value-type="float">
            <text:p>100.182353</text:p>
          </table:table-cell>
          <table:table-cell office:value-type="float" office:value="99.119748" calcext:value-type="float">
            <text:p>99.119748</text:p>
          </table:table-cell>
          <table:table-cell office:value-type="float" office:value="0.428697" calcext:value-type="float">
            <text:p>0.428697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12475" calcext:value-type="float">
            <text:p>1.012475</text:p>
          </table:table-cell>
          <table:table-cell office:value-type="float" office:value="99.692373" calcext:value-type="float">
            <text:p>99.692373</text:p>
          </table:table-cell>
          <table:table-cell office:value-type="float" office:value="98.679898" calcext:value-type="float">
            <text:p>98.67989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.023302" calcext:value-type="float">
            <text:p>1.023302</text:p>
          </table:table-cell>
          <table:table-cell office:value-type="float" office:value="99.695333" calcext:value-type="float">
            <text:p>99.695333</text:p>
          </table:table-cell>
          <table:table-cell office:value-type="float" office:value="98.672031" calcext:value-type="float">
            <text:p>98.672031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34793" calcext:value-type="float">
            <text:p>1.034793</text:p>
          </table:table-cell>
          <table:table-cell office:value-type="float" office:value="99.693907" calcext:value-type="float">
            <text:p>99.693907</text:p>
          </table:table-cell>
          <table:table-cell office:value-type="float" office:value="98.659114" calcext:value-type="float">
            <text:p>98.65911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6879028" calcext:value-type="float">
            <text:p>6879028</text:p>
          </table:table-cell>
          <table:table-cell office:value-type="float" office:value="9208" calcext:value-type="float">
            <text:p>9208</text:p>
          </table:table-cell>
          <table:table-cell office:value-type="float" office:value="6539" calcext:value-type="float">
            <text:p>6539</text:p>
          </table:table-cell>
          <table:table-cell office:value-type="float" office:value="1.019313" calcext:value-type="float">
            <text:p>1.019313</text:p>
          </table:table-cell>
          <table:table-cell office:value-type="float" office:value="101.332942" calcext:value-type="float">
            <text:p>101.332942</text:p>
          </table:table-cell>
          <table:table-cell office:value-type="float" office:value="100.31363" calcext:value-type="float">
            <text:p>100.31363</text:p>
          </table:table-cell>
          <table:table-cell office:value-type="float" office:value="0.548602" calcext:value-type="float">
            <text:p>0.548602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685764" calcext:value-type="float">
            <text:p>9685764</text:p>
          </table:table-cell>
          <table:table-cell office:value-type="float" office:value="5426216" calcext:value-type="float">
            <text:p>5426216</text:p>
          </table:table-cell>
          <table:table-cell office:value-type="float" office:value="9207" calcext:value-type="float">
            <text:p>9207</text:p>
          </table:table-cell>
          <table:table-cell office:value-type="float" office:value="5158" calcext:value-type="float">
            <text:p>5158</text:p>
          </table:table-cell>
          <table:table-cell office:value-type="float" office:value="1.075221" calcext:value-type="float">
            <text:p>1.075221</text:p>
          </table:table-cell>
          <table:table-cell office:value-type="float" office:value="101.928405" calcext:value-type="float">
            <text:p>101.928405</text:p>
          </table:table-cell>
          <table:table-cell office:value-type="float" office:value="100.853185" calcext:value-type="float">
            <text:p>100.853185</text:p>
          </table:table-cell>
          <table:table-cell office:value-type="float" office:value="0.430425" calcext:value-type="float">
            <text:p>0.430425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480" calcext:value-type="float">
            <text:p>48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.035868" calcext:value-type="float">
            <text:p>1.035868</text:p>
          </table:table-cell>
          <table:table-cell office:value-type="float" office:value="98.265851" calcext:value-type="float">
            <text:p>98.265851</text:p>
          </table:table-cell>
          <table:table-cell office:value-type="float" office:value="97.229983" calcext:value-type="float">
            <text:p>97.229983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.020799" calcext:value-type="float">
            <text:p>1.020799</text:p>
          </table:table-cell>
          <table:table-cell office:value-type="float" office:value="98.268751" calcext:value-type="float">
            <text:p>98.268751</text:p>
          </table:table-cell>
          <table:table-cell office:value-type="float" office:value="97.247952" calcext:value-type="float">
            <text:p>97.247952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47969" calcext:value-type="float">
            <text:p>1.047969</text:p>
          </table:table-cell>
          <table:table-cell office:value-type="float" office:value="98.267345" calcext:value-type="float">
            <text:p>98.267345</text:p>
          </table:table-cell>
          <table:table-cell office:value-type="float" office:value="97.219376" calcext:value-type="float">
            <text:p>97.219376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7032620" calcext:value-type="float">
            <text:p>7032620</text:p>
          </table:table-cell>
          <table:table-cell office:value-type="float" office:value="9306" calcext:value-type="float">
            <text:p>9306</text:p>
          </table:table-cell>
          <table:table-cell office:value-type="float" office:value="6685" calcext:value-type="float">
            <text:p>6685</text:p>
          </table:table-cell>
          <table:table-cell office:value-type="float" office:value="1.019592" calcext:value-type="float">
            <text:p>1.019592</text:p>
          </table:table-cell>
          <table:table-cell office:value-type="float" office:value="101.858005" calcext:value-type="float">
            <text:p>101.858005</text:p>
          </table:table-cell>
          <table:table-cell office:value-type="float" office:value="100.838413" calcext:value-type="float">
            <text:p>100.838413</text:p>
          </table:table-cell>
          <table:table-cell office:value-type="float" office:value="0.557932" calcext:value-type="float">
            <text:p>0.557932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5564028" calcext:value-type="float">
            <text:p>5564028</text:p>
          </table:table-cell>
          <table:table-cell office:value-type="float" office:value="9306" calcext:value-type="float">
            <text:p>9306</text:p>
          </table:table-cell>
          <table:table-cell office:value-type="float" office:value="5289" calcext:value-type="float">
            <text:p>5289</text:p>
          </table:table-cell>
          <table:table-cell office:value-type="float" office:value="1.071129" calcext:value-type="float">
            <text:p>1.071129</text:p>
          </table:table-cell>
          <table:table-cell office:value-type="float" office:value="102.353919" calcext:value-type="float">
            <text:p>102.353919</text:p>
          </table:table-cell>
          <table:table-cell office:value-type="float" office:value="101.28279" calcext:value-type="float">
            <text:p>101.28279</text:p>
          </table:table-cell>
          <table:table-cell office:value-type="float" office:value="0.439485" calcext:value-type="float">
            <text:p>0.43948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37117" calcext:value-type="float">
            <text:p>1.037117</text:p>
          </table:table-cell>
          <table:table-cell office:value-type="float" office:value="100.518086" calcext:value-type="float">
            <text:p>100.518086</text:p>
          </table:table-cell>
          <table:table-cell office:value-type="float" office:value="99.480968" calcext:value-type="float">
            <text:p>99.48096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21039" calcext:value-type="float">
            <text:p>1.021039</text:p>
          </table:table-cell>
          <table:table-cell office:value-type="float" office:value="102.355406" calcext:value-type="float">
            <text:p>102.355406</text:p>
          </table:table-cell>
          <table:table-cell office:value-type="float" office:value="101.334367" calcext:value-type="float">
            <text:p>101.33436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08" calcext:value-type="float">
            <text:p>40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49239" calcext:value-type="float">
            <text:p>1.049239</text:p>
          </table:table-cell>
          <table:table-cell office:value-type="float" office:value="102.342814" calcext:value-type="float">
            <text:p>102.342814</text:p>
          </table:table-cell>
          <table:table-cell office:value-type="float" office:value="101.293576" calcext:value-type="float">
            <text:p>101.293576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9405" calcext:value-type="float">
            <text:p>9405</text:p>
          </table:table-cell>
          <table:table-cell office:value-type="float" office:value="6336" calcext:value-type="float">
            <text:p>6336</text:p>
          </table:table-cell>
          <table:table-cell office:value-type="float" office:value="1.011293" calcext:value-type="float">
            <text:p>1.011293</text:p>
          </table:table-cell>
          <table:table-cell office:value-type="float" office:value="101.710591" calcext:value-type="float">
            <text:p>101.710591</text:p>
          </table:table-cell>
          <table:table-cell office:value-type="float" office:value="100.699299" calcext:value-type="float">
            <text:p>100.699299</text:p>
          </table:table-cell>
          <table:table-cell office:value-type="float" office:value="0.529535" calcext:value-type="float">
            <text:p>0.529535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5676592" calcext:value-type="float">
            <text:p>5676592</text:p>
          </table:table-cell>
          <table:table-cell office:value-type="float" office:value="9405" calcext:value-type="float">
            <text:p>9405</text:p>
          </table:table-cell>
          <table:table-cell office:value-type="float" office:value="5396" calcext:value-type="float">
            <text:p>5396</text:p>
          </table:table-cell>
          <table:table-cell office:value-type="float" office:value="1.085288" calcext:value-type="float">
            <text:p>1.085288</text:p>
          </table:table-cell>
          <table:table-cell office:value-type="float" office:value="102.094725" calcext:value-type="float">
            <text:p>102.094725</text:p>
          </table:table-cell>
          <table:table-cell office:value-type="float" office:value="101.009437" calcext:value-type="float">
            <text:p>101.009437</text:p>
          </table:table-cell>
          <table:table-cell office:value-type="float" office:value="0.449589" calcext:value-type="float">
            <text:p>0.449589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576" calcext:value-type="float">
            <text:p>57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.031738" calcext:value-type="float">
            <text:p>1.031738</text:p>
          </table:table-cell>
          <table:table-cell office:value-type="float" office:value="96.518219" calcext:value-type="float">
            <text:p>96.518219</text:p>
          </table:table-cell>
          <table:table-cell office:value-type="float" office:value="95.486481" calcext:value-type="float">
            <text:p>95.486481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22332" calcext:value-type="float">
            <text:p>1.022332</text:p>
          </table:table-cell>
          <table:table-cell office:value-type="float" office:value="96.526442" calcext:value-type="float">
            <text:p>96.526442</text:p>
          </table:table-cell>
          <table:table-cell office:value-type="float" office:value="95.50411" calcext:value-type="float">
            <text:p>95.50411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7151" calcext:value-type="float">
            <text:p>1.047151</text:p>
          </table:table-cell>
          <table:table-cell office:value-type="float" office:value="96.519553" calcext:value-type="float">
            <text:p>96.519553</text:p>
          </table:table-cell>
          <table:table-cell office:value-type="float" office:value="95.472403" calcext:value-type="float">
            <text:p>95.47240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7053660" calcext:value-type="float">
            <text:p>7053660</text:p>
          </table:table-cell>
          <table:table-cell office:value-type="float" office:value="9504" calcext:value-type="float">
            <text:p>9504</text:p>
          </table:table-cell>
          <table:table-cell office:value-type="float" office:value="6705" calcext:value-type="float">
            <text:p>6705</text:p>
          </table:table-cell>
          <table:table-cell office:value-type="float" office:value="1.008401" calcext:value-type="float">
            <text:p>1.008401</text:p>
          </table:table-cell>
          <table:table-cell office:value-type="float" office:value="100.000745" calcext:value-type="float">
            <text:p>100.000745</text:p>
          </table:table-cell>
          <table:table-cell office:value-type="float" office:value="98.992344" calcext:value-type="float">
            <text:p>98.992344</text:p>
          </table:table-cell>
          <table:table-cell office:value-type="float" office:value="0.570037" calcext:value-type="float">
            <text:p>0.570037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5328380" calcext:value-type="float">
            <text:p>5328380</text:p>
          </table:table-cell>
          <table:table-cell office:value-type="float" office:value="9504" calcext:value-type="float">
            <text:p>9504</text:p>
          </table:table-cell>
          <table:table-cell office:value-type="float" office:value="5065" calcext:value-type="float">
            <text:p>5065</text:p>
          </table:table-cell>
          <table:table-cell office:value-type="float" office:value="1.065462" calcext:value-type="float">
            <text:p>1.065462</text:p>
          </table:table-cell>
          <table:table-cell office:value-type="float" office:value="100.784136" calcext:value-type="float">
            <text:p>100.784136</text:p>
          </table:table-cell>
          <table:table-cell office:value-type="float" office:value="99.718674" calcext:value-type="float">
            <text:p>99.718674</text:p>
          </table:table-cell>
          <table:table-cell office:value-type="float" office:value="0.427473" calcext:value-type="float">
            <text:p>0.427473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528" calcext:value-type="float">
            <text:p>5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.020496" calcext:value-type="float">
            <text:p>1.020496</text:p>
          </table:table-cell>
          <table:table-cell office:value-type="float" office:value="99.959329" calcext:value-type="float">
            <text:p>99.959329</text:p>
          </table:table-cell>
          <table:table-cell office:value-type="float" office:value="98.938833" calcext:value-type="float">
            <text:p>98.938833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960" calcext:value-type="float">
            <text:p>96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.01097" calcext:value-type="float">
            <text:p>1.01097</text:p>
          </table:table-cell>
          <table:table-cell office:value-type="float" office:value="99.962229" calcext:value-type="float">
            <text:p>99.962229</text:p>
          </table:table-cell>
          <table:table-cell office:value-type="float" office:value="98.951259" calcext:value-type="float">
            <text:p>98.951259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40384" calcext:value-type="float">
            <text:p>1.040384</text:p>
          </table:table-cell>
          <table:table-cell office:value-type="float" office:value="99.960803" calcext:value-type="float">
            <text:p>99.960803</text:p>
          </table:table-cell>
          <table:table-cell office:value-type="float" office:value="98.920419" calcext:value-type="float">
            <text:p>98.920419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7037880" calcext:value-type="float">
            <text:p>7037880</text:p>
          </table:table-cell>
          <table:table-cell office:value-type="float" office:value="9604" calcext:value-type="float">
            <text:p>9604</text:p>
          </table:table-cell>
          <table:table-cell office:value-type="float" office:value="6690" calcext:value-type="float">
            <text:p>6690</text:p>
          </table:table-cell>
          <table:table-cell office:value-type="float" office:value="1.007362" calcext:value-type="float">
            <text:p>1.007362</text:p>
          </table:table-cell>
          <table:table-cell office:value-type="float" office:value="101.486922" calcext:value-type="float">
            <text:p>101.486922</text:p>
          </table:table-cell>
          <table:table-cell office:value-type="float" office:value="100.47956" calcext:value-type="float">
            <text:p>100.47956</text:p>
          </table:table-cell>
          <table:table-cell office:value-type="float" office:value="0.560343" calcext:value-type="float">
            <text:p>0.560343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102356" calcext:value-type="float">
            <text:p>10102356</text:p>
          </table:table-cell>
          <table:table-cell office:value-type="float" office:value="5466192" calcext:value-type="float">
            <text:p>5466192</text:p>
          </table:table-cell>
          <table:table-cell office:value-type="float" office:value="9603" calcext:value-type="float">
            <text:p>9603</text:p>
          </table:table-cell>
          <table:table-cell office:value-type="float" office:value="5196" calcext:value-type="float">
            <text:p>5196</text:p>
          </table:table-cell>
          <table:table-cell office:value-type="float" office:value="1.07629" calcext:value-type="float">
            <text:p>1.07629</text:p>
          </table:table-cell>
          <table:table-cell office:value-type="float" office:value="101.682471" calcext:value-type="float">
            <text:p>101.682471</text:p>
          </table:table-cell>
          <table:table-cell office:value-type="float" office:value="100.606181" calcext:value-type="float">
            <text:p>100.606181</text:p>
          </table:table-cell>
          <table:table-cell office:value-type="float" office:value="0.434661" calcext:value-type="float">
            <text:p>0.434661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30589" calcext:value-type="float">
            <text:p>1.030589</text:p>
          </table:table-cell>
          <table:table-cell office:value-type="float" office:value="101.771037" calcext:value-type="float">
            <text:p>101.771037</text:p>
          </table:table-cell>
          <table:table-cell office:value-type="float" office:value="100.740447" calcext:value-type="float">
            <text:p>100.74044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912" calcext:value-type="float">
            <text:p>912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.017913" calcext:value-type="float">
            <text:p>1.017913</text:p>
          </table:table-cell>
          <table:table-cell office:value-type="float" office:value="101.768177" calcext:value-type="float">
            <text:p>101.768177</text:p>
          </table:table-cell>
          <table:table-cell office:value-type="float" office:value="100.750263" calcext:value-type="float">
            <text:p>100.750263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5771" calcext:value-type="float">
            <text:p>1.045771</text:p>
          </table:table-cell>
          <table:table-cell office:value-type="float" office:value="100.64094" calcext:value-type="float">
            <text:p>100.64094</text:p>
          </table:table-cell>
          <table:table-cell office:value-type="float" office:value="99.595169" calcext:value-type="float">
            <text:p>99.595169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769611" calcext:value-type="float">
            <text:p>101.769611</text:p>
          </table:table-cell>
          <table:table-cell office:value-type="float" office:value="101.885592" calcext:value-type="float">
            <text:p>101.885592</text:p>
          </table:table-cell>
          <table:table-cell office:value-type="float" office:value="0.115981" calcext:value-type="float">
            <text:p>0.115981</text:p>
          </table:table-cell>
          <table:table-cell office:value-type="float" office:value="0.004139" calcext:value-type="float">
            <text:p>0.004139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6707552" calcext:value-type="float">
            <text:p>6707552</text:p>
          </table:table-cell>
          <table:table-cell office:value-type="float" office:value="9702" calcext:value-type="float">
            <text:p>9702</text:p>
          </table:table-cell>
          <table:table-cell office:value-type="float" office:value="6376" calcext:value-type="float">
            <text:p>6376</text:p>
          </table:table-cell>
          <table:table-cell office:value-type="float" office:value="1.010302" calcext:value-type="float">
            <text:p>1.010302</text:p>
          </table:table-cell>
          <table:table-cell office:value-type="float" office:value="101.795496" calcext:value-type="float">
            <text:p>101.795496</text:p>
          </table:table-cell>
          <table:table-cell office:value-type="float" office:value="100.785194" calcext:value-type="float">
            <text:p>100.785194</text:p>
          </table:table-cell>
          <table:table-cell office:value-type="float" office:value="0.532424" calcext:value-type="float">
            <text:p>0.532424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5730244" calcext:value-type="float">
            <text:p>5730244</text:p>
          </table:table-cell>
          <table:table-cell office:value-type="float" office:value="9702" calcext:value-type="float">
            <text:p>9702</text:p>
          </table:table-cell>
          <table:table-cell office:value-type="float" office:value="5447" calcext:value-type="float">
            <text:p>5447</text:p>
          </table:table-cell>
          <table:table-cell office:value-type="float" office:value="1.07407" calcext:value-type="float">
            <text:p>1.07407</text:p>
          </table:table-cell>
          <table:table-cell office:value-type="float" office:value="102.819865" calcext:value-type="float">
            <text:p>102.819865</text:p>
          </table:table-cell>
          <table:table-cell office:value-type="float" office:value="101.745795" calcext:value-type="float">
            <text:p>101.745795</text:p>
          </table:table-cell>
          <table:table-cell office:value-type="float" office:value="0.450554" calcext:value-type="float">
            <text:p>0.450554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528" calcext:value-type="float">
            <text:p>5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.032357" calcext:value-type="float">
            <text:p>1.032357</text:p>
          </table:table-cell>
          <table:table-cell office:value-type="float" office:value="93.196754" calcext:value-type="float">
            <text:p>93.196754</text:p>
          </table:table-cell>
          <table:table-cell office:value-type="float" office:value="92.164397" calcext:value-type="float">
            <text:p>92.164397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.022671" calcext:value-type="float">
            <text:p>1.022671</text:p>
          </table:table-cell>
          <table:table-cell office:value-type="float" office:value="63.876459" calcext:value-type="float">
            <text:p>63.876459</text:p>
          </table:table-cell>
          <table:table-cell office:value-type="float" office:value="62.853788" calcext:value-type="float">
            <text:p>62.85378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52101" calcext:value-type="float">
            <text:p>1.052101</text:p>
          </table:table-cell>
          <table:table-cell office:value-type="float" office:value="93.198088" calcext:value-type="float">
            <text:p>93.198088</text:p>
          </table:table-cell>
          <table:table-cell office:value-type="float" office:value="92.145987" calcext:value-type="float">
            <text:p>92.145987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7011580" calcext:value-type="float">
            <text:p>7011580</text:p>
          </table:table-cell>
          <table:table-cell office:value-type="float" office:value="9802" calcext:value-type="float">
            <text:p>9802</text:p>
          </table:table-cell>
          <table:table-cell office:value-type="float" office:value="6665" calcext:value-type="float">
            <text:p>6665</text:p>
          </table:table-cell>
          <table:table-cell office:value-type="float" office:value="1.018433" calcext:value-type="float">
            <text:p>1.018433</text:p>
          </table:table-cell>
          <table:table-cell office:value-type="float" office:value="100.732154" calcext:value-type="float">
            <text:p>100.732154</text:p>
          </table:table-cell>
          <table:table-cell office:value-type="float" office:value="99.71372" calcext:value-type="float">
            <text:p>99.71372</text:p>
          </table:table-cell>
          <table:table-cell office:value-type="float" office:value="0.562537" calcext:value-type="float">
            <text:p>0.562537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310652" calcext:value-type="float">
            <text:p>10310652</text:p>
          </table:table-cell>
          <table:table-cell office:value-type="float" office:value="5351524" calcext:value-type="float">
            <text:p>5351524</text:p>
          </table:table-cell>
          <table:table-cell office:value-type="float" office:value="9801" calcext:value-type="float">
            <text:p>9801</text:p>
          </table:table-cell>
          <table:table-cell office:value-type="float" office:value="5087" calcext:value-type="float">
            <text:p>5087</text:p>
          </table:table-cell>
          <table:table-cell office:value-type="float" office:value="1.298663" calcext:value-type="float">
            <text:p>1.298663</text:p>
          </table:table-cell>
          <table:table-cell office:value-type="float" office:value="102.173196" calcext:value-type="float">
            <text:p>102.173196</text:p>
          </table:table-cell>
          <table:table-cell office:value-type="float" office:value="100.874532" calcext:value-type="float">
            <text:p>100.874532</text:p>
          </table:table-cell>
          <table:table-cell office:value-type="float" office:value="0.42441" calcext:value-type="float">
            <text:p>0.42441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528" calcext:value-type="float">
            <text:p>528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.252369" calcext:value-type="float">
            <text:p>1.252369</text:p>
          </table:table-cell>
          <table:table-cell office:value-type="float" office:value="101.41091" calcext:value-type="float">
            <text:p>101.41091</text:p>
          </table:table-cell>
          <table:table-cell office:value-type="float" office:value="100.15854" calcext:value-type="float">
            <text:p>100.15854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816" calcext:value-type="float">
            <text:p>8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.243063" calcext:value-type="float">
            <text:p>1.243063</text:p>
          </table:table-cell>
          <table:table-cell office:value-type="float" office:value="101.419132" calcext:value-type="float">
            <text:p>101.419132</text:p>
          </table:table-cell>
          <table:table-cell office:value-type="float" office:value="100.176069" calcext:value-type="float">
            <text:p>100.176069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265571" calcext:value-type="float">
            <text:p>1.265571</text:p>
          </table:table-cell>
          <table:table-cell office:value-type="float" office:value="101.412244" calcext:value-type="float">
            <text:p>101.412244</text:p>
          </table:table-cell>
          <table:table-cell office:value-type="float" office:value="100.146673" calcext:value-type="float">
            <text:p>100.146673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7353480" calcext:value-type="float">
            <text:p>7353480</text:p>
          </table:table-cell>
          <table:table-cell office:value-type="float" office:value="9900" calcext:value-type="float">
            <text:p>9900</text:p>
          </table:table-cell>
          <table:table-cell office:value-type="float" office:value="6990" calcext:value-type="float">
            <text:p>6990</text:p>
          </table:table-cell>
          <table:table-cell office:value-type="float" office:value="1.010242" calcext:value-type="float">
            <text:p>1.010242</text:p>
          </table:table-cell>
          <table:table-cell office:value-type="float" office:value="101.629775" calcext:value-type="float">
            <text:p>101.629775</text:p>
          </table:table-cell>
          <table:table-cell office:value-type="float" office:value="100.619533" calcext:value-type="float">
            <text:p>100.619533</text:p>
          </table:table-cell>
          <table:table-cell office:value-type="float" office:value="0.584656" calcext:value-type="float">
            <text:p>0.584656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5536676" calcext:value-type="float">
            <text:p>5536676</text:p>
          </table:table-cell>
          <table:table-cell office:value-type="float" office:value="9900" calcext:value-type="float">
            <text:p>9900</text:p>
          </table:table-cell>
          <table:table-cell office:value-type="float" office:value="5263" calcext:value-type="float">
            <text:p>5263</text:p>
          </table:table-cell>
          <table:table-cell office:value-type="float" office:value="1.07074" calcext:value-type="float">
            <text:p>1.07074</text:p>
          </table:table-cell>
          <table:table-cell office:value-type="float" office:value="101.923304" calcext:value-type="float">
            <text:p>101.923304</text:p>
          </table:table-cell>
          <table:table-cell office:value-type="float" office:value="100.852564" calcext:value-type="float">
            <text:p>100.852564</text:p>
          </table:table-cell>
          <table:table-cell office:value-type="float" office:value="0.43919" calcext:value-type="float">
            <text:p>0.43919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24" calcext:value-type="float">
            <text:p>62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.030987" calcext:value-type="float">
            <text:p>1.030987</text:p>
          </table:table-cell>
          <table:table-cell office:value-type="float" office:value="98.305498" calcext:value-type="float">
            <text:p>98.305498</text:p>
          </table:table-cell>
          <table:table-cell office:value-type="float" office:value="97.274511" calcext:value-type="float">
            <text:p>97.274511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720" calcext:value-type="float">
            <text:p>7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021421" calcext:value-type="float">
            <text:p>1.021421</text:p>
          </table:table-cell>
          <table:table-cell office:value-type="float" office:value="86.029536" calcext:value-type="float">
            <text:p>86.029536</text:p>
          </table:table-cell>
          <table:table-cell office:value-type="float" office:value="85.008115" calcext:value-type="float">
            <text:p>85.008115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43209" calcext:value-type="float">
            <text:p>1.043209</text:p>
          </table:table-cell>
          <table:table-cell office:value-type="float" office:value="98.306832" calcext:value-type="float">
            <text:p>98.306832</text:p>
          </table:table-cell>
          <table:table-cell office:value-type="float" office:value="97.263623" calcext:value-type="float">
            <text:p>97.263623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6916900" calcext:value-type="float">
            <text:p>6916900</text:p>
          </table:table-cell>
          <table:table-cell office:value-type="float" office:value="10000" calcext:value-type="float">
            <text:p>10000</text:p>
          </table:table-cell>
          <table:table-cell office:value-type="float" office:value="6575" calcext:value-type="float">
            <text:p>6575</text:p>
          </table:table-cell>
          <table:table-cell office:value-type="float" office:value="1.010131" calcext:value-type="float">
            <text:p>1.010131</text:p>
          </table:table-cell>
          <table:table-cell office:value-type="float" office:value="100.624346" calcext:value-type="float">
            <text:p>100.624346</text:p>
          </table:table-cell>
          <table:table-cell office:value-type="float" office:value="99.614216" calcext:value-type="float">
            <text:p>99.614216</text:p>
          </table:table-cell>
          <table:table-cell office:value-type="float" office:value="0.555495" calcext:value-type="float">
            <text:p>0.555495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518948" calcext:value-type="float">
            <text:p>10518948</text:p>
          </table:table-cell>
          <table:table-cell office:value-type="float" office:value="5552456" calcext:value-type="float">
            <text:p>5552456</text:p>
          </table:table-cell>
          <table:table-cell office:value-type="float" office:value="9999" calcext:value-type="float">
            <text:p>9999</text:p>
          </table:table-cell>
          <table:table-cell office:value-type="float" office:value="5278" calcext:value-type="float">
            <text:p>5278</text:p>
          </table:table-cell>
          <table:table-cell office:value-type="float" office:value="1.309674" calcext:value-type="float">
            <text:p>1.309674</text:p>
          </table:table-cell>
          <table:table-cell office:value-type="float" office:value="102.725757" calcext:value-type="float">
            <text:p>102.725757</text:p>
          </table:table-cell>
          <table:table-cell office:value-type="float" office:value="101.416083" calcext:value-type="float">
            <text:p>101.416083</text:p>
          </table:table-cell>
          <table:table-cell office:value-type="float" office:value="0.437994" calcext:value-type="float">
            <text:p>0.437994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266312" calcext:value-type="float">
            <text:p>1.266312</text:p>
          </table:table-cell>
          <table:table-cell office:value-type="float" office:value="101.988476" calcext:value-type="float">
            <text:p>101.988476</text:p>
          </table:table-cell>
          <table:table-cell office:value-type="float" office:value="100.722164" calcext:value-type="float">
            <text:p>100.72216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255246" calcext:value-type="float">
            <text:p>1.255246</text:p>
          </table:table-cell>
          <table:table-cell office:value-type="float" office:value="101.996778" calcext:value-type="float">
            <text:p>101.996778</text:p>
          </table:table-cell>
          <table:table-cell office:value-type="float" office:value="100.741532" calcext:value-type="float">
            <text:p>100.741532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284736" calcext:value-type="float">
            <text:p>1.284736</text:p>
          </table:table-cell>
          <table:table-cell office:value-type="float" office:value="101.98981" calcext:value-type="float">
            <text:p>101.98981</text:p>
          </table:table-cell>
          <table:table-cell office:value-type="float" office:value="100.705074" calcext:value-type="float">
            <text:p>100.705074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7103104" calcext:value-type="float">
            <text:p>7103104</text:p>
          </table:table-cell>
          <table:table-cell office:value-type="float" office:value="10098" calcext:value-type="float">
            <text:p>10098</text:p>
          </table:table-cell>
          <table:table-cell office:value-type="float" office:value="6752" calcext:value-type="float">
            <text:p>6752</text:p>
          </table:table-cell>
          <table:table-cell office:value-type="float" office:value="1.020336" calcext:value-type="float">
            <text:p>1.020336</text:p>
          </table:table-cell>
          <table:table-cell office:value-type="float" office:value="101.830061" calcext:value-type="float">
            <text:p>101.830061</text:p>
          </table:table-cell>
          <table:table-cell office:value-type="float" office:value="100.809725" calcext:value-type="float">
            <text:p>100.809725</text:p>
          </table:table-cell>
          <table:table-cell office:value-type="float" office:value="0.563684" calcext:value-type="float">
            <text:p>0.563684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5446204" calcext:value-type="float">
            <text:p>5446204</text:p>
          </table:table-cell>
          <table:table-cell office:value-type="float" office:value="10098" calcext:value-type="float">
            <text:p>10098</text:p>
          </table:table-cell>
          <table:table-cell office:value-type="float" office:value="5177" calcext:value-type="float">
            <text:p>5177</text:p>
          </table:table-cell>
          <table:table-cell office:value-type="float" office:value="2.060371" calcext:value-type="float">
            <text:p>2.060371</text:p>
          </table:table-cell>
          <table:table-cell office:value-type="float" office:value="102.175529" calcext:value-type="float">
            <text:p>102.175529</text:p>
          </table:table-cell>
          <table:table-cell office:value-type="float" office:value="100.115157" calcext:value-type="float">
            <text:p>100.115157</text:p>
          </table:table-cell>
          <table:table-cell office:value-type="float" office:value="0.435195" calcext:value-type="float">
            <text:p>0.435195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864" calcext:value-type="float">
            <text:p>86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.011625" calcext:value-type="float">
            <text:p>1.011625</text:p>
          </table:table-cell>
          <table:table-cell office:value-type="float" office:value="101.942548" calcext:value-type="float">
            <text:p>101.942548</text:p>
          </table:table-cell>
          <table:table-cell office:value-type="float" office:value="100.930923" calcext:value-type="float">
            <text:p>100.930923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960" calcext:value-type="float">
            <text:p>9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.022973" calcext:value-type="float">
            <text:p>1.022973</text:p>
          </table:table-cell>
          <table:table-cell office:value-type="float" office:value="101.957008" calcext:value-type="float">
            <text:p>101.957008</text:p>
          </table:table-cell>
          <table:table-cell office:value-type="float" office:value="100.934035" calcext:value-type="float">
            <text:p>100.934035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.021816" calcext:value-type="float">
            <text:p>2.021816</text:p>
          </table:table-cell>
          <table:table-cell office:value-type="float" office:value="97.71507" calcext:value-type="float">
            <text:p>97.71507</text:p>
          </table:table-cell>
          <table:table-cell office:value-type="float" office:value="95.693254" calcext:value-type="float">
            <text:p>95.693254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88529" calcext:value-type="float">
            <text:p>101.88529</text:p>
          </table:table-cell>
          <table:table-cell office:value-type="float" office:value="102.227511" calcext:value-type="float">
            <text:p>102.227511</text:p>
          </table:table-cell>
          <table:table-cell office:value-type="float" office:value="0.342221" calcext:value-type="float">
            <text:p>0.342221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7382936" calcext:value-type="float">
            <text:p>7382936</text:p>
          </table:table-cell>
          <table:table-cell office:value-type="float" office:value="10197" calcext:value-type="float">
            <text:p>10197</text:p>
          </table:table-cell>
          <table:table-cell office:value-type="float" office:value="7018" calcext:value-type="float">
            <text:p>7018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088609" calcext:value-type="float">
            <text:p>100.088609</text:p>
          </table:table-cell>
          <table:table-cell office:value-type="float" office:value="99.075328" calcext:value-type="float">
            <text:p>99.075328</text:p>
          </table:table-cell>
          <table:table-cell office:value-type="float" office:value="0.596147" calcext:value-type="float">
            <text:p>0.596147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5284196" calcext:value-type="float">
            <text:p>5284196</text:p>
          </table:table-cell>
          <table:table-cell office:value-type="float" office:value="10197" calcext:value-type="float">
            <text:p>10197</text:p>
          </table:table-cell>
          <table:table-cell office:value-type="float" office:value="5023" calcext:value-type="float">
            <text:p>5023</text:p>
          </table:table-cell>
          <table:table-cell office:value-type="float" office:value="1.304627" calcext:value-type="float">
            <text:p>1.304627</text:p>
          </table:table-cell>
          <table:table-cell office:value-type="float" office:value="100.761657" calcext:value-type="float">
            <text:p>100.761657</text:p>
          </table:table-cell>
          <table:table-cell office:value-type="float" office:value="99.45703" calcext:value-type="float">
            <text:p>99.45703</text:p>
          </table:table-cell>
          <table:table-cell office:value-type="float" office:value="0.425044" calcext:value-type="float">
            <text:p>0.425044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576" calcext:value-type="float">
            <text:p>57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.259745" calcext:value-type="float">
            <text:p>1.259745</text:p>
          </table:table-cell>
          <table:table-cell office:value-type="float" office:value="99.941326" calcext:value-type="float">
            <text:p>99.941326</text:p>
          </table:table-cell>
          <table:table-cell office:value-type="float" office:value="98.681581" calcext:value-type="float">
            <text:p>98.681581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64" calcext:value-type="float">
            <text:p>86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.250299" calcext:value-type="float">
            <text:p>1.250299</text:p>
          </table:table-cell>
          <table:table-cell office:value-type="float" office:value="99.955151" calcext:value-type="float">
            <text:p>99.955151</text:p>
          </table:table-cell>
          <table:table-cell office:value-type="float" office:value="98.704852" calcext:value-type="float">
            <text:p>98.70485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279629" calcext:value-type="float">
            <text:p>1.279629</text:p>
          </table:table-cell>
          <table:table-cell office:value-type="float" office:value="99.94266" calcext:value-type="float">
            <text:p>99.94266</text:p>
          </table:table-cell>
          <table:table-cell office:value-type="float" office:value="98.663031" calcext:value-type="float">
            <text:p>98.663031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7139924" calcext:value-type="float">
            <text:p>7139924</text:p>
          </table:table-cell>
          <table:table-cell office:value-type="float" office:value="10296" calcext:value-type="float">
            <text:p>10296</text:p>
          </table:table-cell>
          <table:table-cell office:value-type="float" office:value="6787" calcext:value-type="float">
            <text:p>6787</text:p>
          </table:table-cell>
          <table:table-cell office:value-type="float" office:value="1.007253" calcext:value-type="float">
            <text:p>1.007253</text:p>
          </table:table-cell>
          <table:table-cell office:value-type="float" office:value="101.880177" calcext:value-type="float">
            <text:p>101.880177</text:p>
          </table:table-cell>
          <table:table-cell office:value-type="float" office:value="100.872925" calcext:value-type="float">
            <text:p>100.872925</text:p>
          </table:table-cell>
          <table:table-cell office:value-type="float" office:value="0.566251" calcext:value-type="float">
            <text:p>0.566251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5570340" calcext:value-type="float">
            <text:p>5570340</text:p>
          </table:table-cell>
          <table:table-cell office:value-type="float" office:value="10296" calcext:value-type="float">
            <text:p>10296</text:p>
          </table:table-cell>
          <table:table-cell office:value-type="float" office:value="5295" calcext:value-type="float">
            <text:p>5295</text:p>
          </table:table-cell>
          <table:table-cell office:value-type="float" office:value="1.061829" calcext:value-type="float">
            <text:p>1.061829</text:p>
          </table:table-cell>
          <table:table-cell office:value-type="float" office:value="102.498644" calcext:value-type="float">
            <text:p>102.498644</text:p>
          </table:table-cell>
          <table:table-cell office:value-type="float" office:value="101.436814" calcext:value-type="float">
            <text:p>101.436814</text:p>
          </table:table-cell>
          <table:table-cell office:value-type="float" office:value="0.439315" calcext:value-type="float">
            <text:p>0.439315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720" calcext:value-type="float">
            <text:p>72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.019047" calcext:value-type="float">
            <text:p>1.019047</text:p>
          </table:table-cell>
          <table:table-cell office:value-type="float" office:value="94.02687" calcext:value-type="float">
            <text:p>94.02687</text:p>
          </table:table-cell>
          <table:table-cell office:value-type="float" office:value="93.007822" calcext:value-type="float">
            <text:p>93.007822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528" calcext:value-type="float">
            <text:p>52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.009801" calcext:value-type="float">
            <text:p>1.009801</text:p>
          </table:table-cell>
          <table:table-cell office:value-type="float" office:value="94.028276" calcext:value-type="float">
            <text:p>94.028276</text:p>
          </table:table-cell>
          <table:table-cell office:value-type="float" office:value="93.018475" calcext:value-type="float">
            <text:p>93.018475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36891" calcext:value-type="float">
            <text:p>1.036891</text:p>
          </table:table-cell>
          <table:table-cell office:value-type="float" office:value="94.02983" calcext:value-type="float">
            <text:p>94.02983</text:p>
          </table:table-cell>
          <table:table-cell office:value-type="float" office:value="92.992939" calcext:value-type="float">
            <text:p>92.992939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7094688" calcext:value-type="float">
            <text:p>7094688</text:p>
          </table:table-cell>
          <table:table-cell office:value-type="float" office:value="10395" calcext:value-type="float">
            <text:p>10395</text:p>
          </table:table-cell>
          <table:table-cell office:value-type="float" office:value="6744" calcext:value-type="float">
            <text:p>6744</text:p>
          </table:table-cell>
          <table:table-cell office:value-type="float" office:value="1.019513" calcext:value-type="float">
            <text:p>1.019513</text:p>
          </table:table-cell>
          <table:table-cell office:value-type="float" office:value="100.852972" calcext:value-type="float">
            <text:p>100.852972</text:p>
          </table:table-cell>
          <table:table-cell office:value-type="float" office:value="99.833459" calcext:value-type="float">
            <text:p>99.833459</text:p>
          </table:table-cell>
          <table:table-cell office:value-type="float" office:value="0.568522" calcext:value-type="float">
            <text:p>0.568522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5104304" calcext:value-type="float">
            <text:p>5104304</text:p>
          </table:table-cell>
          <table:table-cell office:value-type="float" office:value="10395" calcext:value-type="float">
            <text:p>10395</text:p>
          </table:table-cell>
          <table:table-cell office:value-type="float" office:value="4852" calcext:value-type="float">
            <text:p>4852</text:p>
          </table:table-cell>
          <table:table-cell office:value-type="float" office:value="1.082353" calcext:value-type="float">
            <text:p>1.082353</text:p>
          </table:table-cell>
          <table:table-cell office:value-type="float" office:value="102.652311" calcext:value-type="float">
            <text:p>102.652311</text:p>
          </table:table-cell>
          <table:table-cell office:value-type="float" office:value="101.569958" calcext:value-type="float">
            <text:p>101.569958</text:p>
          </table:table-cell>
          <table:table-cell office:value-type="float" office:value="0.402033" calcext:value-type="float">
            <text:p>0.402033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041311" calcext:value-type="float">
            <text:p>1.041311</text:p>
          </table:table-cell>
          <table:table-cell office:value-type="float" office:value="101.730085" calcext:value-type="float">
            <text:p>101.730085</text:p>
          </table:table-cell>
          <table:table-cell office:value-type="float" office:value="100.688775" calcext:value-type="float">
            <text:p>100.688775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.020959" calcext:value-type="float">
            <text:p>1.020959</text:p>
          </table:table-cell>
          <table:table-cell office:value-type="float" office:value="101.731572" calcext:value-type="float">
            <text:p>101.731572</text:p>
          </table:table-cell>
          <table:table-cell office:value-type="float" office:value="100.710613" calcext:value-type="float">
            <text:p>100.710613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59355" calcext:value-type="float">
            <text:p>1.059355</text:p>
          </table:table-cell>
          <table:table-cell office:value-type="float" office:value="101.733046" calcext:value-type="float">
            <text:p>101.733046</text:p>
          </table:table-cell>
          <table:table-cell office:value-type="float" office:value="100.673691" calcext:value-type="float">
            <text:p>100.673691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10495" calcext:value-type="float">
            <text:p>10495</text:p>
          </table:table-cell>
          <table:table-cell office:value-type="float" office:value="6931" calcext:value-type="float">
            <text:p>6931</text:p>
          </table:table-cell>
          <table:table-cell office:value-type="float" office:value="1.009313" calcext:value-type="float">
            <text:p>1.009313</text:p>
          </table:table-cell>
          <table:table-cell office:value-type="float" office:value="101.096721" calcext:value-type="float">
            <text:p>101.096721</text:p>
          </table:table-cell>
          <table:table-cell office:value-type="float" office:value="100.087409" calcext:value-type="float">
            <text:p>100.087409</text:p>
          </table:table-cell>
          <table:table-cell office:value-type="float" office:value="0.582804" calcext:value-type="float">
            <text:p>0.582804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039688" calcext:value-type="float">
            <text:p>11039688</text:p>
          </table:table-cell>
          <table:table-cell office:value-type="float" office:value="5480920" calcext:value-type="float">
            <text:p>5480920</text:p>
          </table:table-cell>
          <table:table-cell office:value-type="float" office:value="10494" calcext:value-type="float">
            <text:p>10494</text:p>
          </table:table-cell>
          <table:table-cell office:value-type="float" office:value="5210" calcext:value-type="float">
            <text:p>5210</text:p>
          </table:table-cell>
          <table:table-cell office:value-type="float" office:value="1.073323" calcext:value-type="float">
            <text:p>1.073323</text:p>
          </table:table-cell>
          <table:table-cell office:value-type="float" office:value="101.543405" calcext:value-type="float">
            <text:p>101.543405</text:p>
          </table:table-cell>
          <table:table-cell office:value-type="float" office:value="100.470083" calcext:value-type="float">
            <text:p>100.470083</text:p>
          </table:table-cell>
          <table:table-cell office:value-type="float" office:value="0.436422" calcext:value-type="float">
            <text:p>0.436422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576" calcext:value-type="float">
            <text:p>57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.029483" calcext:value-type="float">
            <text:p>1.029483</text:p>
          </table:table-cell>
          <table:table-cell office:value-type="float" office:value="98.913296" calcext:value-type="float">
            <text:p>98.913296</text:p>
          </table:table-cell>
          <table:table-cell office:value-type="float" office:value="97.883813" calcext:value-type="float">
            <text:p>97.883813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960" calcext:value-type="float">
            <text:p>9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.017264" calcext:value-type="float">
            <text:p>1.017264</text:p>
          </table:table-cell>
          <table:table-cell office:value-type="float" office:value="98.916196" calcext:value-type="float">
            <text:p>98.916196</text:p>
          </table:table-cell>
          <table:table-cell office:value-type="float" office:value="97.898932" calcext:value-type="float">
            <text:p>97.898932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2705" calcext:value-type="float">
            <text:p>1.042705</text:p>
          </table:table-cell>
          <table:table-cell office:value-type="float" office:value="98.91463" calcext:value-type="float">
            <text:p>98.91463</text:p>
          </table:table-cell>
          <table:table-cell office:value-type="float" office:value="97.871926" calcext:value-type="float">
            <text:p>97.871926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7473408" calcext:value-type="float">
            <text:p>7473408</text:p>
          </table:table-cell>
          <table:table-cell office:value-type="float" office:value="10594" calcext:value-type="float">
            <text:p>10594</text:p>
          </table:table-cell>
          <table:table-cell office:value-type="float" office:value="7104" calcext:value-type="float">
            <text:p>7104</text:p>
          </table:table-cell>
          <table:table-cell office:value-type="float" office:value="1.016553" calcext:value-type="float">
            <text:p>1.016553</text:p>
          </table:table-cell>
          <table:table-cell office:value-type="float" office:value="101.006603" calcext:value-type="float">
            <text:p>101.006603</text:p>
          </table:table-cell>
          <table:table-cell office:value-type="float" office:value="99.99005" calcext:value-type="float">
            <text:p>99.99005</text:p>
          </table:table-cell>
          <table:table-cell office:value-type="float" office:value="0.597932" calcext:value-type="float">
            <text:p>0.597932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143836" calcext:value-type="float">
            <text:p>11143836</text:p>
          </table:table-cell>
          <table:table-cell office:value-type="float" office:value="5206348" calcext:value-type="float">
            <text:p>5206348</text:p>
          </table:table-cell>
          <table:table-cell office:value-type="float" office:value="10593" calcext:value-type="float">
            <text:p>10593</text:p>
          </table:table-cell>
          <table:table-cell office:value-type="float" office:value="4949" calcext:value-type="float">
            <text:p>4949</text:p>
          </table:table-cell>
          <table:table-cell office:value-type="float" office:value="1.078483" calcext:value-type="float">
            <text:p>1.078483</text:p>
          </table:table-cell>
          <table:table-cell office:value-type="float" office:value="102.450114" calcext:value-type="float">
            <text:p>102.450114</text:p>
          </table:table-cell>
          <table:table-cell office:value-type="float" office:value="101.371631" calcext:value-type="float">
            <text:p>101.371631</text:p>
          </table:table-cell>
          <table:table-cell office:value-type="float" office:value="0.410872" calcext:value-type="float">
            <text:p>0.410872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033008" calcext:value-type="float">
            <text:p>1.033008</text:p>
          </table:table-cell>
          <table:table-cell office:value-type="float" office:value="102.818761" calcext:value-type="float">
            <text:p>102.818761</text:p>
          </table:table-cell>
          <table:table-cell office:value-type="float" office:value="101.785753" calcext:value-type="float">
            <text:p>101.78575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018219" calcext:value-type="float">
            <text:p>1.018219</text:p>
          </table:table-cell>
          <table:table-cell office:value-type="float" office:value="102.856904" calcext:value-type="float">
            <text:p>102.856904</text:p>
          </table:table-cell>
          <table:table-cell office:value-type="float" office:value="101.838685" calcext:value-type="float">
            <text:p>101.838685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56395" calcext:value-type="float">
            <text:p>1.056395</text:p>
          </table:table-cell>
          <table:table-cell office:value-type="float" office:value="101.720404" calcext:value-type="float">
            <text:p>101.720404</text:p>
          </table:table-cell>
          <table:table-cell office:value-type="float" office:value="100.66401" calcext:value-type="float">
            <text:p>100.66401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858458" calcext:value-type="float">
            <text:p>102.858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6829584" calcext:value-type="float">
            <text:p>6829584</text:p>
          </table:table-cell>
          <table:table-cell office:value-type="float" office:value="10693" calcext:value-type="float">
            <text:p>10693</text:p>
          </table:table-cell>
          <table:table-cell office:value-type="float" office:value="6492" calcext:value-type="float">
            <text:p>6492</text:p>
          </table:table-cell>
          <table:table-cell office:value-type="float" office:value="1.017266" calcext:value-type="float">
            <text:p>1.017266</text:p>
          </table:table-cell>
          <table:table-cell office:value-type="float" office:value="101.451917" calcext:value-type="float">
            <text:p>101.451917</text:p>
          </table:table-cell>
          <table:table-cell office:value-type="float" office:value="100.434651" calcext:value-type="float">
            <text:p>100.434651</text:p>
          </table:table-cell>
          <table:table-cell office:value-type="float" office:value="0.544002" calcext:value-type="float">
            <text:p>0.544002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247984" calcext:value-type="float">
            <text:p>11247984</text:p>
          </table:table-cell>
          <table:table-cell office:value-type="float" office:value="5497752" calcext:value-type="float">
            <text:p>5497752</text:p>
          </table:table-cell>
          <table:table-cell office:value-type="float" office:value="10692" calcext:value-type="float">
            <text:p>10692</text:p>
          </table:table-cell>
          <table:table-cell office:value-type="float" office:value="5226" calcext:value-type="float">
            <text:p>5226</text:p>
          </table:table-cell>
          <table:table-cell office:value-type="float" office:value="3.041829" calcext:value-type="float">
            <text:p>3.041829</text:p>
          </table:table-cell>
          <table:table-cell office:value-type="float" office:value="102.308182" calcext:value-type="float">
            <text:p>102.308182</text:p>
          </table:table-cell>
          <table:table-cell office:value-type="float" office:value="99.266353" calcext:value-type="float">
            <text:p>99.266353</text:p>
          </table:table-cell>
          <table:table-cell office:value-type="float" office:value="0.443071" calcext:value-type="float">
            <text:p>0.443071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24" calcext:value-type="float">
            <text:p>62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.006279" calcext:value-type="float">
            <text:p>1.006279</text:p>
          </table:table-cell>
          <table:table-cell office:value-type="float" office:value="98.670884" calcext:value-type="float">
            <text:p>98.670884</text:p>
          </table:table-cell>
          <table:table-cell office:value-type="float" office:value="97.664605" calcext:value-type="float">
            <text:p>97.664605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020263" calcext:value-type="float">
            <text:p>1.020263</text:p>
          </table:table-cell>
          <table:table-cell office:value-type="float" office:value="79.404576" calcext:value-type="float">
            <text:p>79.404576</text:p>
          </table:table-cell>
          <table:table-cell office:value-type="float" office:value="78.384313" calcext:value-type="float">
            <text:p>78.38431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.01984" calcext:value-type="float">
            <text:p>3.01984</text:p>
          </table:table-cell>
          <table:table-cell office:value-type="float" office:value="98.672218" calcext:value-type="float">
            <text:p>98.672218</text:p>
          </table:table-cell>
          <table:table-cell office:value-type="float" office:value="95.652378" calcext:value-type="float">
            <text:p>95.652378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7158860" calcext:value-type="float">
            <text:p>7158860</text:p>
          </table:table-cell>
          <table:table-cell office:value-type="float" office:value="10791" calcext:value-type="float">
            <text:p>10791</text:p>
          </table:table-cell>
          <table:table-cell office:value-type="float" office:value="6805" calcext:value-type="float">
            <text:p>6805</text:p>
          </table:table-cell>
          <table:table-cell office:value-type="float" office:value="1.013392" calcext:value-type="float">
            <text:p>1.013392</text:p>
          </table:table-cell>
          <table:table-cell office:value-type="float" office:value="101.746939" calcext:value-type="float">
            <text:p>101.746939</text:p>
          </table:table-cell>
          <table:table-cell office:value-type="float" office:value="100.733547" calcext:value-type="float">
            <text:p>100.733547</text:p>
          </table:table-cell>
          <table:table-cell office:value-type="float" office:value="0.568538" calcext:value-type="float">
            <text:p>0.568538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5546144" calcext:value-type="float">
            <text:p>5546144</text:p>
          </table:table-cell>
          <table:table-cell office:value-type="float" office:value="10791" calcext:value-type="float">
            <text:p>10791</text:p>
          </table:table-cell>
          <table:table-cell office:value-type="float" office:value="5272" calcext:value-type="float">
            <text:p>5272</text:p>
          </table:table-cell>
          <table:table-cell office:value-type="float" office:value="1.075887" calcext:value-type="float">
            <text:p>1.075887</text:p>
          </table:table-cell>
          <table:table-cell office:value-type="float" office:value="102.529832" calcext:value-type="float">
            <text:p>102.529832</text:p>
          </table:table-cell>
          <table:table-cell office:value-type="float" office:value="101.453945" calcext:value-type="float">
            <text:p>101.453945</text:p>
          </table:table-cell>
          <table:table-cell office:value-type="float" office:value="0.437333" calcext:value-type="float">
            <text:p>0.437333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720" calcext:value-type="float">
            <text:p>72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.024345" calcext:value-type="float">
            <text:p>1.024345</text:p>
          </table:table-cell>
          <table:table-cell office:value-type="float" office:value="101.984323" calcext:value-type="float">
            <text:p>101.984323</text:p>
          </table:table-cell>
          <table:table-cell office:value-type="float" office:value="100.959978" calcext:value-type="float">
            <text:p>100.959978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864" calcext:value-type="float">
            <text:p>86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.015019" calcext:value-type="float">
            <text:p>1.015019</text:p>
          </table:table-cell>
          <table:table-cell office:value-type="float" office:value="101.972819" calcext:value-type="float">
            <text:p>101.972819</text:p>
          </table:table-cell>
          <table:table-cell office:value-type="float" office:value="100.9578" calcext:value-type="float">
            <text:p>100.9578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2069" calcext:value-type="float">
            <text:p>1.042069</text:p>
          </table:table-cell>
          <table:table-cell office:value-type="float" office:value="95.209915" calcext:value-type="float">
            <text:p>95.209915</text:p>
          </table:table-cell>
          <table:table-cell office:value-type="float" office:value="94.167846" calcext:value-type="float">
            <text:p>94.16784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.899717" calcext:value-type="float">
            <text:p>101.899717</text:p>
          </table:table-cell>
          <table:table-cell office:value-type="float" office:value="102.241014" calcext:value-type="float">
            <text:p>102.241014</text:p>
          </table:table-cell>
          <table:table-cell office:value-type="float" office:value="0.341296" calcext:value-type="float">
            <text:p>0.341296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7582816" calcext:value-type="float">
            <text:p>7582816</text:p>
          </table:table-cell>
          <table:table-cell office:value-type="float" office:value="10891" calcext:value-type="float">
            <text:p>10891</text:p>
          </table:table-cell>
          <table:table-cell office:value-type="float" office:value="7208" calcext:value-type="float">
            <text:p>7208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1.78865" calcext:value-type="float">
            <text:p>101.78865</text:p>
          </table:table-cell>
          <table:table-cell office:value-type="float" office:value="100.779288" calcext:value-type="float">
            <text:p>100.779288</text:p>
          </table:table-cell>
          <table:table-cell office:value-type="float" office:value="0.601934" calcext:value-type="float">
            <text:p>0.601934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456280" calcext:value-type="float">
            <text:p>11456280</text:p>
          </table:table-cell>
          <table:table-cell office:value-type="float" office:value="5447256" calcext:value-type="float">
            <text:p>5447256</text:p>
          </table:table-cell>
          <table:table-cell office:value-type="float" office:value="10890" calcext:value-type="float">
            <text:p>10890</text:p>
          </table:table-cell>
          <table:table-cell office:value-type="float" office:value="5178" calcext:value-type="float">
            <text:p>5178</text:p>
          </table:table-cell>
          <table:table-cell office:value-type="float" office:value="1.077151" calcext:value-type="float">
            <text:p>1.077151</text:p>
          </table:table-cell>
          <table:table-cell office:value-type="float" office:value="102.640767" calcext:value-type="float">
            <text:p>102.640767</text:p>
          </table:table-cell>
          <table:table-cell office:value-type="float" office:value="101.563616" calcext:value-type="float">
            <text:p>101.563616</text:p>
          </table:table-cell>
          <table:table-cell office:value-type="float" office:value="0.429071" calcext:value-type="float">
            <text:p>0.429071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720" calcext:value-type="float">
            <text:p>72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.026999" calcext:value-type="float">
            <text:p>1.026999</text:p>
          </table:table-cell>
          <table:table-cell office:value-type="float" office:value="102.678735" calcext:value-type="float">
            <text:p>102.678735</text:p>
          </table:table-cell>
          <table:table-cell office:value-type="float" office:value="101.651736" calcext:value-type="float">
            <text:p>101.65173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" calcext:value-type="float">
            <text:p>1968</text:p>
          </table:table-cell>
          <table:table-cell office:value-type="float" office:value="1056" calcext:value-type="float">
            <text:p>105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.017293" calcext:value-type="float">
            <text:p>1.017293</text:p>
          </table:table-cell>
          <table:table-cell office:value-type="float" office:value="102.677168" calcext:value-type="float">
            <text:p>102.677168</text:p>
          </table:table-cell>
          <table:table-cell office:value-type="float" office:value="101.659875" calcext:value-type="float">
            <text:p>101.659875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7763" calcext:value-type="float">
            <text:p>1.047763</text:p>
          </table:table-cell>
          <table:table-cell office:value-type="float" office:value="101.069265" calcext:value-type="float">
            <text:p>101.069265</text:p>
          </table:table-cell>
          <table:table-cell office:value-type="float" office:value="100.021503" calcext:value-type="float">
            <text:p>100.021503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680129" calcext:value-type="float">
            <text:p>102.680129</text:p>
          </table:table-cell>
          <table:table-cell office:value-type="float" office:value="102.863563" calcext:value-type="float">
            <text:p>102.863563</text:p>
          </table:table-cell>
          <table:table-cell office:value-type="float" office:value="0.183435" calcext:value-type="float">
            <text:p>0.183435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6840104" calcext:value-type="float">
            <text:p>6840104</text:p>
          </table:table-cell>
          <table:table-cell office:value-type="float" office:value="10990" calcext:value-type="float">
            <text:p>10990</text:p>
          </table:table-cell>
          <table:table-cell office:value-type="float" office:value="6502" calcext:value-type="float">
            <text:p>6502</text:p>
          </table:table-cell>
          <table:table-cell office:value-type="float" office:value="1.011362" calcext:value-type="float">
            <text:p>1.011362</text:p>
          </table:table-cell>
          <table:table-cell office:value-type="float" office:value="100.005113" calcext:value-type="float">
            <text:p>100.005113</text:p>
          </table:table-cell>
          <table:table-cell office:value-type="float" office:value="98.993751" calcext:value-type="float">
            <text:p>98.993751</text:p>
          </table:table-cell>
          <table:table-cell office:value-type="float" office:value="0.552771" calcext:value-type="float">
            <text:p>0.552771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560428" calcext:value-type="float">
            <text:p>11560428</text:p>
          </table:table-cell>
          <table:table-cell office:value-type="float" office:value="5356784" calcext:value-type="float">
            <text:p>5356784</text:p>
          </table:table-cell>
          <table:table-cell office:value-type="float" office:value="10989" calcext:value-type="float">
            <text:p>10989</text:p>
          </table:table-cell>
          <table:table-cell office:value-type="float" office:value="5092" calcext:value-type="float">
            <text:p>5092</text:p>
          </table:table-cell>
          <table:table-cell office:value-type="float" office:value="1.084615" calcext:value-type="float">
            <text:p>1.084615</text:p>
          </table:table-cell>
          <table:table-cell office:value-type="float" office:value="95.619446" calcext:value-type="float">
            <text:p>95.619446</text:p>
          </table:table-cell>
          <table:table-cell office:value-type="float" office:value="94.534831" calcext:value-type="float">
            <text:p>94.534831</text:p>
          </table:table-cell>
          <table:table-cell office:value-type="float" office:value="0.453317" calcext:value-type="float">
            <text:p>0.453317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576" calcext:value-type="float">
            <text:p>57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.032067" calcext:value-type="float">
            <text:p>1.032067</text:p>
          </table:table-cell>
          <table:table-cell office:value-type="float" office:value="85.158304" calcext:value-type="float">
            <text:p>85.158304</text:p>
          </table:table-cell>
          <table:table-cell office:value-type="float" office:value="84.126236" calcext:value-type="float">
            <text:p>84.126236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.022521" calcext:value-type="float">
            <text:p>1.022521</text:p>
          </table:table-cell>
          <table:table-cell office:value-type="float" office:value="95.626835" calcext:value-type="float">
            <text:p>95.626835</text:p>
          </table:table-cell>
          <table:table-cell office:value-type="float" office:value="94.604314" calcext:value-type="float">
            <text:p>94.604314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062547" calcext:value-type="float">
            <text:p>1.062547</text:p>
          </table:table-cell>
          <table:table-cell office:value-type="float" office:value="86.466108" calcext:value-type="float">
            <text:p>86.466108</text:p>
          </table:table-cell>
          <table:table-cell office:value-type="float" office:value="85.403561" calcext:value-type="float">
            <text:p>85.40356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7075752" calcext:value-type="float">
            <text:p>7075752</text:p>
          </table:table-cell>
          <table:table-cell office:value-type="float" office:value="11089" calcext:value-type="float">
            <text:p>11089</text:p>
          </table:table-cell>
          <table:table-cell office:value-type="float" office:value="6726" calcext:value-type="float">
            <text:p>6726</text:p>
          </table:table-cell>
          <table:table-cell office:value-type="float" office:value="1.015372" calcext:value-type="float">
            <text:p>1.015372</text:p>
          </table:table-cell>
          <table:table-cell office:value-type="float" office:value="101.811993" calcext:value-type="float">
            <text:p>101.811993</text:p>
          </table:table-cell>
          <table:table-cell office:value-type="float" office:value="100.796621" calcext:value-type="float">
            <text:p>100.796621</text:p>
          </table:table-cell>
          <table:table-cell office:value-type="float" office:value="0.561586" calcext:value-type="float">
            <text:p>0.561586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664576" calcext:value-type="float">
            <text:p>11664576</text:p>
          </table:table-cell>
          <table:table-cell office:value-type="float" office:value="5674488" calcext:value-type="float">
            <text:p>5674488</text:p>
          </table:table-cell>
          <table:table-cell office:value-type="float" office:value="11088" calcext:value-type="float">
            <text:p>11088</text:p>
          </table:table-cell>
          <table:table-cell office:value-type="float" office:value="5394" calcext:value-type="float">
            <text:p>5394</text:p>
          </table:table-cell>
          <table:table-cell office:value-type="float" office:value="1.096499" calcext:value-type="float">
            <text:p>1.096499</text:p>
          </table:table-cell>
          <table:table-cell office:value-type="float" office:value="102.449552" calcext:value-type="float">
            <text:p>102.449552</text:p>
          </table:table-cell>
          <table:table-cell office:value-type="float" office:value="101.353053" calcext:value-type="float">
            <text:p>101.353053</text:p>
          </table:table-cell>
          <table:table-cell office:value-type="float" office:value="0.447899" calcext:value-type="float">
            <text:p>0.447899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720" calcext:value-type="float">
            <text:p>72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.032007" calcext:value-type="float">
            <text:p>1.032007</text:p>
          </table:table-cell>
          <table:table-cell office:value-type="float" office:value="102.451098" calcext:value-type="float">
            <text:p>102.451098</text:p>
          </table:table-cell>
          <table:table-cell office:value-type="float" office:value="101.419091" calcext:value-type="float">
            <text:p>101.419091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768" calcext:value-type="float">
            <text:p>76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.016919" calcext:value-type="float">
            <text:p>1.016919</text:p>
          </table:table-cell>
          <table:table-cell office:value-type="float" office:value="102.452785" calcext:value-type="float">
            <text:p>102.452785</text:p>
          </table:table-cell>
          <table:table-cell office:value-type="float" office:value="101.435866" calcext:value-type="float">
            <text:p>101.43586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58123" calcext:value-type="float">
            <text:p>1.058123</text:p>
          </table:table-cell>
          <table:table-cell office:value-type="float" office:value="97.197091" calcext:value-type="float">
            <text:p>97.197091</text:p>
          </table:table-cell>
          <table:table-cell office:value-type="float" office:value="96.138968" calcext:value-type="float">
            <text:p>96.138968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454119" calcext:value-type="float">
            <text:p>102.454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7077856" calcext:value-type="float">
            <text:p>7077856</text:p>
          </table:table-cell>
          <table:table-cell office:value-type="float" office:value="11187" calcext:value-type="float">
            <text:p>11187</text:p>
          </table:table-cell>
          <table:table-cell office:value-type="float" office:value="6728" calcext:value-type="float">
            <text:p>6728</text:p>
          </table:table-cell>
          <table:table-cell office:value-type="float" office:value="1.013552" calcext:value-type="float">
            <text:p>1.013552</text:p>
          </table:table-cell>
          <table:table-cell office:value-type="float" office:value="101.923868" calcext:value-type="float">
            <text:p>101.923868</text:p>
          </table:table-cell>
          <table:table-cell office:value-type="float" office:value="100.910316" calcext:value-type="float">
            <text:p>100.910316</text:p>
          </table:table-cell>
          <table:table-cell office:value-type="float" office:value="0.561121" calcext:value-type="float">
            <text:p>0.561121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5639772" calcext:value-type="float">
            <text:p>5639772</text:p>
          </table:table-cell>
          <table:table-cell office:value-type="float" office:value="11187" calcext:value-type="float">
            <text:p>11187</text:p>
          </table:table-cell>
          <table:table-cell office:value-type="float" office:value="5361" calcext:value-type="float">
            <text:p>5361</text:p>
          </table:table-cell>
          <table:table-cell office:value-type="float" office:value="1.07002" calcext:value-type="float">
            <text:p>1.07002</text:p>
          </table:table-cell>
          <table:table-cell office:value-type="float" office:value="102.674557" calcext:value-type="float">
            <text:p>102.674557</text:p>
          </table:table-cell>
          <table:table-cell office:value-type="float" office:value="101.604536" calcext:value-type="float">
            <text:p>101.604536</text:p>
          </table:table-cell>
          <table:table-cell office:value-type="float" office:value="0.444057" calcext:value-type="float">
            <text:p>0.444057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816" calcext:value-type="float">
            <text:p>81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.024385" calcext:value-type="float">
            <text:p>1.024385</text:p>
          </table:table-cell>
          <table:table-cell office:value-type="float" office:value="102.645866" calcext:value-type="float">
            <text:p>102.645866</text:p>
          </table:table-cell>
          <table:table-cell office:value-type="float" office:value="101.621481" calcext:value-type="float">
            <text:p>101.621481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.015199" calcext:value-type="float">
            <text:p>1.015199</text:p>
          </table:table-cell>
          <table:table-cell office:value-type="float" office:value="102.635661" calcext:value-type="float">
            <text:p>102.635661</text:p>
          </table:table-cell>
          <table:table-cell office:value-type="float" office:value="101.620462" calcext:value-type="float">
            <text:p>101.620462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47831" calcext:value-type="float">
            <text:p>1.047831</text:p>
          </table:table-cell>
          <table:table-cell office:value-type="float" office:value="97.000198" calcext:value-type="float">
            <text:p>97.000198</text:p>
          </table:table-cell>
          <table:table-cell office:value-type="float" office:value="95.952367" calcext:value-type="float">
            <text:p>95.952367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61352" calcext:value-type="float">
            <text:p>102.61352</text:p>
          </table:table-cell>
          <table:table-cell office:value-type="float" office:value="102.853775" calcext:value-type="float">
            <text:p>102.853775</text:p>
          </table:table-cell>
          <table:table-cell office:value-type="float" office:value="0.240255" calcext:value-type="float">
            <text:p>0.240255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7184108" calcext:value-type="float">
            <text:p>7184108</text:p>
          </table:table-cell>
          <table:table-cell office:value-type="float" office:value="11286" calcext:value-type="float">
            <text:p>11286</text:p>
          </table:table-cell>
          <table:table-cell office:value-type="float" office:value="6829" calcext:value-type="float">
            <text:p>6829</text:p>
          </table:table-cell>
          <table:table-cell office:value-type="float" office:value="1.014232" calcext:value-type="float">
            <text:p>1.014232</text:p>
          </table:table-cell>
          <table:table-cell office:value-type="float" office:value="101.751251" calcext:value-type="float">
            <text:p>101.751251</text:p>
          </table:table-cell>
          <table:table-cell office:value-type="float" office:value="100.737019" calcext:value-type="float">
            <text:p>100.737019</text:p>
          </table:table-cell>
          <table:table-cell office:value-type="float" office:value="0.570524" calcext:value-type="float">
            <text:p>0.570524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5534572" calcext:value-type="float">
            <text:p>5534572</text:p>
          </table:table-cell>
          <table:table-cell office:value-type="float" office:value="11286" calcext:value-type="float">
            <text:p>11286</text:p>
          </table:table-cell>
          <table:table-cell office:value-type="float" office:value="5261" calcext:value-type="float">
            <text:p>5261</text:p>
          </table:table-cell>
          <table:table-cell office:value-type="float" office:value="1.091563" calcext:value-type="float">
            <text:p>1.091563</text:p>
          </table:table-cell>
          <table:table-cell office:value-type="float" office:value="102.531866" calcext:value-type="float">
            <text:p>102.531866</text:p>
          </table:table-cell>
          <table:table-cell office:value-type="float" office:value="101.440303" calcext:value-type="float">
            <text:p>101.440303</text:p>
          </table:table-cell>
          <table:table-cell office:value-type="float" office:value="0.436479" calcext:value-type="float">
            <text:p>0.436479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720" calcext:value-type="float">
            <text:p>7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044121" calcext:value-type="float">
            <text:p>1.044121</text:p>
          </table:table-cell>
          <table:table-cell office:value-type="float" office:value="102.224682" calcext:value-type="float">
            <text:p>102.224682</text:p>
          </table:table-cell>
          <table:table-cell office:value-type="float" office:value="101.18056" calcext:value-type="float">
            <text:p>101.1805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64" calcext:value-type="float">
            <text:p>86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.015859" calcext:value-type="float">
            <text:p>1.015859</text:p>
          </table:table-cell>
          <table:table-cell office:value-type="float" office:value="102.214478" calcext:value-type="float">
            <text:p>102.214478</text:p>
          </table:table-cell>
          <table:table-cell office:value-type="float" office:value="101.198619" calcext:value-type="float">
            <text:p>101.198619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56403" calcext:value-type="float">
            <text:p>1.056403</text:p>
          </table:table-cell>
          <table:table-cell office:value-type="float" office:value="96.028074" calcext:value-type="float">
            <text:p>96.028074</text:p>
          </table:table-cell>
          <table:table-cell office:value-type="float" office:value="94.971671" calcext:value-type="float">
            <text:p>94.97167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206202" calcext:value-type="float">
            <text:p>102.206202</text:p>
          </table:table-cell>
          <table:table-cell office:value-type="float" office:value="102.569496" calcext:value-type="float">
            <text:p>102.569496</text:p>
          </table:table-cell>
          <table:table-cell office:value-type="float" office:value="0.363294" calcext:value-type="float">
            <text:p>0.363294</text:p>
          </table:table-cell>
          <table:table-cell office:value-type="float" office:value="0.001982" calcext:value-type="float">
            <text:p>0.001982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7092584" calcext:value-type="float">
            <text:p>7092584</text:p>
          </table:table-cell>
          <table:table-cell office:value-type="float" office:value="11386" calcext:value-type="float">
            <text:p>11386</text:p>
          </table:table-cell>
          <table:table-cell office:value-type="float" office:value="6742" calcext:value-type="float">
            <text:p>6742</text:p>
          </table:table-cell>
          <table:table-cell office:value-type="float" office:value="1.013502" calcext:value-type="float">
            <text:p>1.013502</text:p>
          </table:table-cell>
          <table:table-cell office:value-type="float" office:value="101.713332" calcext:value-type="float">
            <text:p>101.713332</text:p>
          </table:table-cell>
          <table:table-cell office:value-type="float" office:value="100.69983" calcext:value-type="float">
            <text:p>100.69983</text:p>
          </table:table-cell>
          <table:table-cell office:value-type="float" office:value="0.563463" calcext:value-type="float">
            <text:p>0.563463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977020" calcext:value-type="float">
            <text:p>11977020</text:p>
          </table:table-cell>
          <table:table-cell office:value-type="float" office:value="5342056" calcext:value-type="float">
            <text:p>5342056</text:p>
          </table:table-cell>
          <table:table-cell office:value-type="float" office:value="11385" calcext:value-type="float">
            <text:p>11385</text:p>
          </table:table-cell>
          <table:table-cell office:value-type="float" office:value="5078" calcext:value-type="float">
            <text:p>5078</text:p>
          </table:table-cell>
          <table:table-cell office:value-type="float" office:value="1.108245" calcext:value-type="float">
            <text:p>1.108245</text:p>
          </table:table-cell>
          <table:table-cell office:value-type="float" office:value="102.355605" calcext:value-type="float">
            <text:p>102.355605</text:p>
          </table:table-cell>
          <table:table-cell office:value-type="float" office:value="101.247361" calcext:value-type="float">
            <text:p>101.247361</text:p>
          </table:table-cell>
          <table:table-cell office:value-type="float" office:value="0.422099" calcext:value-type="float">
            <text:p>0.422099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4088" calcext:value-type="float">
            <text:p>1.04088</text:p>
          </table:table-cell>
          <table:table-cell office:value-type="float" office:value="102.136886" calcext:value-type="float">
            <text:p>102.136886</text:p>
          </table:table-cell>
          <table:table-cell office:value-type="float" office:value="101.096006" calcext:value-type="float">
            <text:p>101.096006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1008" calcext:value-type="float">
            <text:p>100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.031634" calcext:value-type="float">
            <text:p>1.031634</text:p>
          </table:table-cell>
          <table:table-cell office:value-type="float" office:value="102.125408" calcext:value-type="float">
            <text:p>102.125408</text:p>
          </table:table-cell>
          <table:table-cell office:value-type="float" office:value="101.093774" calcext:value-type="float">
            <text:p>101.09377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64347" calcext:value-type="float">
            <text:p>1.064347</text:p>
          </table:table-cell>
          <table:table-cell office:value-type="float" office:value="92.592786" calcext:value-type="float">
            <text:p>92.592786</text:p>
          </table:table-cell>
          <table:table-cell office:value-type="float" office:value="91.528439" calcext:value-type="float">
            <text:p>91.52843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12834" calcext:value-type="float">
            <text:p>102.12834</text:p>
          </table:table-cell>
          <table:table-cell office:value-type="float" office:value="102.423758" calcext:value-type="float">
            <text:p>102.423758</text:p>
          </table:table-cell>
          <table:table-cell office:value-type="float" office:value="0.295417" calcext:value-type="float">
            <text:p>0.295417</text:p>
          </table:table-cell>
          <table:table-cell office:value-type="float" office:value="0.002437" calcext:value-type="float">
            <text:p>0.002437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7139924" calcext:value-type="float">
            <text:p>7139924</text:p>
          </table:table-cell>
          <table:table-cell office:value-type="float" office:value="11484" calcext:value-type="float">
            <text:p>11484</text:p>
          </table:table-cell>
          <table:table-cell office:value-type="float" office:value="6787" calcext:value-type="float">
            <text:p>6787</text:p>
          </table:table-cell>
          <table:table-cell office:value-type="float" office:value="1.013243" calcext:value-type="float">
            <text:p>1.013243</text:p>
          </table:table-cell>
          <table:table-cell office:value-type="float" office:value="101.763223" calcext:value-type="float">
            <text:p>101.763223</text:p>
          </table:table-cell>
          <table:table-cell office:value-type="float" office:value="100.74998" calcext:value-type="float">
            <text:p>100.74998</text:p>
          </table:table-cell>
          <table:table-cell office:value-type="float" office:value="0.566942" calcext:value-type="float">
            <text:p>0.566942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5241064" calcext:value-type="float">
            <text:p>5241064</text:p>
          </table:table-cell>
          <table:table-cell office:value-type="float" office:value="11484" calcext:value-type="float">
            <text:p>11484</text:p>
          </table:table-cell>
          <table:table-cell office:value-type="float" office:value="4982" calcext:value-type="float">
            <text:p>4982</text:p>
          </table:table-cell>
          <table:table-cell office:value-type="float" office:value="2.07862" calcext:value-type="float">
            <text:p>2.07862</text:p>
          </table:table-cell>
          <table:table-cell office:value-type="float" office:value="102.372375" calcext:value-type="float">
            <text:p>102.372375</text:p>
          </table:table-cell>
          <table:table-cell office:value-type="float" office:value="100.293754" calcext:value-type="float">
            <text:p>100.293754</text:p>
          </table:table-cell>
          <table:table-cell office:value-type="float" office:value="0.418057" calcext:value-type="float">
            <text:p>0.418057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48" calcext:value-type="float">
            <text:p>1248</text:p>
          </table:table-cell>
          <table:table-cell office:value-type="float" office:value="624" calcext:value-type="float">
            <text:p>62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.029458" calcext:value-type="float">
            <text:p>1.029458</text:p>
          </table:table-cell>
          <table:table-cell office:value-type="float" office:value="102.378256" calcext:value-type="float">
            <text:p>102.378256</text:p>
          </table:table-cell>
          <table:table-cell office:value-type="float" office:value="101.348798" calcext:value-type="float">
            <text:p>101.348798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672" calcext:value-type="float">
            <text:p>67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.014649" calcext:value-type="float">
            <text:p>1.014649</text:p>
          </table:table-cell>
          <table:table-cell office:value-type="float" office:value="102.366812" calcext:value-type="float">
            <text:p>102.366812</text:p>
          </table:table-cell>
          <table:table-cell office:value-type="float" office:value="101.352163" calcext:value-type="float">
            <text:p>101.352163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.038099" calcext:value-type="float">
            <text:p>2.038099</text:p>
          </table:table-cell>
          <table:table-cell office:value-type="float" office:value="96.029406" calcext:value-type="float">
            <text:p>96.029406</text:p>
          </table:table-cell>
          <table:table-cell office:value-type="float" office:value="93.991307" calcext:value-type="float">
            <text:p>93.991307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335804" calcext:value-type="float">
            <text:p>102.335804</text:p>
          </table:table-cell>
          <table:table-cell office:value-type="float" office:value="102.675805" calcext:value-type="float">
            <text:p>102.675805</text:p>
          </table:table-cell>
          <table:table-cell office:value-type="float" office:value="0.34" calcext:value-type="float">
            <text:p>0.34</text:p>
          </table:table-cell>
          <table:table-cell office:value-type="float" office:value="0.001412" calcext:value-type="float">
            <text:p>0.001412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7757448" calcext:value-type="float">
            <text:p>7757448</text:p>
          </table:table-cell>
          <table:table-cell office:value-type="float" office:value="11583" calcext:value-type="float">
            <text:p>11583</text:p>
          </table:table-cell>
          <table:table-cell office:value-type="float" office:value="7374" calcext:value-type="float">
            <text:p>7374</text:p>
          </table:table-cell>
          <table:table-cell office:value-type="float" office:value="1.011302" calcext:value-type="float">
            <text:p>1.011302</text:p>
          </table:table-cell>
          <table:table-cell office:value-type="float" office:value="101.849687" calcext:value-type="float">
            <text:p>101.849687</text:p>
          </table:table-cell>
          <table:table-cell office:value-type="float" office:value="100.838385" calcext:value-type="float">
            <text:p>100.838385</text:p>
          </table:table-cell>
          <table:table-cell office:value-type="float" office:value="0.615436" calcext:value-type="float">
            <text:p>0.615436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5113772" calcext:value-type="float">
            <text:p>5113772</text:p>
          </table:table-cell>
          <table:table-cell office:value-type="float" office:value="11583" calcext:value-type="float">
            <text:p>11583</text:p>
          </table:table-cell>
          <table:table-cell office:value-type="float" office:value="4861" calcext:value-type="float">
            <text:p>4861</text:p>
          </table:table-cell>
          <table:table-cell office:value-type="float" office:value="3.090344" calcext:value-type="float">
            <text:p>3.090344</text:p>
          </table:table-cell>
          <table:table-cell office:value-type="float" office:value="102.650501" calcext:value-type="float">
            <text:p>102.650501</text:p>
          </table:table-cell>
          <table:table-cell office:value-type="float" office:value="99.560157" calcext:value-type="float">
            <text:p>99.560157</text:p>
          </table:table-cell>
          <table:table-cell office:value-type="float" office:value="0.410909" calcext:value-type="float">
            <text:p>0.410909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20" calcext:value-type="float">
            <text:p>72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.03842" calcext:value-type="float">
            <text:p>1.03842</text:p>
          </table:table-cell>
          <table:table-cell office:value-type="float" office:value="102.622582" calcext:value-type="float">
            <text:p>102.622582</text:p>
          </table:table-cell>
          <table:table-cell office:value-type="float" office:value="101.584162" calcext:value-type="float">
            <text:p>101.584162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672" calcext:value-type="float">
            <text:p>67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.029961" calcext:value-type="float">
            <text:p>1.029961</text:p>
          </table:table-cell>
          <table:table-cell office:value-type="float" office:value="102.612638" calcext:value-type="float">
            <text:p>102.612638</text:p>
          </table:table-cell>
          <table:table-cell office:value-type="float" office:value="101.582677" calcext:value-type="float">
            <text:p>101.58267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.046286" calcext:value-type="float">
            <text:p>3.046286</text:p>
          </table:table-cell>
          <table:table-cell office:value-type="float" office:value="94.711049" calcext:value-type="float">
            <text:p>94.711049</text:p>
          </table:table-cell>
          <table:table-cell office:value-type="float" office:value="91.664763" calcext:value-type="float">
            <text:p>91.664763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590052" calcext:value-type="float">
            <text:p>102.590052</text:p>
          </table:table-cell>
          <table:table-cell office:value-type="float" office:value="102.907018" calcext:value-type="float">
            <text:p>102.907018</text:p>
          </table:table-cell>
          <table:table-cell office:value-type="float" office:value="0.316966" calcext:value-type="float">
            <text:p>0.316966</text:p>
          </table:table-cell>
          <table:table-cell office:value-type="float" office:value="0.001514" calcext:value-type="float">
            <text:p>0.001514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7220928" calcext:value-type="float">
            <text:p>7220928</text:p>
          </table:table-cell>
          <table:table-cell office:value-type="float" office:value="11683" calcext:value-type="float">
            <text:p>11683</text:p>
          </table:table-cell>
          <table:table-cell office:value-type="float" office:value="6864" calcext:value-type="float">
            <text:p>6864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1.711687" calcext:value-type="float">
            <text:p>101.711687</text:p>
          </table:table-cell>
          <table:table-cell office:value-type="float" office:value="100.698406" calcext:value-type="float">
            <text:p>100.698406</text:p>
          </table:table-cell>
          <table:table-cell office:value-type="float" office:value="0.573668" calcext:value-type="float">
            <text:p>0.573668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289464" calcext:value-type="float">
            <text:p>12289464</text:p>
          </table:table-cell>
          <table:table-cell office:value-type="float" office:value="5394656" calcext:value-type="float">
            <text:p>5394656</text:p>
          </table:table-cell>
          <table:table-cell office:value-type="float" office:value="11682" calcext:value-type="float">
            <text:p>11682</text:p>
          </table:table-cell>
          <table:table-cell office:value-type="float" office:value="5128" calcext:value-type="float">
            <text:p>5128</text:p>
          </table:table-cell>
          <table:table-cell office:value-type="float" office:value="1.303197" calcext:value-type="float">
            <text:p>1.303197</text:p>
          </table:table-cell>
          <table:table-cell office:value-type="float" office:value="102.313636" calcext:value-type="float">
            <text:p>102.313636</text:p>
          </table:table-cell>
          <table:table-cell office:value-type="float" office:value="101.010439" calcext:value-type="float">
            <text:p>101.010439</text:p>
          </table:table-cell>
          <table:table-cell office:value-type="float" office:value="0.427255" calcext:value-type="float">
            <text:p>0.427255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720" calcext:value-type="float">
            <text:p>7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254853" calcext:value-type="float">
            <text:p>1.254853</text:p>
          </table:table-cell>
          <table:table-cell office:value-type="float" office:value="102.388525" calcext:value-type="float">
            <text:p>102.388525</text:p>
          </table:table-cell>
          <table:table-cell office:value-type="float" office:value="101.133673" calcext:value-type="float">
            <text:p>101.133673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.245067" calcext:value-type="float">
            <text:p>1.245067</text:p>
          </table:table-cell>
          <table:table-cell office:value-type="float" office:value="102.386839" calcext:value-type="float">
            <text:p>102.386839</text:p>
          </table:table-cell>
          <table:table-cell office:value-type="float" office:value="101.141772" calcext:value-type="float">
            <text:p>101.141772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278039" calcext:value-type="float">
            <text:p>1.278039</text:p>
          </table:table-cell>
          <table:table-cell office:value-type="float" office:value="95.691113" calcext:value-type="float">
            <text:p>95.691113</text:p>
          </table:table-cell>
          <table:table-cell office:value-type="float" office:value="94.413073" calcext:value-type="float">
            <text:p>94.413073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391119" calcext:value-type="float">
            <text:p>102.391119</text:p>
          </table:table-cell>
          <table:table-cell office:value-type="float" office:value="102.589145" calcext:value-type="float">
            <text:p>102.589145</text:p>
          </table:table-cell>
          <table:table-cell office:value-type="float" office:value="0.198025" calcext:value-type="float">
            <text:p>0.198025</text:p>
          </table:table-cell>
          <table:table-cell office:value-type="float" office:value="0.002424" calcext:value-type="float">
            <text:p>0.002424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6908484" calcext:value-type="float">
            <text:p>6908484</text:p>
          </table:table-cell>
          <table:table-cell office:value-type="float" office:value="11782" calcext:value-type="float">
            <text:p>11782</text:p>
          </table:table-cell>
          <table:table-cell office:value-type="float" office:value="6567" calcext:value-type="float">
            <text:p>6567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101.578446" calcext:value-type="float">
            <text:p>101.578446</text:p>
          </table:table-cell>
          <table:table-cell office:value-type="float" office:value="100.570205" calcext:value-type="float">
            <text:p>100.570205</text:p>
          </table:table-cell>
          <table:table-cell office:value-type="float" office:value="0.549545" calcext:value-type="float">
            <text:p>0.549545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393612" calcext:value-type="float">
            <text:p>12393612</text:p>
          </table:table-cell>
          <table:table-cell office:value-type="float" office:value="5466192" calcext:value-type="float">
            <text:p>5466192</text:p>
          </table:table-cell>
          <table:table-cell office:value-type="float" office:value="11781" calcext:value-type="float">
            <text:p>11781</text:p>
          </table:table-cell>
          <table:table-cell office:value-type="float" office:value="5196" calcext:value-type="float">
            <text:p>5196</text:p>
          </table:table-cell>
          <table:table-cell office:value-type="float" office:value="1.078888" calcext:value-type="float">
            <text:p>1.078888</text:p>
          </table:table-cell>
          <table:table-cell office:value-type="float" office:value="102.069238" calcext:value-type="float">
            <text:p>102.069238</text:p>
          </table:table-cell>
          <table:table-cell office:value-type="float" office:value="100.99035" calcext:value-type="float">
            <text:p>100.99035</text:p>
          </table:table-cell>
          <table:table-cell office:value-type="float" office:value="0.433007" calcext:value-type="float">
            <text:p>0.433007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028607" calcext:value-type="float">
            <text:p>1.028607</text:p>
          </table:table-cell>
          <table:table-cell office:value-type="float" office:value="102.279813" calcext:value-type="float">
            <text:p>102.279813</text:p>
          </table:table-cell>
          <table:table-cell office:value-type="float" office:value="101.251206" calcext:value-type="float">
            <text:p>101.251206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.021577" calcext:value-type="float">
            <text:p>1.021577</text:p>
          </table:table-cell>
          <table:table-cell office:value-type="float" office:value="102.278406" calcext:value-type="float">
            <text:p>102.278406</text:p>
          </table:table-cell>
          <table:table-cell office:value-type="float" office:value="101.256829" calcext:value-type="float">
            <text:p>101.256829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57236" calcext:value-type="float">
            <text:p>1.057236</text:p>
          </table:table-cell>
          <table:table-cell office:value-type="float" office:value="102.058214" calcext:value-type="float">
            <text:p>102.058214</text:p>
          </table:table-cell>
          <table:table-cell office:value-type="float" office:value="101.000978" calcext:value-type="float">
            <text:p>101.00097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281327" calcext:value-type="float">
            <text:p>102.281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7636468" calcext:value-type="float">
            <text:p>7636468</text:p>
          </table:table-cell>
          <table:table-cell office:value-type="float" office:value="11881" calcext:value-type="float">
            <text:p>11881</text:p>
          </table:table-cell>
          <table:table-cell office:value-type="float" office:value="7259" calcext:value-type="float">
            <text:p>7259</text:p>
          </table:table-cell>
          <table:table-cell office:value-type="float" office:value="1.018352" calcext:value-type="float">
            <text:p>1.018352</text:p>
          </table:table-cell>
          <table:table-cell office:value-type="float" office:value="101.841668" calcext:value-type="float">
            <text:p>101.841668</text:p>
          </table:table-cell>
          <table:table-cell office:value-type="float" office:value="100.823316" calcext:value-type="float">
            <text:p>100.823316</text:p>
          </table:table-cell>
          <table:table-cell office:value-type="float" office:value="0.605929" calcext:value-type="float">
            <text:p>0.605929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497760" calcext:value-type="float">
            <text:p>12497760</text:p>
          </table:table-cell>
          <table:table-cell office:value-type="float" office:value="5385188" calcext:value-type="float">
            <text:p>5385188</text:p>
          </table:table-cell>
          <table:table-cell office:value-type="float" office:value="11880" calcext:value-type="float">
            <text:p>11880</text:p>
          </table:table-cell>
          <table:table-cell office:value-type="float" office:value="5119" calcext:value-type="float">
            <text:p>5119</text:p>
          </table:table-cell>
          <table:table-cell office:value-type="float" office:value="1.12712" calcext:value-type="float">
            <text:p>1.12712</text:p>
          </table:table-cell>
          <table:table-cell office:value-type="float" office:value="102.623225" calcext:value-type="float">
            <text:p>102.623225</text:p>
          </table:table-cell>
          <table:table-cell office:value-type="float" office:value="101.496105" calcext:value-type="float">
            <text:p>101.496105</text:p>
          </table:table-cell>
          <table:table-cell office:value-type="float" office:value="0.424465" calcext:value-type="float">
            <text:p>0.424465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.04142" calcext:value-type="float">
            <text:p>1.04142</text:p>
          </table:table-cell>
          <table:table-cell office:value-type="float" office:value="102.668222" calcext:value-type="float">
            <text:p>102.668222</text:p>
          </table:table-cell>
          <table:table-cell office:value-type="float" office:value="101.626802" calcext:value-type="float">
            <text:p>101.62680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864" calcext:value-type="float">
            <text:p>86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.019779" calcext:value-type="float">
            <text:p>1.019779</text:p>
          </table:table-cell>
          <table:table-cell office:value-type="float" office:value="102.665302" calcext:value-type="float">
            <text:p>102.665302</text:p>
          </table:table-cell>
          <table:table-cell office:value-type="float" office:value="101.645523" calcext:value-type="float">
            <text:p>101.645523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59304" calcext:value-type="float">
            <text:p>1.059304</text:p>
          </table:table-cell>
          <table:table-cell office:value-type="float" office:value="93.466086" calcext:value-type="float">
            <text:p>93.466086</text:p>
          </table:table-cell>
          <table:table-cell office:value-type="float" office:value="92.406782" calcext:value-type="float">
            <text:p>92.406782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666756" calcext:value-type="float">
            <text:p>102.666756</text:p>
          </table:table-cell>
          <table:table-cell office:value-type="float" office:value="102.863475" calcext:value-type="float">
            <text:p>102.863475</text:p>
          </table:table-cell>
          <table:table-cell office:value-type="float" office:value="0.196719" calcext:value-type="float">
            <text:p>0.196719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7180952" calcext:value-type="float">
            <text:p>7180952</text:p>
          </table:table-cell>
          <table:table-cell office:value-type="float" office:value="11979" calcext:value-type="float">
            <text:p>11979</text:p>
          </table:table-cell>
          <table:table-cell office:value-type="float" office:value="6826" calcext:value-type="float">
            <text:p>6826</text:p>
          </table:table-cell>
          <table:table-cell office:value-type="float" office:value="1.019541" calcext:value-type="float">
            <text:p>1.019541</text:p>
          </table:table-cell>
          <table:table-cell office:value-type="float" office:value="101.35695" calcext:value-type="float">
            <text:p>101.35695</text:p>
          </table:table-cell>
          <table:table-cell office:value-type="float" office:value="100.337409" calcext:value-type="float">
            <text:p>100.337409</text:p>
          </table:table-cell>
          <table:table-cell office:value-type="float" office:value="0.572544" calcext:value-type="float">
            <text:p>0.572544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5459880" calcext:value-type="float">
            <text:p>5459880</text:p>
          </table:table-cell>
          <table:table-cell office:value-type="float" office:value="11979" calcext:value-type="float">
            <text:p>11979</text:p>
          </table:table-cell>
          <table:table-cell office:value-type="float" office:value="5190" calcext:value-type="float">
            <text:p>5190</text:p>
          </table:table-cell>
          <table:table-cell office:value-type="float" office:value="1.099209" calcext:value-type="float">
            <text:p>1.099209</text:p>
          </table:table-cell>
          <table:table-cell office:value-type="float" office:value="102.204279" calcext:value-type="float">
            <text:p>102.204279</text:p>
          </table:table-cell>
          <table:table-cell office:value-type="float" office:value="101.10507" calcext:value-type="float">
            <text:p>101.10507</text:p>
          </table:table-cell>
          <table:table-cell office:value-type="float" office:value="0.432016" calcext:value-type="float">
            <text:p>0.432016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.041879" calcext:value-type="float">
            <text:p>1.041879</text:p>
          </table:table-cell>
          <table:table-cell office:value-type="float" office:value="102.373157" calcext:value-type="float">
            <text:p>102.373157</text:p>
          </table:table-cell>
          <table:table-cell office:value-type="float" office:value="101.331278" calcext:value-type="float">
            <text:p>101.33127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912" calcext:value-type="float">
            <text:p>91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.021167" calcext:value-type="float">
            <text:p>1.021167</text:p>
          </table:table-cell>
          <table:table-cell office:value-type="float" office:value="102.446439" calcext:value-type="float">
            <text:p>102.446439</text:p>
          </table:table-cell>
          <table:table-cell office:value-type="float" office:value="101.425272" calcext:value-type="float">
            <text:p>101.42527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71878" calcext:value-type="float">
            <text:p>1.071878</text:p>
          </table:table-cell>
          <table:table-cell office:value-type="float" office:value="102.131175" calcext:value-type="float">
            <text:p>102.131175</text:p>
          </table:table-cell>
          <table:table-cell office:value-type="float" office:value="101.059297" calcext:value-type="float">
            <text:p>101.059297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448013" calcext:value-type="float">
            <text:p>102.448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8170884" calcext:value-type="float">
            <text:p>8170884</text:p>
          </table:table-cell>
          <table:table-cell office:value-type="float" office:value="12079" calcext:value-type="float">
            <text:p>12079</text:p>
          </table:table-cell>
          <table:table-cell office:value-type="float" office:value="7767" calcext:value-type="float">
            <text:p>7767</text:p>
          </table:table-cell>
          <table:table-cell office:value-type="float" office:value="1.015103" calcext:value-type="float">
            <text:p>1.015103</text:p>
          </table:table-cell>
          <table:table-cell office:value-type="float" office:value="100.005096" calcext:value-type="float">
            <text:p>100.005096</text:p>
          </table:table-cell>
          <table:table-cell office:value-type="float" office:value="98.989994" calcext:value-type="float">
            <text:p>98.989994</text:p>
          </table:table-cell>
          <table:table-cell office:value-type="float" office:value="0.66034" calcext:value-type="float">
            <text:p>0.66034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706056" calcext:value-type="float">
            <text:p>12706056</text:p>
          </table:table-cell>
          <table:table-cell office:value-type="float" office:value="4795016" calcext:value-type="float">
            <text:p>4795016</text:p>
          </table:table-cell>
          <table:table-cell office:value-type="float" office:value="12078" calcext:value-type="float">
            <text:p>12078</text:p>
          </table:table-cell>
          <table:table-cell office:value-type="float" office:value="4558" calcext:value-type="float">
            <text:p>4558</text:p>
          </table:table-cell>
          <table:table-cell office:value-type="float" office:value="1.090039" calcext:value-type="float">
            <text:p>1.090039</text:p>
          </table:table-cell>
          <table:table-cell office:value-type="float" office:value="94.190079" calcext:value-type="float">
            <text:p>94.190079</text:p>
          </table:table-cell>
          <table:table-cell office:value-type="float" office:value="93.100041" calcext:value-type="float">
            <text:p>93.100041</text:p>
          </table:table-cell>
          <table:table-cell office:value-type="float" office:value="0.412031" calcext:value-type="float">
            <text:p>0.412031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528" calcext:value-type="float">
            <text:p>52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.032449" calcext:value-type="float">
            <text:p>1.032449</text:p>
          </table:table-cell>
          <table:table-cell office:value-type="float" office:value="86.064199" calcext:value-type="float">
            <text:p>86.064199</text:p>
          </table:table-cell>
          <table:table-cell office:value-type="float" office:value="85.03175" calcext:value-type="float">
            <text:p>85.0317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64" calcext:value-type="float">
            <text:p>86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.016649" calcext:value-type="float">
            <text:p>1.016649</text:p>
          </table:table-cell>
          <table:table-cell office:value-type="float" office:value="94.192756" calcext:value-type="float">
            <text:p>94.192756</text:p>
          </table:table-cell>
          <table:table-cell office:value-type="float" office:value="93.176107" calcext:value-type="float">
            <text:p>93.176107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56076" calcext:value-type="float">
            <text:p>1.056076</text:p>
          </table:table-cell>
          <table:table-cell office:value-type="float" office:value="86.065533" calcext:value-type="float">
            <text:p>86.065533</text:p>
          </table:table-cell>
          <table:table-cell office:value-type="float" office:value="85.009457" calcext:value-type="float">
            <text:p>85.009457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12178" calcext:value-type="float">
            <text:p>12178</text:p>
          </table:table-cell>
          <table:table-cell office:value-type="float" office:value="6634" calcext:value-type="float">
            <text:p>6634</text:p>
          </table:table-cell>
          <table:table-cell office:value-type="float" office:value="1.020649" calcext:value-type="float">
            <text:p>1.020649</text:p>
          </table:table-cell>
          <table:table-cell office:value-type="float" office:value="101.706723" calcext:value-type="float">
            <text:p>101.706723</text:p>
          </table:table-cell>
          <table:table-cell office:value-type="float" office:value="100.686074" calcext:value-type="float">
            <text:p>100.686074</text:p>
          </table:table-cell>
          <table:table-cell office:value-type="float" office:value="0.554513" calcext:value-type="float">
            <text:p>0.554513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810204" calcext:value-type="float">
            <text:p>12810204</text:p>
          </table:table-cell>
          <table:table-cell office:value-type="float" office:value="5415696" calcext:value-type="float">
            <text:p>5415696</text:p>
          </table:table-cell>
          <table:table-cell office:value-type="float" office:value="12177" calcext:value-type="float">
            <text:p>12177</text:p>
          </table:table-cell>
          <table:table-cell office:value-type="float" office:value="5148" calcext:value-type="float">
            <text:p>5148</text:p>
          </table:table-cell>
          <table:table-cell office:value-type="float" office:value="1.093307" calcext:value-type="float">
            <text:p>1.093307</text:p>
          </table:table-cell>
          <table:table-cell office:value-type="float" office:value="102.796698" calcext:value-type="float">
            <text:p>102.796698</text:p>
          </table:table-cell>
          <table:table-cell office:value-type="float" office:value="101.703391" calcext:value-type="float">
            <text:p>101.703391</text:p>
          </table:table-cell>
          <table:table-cell office:value-type="float" office:value="0.425999" calcext:value-type="float">
            <text:p>0.425999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44" calcext:value-type="float">
            <text:p>1344</text:p>
          </table:table-cell>
          <table:table-cell office:value-type="float" office:value="528" calcext:value-type="float">
            <text:p>52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.029465" calcext:value-type="float">
            <text:p>1.029465</text:p>
          </table:table-cell>
          <table:table-cell office:value-type="float" office:value="101.733194" calcext:value-type="float">
            <text:p>101.733194</text:p>
          </table:table-cell>
          <table:table-cell office:value-type="float" office:value="100.703729" calcext:value-type="float">
            <text:p>100.703729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.022196" calcext:value-type="float">
            <text:p>1.022196</text:p>
          </table:table-cell>
          <table:table-cell office:value-type="float" office:value="101.757869" calcext:value-type="float">
            <text:p>101.757869</text:p>
          </table:table-cell>
          <table:table-cell office:value-type="float" office:value="100.735673" calcext:value-type="float">
            <text:p>100.735673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59445" calcext:value-type="float">
            <text:p>1.059445</text:p>
          </table:table-cell>
          <table:table-cell office:value-type="float" office:value="101.734528" calcext:value-type="float">
            <text:p>101.734528</text:p>
          </table:table-cell>
          <table:table-cell office:value-type="float" office:value="100.675084" calcext:value-type="float">
            <text:p>100.675084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7621740" calcext:value-type="float">
            <text:p>7621740</text:p>
          </table:table-cell>
          <table:table-cell office:value-type="float" office:value="12277" calcext:value-type="float">
            <text:p>12277</text:p>
          </table:table-cell>
          <table:table-cell office:value-type="float" office:value="7245" calcext:value-type="float">
            <text:p>7245</text:p>
          </table:table-cell>
          <table:table-cell office:value-type="float" office:value="1.008222" calcext:value-type="float">
            <text:p>1.008222</text:p>
          </table:table-cell>
          <table:table-cell office:value-type="float" office:value="100.783822" calcext:value-type="float">
            <text:p>100.783822</text:p>
          </table:table-cell>
          <table:table-cell office:value-type="float" office:value="99.7756" calcext:value-type="float">
            <text:p>99.775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914352" calcext:value-type="float">
            <text:p>12914352</text:p>
          </table:table-cell>
          <table:table-cell office:value-type="float" office:value="4917048" calcext:value-type="float">
            <text:p>4917048</text:p>
          </table:table-cell>
          <table:table-cell office:value-type="float" office:value="12276" calcext:value-type="float">
            <text:p>12276</text:p>
          </table:table-cell>
          <table:table-cell office:value-type="float" office:value="4674" calcext:value-type="float">
            <text:p>4674</text:p>
          </table:table-cell>
          <table:table-cell office:value-type="float" office:value="1.085797" calcext:value-type="float">
            <text:p>1.085797</text:p>
          </table:table-cell>
          <table:table-cell office:value-type="float" office:value="100.8015" calcext:value-type="float">
            <text:p>100.8015</text:p>
          </table:table-cell>
          <table:table-cell office:value-type="float" office:value="99.715703" calcext:value-type="float">
            <text:p>99.715703</text:p>
          </table:table-cell>
          <table:table-cell office:value-type="float" office:value="0.394485" calcext:value-type="float">
            <text:p>0.394485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029337" calcext:value-type="float">
            <text:p>1.029337</text:p>
          </table:table-cell>
          <table:table-cell office:value-type="float" office:value="99.257604" calcext:value-type="float">
            <text:p>99.257604</text:p>
          </table:table-cell>
          <table:table-cell office:value-type="float" office:value="98.228267" calcext:value-type="float">
            <text:p>98.228267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624" calcext:value-type="float">
            <text:p>62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.019201" calcext:value-type="float">
            <text:p>1.019201</text:p>
          </table:table-cell>
          <table:table-cell office:value-type="float" office:value="99.265887" calcext:value-type="float">
            <text:p>99.265887</text:p>
          </table:table-cell>
          <table:table-cell office:value-type="float" office:value="98.246686" calcext:value-type="float">
            <text:p>98.246686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047001" calcext:value-type="float">
            <text:p>1.047001</text:p>
          </table:table-cell>
          <table:table-cell office:value-type="float" office:value="99.259018" calcext:value-type="float">
            <text:p>99.259018</text:p>
          </table:table-cell>
          <table:table-cell office:value-type="float" office:value="98.212017" calcext:value-type="float">
            <text:p>98.212017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8226640" calcext:value-type="float">
            <text:p>8226640</text:p>
          </table:table-cell>
          <table:table-cell office:value-type="float" office:value="12375" calcext:value-type="float">
            <text:p>12375</text:p>
          </table:table-cell>
          <table:table-cell office:value-type="float" office:value="7820" calcext:value-type="float">
            <text:p>7820</text:p>
          </table:table-cell>
          <table:table-cell office:value-type="float" office:value="1.010353" calcext:value-type="float">
            <text:p>1.010353</text:p>
          </table:table-cell>
          <table:table-cell office:value-type="float" office:value="101.577232" calcext:value-type="float">
            <text:p>101.577232</text:p>
          </table:table-cell>
          <table:table-cell office:value-type="float" office:value="100.56688" calcext:value-type="float">
            <text:p>100.56688</text:p>
          </table:table-cell>
          <table:table-cell office:value-type="float" office:value="0.654421" calcext:value-type="float">
            <text:p>0.654421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4746624" calcext:value-type="float">
            <text:p>4746624</text:p>
          </table:table-cell>
          <table:table-cell office:value-type="float" office:value="12375" calcext:value-type="float">
            <text:p>12375</text:p>
          </table:table-cell>
          <table:table-cell office:value-type="float" office:value="4512" calcext:value-type="float">
            <text:p>4512</text:p>
          </table:table-cell>
          <table:table-cell office:value-type="float" office:value="1.100364" calcext:value-type="float">
            <text:p>1.100364</text:p>
          </table:table-cell>
          <table:table-cell office:value-type="float" office:value="102.562579" calcext:value-type="float">
            <text:p>102.562579</text:p>
          </table:table-cell>
          <table:table-cell office:value-type="float" office:value="101.462215" calcext:value-type="float">
            <text:p>101.462215</text:p>
          </table:table-cell>
          <table:table-cell office:value-type="float" office:value="0.374257" calcext:value-type="float">
            <text:p>0.374257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.037391" calcext:value-type="float">
            <text:p>1.037391</text:p>
          </table:table-cell>
          <table:table-cell office:value-type="float" office:value="102.816977" calcext:value-type="float">
            <text:p>102.816977</text:p>
          </table:table-cell>
          <table:table-cell office:value-type="float" office:value="101.779587" calcext:value-type="float">
            <text:p>101.779587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1056" calcext:value-type="float">
            <text:p>105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.028185" calcext:value-type="float">
            <text:p>1.028185</text:p>
          </table:table-cell>
          <table:table-cell office:value-type="float" office:value="102.813977" calcext:value-type="float">
            <text:p>102.813977</text:p>
          </table:table-cell>
          <table:table-cell office:value-type="float" office:value="101.785793" calcext:value-type="float">
            <text:p>101.785793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56486" calcext:value-type="float">
            <text:p>1.056486</text:p>
          </table:table-cell>
          <table:table-cell office:value-type="float" office:value="102.319181" calcext:value-type="float">
            <text:p>102.319181</text:p>
          </table:table-cell>
          <table:table-cell office:value-type="float" office:value="101.262695" calcext:value-type="float">
            <text:p>101.262695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2.815471" calcext:value-type="float">
            <text:p>102.815471</text:p>
          </table:table-cell>
          <table:table-cell office:value-type="float" office:value="103.017816" calcext:value-type="float">
            <text:p>103.017816</text:p>
          </table:table-cell>
          <table:table-cell office:value-type="float" office:value="0.202344" calcext:value-type="float">
            <text:p>0.202344</text:p>
          </table:table-cell>
          <table:table-cell office:value-type="float" office:value="0.004744" calcext:value-type="float">
            <text:p>0.004744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7310348" calcext:value-type="float">
            <text:p>7310348</text:p>
          </table:table-cell>
          <table:table-cell office:value-type="float" office:value="12474" calcext:value-type="float">
            <text:p>12474</text:p>
          </table:table-cell>
          <table:table-cell office:value-type="float" office:value="6949" calcext:value-type="float">
            <text:p>6949</text:p>
          </table:table-cell>
          <table:table-cell office:value-type="float" office:value="1.010422" calcext:value-type="float">
            <text:p>1.010422</text:p>
          </table:table-cell>
          <table:table-cell office:value-type="float" office:value="101.79587" calcext:value-type="float">
            <text:p>101.79587</text:p>
          </table:table-cell>
          <table:table-cell office:value-type="float" office:value="100.785448" calcext:value-type="float">
            <text:p>100.785448</text:p>
          </table:table-cell>
          <table:table-cell office:value-type="float" office:value="0.58027" calcext:value-type="float">
            <text:p>0.58027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5471452" calcext:value-type="float">
            <text:p>5471452</text:p>
          </table:table-cell>
          <table:table-cell office:value-type="float" office:value="12474" calcext:value-type="float">
            <text:p>12474</text:p>
          </table:table-cell>
          <table:table-cell office:value-type="float" office:value="5201" calcext:value-type="float">
            <text:p>5201</text:p>
          </table:table-cell>
          <table:table-cell office:value-type="float" office:value="1.077553" calcext:value-type="float">
            <text:p>1.077553</text:p>
          </table:table-cell>
          <table:table-cell office:value-type="float" office:value="101.843978" calcext:value-type="float">
            <text:p>101.843978</text:p>
          </table:table-cell>
          <table:table-cell office:value-type="float" office:value="100.766425" calcext:value-type="float">
            <text:p>100.766425</text:p>
          </table:table-cell>
          <table:table-cell office:value-type="float" office:value="0.434387" calcext:value-type="float">
            <text:p>0.434387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032922" calcext:value-type="float">
            <text:p>1.032922</text:p>
          </table:table-cell>
          <table:table-cell office:value-type="float" office:value="99.373878" calcext:value-type="float">
            <text:p>99.373878</text:p>
          </table:table-cell>
          <table:table-cell office:value-type="float" office:value="98.340956" calcext:value-type="float">
            <text:p>98.340956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624" calcext:value-type="float">
            <text:p>62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.023676" calcext:value-type="float">
            <text:p>1.023676</text:p>
          </table:table-cell>
          <table:table-cell office:value-type="float" office:value="99.393006" calcext:value-type="float">
            <text:p>99.393006</text:p>
          </table:table-cell>
          <table:table-cell office:value-type="float" office:value="98.36933" calcext:value-type="float">
            <text:p>98.36933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51166" calcext:value-type="float">
            <text:p>1.051166</text:p>
          </table:table-cell>
          <table:table-cell office:value-type="float" office:value="99.375212" calcext:value-type="float">
            <text:p>99.375212</text:p>
          </table:table-cell>
          <table:table-cell office:value-type="float" office:value="98.324046" calcext:value-type="float">
            <text:p>98.324046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7352428" calcext:value-type="float">
            <text:p>7352428</text:p>
          </table:table-cell>
          <table:table-cell office:value-type="float" office:value="12573" calcext:value-type="float">
            <text:p>12573</text:p>
          </table:table-cell>
          <table:table-cell office:value-type="float" office:value="6989" calcext:value-type="float">
            <text:p>6989</text:p>
          </table:table-cell>
          <table:table-cell office:value-type="float" office:value="1.010221" calcext:value-type="float">
            <text:p>1.010221</text:p>
          </table:table-cell>
          <table:table-cell office:value-type="float" office:value="100.334155" calcext:value-type="float">
            <text:p>100.334155</text:p>
          </table:table-cell>
          <table:table-cell office:value-type="float" office:value="99.323934" calcext:value-type="float">
            <text:p>99.323934</text:p>
          </table:table-cell>
          <table:table-cell office:value-type="float" office:value="0.592198" calcext:value-type="float">
            <text:p>0.592198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5121136" calcext:value-type="float">
            <text:p>5121136</text:p>
          </table:table-cell>
          <table:table-cell office:value-type="float" office:value="12573" calcext:value-type="float">
            <text:p>12573</text:p>
          </table:table-cell>
          <table:table-cell office:value-type="float" office:value="4868" calcext:value-type="float">
            <text:p>4868</text:p>
          </table:table-cell>
          <table:table-cell office:value-type="float" office:value="1.318548" calcext:value-type="float">
            <text:p>1.318548</text:p>
          </table:table-cell>
          <table:table-cell office:value-type="float" office:value="101.243376" calcext:value-type="float">
            <text:p>101.243376</text:p>
          </table:table-cell>
          <table:table-cell office:value-type="float" office:value="99.924828" calcext:value-type="float">
            <text:p>99.924828</text:p>
          </table:table-cell>
          <table:table-cell office:value-type="float" office:value="0.409999" calcext:value-type="float">
            <text:p>0.409999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672" calcext:value-type="float">
            <text:p>67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.253018" calcext:value-type="float">
            <text:p>1.253018</text:p>
          </table:table-cell>
          <table:table-cell office:value-type="float" office:value="100.386771" calcext:value-type="float">
            <text:p>100.386771</text:p>
          </table:table-cell>
          <table:table-cell office:value-type="float" office:value="99.133753" calcext:value-type="float">
            <text:p>99.133753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528" calcext:value-type="float">
            <text:p>5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.243812" calcext:value-type="float">
            <text:p>1.243812</text:p>
          </table:table-cell>
          <table:table-cell office:value-type="float" office:value="100.389671" calcext:value-type="float">
            <text:p>100.389671</text:p>
          </table:table-cell>
          <table:table-cell office:value-type="float" office:value="99.145859" calcext:value-type="float">
            <text:p>99.145859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277305" calcext:value-type="float">
            <text:p>1.277305</text:p>
          </table:table-cell>
          <table:table-cell office:value-type="float" office:value="100.388185" calcext:value-type="float">
            <text:p>100.388185</text:p>
          </table:table-cell>
          <table:table-cell office:value-type="float" office:value="99.11088" calcext:value-type="float">
            <text:p>99.11088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7975212" calcext:value-type="float">
            <text:p>7975212</text:p>
          </table:table-cell>
          <table:table-cell office:value-type="float" office:value="12672" calcext:value-type="float">
            <text:p>12672</text:p>
          </table:table-cell>
          <table:table-cell office:value-type="float" office:value="7581" calcext:value-type="float">
            <text:p>7581</text:p>
          </table:table-cell>
          <table:table-cell office:value-type="float" office:value="1.030515" calcext:value-type="float">
            <text:p>1.030515</text:p>
          </table:table-cell>
          <table:table-cell office:value-type="float" office:value="100.997011" calcext:value-type="float">
            <text:p>100.997011</text:p>
          </table:table-cell>
          <table:table-cell office:value-type="float" office:value="99.966496" calcext:value-type="float">
            <text:p>99.966496</text:p>
          </table:table-cell>
          <table:table-cell office:value-type="float" office:value="0.638231" calcext:value-type="float">
            <text:p>0.638231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5117980" calcext:value-type="float">
            <text:p>5117980</text:p>
          </table:table-cell>
          <table:table-cell office:value-type="float" office:value="12672" calcext:value-type="float">
            <text:p>12672</text:p>
          </table:table-cell>
          <table:table-cell office:value-type="float" office:value="4865" calcext:value-type="float">
            <text:p>4865</text:p>
          </table:table-cell>
          <table:table-cell office:value-type="float" office:value="2.099006" calcext:value-type="float">
            <text:p>2.099006</text:p>
          </table:table-cell>
          <table:table-cell office:value-type="float" office:value="101.57311" calcext:value-type="float">
            <text:p>101.57311</text:p>
          </table:table-cell>
          <table:table-cell office:value-type="float" office:value="99.474105" calcext:value-type="float">
            <text:p>99.474105</text:p>
          </table:table-cell>
          <table:table-cell office:value-type="float" office:value="0.411603" calcext:value-type="float">
            <text:p>0.411603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178" calcext:value-type="float">
            <text:p>1.017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037724" calcext:value-type="float">
            <text:p>1.037724</text:p>
          </table:table-cell>
          <table:table-cell office:value-type="float" office:value="99.526774" calcext:value-type="float">
            <text:p>99.526774</text:p>
          </table:table-cell>
          <table:table-cell office:value-type="float" office:value="98.48905" calcext:value-type="float">
            <text:p>98.48905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008" calcext:value-type="float">
            <text:p>100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.024852" calcext:value-type="float">
            <text:p>1.024852</text:p>
          </table:table-cell>
          <table:table-cell office:value-type="float" office:value="99.529654" calcext:value-type="float">
            <text:p>99.529654</text:p>
          </table:table-cell>
          <table:table-cell office:value-type="float" office:value="98.504802" calcext:value-type="float">
            <text:p>98.504802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.049525" calcext:value-type="float">
            <text:p>2.049525</text:p>
          </table:table-cell>
          <table:table-cell office:value-type="float" office:value="99.528108" calcext:value-type="float">
            <text:p>99.528108</text:p>
          </table:table-cell>
          <table:table-cell office:value-type="float" office:value="97.478584" calcext:value-type="float">
            <text:p>97.47858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7076804" calcext:value-type="float">
            <text:p>7076804</text:p>
          </table:table-cell>
          <table:table-cell office:value-type="float" office:value="12771" calcext:value-type="float">
            <text:p>12771</text:p>
          </table:table-cell>
          <table:table-cell office:value-type="float" office:value="6727" calcext:value-type="float">
            <text:p>6727</text:p>
          </table:table-cell>
          <table:table-cell office:value-type="float" office:value="1.007401" calcext:value-type="float">
            <text:p>1.007401</text:p>
          </table:table-cell>
          <table:table-cell office:value-type="float" office:value="101.865737" calcext:value-type="float">
            <text:p>101.865737</text:p>
          </table:table-cell>
          <table:table-cell office:value-type="float" office:value="100.858336" calcext:value-type="float">
            <text:p>100.858336</text:p>
          </table:table-cell>
          <table:table-cell office:value-type="float" office:value="0.561326" calcext:value-type="float">
            <text:p>0.561326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5492492" calcext:value-type="float">
            <text:p>5492492</text:p>
          </table:table-cell>
          <table:table-cell office:value-type="float" office:value="12771" calcext:value-type="float">
            <text:p>12771</text:p>
          </table:table-cell>
          <table:table-cell office:value-type="float" office:value="5221" calcext:value-type="float">
            <text:p>5221</text:p>
          </table:table-cell>
          <table:table-cell office:value-type="float" office:value="1.311567" calcext:value-type="float">
            <text:p>1.311567</text:p>
          </table:table-cell>
          <table:table-cell office:value-type="float" office:value="102.678303" calcext:value-type="float">
            <text:p>102.678303</text:p>
          </table:table-cell>
          <table:table-cell office:value-type="float" office:value="101.366736" calcext:value-type="float">
            <text:p>101.366736</text:p>
          </table:table-cell>
          <table:table-cell office:value-type="float" office:value="0.433475" calcext:value-type="float">
            <text:p>0.433475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257481" calcext:value-type="float">
            <text:p>1.257481</text:p>
          </table:table-cell>
          <table:table-cell office:value-type="float" office:value="101.910128" calcext:value-type="float">
            <text:p>101.910128</text:p>
          </table:table-cell>
          <table:table-cell office:value-type="float" office:value="100.652647" calcext:value-type="float">
            <text:p>100.65264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912" calcext:value-type="float">
            <text:p>91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.247975" calcext:value-type="float">
            <text:p>1.247975</text:p>
          </table:table-cell>
          <table:table-cell office:value-type="float" office:value="101.949292" calcext:value-type="float">
            <text:p>101.949292</text:p>
          </table:table-cell>
          <table:table-cell office:value-type="float" office:value="100.701317" calcext:value-type="float">
            <text:p>100.701317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280967" calcext:value-type="float">
            <text:p>1.280967</text:p>
          </table:table-cell>
          <table:table-cell office:value-type="float" office:value="94.617796" calcext:value-type="float">
            <text:p>94.617796</text:p>
          </table:table-cell>
          <table:table-cell office:value-type="float" office:value="93.336829" calcext:value-type="float">
            <text:p>93.33682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898564" calcext:value-type="float">
            <text:p>101.898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7338752" calcext:value-type="float">
            <text:p>7338752</text:p>
          </table:table-cell>
          <table:table-cell office:value-type="float" office:value="12870" calcext:value-type="float">
            <text:p>12870</text:p>
          </table:table-cell>
          <table:table-cell office:value-type="float" office:value="6976" calcext:value-type="float">
            <text:p>6976</text:p>
          </table:table-cell>
          <table:table-cell office:value-type="float" office:value="1.023335" calcext:value-type="float">
            <text:p>1.023335</text:p>
          </table:table-cell>
          <table:table-cell office:value-type="float" office:value="101.716045" calcext:value-type="float">
            <text:p>101.716045</text:p>
          </table:table-cell>
          <table:table-cell office:value-type="float" office:value="100.69271" calcext:value-type="float">
            <text:p>100.69271</text:p>
          </table:table-cell>
          <table:table-cell office:value-type="float" office:value="0.583061" calcext:value-type="float">
            <text:p>0.583061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5529312" calcext:value-type="float">
            <text:p>5529312</text:p>
          </table:table-cell>
          <table:table-cell office:value-type="float" office:value="12870" calcext:value-type="float">
            <text:p>12870</text:p>
          </table:table-cell>
          <table:table-cell office:value-type="float" office:value="5256" calcext:value-type="float">
            <text:p>5256</text:p>
          </table:table-cell>
          <table:table-cell office:value-type="float" office:value="1.325667" calcext:value-type="float">
            <text:p>1.325667</text:p>
          </table:table-cell>
          <table:table-cell office:value-type="float" office:value="102.472692" calcext:value-type="float">
            <text:p>102.472692</text:p>
          </table:table-cell>
          <table:table-cell office:value-type="float" office:value="101.147025" calcext:value-type="float">
            <text:p>101.147025</text:p>
          </table:table-cell>
          <table:table-cell office:value-type="float" office:value="0.437329" calcext:value-type="float">
            <text:p>0.437329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0168" calcext:value-type="float">
            <text:p>1.010168</text:p>
          </table:table-cell>
          <table:table-cell office:value-type="float" office:value="102.875087" calcext:value-type="float">
            <text:p>102.875087</text:p>
          </table:table-cell>
          <table:table-cell office:value-type="float" office:value="101.864919" calcext:value-type="float">
            <text:p>101.864919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672" calcext:value-type="float">
            <text:p>67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.269007" calcext:value-type="float">
            <text:p>1.269007</text:p>
          </table:table-cell>
          <table:table-cell office:value-type="float" office:value="102.675647" calcext:value-type="float">
            <text:p>102.675647</text:p>
          </table:table-cell>
          <table:table-cell office:value-type="float" office:value="101.40664" calcext:value-type="float">
            <text:p>101.4066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864" calcext:value-type="float">
            <text:p>86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.253739" calcext:value-type="float">
            <text:p>1.253739</text:p>
          </table:table-cell>
          <table:table-cell office:value-type="float" office:value="102.873753" calcext:value-type="float">
            <text:p>102.873753</text:p>
          </table:table-cell>
          <table:table-cell office:value-type="float" office:value="101.620015" calcext:value-type="float">
            <text:p>101.620015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281189" calcext:value-type="float">
            <text:p>1.281189</text:p>
          </table:table-cell>
          <table:table-cell office:value-type="float" office:value="102.270536" calcext:value-type="float">
            <text:p>102.270536</text:p>
          </table:table-cell>
          <table:table-cell office:value-type="float" office:value="100.989348" calcext:value-type="float">
            <text:p>100.98934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7460784" calcext:value-type="float">
            <text:p>7460784</text:p>
          </table:table-cell>
          <table:table-cell office:value-type="float" office:value="12969" calcext:value-type="float">
            <text:p>12969</text:p>
          </table:table-cell>
          <table:table-cell office:value-type="float" office:value="7092" calcext:value-type="float">
            <text:p>7092</text:p>
          </table:table-cell>
          <table:table-cell office:value-type="float" office:value="1.015253" calcext:value-type="float">
            <text:p>1.015253</text:p>
          </table:table-cell>
          <table:table-cell office:value-type="float" office:value="101.348061" calcext:value-type="float">
            <text:p>101.348061</text:p>
          </table:table-cell>
          <table:table-cell office:value-type="float" office:value="100.332809" calcext:value-type="float">
            <text:p>100.332809</text:p>
          </table:table-cell>
          <table:table-cell office:value-type="float" office:value="0.594883" calcext:value-type="float">
            <text:p>0.594883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5432528" calcext:value-type="float">
            <text:p>5432528</text:p>
          </table:table-cell>
          <table:table-cell office:value-type="float" office:value="12969" calcext:value-type="float">
            <text:p>12969</text:p>
          </table:table-cell>
          <table:table-cell office:value-type="float" office:value="5164" calcext:value-type="float">
            <text:p>5164</text:p>
          </table:table-cell>
          <table:table-cell office:value-type="float" office:value="1.08823" calcext:value-type="float">
            <text:p>1.08823</text:p>
          </table:table-cell>
          <table:table-cell office:value-type="float" office:value="102.460226" calcext:value-type="float">
            <text:p>102.460226</text:p>
          </table:table-cell>
          <table:table-cell office:value-type="float" office:value="101.371996" calcext:value-type="float">
            <text:p>101.371996</text:p>
          </table:table-cell>
          <table:table-cell office:value-type="float" office:value="0.42872" calcext:value-type="float">
            <text:p>0.42872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37291" calcext:value-type="float">
            <text:p>1.037291</text:p>
          </table:table-cell>
          <table:table-cell office:value-type="float" office:value="101.407272" calcext:value-type="float">
            <text:p>101.407272</text:p>
          </table:table-cell>
          <table:table-cell office:value-type="float" office:value="100.369981" calcext:value-type="float">
            <text:p>100.36998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912" calcext:value-type="float">
            <text:p>91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.016859" calcext:value-type="float">
            <text:p>1.016859</text:p>
          </table:table-cell>
          <table:table-cell office:value-type="float" office:value="101.418779" calcext:value-type="float">
            <text:p>101.418779</text:p>
          </table:table-cell>
          <table:table-cell office:value-type="float" office:value="100.401919" calcext:value-type="float">
            <text:p>100.401919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6644" calcext:value-type="float">
            <text:p>1.06644</text:p>
          </table:table-cell>
          <table:table-cell office:value-type="float" office:value="102.46156" calcext:value-type="float">
            <text:p>102.46156</text:p>
          </table:table-cell>
          <table:table-cell office:value-type="float" office:value="101.39512" calcext:value-type="float">
            <text:p>101.39512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7244072" calcext:value-type="float">
            <text:p>7244072</text:p>
          </table:table-cell>
          <table:table-cell office:value-type="float" office:value="13068" calcext:value-type="float">
            <text:p>13068</text:p>
          </table:table-cell>
          <table:table-cell office:value-type="float" office:value="6886" calcext:value-type="float">
            <text:p>6886</text:p>
          </table:table-cell>
          <table:table-cell office:value-type="float" office:value="1.009293" calcext:value-type="float">
            <text:p>1.009293</text:p>
          </table:table-cell>
          <table:table-cell office:value-type="float" office:value="101.717155" calcext:value-type="float">
            <text:p>101.717155</text:p>
          </table:table-cell>
          <table:table-cell office:value-type="float" office:value="100.707863" calcext:value-type="float">
            <text:p>100.707863</text:p>
          </table:table-cell>
          <table:table-cell office:value-type="float" office:value="0.575452" calcext:value-type="float">
            <text:p>0.575452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5393604" calcext:value-type="float">
            <text:p>5393604</text:p>
          </table:table-cell>
          <table:table-cell office:value-type="float" office:value="13068" calcext:value-type="float">
            <text:p>13068</text:p>
          </table:table-cell>
          <table:table-cell office:value-type="float" office:value="5127" calcext:value-type="float">
            <text:p>5127</text:p>
          </table:table-cell>
          <table:table-cell office:value-type="float" office:value="1.080717" calcext:value-type="float">
            <text:p>1.080717</text:p>
          </table:table-cell>
          <table:table-cell office:value-type="float" office:value="101.992286" calcext:value-type="float">
            <text:p>101.992286</text:p>
          </table:table-cell>
          <table:table-cell office:value-type="float" office:value="100.911569" calcext:value-type="float">
            <text:p>100.911569</text:p>
          </table:table-cell>
          <table:table-cell office:value-type="float" office:value="0.427591" calcext:value-type="float">
            <text:p>0.427591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576" calcext:value-type="float">
            <text:p>5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.035461" calcext:value-type="float">
            <text:p>1.035461</text:p>
          </table:table-cell>
          <table:table-cell office:value-type="float" office:value="97.845853" calcext:value-type="float">
            <text:p>97.845853</text:p>
          </table:table-cell>
          <table:table-cell office:value-type="float" office:value="96.810393" calcext:value-type="float">
            <text:p>96.810393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768" calcext:value-type="float">
            <text:p>76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.026175" calcext:value-type="float">
            <text:p>1.026175</text:p>
          </table:table-cell>
          <table:table-cell office:value-type="float" office:value="97.848633" calcext:value-type="float">
            <text:p>97.848633</text:p>
          </table:table-cell>
          <table:table-cell office:value-type="float" office:value="96.822459" calcext:value-type="float">
            <text:p>96.822459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058807" calcext:value-type="float">
            <text:p>1.058807</text:p>
          </table:table-cell>
          <table:table-cell office:value-type="float" office:value="97.847187" calcext:value-type="float">
            <text:p>97.847187</text:p>
          </table:table-cell>
          <table:table-cell office:value-type="float" office:value="96.78838" calcext:value-type="float">
            <text:p>96.78838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6661264" calcext:value-type="float">
            <text:p>6661264</text:p>
          </table:table-cell>
          <table:table-cell office:value-type="float" office:value="13167" calcext:value-type="float">
            <text:p>13167</text:p>
          </table:table-cell>
          <table:table-cell office:value-type="float" office:value="6332" calcext:value-type="float">
            <text:p>6332</text:p>
          </table:table-cell>
          <table:table-cell office:value-type="float" office:value="1.008381" calcext:value-type="float">
            <text:p>1.008381</text:p>
          </table:table-cell>
          <table:table-cell office:value-type="float" office:value="101.86726" calcext:value-type="float">
            <text:p>101.86726</text:p>
          </table:table-cell>
          <table:table-cell office:value-type="float" office:value="100.858879" calcext:value-type="float">
            <text:p>100.858879</text:p>
          </table:table-cell>
          <table:table-cell office:value-type="float" office:value="0.528363" calcext:value-type="float">
            <text:p>0.528363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5711308" calcext:value-type="float">
            <text:p>5711308</text:p>
          </table:table-cell>
          <table:table-cell office:value-type="float" office:value="13167" calcext:value-type="float">
            <text:p>13167</text:p>
          </table:table-cell>
          <table:table-cell office:value-type="float" office:value="5429" calcext:value-type="float">
            <text:p>5429</text:p>
          </table:table-cell>
          <table:table-cell office:value-type="float" office:value="1.109009" calcext:value-type="float">
            <text:p>1.109009</text:p>
          </table:table-cell>
          <table:table-cell office:value-type="float" office:value="102.325085" calcext:value-type="float">
            <text:p>102.325085</text:p>
          </table:table-cell>
          <table:table-cell office:value-type="float" office:value="101.216076" calcext:value-type="float">
            <text:p>101.216076</text:p>
          </table:table-cell>
          <table:table-cell office:value-type="float" office:value="0.451415" calcext:value-type="float">
            <text:p>0.451415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44" calcext:value-type="float">
            <text:p>1344</text:p>
          </table:table-cell>
          <table:table-cell office:value-type="float" office:value="672" calcext:value-type="float">
            <text:p>67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.045653" calcext:value-type="float">
            <text:p>1.045653</text:p>
          </table:table-cell>
          <table:table-cell office:value-type="float" office:value="97.659229" calcext:value-type="float">
            <text:p>97.659229</text:p>
          </table:table-cell>
          <table:table-cell office:value-type="float" office:value="96.613576" calcext:value-type="float">
            <text:p>96.61357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2" calcext:value-type="float">
            <text:p>1152</text:p>
          </table:table-cell>
          <table:table-cell office:value-type="float" office:value="432" calcext:value-type="float">
            <text:p>43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.025223" calcext:value-type="float">
            <text:p>1.025223</text:p>
          </table:table-cell>
          <table:table-cell office:value-type="float" office:value="75.286573" calcext:value-type="float">
            <text:p>75.286573</text:p>
          </table:table-cell>
          <table:table-cell office:value-type="float" office:value="74.26135" calcext:value-type="float">
            <text:p>74.26135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57171" calcext:value-type="float">
            <text:p>1.057171</text:p>
          </table:table-cell>
          <table:table-cell office:value-type="float" office:value="97.660563" calcext:value-type="float">
            <text:p>97.660563</text:p>
          </table:table-cell>
          <table:table-cell office:value-type="float" office:value="96.603392" calcext:value-type="float">
            <text:p>96.603392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7749032" calcext:value-type="float">
            <text:p>7749032</text:p>
          </table:table-cell>
          <table:table-cell office:value-type="float" office:value="13266" calcext:value-type="float">
            <text:p>13266</text:p>
          </table:table-cell>
          <table:table-cell office:value-type="float" office:value="7366" calcext:value-type="float">
            <text:p>7366</text:p>
          </table:table-cell>
          <table:table-cell office:value-type="float" office:value="1.008293" calcext:value-type="float">
            <text:p>1.008293</text:p>
          </table:table-cell>
          <table:table-cell office:value-type="float" office:value="99.997654" calcext:value-type="float">
            <text:p>99.997654</text:p>
          </table:table-cell>
          <table:table-cell office:value-type="float" office:value="98.989361" calcext:value-type="float">
            <text:p>98.989361</text:p>
          </table:table-cell>
          <table:table-cell office:value-type="float" office:value="0.626252" calcext:value-type="float">
            <text:p>0.626252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4915996" calcext:value-type="float">
            <text:p>4915996</text:p>
          </table:table-cell>
          <table:table-cell office:value-type="float" office:value="13266" calcext:value-type="float">
            <text:p>13266</text:p>
          </table:table-cell>
          <table:table-cell office:value-type="float" office:value="4673" calcext:value-type="float">
            <text:p>4673</text:p>
          </table:table-cell>
          <table:table-cell office:value-type="float" office:value="1.091712" calcext:value-type="float">
            <text:p>1.091712</text:p>
          </table:table-cell>
          <table:table-cell office:value-type="float" office:value="95.413815" calcext:value-type="float">
            <text:p>95.413815</text:p>
          </table:table-cell>
          <table:table-cell office:value-type="float" office:value="94.322103" calcext:value-type="float">
            <text:p>94.322103</text:p>
          </table:table-cell>
          <table:table-cell office:value-type="float" office:value="0.416954" calcext:value-type="float">
            <text:p>0.416954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72" calcext:value-type="float">
            <text:p>67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.028898" calcext:value-type="float">
            <text:p>1.028898</text:p>
          </table:table-cell>
          <table:table-cell office:value-type="float" office:value="88.590335" calcext:value-type="float">
            <text:p>88.590335</text:p>
          </table:table-cell>
          <table:table-cell office:value-type="float" office:value="87.561437" calcext:value-type="float">
            <text:p>87.561437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672" calcext:value-type="float">
            <text:p>67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.019512" calcext:value-type="float">
            <text:p>1.019512</text:p>
          </table:table-cell>
          <table:table-cell office:value-type="float" office:value="95.421004" calcext:value-type="float">
            <text:p>95.421004</text:p>
          </table:table-cell>
          <table:table-cell office:value-type="float" office:value="94.401492" calcext:value-type="float">
            <text:p>94.401492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46882" calcext:value-type="float">
            <text:p>1.046882</text:p>
          </table:table-cell>
          <table:table-cell office:value-type="float" office:value="88.591669" calcext:value-type="float">
            <text:p>88.591669</text:p>
          </table:table-cell>
          <table:table-cell office:value-type="float" office:value="87.544787" calcext:value-type="float">
            <text:p>87.544787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7129404" calcext:value-type="float">
            <text:p>7129404</text:p>
          </table:table-cell>
          <table:table-cell office:value-type="float" office:value="13366" calcext:value-type="float">
            <text:p>13366</text:p>
          </table:table-cell>
          <table:table-cell office:value-type="float" office:value="6777" calcext:value-type="float">
            <text:p>6777</text:p>
          </table:table-cell>
          <table:table-cell office:value-type="float" office:value="1.008871" calcext:value-type="float">
            <text:p>1.008871</text:p>
          </table:table-cell>
          <table:table-cell office:value-type="float" office:value="101.786315" calcext:value-type="float">
            <text:p>101.786315</text:p>
          </table:table-cell>
          <table:table-cell office:value-type="float" office:value="100.777444" calcext:value-type="float">
            <text:p>100.777444</text:p>
          </table:table-cell>
          <table:table-cell office:value-type="float" office:value="0.565952" calcext:value-type="float">
            <text:p>0.565952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059980" calcext:value-type="float">
            <text:p>14059980</text:p>
          </table:table-cell>
          <table:table-cell office:value-type="float" office:value="5530364" calcext:value-type="float">
            <text:p>5530364</text:p>
          </table:table-cell>
          <table:table-cell office:value-type="float" office:value="13365" calcext:value-type="float">
            <text:p>13365</text:p>
          </table:table-cell>
          <table:table-cell office:value-type="float" office:value="5257" calcext:value-type="float">
            <text:p>5257</text:p>
          </table:table-cell>
          <table:table-cell office:value-type="float" office:value="1.316125" calcext:value-type="float">
            <text:p>1.316125</text:p>
          </table:table-cell>
          <table:table-cell office:value-type="float" office:value="102.026451" calcext:value-type="float">
            <text:p>102.026451</text:p>
          </table:table-cell>
          <table:table-cell office:value-type="float" office:value="100.710325" calcext:value-type="float">
            <text:p>100.710325</text:p>
          </table:table-cell>
          <table:table-cell office:value-type="float" office:value="0.439309" calcext:value-type="float">
            <text:p>0.439309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261754" calcext:value-type="float">
            <text:p>1.261754</text:p>
          </table:table-cell>
          <table:table-cell office:value-type="float" office:value="102.209846" calcext:value-type="float">
            <text:p>102.209846</text:p>
          </table:table-cell>
          <table:table-cell office:value-type="float" office:value="100.948092" calcext:value-type="float">
            <text:p>100.948092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.252188" calcext:value-type="float">
            <text:p>1.252188</text:p>
          </table:table-cell>
          <table:table-cell office:value-type="float" office:value="102.205507" calcext:value-type="float">
            <text:p>102.205507</text:p>
          </table:table-cell>
          <table:table-cell office:value-type="float" office:value="100.953319" calcext:value-type="float">
            <text:p>100.953319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279698" calcext:value-type="float">
            <text:p>1.279698</text:p>
          </table:table-cell>
          <table:table-cell office:value-type="float" office:value="98.658423" calcext:value-type="float">
            <text:p>98.658423</text:p>
          </table:table-cell>
          <table:table-cell office:value-type="float" office:value="97.378725" calcext:value-type="float">
            <text:p>97.378725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206841" calcext:value-type="float">
            <text:p>102.206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8400220" calcext:value-type="float">
            <text:p>8400220</text:p>
          </table:table-cell>
          <table:table-cell office:value-type="float" office:value="13465" calcext:value-type="float">
            <text:p>13465</text:p>
          </table:table-cell>
          <table:table-cell office:value-type="float" office:value="7985" calcext:value-type="float">
            <text:p>7985</text:p>
          </table:table-cell>
          <table:table-cell office:value-type="float" office:value="1.021999" calcext:value-type="float">
            <text:p>1.021999</text:p>
          </table:table-cell>
          <table:table-cell office:value-type="float" office:value="101.870724" calcext:value-type="float">
            <text:p>101.870724</text:p>
          </table:table-cell>
          <table:table-cell office:value-type="float" office:value="100.848725" calcext:value-type="float">
            <text:p>100.848725</text:p>
          </table:table-cell>
          <table:table-cell office:value-type="float" office:value="0.666362" calcext:value-type="float">
            <text:p>0.666362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164128" calcext:value-type="float">
            <text:p>14164128</text:p>
          </table:table-cell>
          <table:table-cell office:value-type="float" office:value="4739260" calcext:value-type="float">
            <text:p>4739260</text:p>
          </table:table-cell>
          <table:table-cell office:value-type="float" office:value="13464" calcext:value-type="float">
            <text:p>13464</text:p>
          </table:table-cell>
          <table:table-cell office:value-type="float" office:value="4505" calcext:value-type="float">
            <text:p>4505</text:p>
          </table:table-cell>
          <table:table-cell office:value-type="float" office:value="2.052413" calcext:value-type="float">
            <text:p>2.052413</text:p>
          </table:table-cell>
          <table:table-cell office:value-type="float" office:value="102.507088" calcext:value-type="float">
            <text:p>102.507088</text:p>
          </table:table-cell>
          <table:table-cell office:value-type="float" office:value="100.454675" calcext:value-type="float">
            <text:p>100.454675</text:p>
          </table:table-cell>
          <table:table-cell office:value-type="float" office:value="0.377425" calcext:value-type="float">
            <text:p>0.377425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.012505" calcext:value-type="float">
            <text:p>1.012505</text:p>
          </table:table-cell>
          <table:table-cell office:value-type="float" office:value="96.734947" calcext:value-type="float">
            <text:p>96.734947</text:p>
          </table:table-cell>
          <table:table-cell office:value-type="float" office:value="95.722442" calcext:value-type="float">
            <text:p>95.722442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672" calcext:value-type="float">
            <text:p>67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.023546" calcext:value-type="float">
            <text:p>1.023546</text:p>
          </table:table-cell>
          <table:table-cell office:value-type="float" office:value="87.547299" calcext:value-type="float">
            <text:p>87.547299</text:p>
          </table:table-cell>
          <table:table-cell office:value-type="float" office:value="86.523753" calcext:value-type="float">
            <text:p>86.523753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0191" calcext:value-type="float">
            <text:p>2.0191</text:p>
          </table:table-cell>
          <table:table-cell office:value-type="float" office:value="87.545713" calcext:value-type="float">
            <text:p>87.545713</text:p>
          </table:table-cell>
          <table:table-cell office:value-type="float" office:value="85.526613" calcext:value-type="float">
            <text:p>85.526613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8359192" calcext:value-type="float">
            <text:p>8359192</text:p>
          </table:table-cell>
          <table:table-cell office:value-type="float" office:value="13564" calcext:value-type="float">
            <text:p>13564</text:p>
          </table:table-cell>
          <table:table-cell office:value-type="float" office:value="7946" calcext:value-type="float">
            <text:p>7946</text:p>
          </table:table-cell>
          <table:table-cell office:value-type="float" office:value="1.011342" calcext:value-type="float">
            <text:p>1.011342</text:p>
          </table:table-cell>
          <table:table-cell office:value-type="float" office:value="101.614991" calcext:value-type="float">
            <text:p>101.614991</text:p>
          </table:table-cell>
          <table:table-cell office:value-type="float" office:value="100.603649" calcext:value-type="float">
            <text:p>100.603649</text:p>
          </table:table-cell>
          <table:table-cell office:value-type="float" office:value="0.664723" calcext:value-type="float">
            <text:p>0.664723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268276" calcext:value-type="float">
            <text:p>14268276</text:p>
          </table:table-cell>
          <table:table-cell office:value-type="float" office:value="4852876" calcext:value-type="float">
            <text:p>4852876</text:p>
          </table:table-cell>
          <table:table-cell office:value-type="float" office:value="13563" calcext:value-type="float">
            <text:p>13563</text:p>
          </table:table-cell>
          <table:table-cell office:value-type="float" office:value="4613" calcext:value-type="float">
            <text:p>4613</text:p>
          </table:table-cell>
          <table:table-cell office:value-type="float" office:value="1.099823" calcext:value-type="float">
            <text:p>1.099823</text:p>
          </table:table-cell>
          <table:table-cell office:value-type="float" office:value="102.623674" calcext:value-type="float">
            <text:p>102.623674</text:p>
          </table:table-cell>
          <table:table-cell office:value-type="float" office:value="101.52385" calcext:value-type="float">
            <text:p>101.52385</text:p>
          </table:table-cell>
          <table:table-cell office:value-type="float" office:value="0.382403" calcext:value-type="float">
            <text:p>0.382403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768" calcext:value-type="float">
            <text:p>76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.042693" calcext:value-type="float">
            <text:p>1.042693</text:p>
          </table:table-cell>
          <table:table-cell office:value-type="float" office:value="101.720481" calcext:value-type="float">
            <text:p>101.720481</text:p>
          </table:table-cell>
          <table:table-cell office:value-type="float" office:value="100.677788" calcext:value-type="float">
            <text:p>100.67778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68" calcext:value-type="float">
            <text:p>76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.033407" calcext:value-type="float">
            <text:p>1.033407</text:p>
          </table:table-cell>
          <table:table-cell office:value-type="float" office:value="101.737302" calcext:value-type="float">
            <text:p>101.737302</text:p>
          </table:table-cell>
          <table:table-cell office:value-type="float" office:value="100.703895" calcext:value-type="float">
            <text:p>100.703895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71222" calcext:value-type="float">
            <text:p>1.071222</text:p>
          </table:table-cell>
          <table:table-cell office:value-type="float" office:value="102.626642" calcext:value-type="float">
            <text:p>102.626642</text:p>
          </table:table-cell>
          <table:table-cell office:value-type="float" office:value="101.55542" calcext:value-type="float">
            <text:p>101.55542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7878428" calcext:value-type="float">
            <text:p>7878428</text:p>
          </table:table-cell>
          <table:table-cell office:value-type="float" office:value="13662" calcext:value-type="float">
            <text:p>13662</text:p>
          </table:table-cell>
          <table:table-cell office:value-type="float" office:value="7489" calcext:value-type="float">
            <text:p>7489</text:p>
          </table:table-cell>
          <table:table-cell office:value-type="float" office:value="1.015975" calcext:value-type="float">
            <text:p>1.015975</text:p>
          </table:table-cell>
          <table:table-cell office:value-type="float" office:value="101.514217" calcext:value-type="float">
            <text:p>101.514217</text:p>
          </table:table-cell>
          <table:table-cell office:value-type="float" office:value="100.498242" calcext:value-type="float">
            <text:p>100.498242</text:p>
          </table:table-cell>
          <table:table-cell office:value-type="float" office:value="0.62715" calcext:value-type="float">
            <text:p>0.62715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5185308" calcext:value-type="float">
            <text:p>5185308</text:p>
          </table:table-cell>
          <table:table-cell office:value-type="float" office:value="13662" calcext:value-type="float">
            <text:p>13662</text:p>
          </table:table-cell>
          <table:table-cell office:value-type="float" office:value="4929" calcext:value-type="float">
            <text:p>4929</text:p>
          </table:table-cell>
          <table:table-cell office:value-type="float" office:value="1.307509" calcext:value-type="float">
            <text:p>1.307509</text:p>
          </table:table-cell>
          <table:table-cell office:value-type="float" office:value="101.343334" calcext:value-type="float">
            <text:p>101.343334</text:p>
          </table:table-cell>
          <table:table-cell office:value-type="float" office:value="100.035825" calcext:value-type="float">
            <text:p>100.035825</text:p>
          </table:table-cell>
          <table:table-cell office:value-type="float" office:value="0.414676" calcext:value-type="float">
            <text:p>0.414676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24" calcext:value-type="float">
            <text:p>62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.261894" calcext:value-type="float">
            <text:p>1.261894</text:p>
          </table:table-cell>
          <table:table-cell office:value-type="float" office:value="101.622475" calcext:value-type="float">
            <text:p>101.622475</text:p>
          </table:table-cell>
          <table:table-cell office:value-type="float" office:value="100.360581" calcext:value-type="float">
            <text:p>100.36058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864" calcext:value-type="float">
            <text:p>86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.246905" calcext:value-type="float">
            <text:p>1.246905</text:p>
          </table:table-cell>
          <table:table-cell office:value-type="float" office:value="101.620868" calcext:value-type="float">
            <text:p>101.620868</text:p>
          </table:table-cell>
          <table:table-cell office:value-type="float" office:value="100.373963" calcext:value-type="float">
            <text:p>100.373963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280078" calcext:value-type="float">
            <text:p>1.280078</text:p>
          </table:table-cell>
          <table:table-cell office:value-type="float" office:value="100.11133" calcext:value-type="float">
            <text:p>100.11133</text:p>
          </table:table-cell>
          <table:table-cell office:value-type="float" office:value="98.831252" calcext:value-type="float">
            <text:p>98.831252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660498" calcext:value-type="float">
            <text:p>101.660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6390900" calcext:value-type="float">
            <text:p>6390900</text:p>
          </table:table-cell>
          <table:table-cell office:value-type="float" office:value="13761" calcext:value-type="float">
            <text:p>13761</text:p>
          </table:table-cell>
          <table:table-cell office:value-type="float" office:value="6075" calcext:value-type="float">
            <text:p>6075</text:p>
          </table:table-cell>
          <table:table-cell office:value-type="float" office:value="1.018323" calcext:value-type="float">
            <text:p>1.018323</text:p>
          </table:table-cell>
          <table:table-cell office:value-type="float" office:value="101.866723" calcext:value-type="float">
            <text:p>101.866723</text:p>
          </table:table-cell>
          <table:table-cell office:value-type="float" office:value="100.8484" calcext:value-type="float">
            <text:p>100.8484</text:p>
          </table:table-cell>
          <table:table-cell office:value-type="float" office:value="0.506971" calcext:value-type="float">
            <text:p>0.506971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5812300" calcext:value-type="float">
            <text:p>5812300</text:p>
          </table:table-cell>
          <table:table-cell office:value-type="float" office:value="13761" calcext:value-type="float">
            <text:p>13761</text:p>
          </table:table-cell>
          <table:table-cell office:value-type="float" office:value="5525" calcext:value-type="float">
            <text:p>5525</text:p>
          </table:table-cell>
          <table:table-cell office:value-type="float" office:value="1.114478" calcext:value-type="float">
            <text:p>1.114478</text:p>
          </table:table-cell>
          <table:table-cell office:value-type="float" office:value="102.621505" calcext:value-type="float">
            <text:p>102.621505</text:p>
          </table:table-cell>
          <table:table-cell office:value-type="float" office:value="101.507027" calcext:value-type="float">
            <text:p>101.507027</text:p>
          </table:table-cell>
          <table:table-cell office:value-type="float" office:value="0.458081" calcext:value-type="float">
            <text:p>0.458081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768" calcext:value-type="float">
            <text:p>76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.040581" calcext:value-type="float">
            <text:p>1.040581</text:p>
          </table:table-cell>
          <table:table-cell office:value-type="float" office:value="102.63145" calcext:value-type="float">
            <text:p>102.63145</text:p>
          </table:table-cell>
          <table:table-cell office:value-type="float" office:value="101.590869" calcext:value-type="float">
            <text:p>101.590869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.019989" calcext:value-type="float">
            <text:p>1.019989</text:p>
          </table:table-cell>
          <table:table-cell office:value-type="float" office:value="102.62853" calcext:value-type="float">
            <text:p>102.62853</text:p>
          </table:table-cell>
          <table:table-cell office:value-type="float" office:value="101.60854" calcext:value-type="float">
            <text:p>101.60854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7068" calcext:value-type="float">
            <text:p>1.07068</text:p>
          </table:table-cell>
          <table:table-cell office:value-type="float" office:value="94.044332" calcext:value-type="float">
            <text:p>94.044332</text:p>
          </table:table-cell>
          <table:table-cell office:value-type="float" office:value="92.973652" calcext:value-type="float">
            <text:p>92.973652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630044" calcext:value-type="float">
            <text:p>102.630044</text:p>
          </table:table-cell>
          <table:table-cell office:value-type="float" office:value="102.889957" calcext:value-type="float">
            <text:p>102.889957</text:p>
          </table:table-cell>
          <table:table-cell office:value-type="float" office:value="0.259914" calcext:value-type="float">
            <text:p>0.259914</text:p>
          </table:table-cell>
          <table:table-cell office:value-type="float" office:value="0.001847" calcext:value-type="float">
            <text:p>0.001847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8370764" calcext:value-type="float">
            <text:p>8370764</text:p>
          </table:table-cell>
          <table:table-cell office:value-type="float" office:value="13861" calcext:value-type="float">
            <text:p>13861</text:p>
          </table:table-cell>
          <table:table-cell office:value-type="float" office:value="7957" calcext:value-type="float">
            <text:p>7957</text:p>
          </table:table-cell>
          <table:table-cell office:value-type="float" office:value="1.020553" calcext:value-type="float">
            <text:p>1.020553</text:p>
          </table:table-cell>
          <table:table-cell office:value-type="float" office:value="101.755324" calcext:value-type="float">
            <text:p>101.755324</text:p>
          </table:table-cell>
          <table:table-cell office:value-type="float" office:value="100.734771" calcext:value-type="float">
            <text:p>100.734771</text:p>
          </table:table-cell>
          <table:table-cell office:value-type="float" office:value="0.664777" calcext:value-type="float">
            <text:p>0.664777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80720" calcext:value-type="float">
            <text:p>14580720</text:p>
          </table:table-cell>
          <table:table-cell office:value-type="float" office:value="4755040" calcext:value-type="float">
            <text:p>4755040</text:p>
          </table:table-cell>
          <table:table-cell office:value-type="float" office:value="13860" calcext:value-type="float">
            <text:p>13860</text:p>
          </table:table-cell>
          <table:table-cell office:value-type="float" office:value="4520" calcext:value-type="float">
            <text:p>4520</text:p>
          </table:table-cell>
          <table:table-cell office:value-type="float" office:value="1.16262" calcext:value-type="float">
            <text:p>1.16262</text:p>
          </table:table-cell>
          <table:table-cell office:value-type="float" office:value="101.969995" calcext:value-type="float">
            <text:p>101.969995</text:p>
          </table:table-cell>
          <table:table-cell office:value-type="float" office:value="100.807375" calcext:value-type="float">
            <text:p>100.807375</text:p>
          </table:table-cell>
          <table:table-cell office:value-type="float" office:value="0.377357" calcext:value-type="float">
            <text:p>0.377357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048414" calcext:value-type="float">
            <text:p>1.048414</text:p>
          </table:table-cell>
          <table:table-cell office:value-type="float" office:value="102.060477" calcext:value-type="float">
            <text:p>102.060477</text:p>
          </table:table-cell>
          <table:table-cell office:value-type="float" office:value="101.012063" calcext:value-type="float">
            <text:p>101.01206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.027703" calcext:value-type="float">
            <text:p>1.027703</text:p>
          </table:table-cell>
          <table:table-cell office:value-type="float" office:value="102.063581" calcext:value-type="float">
            <text:p>102.063581</text:p>
          </table:table-cell>
          <table:table-cell office:value-type="float" office:value="101.035879" calcext:value-type="float">
            <text:p>101.035879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96251" calcext:value-type="float">
            <text:p>1.096251</text:p>
          </table:table-cell>
          <table:table-cell office:value-type="float" office:value="99.094249" calcext:value-type="float">
            <text:p>99.094249</text:p>
          </table:table-cell>
          <table:table-cell office:value-type="float" office:value="97.997998" calcext:value-type="float">
            <text:p>97.99799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081082" calcext:value-type="float">
            <text:p>102.081082</text:p>
          </table:table-cell>
          <table:table-cell office:value-type="float" office:value="102.238686" calcext:value-type="float">
            <text:p>102.238686</text:p>
          </table:table-cell>
          <table:table-cell office:value-type="float" office:value="0.157604" calcext:value-type="float">
            <text:p>0.157604</text:p>
          </table:table-cell>
          <table:table-cell office:value-type="float" office:value="0.004568" calcext:value-type="float">
            <text:p>0.004568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7740616" calcext:value-type="float">
            <text:p>7740616</text:p>
          </table:table-cell>
          <table:table-cell office:value-type="float" office:value="13959" calcext:value-type="float">
            <text:p>13959</text:p>
          </table:table-cell>
          <table:table-cell office:value-type="float" office:value="7358" calcext:value-type="float">
            <text:p>7358</text:p>
          </table:table-cell>
          <table:table-cell office:value-type="float" office:value="1.010711" calcext:value-type="float">
            <text:p>1.010711</text:p>
          </table:table-cell>
          <table:table-cell office:value-type="float" office:value="101.828749" calcext:value-type="float">
            <text:p>101.828749</text:p>
          </table:table-cell>
          <table:table-cell office:value-type="float" office:value="100.818039" calcext:value-type="float">
            <text:p>100.818039</text:p>
          </table:table-cell>
          <table:table-cell office:value-type="float" office:value="0.614225" calcext:value-type="float">
            <text:p>0.614225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5242116" calcext:value-type="float">
            <text:p>5242116</text:p>
          </table:table-cell>
          <table:table-cell office:value-type="float" office:value="13959" calcext:value-type="float">
            <text:p>13959</text:p>
          </table:table-cell>
          <table:table-cell office:value-type="float" office:value="4983" calcext:value-type="float">
            <text:p>4983</text:p>
          </table:table-cell>
          <table:table-cell office:value-type="float" office:value="1.341578" calcext:value-type="float">
            <text:p>1.341578</text:p>
          </table:table-cell>
          <table:table-cell office:value-type="float" office:value="102.155274" calcext:value-type="float">
            <text:p>102.155274</text:p>
          </table:table-cell>
          <table:table-cell office:value-type="float" office:value="100.813696" calcext:value-type="float">
            <text:p>100.813696</text:p>
          </table:table-cell>
          <table:table-cell office:value-type="float" office:value="0.415984" calcext:value-type="float">
            <text:p>0.415984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672" calcext:value-type="float">
            <text:p>67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.270841" calcext:value-type="float">
            <text:p>1.270841</text:p>
          </table:table-cell>
          <table:table-cell office:value-type="float" office:value="102.26746" calcext:value-type="float">
            <text:p>102.26746</text:p>
          </table:table-cell>
          <table:table-cell office:value-type="float" office:value="100.996618" calcext:value-type="float">
            <text:p>100.996618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816" calcext:value-type="float">
            <text:p>8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.255933" calcext:value-type="float">
            <text:p>1.255933</text:p>
          </table:table-cell>
          <table:table-cell office:value-type="float" office:value="102.285332" calcext:value-type="float">
            <text:p>102.285332</text:p>
          </table:table-cell>
          <table:table-cell office:value-type="float" office:value="101.0294" calcext:value-type="float">
            <text:p>101.0294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288545" calcext:value-type="float">
            <text:p>1.288545</text:p>
          </table:table-cell>
          <table:table-cell office:value-type="float" office:value="98.446196" calcext:value-type="float">
            <text:p>98.446196</text:p>
          </table:table-cell>
          <table:table-cell office:value-type="float" office:value="97.157651" calcext:value-type="float">
            <text:p>97.157651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473777" calcext:value-type="float">
            <text:p>102.473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7314556" calcext:value-type="float">
            <text:p>7314556</text:p>
          </table:table-cell>
          <table:table-cell office:value-type="float" office:value="14058" calcext:value-type="float">
            <text:p>14058</text:p>
          </table:table-cell>
          <table:table-cell office:value-type="float" office:value="6953" calcext:value-type="float">
            <text:p>6953</text:p>
          </table:table-cell>
          <table:table-cell office:value-type="float" office:value="1.021709" calcext:value-type="float">
            <text:p>1.021709</text:p>
          </table:table-cell>
          <table:table-cell office:value-type="float" office:value="101.644888" calcext:value-type="float">
            <text:p>101.644888</text:p>
          </table:table-cell>
          <table:table-cell office:value-type="float" office:value="100.623178" calcext:value-type="float">
            <text:p>100.623178</text:p>
          </table:table-cell>
          <table:table-cell office:value-type="float" office:value="0.58154" calcext:value-type="float">
            <text:p>0.58154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5509324" calcext:value-type="float">
            <text:p>5509324</text:p>
          </table:table-cell>
          <table:table-cell office:value-type="float" office:value="14058" calcext:value-type="float">
            <text:p>14058</text:p>
          </table:table-cell>
          <table:table-cell office:value-type="float" office:value="5237" calcext:value-type="float">
            <text:p>5237</text:p>
          </table:table-cell>
          <table:table-cell office:value-type="float" office:value="2.312543" calcext:value-type="float">
            <text:p>2.312543</text:p>
          </table:table-cell>
          <table:table-cell office:value-type="float" office:value="102.951159" calcext:value-type="float">
            <text:p>102.951159</text:p>
          </table:table-cell>
          <table:table-cell office:value-type="float" office:value="100.638616" calcext:value-type="float">
            <text:p>100.638616</text:p>
          </table:table-cell>
          <table:table-cell office:value-type="float" office:value="0.437949" calcext:value-type="float">
            <text:p>0.437949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624" calcext:value-type="float">
            <text:p>6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.26913" calcext:value-type="float">
            <text:p>1.26913</text:p>
          </table:table-cell>
          <table:table-cell office:value-type="float" office:value="93.196847" calcext:value-type="float">
            <text:p>93.196847</text:p>
          </table:table-cell>
          <table:table-cell office:value-type="float" office:value="91.927717" calcext:value-type="float">
            <text:p>91.927717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.254141" calcext:value-type="float">
            <text:p>1.254141</text:p>
          </table:table-cell>
          <table:table-cell office:value-type="float" office:value="93.198254" calcext:value-type="float">
            <text:p>93.198254</text:p>
          </table:table-cell>
          <table:table-cell office:value-type="float" office:value="91.944112" calcext:value-type="float">
            <text:p>91.94411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.27951" calcext:value-type="float">
            <text:p>2.27951</text:p>
          </table:table-cell>
          <table:table-cell office:value-type="float" office:value="93.20533" calcext:value-type="float">
            <text:p>93.20533</text:p>
          </table:table-cell>
          <table:table-cell office:value-type="float" office:value="90.92582" calcext:value-type="float">
            <text:p>90.9258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8358140" calcext:value-type="float">
            <text:p>8358140</text:p>
          </table:table-cell>
          <table:table-cell office:value-type="float" office:value="14157" calcext:value-type="float">
            <text:p>14157</text:p>
          </table:table-cell>
          <table:table-cell office:value-type="float" office:value="7945" calcext:value-type="float">
            <text:p>7945</text:p>
          </table:table-cell>
          <table:table-cell office:value-type="float" office:value="1.008242" calcext:value-type="float">
            <text:p>1.008242</text:p>
          </table:table-cell>
          <table:table-cell office:value-type="float" office:value="101.813766" calcext:value-type="float">
            <text:p>101.813766</text:p>
          </table:table-cell>
          <table:table-cell office:value-type="float" office:value="100.805524" calcext:value-type="float">
            <text:p>100.805524</text:p>
          </table:table-cell>
          <table:table-cell office:value-type="float" office:value="0.663308" calcext:value-type="float">
            <text:p>0.663308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4931776" calcext:value-type="float">
            <text:p>4931776</text:p>
          </table:table-cell>
          <table:table-cell office:value-type="float" office:value="14157" calcext:value-type="float">
            <text:p>14157</text:p>
          </table:table-cell>
          <table:table-cell office:value-type="float" office:value="4688" calcext:value-type="float">
            <text:p>4688</text:p>
          </table:table-cell>
          <table:table-cell office:value-type="float" office:value="1.125765" calcext:value-type="float">
            <text:p>1.125765</text:p>
          </table:table-cell>
          <table:table-cell office:value-type="float" office:value="102.180884" calcext:value-type="float">
            <text:p>102.180884</text:p>
          </table:table-cell>
          <table:table-cell office:value-type="float" office:value="101.055118" calcext:value-type="float">
            <text:p>101.055118</text:p>
          </table:table-cell>
          <table:table-cell office:value-type="float" office:value="0.390423" calcext:value-type="float">
            <text:p>0.390423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064302" calcext:value-type="float">
            <text:p>1.064302</text:p>
          </table:table-cell>
          <table:table-cell office:value-type="float" office:value="102.307327" calcext:value-type="float">
            <text:p>102.307327</text:p>
          </table:table-cell>
          <table:table-cell office:value-type="float" office:value="101.243025" calcext:value-type="float">
            <text:p>101.243025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1152" calcext:value-type="float">
            <text:p>115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.024904" calcext:value-type="float">
            <text:p>1.024904</text:p>
          </table:table-cell>
          <table:table-cell office:value-type="float" office:value="102.304407" calcext:value-type="float">
            <text:p>102.304407</text:p>
          </table:table-cell>
          <table:table-cell office:value-type="float" office:value="101.279503" calcext:value-type="float">
            <text:p>101.279503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87409" calcext:value-type="float">
            <text:p>1.087409</text:p>
          </table:table-cell>
          <table:table-cell office:value-type="float" office:value="97.963473" calcext:value-type="float">
            <text:p>97.963473</text:p>
          </table:table-cell>
          <table:table-cell office:value-type="float" office:value="96.876064" calcext:value-type="float">
            <text:p>96.87606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305781" calcext:value-type="float">
            <text:p>102.305781</text:p>
          </table:table-cell>
          <table:table-cell office:value-type="float" office:value="102.504204" calcext:value-type="float">
            <text:p>102.504204</text:p>
          </table:table-cell>
          <table:table-cell office:value-type="float" office:value="0.198423" calcext:value-type="float">
            <text:p>0.198423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7332440" calcext:value-type="float">
            <text:p>7332440</text:p>
          </table:table-cell>
          <table:table-cell office:value-type="float" office:value="14257" calcext:value-type="float">
            <text:p>14257</text:p>
          </table:table-cell>
          <table:table-cell office:value-type="float" office:value="6970" calcext:value-type="float">
            <text:p>6970</text:p>
          </table:table-cell>
          <table:table-cell office:value-type="float" office:value="1.015301" calcext:value-type="float">
            <text:p>1.015301</text:p>
          </table:table-cell>
          <table:table-cell office:value-type="float" office:value="101.706807" calcext:value-type="float">
            <text:p>101.706807</text:p>
          </table:table-cell>
          <table:table-cell office:value-type="float" office:value="100.691506" calcext:value-type="float">
            <text:p>100.691506</text:p>
          </table:table-cell>
          <table:table-cell office:value-type="float" office:value="0.582567" calcext:value-type="float">
            <text:p>0.582567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997312" calcext:value-type="float">
            <text:p>14997312</text:p>
          </table:table-cell>
          <table:table-cell office:value-type="float" office:value="5557716" calcext:value-type="float">
            <text:p>5557716</text:p>
          </table:table-cell>
          <table:table-cell office:value-type="float" office:value="14256" calcext:value-type="float">
            <text:p>14256</text:p>
          </table:table-cell>
          <table:table-cell office:value-type="float" office:value="5283" calcext:value-type="float">
            <text:p>5283</text:p>
          </table:table-cell>
          <table:table-cell office:value-type="float" office:value="1.124536" calcext:value-type="float">
            <text:p>1.124536</text:p>
          </table:table-cell>
          <table:table-cell office:value-type="float" office:value="101.860446" calcext:value-type="float">
            <text:p>101.860446</text:p>
          </table:table-cell>
          <table:table-cell office:value-type="float" office:value="100.735909" calcext:value-type="float">
            <text:p>100.735909</text:p>
          </table:table-cell>
          <table:table-cell office:value-type="float" office:value="0.441369" calcext:value-type="float">
            <text:p>0.441369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768" calcext:value-type="float">
            <text:p>76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.050316" calcext:value-type="float">
            <text:p>1.050316</text:p>
          </table:table-cell>
          <table:table-cell office:value-type="float" office:value="101.720449" calcext:value-type="float">
            <text:p>101.720449</text:p>
          </table:table-cell>
          <table:table-cell office:value-type="float" office:value="100.670133" calcext:value-type="float">
            <text:p>100.670133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528" calcext:value-type="float">
            <text:p>528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.034557" calcext:value-type="float">
            <text:p>1.034557</text:p>
          </table:table-cell>
          <table:table-cell office:value-type="float" office:value="85.328218" calcext:value-type="float">
            <text:p>85.328218</text:p>
          </table:table-cell>
          <table:table-cell office:value-type="float" office:value="84.293661" calcext:value-type="float">
            <text:p>84.29366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090731" calcext:value-type="float">
            <text:p>1.090731</text:p>
          </table:table-cell>
          <table:table-cell office:value-type="float" office:value="92.656439" calcext:value-type="float">
            <text:p>92.656439</text:p>
          </table:table-cell>
          <table:table-cell office:value-type="float" office:value="91.565708" calcext:value-type="float">
            <text:p>91.56570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7307192" calcext:value-type="float">
            <text:p>7307192</text:p>
          </table:table-cell>
          <table:table-cell office:value-type="float" office:value="14355" calcext:value-type="float">
            <text:p>14355</text:p>
          </table:table-cell>
          <table:table-cell office:value-type="float" office:value="6946" calcext:value-type="float">
            <text:p>6946</text:p>
          </table:table-cell>
          <table:table-cell office:value-type="float" office:value="1.015373" calcext:value-type="float">
            <text:p>1.015373</text:p>
          </table:table-cell>
          <table:table-cell office:value-type="float" office:value="101.490941" calcext:value-type="float">
            <text:p>101.490941</text:p>
          </table:table-cell>
          <table:table-cell office:value-type="float" office:value="100.475569" calcext:value-type="float">
            <text:p>100.475569</text:p>
          </table:table-cell>
          <table:table-cell office:value-type="float" office:value="0.581808" calcext:value-type="float">
            <text:p>0.581808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5416748" calcext:value-type="float">
            <text:p>5416748</text:p>
          </table:table-cell>
          <table:table-cell office:value-type="float" office:value="14355" calcext:value-type="float">
            <text:p>14355</text:p>
          </table:table-cell>
          <table:table-cell office:value-type="float" office:value="5149" calcext:value-type="float">
            <text:p>5149</text:p>
          </table:table-cell>
          <table:table-cell office:value-type="float" office:value="1.107215" calcext:value-type="float">
            <text:p>1.107215</text:p>
          </table:table-cell>
          <table:table-cell office:value-type="float" office:value="101.199741" calcext:value-type="float">
            <text:p>101.199741</text:p>
          </table:table-cell>
          <table:table-cell office:value-type="float" office:value="100.092526" calcext:value-type="float">
            <text:p>100.092526</text:p>
          </table:table-cell>
          <table:table-cell office:value-type="float" office:value="0.432939" calcext:value-type="float">
            <text:p>0.432939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.037351" calcext:value-type="float">
            <text:p>1.037351</text:p>
          </table:table-cell>
          <table:table-cell office:value-type="float" office:value="101.525516" calcext:value-type="float">
            <text:p>101.525516</text:p>
          </table:table-cell>
          <table:table-cell office:value-type="float" office:value="100.488165" calcext:value-type="float">
            <text:p>100.488165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.016979" calcext:value-type="float">
            <text:p>1.016979</text:p>
          </table:table-cell>
          <table:table-cell office:value-type="float" office:value="101.522596" calcext:value-type="float">
            <text:p>101.522596</text:p>
          </table:table-cell>
          <table:table-cell office:value-type="float" office:value="100.505617" calcext:value-type="float">
            <text:p>100.50561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63079" calcext:value-type="float">
            <text:p>1.063079</text:p>
          </table:table-cell>
          <table:table-cell office:value-type="float" office:value="99.979781" calcext:value-type="float">
            <text:p>99.979781</text:p>
          </table:table-cell>
          <table:table-cell office:value-type="float" office:value="98.916702" calcext:value-type="float">
            <text:p>98.916702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52405" calcext:value-type="float">
            <text:p>101.52405</text:p>
          </table:table-cell>
          <table:table-cell office:value-type="float" office:value="101.653787" calcext:value-type="float">
            <text:p>101.653787</text:p>
          </table:table-cell>
          <table:table-cell office:value-type="float" office:value="0.129737" calcext:value-type="float">
            <text:p>0.129737</text:p>
          </table:table-cell>
          <table:table-cell office:value-type="float" office:value="0.0037" calcext:value-type="float">
            <text:p>0.0037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7473408" calcext:value-type="float">
            <text:p>7473408</text:p>
          </table:table-cell>
          <table:table-cell office:value-type="float" office:value="14455" calcext:value-type="float">
            <text:p>14455</text:p>
          </table:table-cell>
          <table:table-cell office:value-type="float" office:value="7104" calcext:value-type="float">
            <text:p>7104</text:p>
          </table:table-cell>
          <table:table-cell office:value-type="float" office:value="1.017699" calcext:value-type="float">
            <text:p>1.017699</text:p>
          </table:table-cell>
          <table:table-cell office:value-type="float" office:value="101.317178" calcext:value-type="float">
            <text:p>101.317178</text:p>
          </table:table-cell>
          <table:table-cell office:value-type="float" office:value="100.299479" calcext:value-type="float">
            <text:p>100.299479</text:p>
          </table:table-cell>
          <table:table-cell office:value-type="float" office:value="0.596087" calcext:value-type="float">
            <text:p>0.596087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205608" calcext:value-type="float">
            <text:p>15205608</text:p>
          </table:table-cell>
          <table:table-cell office:value-type="float" office:value="5364148" calcext:value-type="float">
            <text:p>5364148</text:p>
          </table:table-cell>
          <table:table-cell office:value-type="float" office:value="14454" calcext:value-type="float">
            <text:p>14454</text:p>
          </table:table-cell>
          <table:table-cell office:value-type="float" office:value="5099" calcext:value-type="float">
            <text:p>5099</text:p>
          </table:table-cell>
          <table:table-cell office:value-type="float" office:value="1.336797" calcext:value-type="float">
            <text:p>1.336797</text:p>
          </table:table-cell>
          <table:table-cell office:value-type="float" office:value="101.289305" calcext:value-type="float">
            <text:p>101.289305</text:p>
          </table:table-cell>
          <table:table-cell office:value-type="float" office:value="99.952508" calcext:value-type="float">
            <text:p>99.952508</text:p>
          </table:table-cell>
          <table:table-cell office:value-type="float" office:value="0.429336" calcext:value-type="float">
            <text:p>0.429336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816" calcext:value-type="float">
            <text:p>81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.269172" calcext:value-type="float">
            <text:p>1.269172</text:p>
          </table:table-cell>
          <table:table-cell office:value-type="float" office:value="101.465918" calcext:value-type="float">
            <text:p>101.465918</text:p>
          </table:table-cell>
          <table:table-cell office:value-type="float" office:value="100.196746" calcext:value-type="float">
            <text:p>100.196746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.254183" calcext:value-type="float">
            <text:p>1.254183</text:p>
          </table:table-cell>
          <table:table-cell office:value-type="float" office:value="101.462934" calcext:value-type="float">
            <text:p>101.462934</text:p>
          </table:table-cell>
          <table:table-cell office:value-type="float" office:value="100.208751" calcext:value-type="float">
            <text:p>100.208751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298201" calcext:value-type="float">
            <text:p>1.298201</text:p>
          </table:table-cell>
          <table:table-cell office:value-type="float" office:value="100.004095" calcext:value-type="float">
            <text:p>100.004095</text:p>
          </table:table-cell>
          <table:table-cell office:value-type="float" office:value="98.705894" calcext:value-type="float">
            <text:p>98.705894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516451" calcext:value-type="float">
            <text:p>101.516451</text:p>
          </table:table-cell>
          <table:table-cell office:value-type="float" office:value="101.606314" calcext:value-type="float">
            <text:p>101.606314</text:p>
          </table:table-cell>
          <table:table-cell office:value-type="float" office:value="0.089863" calcext:value-type="float">
            <text:p>0.089863</text:p>
          </table:table-cell>
          <table:table-cell office:value-type="float" office:value="0.005341" calcext:value-type="float">
            <text:p>0.005341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8032020" calcext:value-type="float">
            <text:p>8032020</text:p>
          </table:table-cell>
          <table:table-cell office:value-type="float" office:value="14554" calcext:value-type="float">
            <text:p>14554</text:p>
          </table:table-cell>
          <table:table-cell office:value-type="float" office:value="7635" calcext:value-type="float">
            <text:p>7635</text:p>
          </table:table-cell>
          <table:table-cell office:value-type="float" office:value="1.017856" calcext:value-type="float">
            <text:p>1.017856</text:p>
          </table:table-cell>
          <table:table-cell office:value-type="float" office:value="101.158745" calcext:value-type="float">
            <text:p>101.158745</text:p>
          </table:table-cell>
          <table:table-cell office:value-type="float" office:value="100.140889" calcext:value-type="float">
            <text:p>100.140889</text:p>
          </table:table-cell>
          <table:table-cell office:value-type="float" office:value="0.641658" calcext:value-type="float">
            <text:p>0.641658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309756" calcext:value-type="float">
            <text:p>15309756</text:p>
          </table:table-cell>
          <table:table-cell office:value-type="float" office:value="5137968" calcext:value-type="float">
            <text:p>5137968</text:p>
          </table:table-cell>
          <table:table-cell office:value-type="float" office:value="14553" calcext:value-type="float">
            <text:p>14553</text:p>
          </table:table-cell>
          <table:table-cell office:value-type="float" office:value="4884" calcext:value-type="float">
            <text:p>4884</text:p>
          </table:table-cell>
          <table:table-cell office:value-type="float" office:value="1.095431" calcext:value-type="float">
            <text:p>1.095431</text:p>
          </table:table-cell>
          <table:table-cell office:value-type="float" office:value="101.564119" calcext:value-type="float">
            <text:p>101.564119</text:p>
          </table:table-cell>
          <table:table-cell office:value-type="float" office:value="100.468687" calcext:value-type="float">
            <text:p>100.468687</text:p>
          </table:table-cell>
          <table:table-cell office:value-type="float" office:value="0.40912" calcext:value-type="float">
            <text:p>0.40912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816" calcext:value-type="float">
            <text:p>8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.026532" calcext:value-type="float">
            <text:p>1.026532</text:p>
          </table:table-cell>
          <table:table-cell office:value-type="float" office:value="100.652926" calcext:value-type="float">
            <text:p>100.652926</text:p>
          </table:table-cell>
          <table:table-cell office:value-type="float" office:value="99.626394" calcext:value-type="float">
            <text:p>99.626394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768" calcext:value-type="float">
            <text:p>76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.019463" calcext:value-type="float">
            <text:p>1.019463</text:p>
          </table:table-cell>
          <table:table-cell office:value-type="float" office:value="94.237728" calcext:value-type="float">
            <text:p>94.237728</text:p>
          </table:table-cell>
          <table:table-cell office:value-type="float" office:value="93.218265" calcext:value-type="float">
            <text:p>93.218265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51313" calcext:value-type="float">
            <text:p>1.051313</text:p>
          </table:table-cell>
          <table:table-cell office:value-type="float" office:value="101.529992" calcext:value-type="float">
            <text:p>101.529992</text:p>
          </table:table-cell>
          <table:table-cell office:value-type="float" office:value="100.478679" calcext:value-type="float">
            <text:p>100.478679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7911040" calcext:value-type="float">
            <text:p>7911040</text:p>
          </table:table-cell>
          <table:table-cell office:value-type="float" office:value="14652" calcext:value-type="float">
            <text:p>14652</text:p>
          </table:table-cell>
          <table:table-cell office:value-type="float" office:value="7520" calcext:value-type="float">
            <text:p>7520</text:p>
          </table:table-cell>
          <table:table-cell office:value-type="float" office:value="1.007222" calcext:value-type="float">
            <text:p>1.007222</text:p>
          </table:table-cell>
          <table:table-cell office:value-type="float" office:value="101.453254" calcext:value-type="float">
            <text:p>101.453254</text:p>
          </table:table-cell>
          <table:table-cell office:value-type="float" office:value="100.446032" calcext:value-type="float">
            <text:p>100.446032</text:p>
          </table:table-cell>
          <table:table-cell office:value-type="float" office:value="0.630073" calcext:value-type="float">
            <text:p>0.630073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5223180" calcext:value-type="float">
            <text:p>5223180</text:p>
          </table:table-cell>
          <table:table-cell office:value-type="float" office:value="14652" calcext:value-type="float">
            <text:p>14652</text:p>
          </table:table-cell>
          <table:table-cell office:value-type="float" office:value="4965" calcext:value-type="float">
            <text:p>4965</text:p>
          </table:table-cell>
          <table:table-cell office:value-type="float" office:value="1.096223" calcext:value-type="float">
            <text:p>1.096223</text:p>
          </table:table-cell>
          <table:table-cell office:value-type="float" office:value="103.311385" calcext:value-type="float">
            <text:p>103.311385</text:p>
          </table:table-cell>
          <table:table-cell office:value-type="float" office:value="102.215161" calcext:value-type="float">
            <text:p>102.215161</text:p>
          </table:table-cell>
          <table:table-cell office:value-type="float" office:value="0.408799" calcext:value-type="float">
            <text:p>0.408799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3343" calcext:value-type="float">
            <text:p>1.03343</text:p>
          </table:table-cell>
          <table:table-cell office:value-type="float" office:value="102.456101" calcext:value-type="float">
            <text:p>102.456101</text:p>
          </table:table-cell>
          <table:table-cell office:value-type="float" office:value="101.422671" calcext:value-type="float">
            <text:p>101.422671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960" calcext:value-type="float">
            <text:p>96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.023964" calcext:value-type="float">
            <text:p>1.023964</text:p>
          </table:table-cell>
          <table:table-cell office:value-type="float" office:value="102.464504" calcext:value-type="float">
            <text:p>102.464504</text:p>
          </table:table-cell>
          <table:table-cell office:value-type="float" office:value="101.44054" calcext:value-type="float">
            <text:p>101.44054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51154" calcext:value-type="float">
            <text:p>1.051154</text:p>
          </table:table-cell>
          <table:table-cell office:value-type="float" office:value="102.457555" calcext:value-type="float">
            <text:p>102.457555</text:p>
          </table:table-cell>
          <table:table-cell office:value-type="float" office:value="101.406401" calcext:value-type="float">
            <text:p>101.406401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8025708" calcext:value-type="float">
            <text:p>8025708</text:p>
          </table:table-cell>
          <table:table-cell office:value-type="float" office:value="14752" calcext:value-type="float">
            <text:p>14752</text:p>
          </table:table-cell>
          <table:table-cell office:value-type="float" office:value="7629" calcext:value-type="float">
            <text:p>7629</text:p>
          </table:table-cell>
          <table:table-cell office:value-type="float" office:value="1.021511" calcext:value-type="float">
            <text:p>1.021511</text:p>
          </table:table-cell>
          <table:table-cell office:value-type="float" office:value="101.670027" calcext:value-type="float">
            <text:p>101.670027</text:p>
          </table:table-cell>
          <table:table-cell office:value-type="float" office:value="100.648516" calcext:value-type="float">
            <text:p>100.648516</text:p>
          </table:table-cell>
          <table:table-cell office:value-type="float" office:value="0.63792" calcext:value-type="float">
            <text:p>0.63792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518052" calcext:value-type="float">
            <text:p>15518052</text:p>
          </table:table-cell>
          <table:table-cell office:value-type="float" office:value="5033820" calcext:value-type="float">
            <text:p>5033820</text:p>
          </table:table-cell>
          <table:table-cell office:value-type="float" office:value="14751" calcext:value-type="float">
            <text:p>14751</text:p>
          </table:table-cell>
          <table:table-cell office:value-type="float" office:value="4785" calcext:value-type="float">
            <text:p>4785</text:p>
          </table:table-cell>
          <table:table-cell office:value-type="float" office:value="1.136657" calcext:value-type="float">
            <text:p>1.136657</text:p>
          </table:table-cell>
          <table:table-cell office:value-type="float" office:value="101.710078" calcext:value-type="float">
            <text:p>101.710078</text:p>
          </table:table-cell>
          <table:table-cell office:value-type="float" office:value="100.57342" calcext:value-type="float">
            <text:p>100.57342</text:p>
          </table:table-cell>
          <table:table-cell office:value-type="float" office:value="0.40041" calcext:value-type="float">
            <text:p>0.40041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036359" calcext:value-type="float">
            <text:p>1.036359</text:p>
          </table:table-cell>
          <table:table-cell office:value-type="float" office:value="101.698852" calcext:value-type="float">
            <text:p>101.698852</text:p>
          </table:table-cell>
          <table:table-cell office:value-type="float" office:value="100.662493" calcext:value-type="float">
            <text:p>100.662493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816" calcext:value-type="float">
            <text:p>81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.02945" calcext:value-type="float">
            <text:p>1.02945</text:p>
          </table:table-cell>
          <table:table-cell office:value-type="float" office:value="99.568906" calcext:value-type="float">
            <text:p>99.568906</text:p>
          </table:table-cell>
          <table:table-cell office:value-type="float" office:value="98.539456" calcext:value-type="float">
            <text:p>98.539456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76234" calcext:value-type="float">
            <text:p>1.076234</text:p>
          </table:table-cell>
          <table:table-cell office:value-type="float" office:value="101.25664" calcext:value-type="float">
            <text:p>101.25664</text:p>
          </table:table-cell>
          <table:table-cell office:value-type="float" office:value="100.180406" calcext:value-type="float">
            <text:p>100.180406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8424416" calcext:value-type="float">
            <text:p>8424416</text:p>
          </table:table-cell>
          <table:table-cell office:value-type="float" office:value="14850" calcext:value-type="float">
            <text:p>14850</text:p>
          </table:table-cell>
          <table:table-cell office:value-type="float" office:value="8008" calcext:value-type="float">
            <text:p>8008</text:p>
          </table:table-cell>
          <table:table-cell office:value-type="float" office:value="1.011321" calcext:value-type="float">
            <text:p>1.011321</text:p>
          </table:table-cell>
          <table:table-cell office:value-type="float" office:value="99.998437" calcext:value-type="float">
            <text:p>99.998437</text:p>
          </table:table-cell>
          <table:table-cell office:value-type="float" office:value="98.987116" calcext:value-type="float">
            <text:p>98.987116</text:p>
          </table:table-cell>
          <table:table-cell office:value-type="float" office:value="0.680849" calcext:value-type="float">
            <text:p>0.680849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4698232" calcext:value-type="float">
            <text:p>4698232</text:p>
          </table:table-cell>
          <table:table-cell office:value-type="float" office:value="14850" calcext:value-type="float">
            <text:p>14850</text:p>
          </table:table-cell>
          <table:table-cell office:value-type="float" office:value="4466" calcext:value-type="float">
            <text:p>4466</text:p>
          </table:table-cell>
          <table:table-cell office:value-type="float" office:value="2.099476" calcext:value-type="float">
            <text:p>2.099476</text:p>
          </table:table-cell>
          <table:table-cell office:value-type="float" office:value="93.435514" calcext:value-type="float">
            <text:p>93.435514</text:p>
          </table:table-cell>
          <table:table-cell office:value-type="float" office:value="91.336038" calcext:value-type="float">
            <text:p>91.336038</text:p>
          </table:table-cell>
          <table:table-cell office:value-type="float" office:value="0.411512" calcext:value-type="float">
            <text:p>0.411512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480" calcext:value-type="float">
            <text:p>48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.05926" calcext:value-type="float">
            <text:p>1.05926</text:p>
          </table:table-cell>
          <table:table-cell office:value-type="float" office:value="86.668834" calcext:value-type="float">
            <text:p>86.668834</text:p>
          </table:table-cell>
          <table:table-cell office:value-type="float" office:value="85.609574" calcext:value-type="float">
            <text:p>85.609574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672" calcext:value-type="float">
            <text:p>67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.044371" calcext:value-type="float">
            <text:p>1.044371</text:p>
          </table:table-cell>
          <table:table-cell office:value-type="float" office:value="93.448286" calcext:value-type="float">
            <text:p>93.448286</text:p>
          </table:table-cell>
          <table:table-cell office:value-type="float" office:value="92.403914" calcext:value-type="float">
            <text:p>92.403914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070874" calcext:value-type="float">
            <text:p>2.070874</text:p>
          </table:table-cell>
          <table:table-cell office:value-type="float" office:value="86.670168" calcext:value-type="float">
            <text:p>86.670168</text:p>
          </table:table-cell>
          <table:table-cell office:value-type="float" office:value="84.599294" calcext:value-type="float">
            <text:p>84.59929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8186664" calcext:value-type="float">
            <text:p>8186664</text:p>
          </table:table-cell>
          <table:table-cell office:value-type="float" office:value="14949" calcext:value-type="float">
            <text:p>14949</text:p>
          </table:table-cell>
          <table:table-cell office:value-type="float" office:value="7782" calcext:value-type="float">
            <text:p>7782</text:p>
          </table:table-cell>
          <table:table-cell office:value-type="float" office:value="1.017093" calcext:value-type="float">
            <text:p>1.017093</text:p>
          </table:table-cell>
          <table:table-cell office:value-type="float" office:value="100.691876" calcext:value-type="float">
            <text:p>100.691876</text:p>
          </table:table-cell>
          <table:table-cell office:value-type="float" office:value="99.674783" calcext:value-type="float">
            <text:p>99.674783</text:p>
          </table:table-cell>
          <table:table-cell office:value-type="float" office:value="0.65707" calcext:value-type="float">
            <text:p>0.65707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4997000" calcext:value-type="float">
            <text:p>4997000</text:p>
          </table:table-cell>
          <table:table-cell office:value-type="float" office:value="14949" calcext:value-type="float">
            <text:p>14949</text:p>
          </table:table-cell>
          <table:table-cell office:value-type="float" office:value="4750" calcext:value-type="float">
            <text:p>4750</text:p>
          </table:table-cell>
          <table:table-cell office:value-type="float" office:value="1.152753" calcext:value-type="float">
            <text:p>1.152753</text:p>
          </table:table-cell>
          <table:table-cell office:value-type="float" office:value="102.22179" calcext:value-type="float">
            <text:p>102.22179</text:p>
          </table:table-cell>
          <table:table-cell office:value-type="float" office:value="101.069037" calcext:value-type="float">
            <text:p>101.069037</text:p>
          </table:table-cell>
          <table:table-cell office:value-type="float" office:value="0.395532" calcext:value-type="float">
            <text:p>0.395532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24" calcext:value-type="float">
            <text:p>62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.044182" calcext:value-type="float">
            <text:p>1.044182</text:p>
          </table:table-cell>
          <table:table-cell office:value-type="float" office:value="101.504241" calcext:value-type="float">
            <text:p>101.504241</text:p>
          </table:table-cell>
          <table:table-cell office:value-type="float" office:value="100.460059" calcext:value-type="float">
            <text:p>100.460059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864" calcext:value-type="float">
            <text:p>86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.018579" calcext:value-type="float">
            <text:p>1.018579</text:p>
          </table:table-cell>
          <table:table-cell office:value-type="float" office:value="101.512544" calcext:value-type="float">
            <text:p>101.512544</text:p>
          </table:table-cell>
          <table:table-cell office:value-type="float" office:value="100.493964" calcext:value-type="float">
            <text:p>100.493964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92469" calcext:value-type="float">
            <text:p>1.092469</text:p>
          </table:table-cell>
          <table:table-cell office:value-type="float" office:value="101.505615" calcext:value-type="float">
            <text:p>101.505615</text:p>
          </table:table-cell>
          <table:table-cell office:value-type="float" office:value="100.413146" calcext:value-type="float">
            <text:p>100.413146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7584920" calcext:value-type="float">
            <text:p>7584920</text:p>
          </table:table-cell>
          <table:table-cell office:value-type="float" office:value="15049" calcext:value-type="float">
            <text:p>15049</text:p>
          </table:table-cell>
          <table:table-cell office:value-type="float" office:value="7210" calcext:value-type="float">
            <text:p>7210</text:p>
          </table:table-cell>
          <table:table-cell office:value-type="float" office:value="1.010433" calcext:value-type="float">
            <text:p>1.010433</text:p>
          </table:table-cell>
          <table:table-cell office:value-type="float" office:value="101.833758" calcext:value-type="float">
            <text:p>101.833758</text:p>
          </table:table-cell>
          <table:table-cell office:value-type="float" office:value="100.823325" calcext:value-type="float">
            <text:p>100.823325</text:p>
          </table:table-cell>
          <table:table-cell office:value-type="float" office:value="0.601839" calcext:value-type="float">
            <text:p>0.601839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830496" calcext:value-type="float">
            <text:p>15830496</text:p>
          </table:table-cell>
          <table:table-cell office:value-type="float" office:value="5460932" calcext:value-type="float">
            <text:p>5460932</text:p>
          </table:table-cell>
          <table:table-cell office:value-type="float" office:value="15048" calcext:value-type="float">
            <text:p>15048</text:p>
          </table:table-cell>
          <table:table-cell office:value-type="float" office:value="5191" calcext:value-type="float">
            <text:p>5191</text:p>
          </table:table-cell>
          <table:table-cell office:value-type="float" office:value="1.742752" calcext:value-type="float">
            <text:p>1.742752</text:p>
          </table:table-cell>
          <table:table-cell office:value-type="float" office:value="102.457309" calcext:value-type="float">
            <text:p>102.457309</text:p>
          </table:table-cell>
          <table:table-cell office:value-type="float" office:value="100.714556" calcext:value-type="float">
            <text:p>100.714556</text:p>
          </table:table-cell>
          <table:table-cell office:value-type="float" office:value="0.433775" calcext:value-type="float">
            <text:p>0.433775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667495" calcext:value-type="float">
            <text:p>1.667495</text:p>
          </table:table-cell>
          <table:table-cell office:value-type="float" office:value="97.030872" calcext:value-type="float">
            <text:p>97.030872</text:p>
          </table:table-cell>
          <table:table-cell office:value-type="float" office:value="95.363376" calcext:value-type="float">
            <text:p>95.363376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652347" calcext:value-type="float">
            <text:p>1.652347</text:p>
          </table:table-cell>
          <table:table-cell office:value-type="float" office:value="90.960973" calcext:value-type="float">
            <text:p>90.960973</text:p>
          </table:table-cell>
          <table:table-cell office:value-type="float" office:value="89.308626" calcext:value-type="float">
            <text:p>89.30862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690602" calcext:value-type="float">
            <text:p>1.690602</text:p>
          </table:table-cell>
          <table:table-cell office:value-type="float" office:value="97.032206" calcext:value-type="float">
            <text:p>97.032206</text:p>
          </table:table-cell>
          <table:table-cell office:value-type="float" office:value="95.341604" calcext:value-type="float">
            <text:p>95.34160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8433884" calcext:value-type="float">
            <text:p>8433884</text:p>
          </table:table-cell>
          <table:table-cell office:value-type="float" office:value="15147" calcext:value-type="float">
            <text:p>15147</text:p>
          </table:table-cell>
          <table:table-cell office:value-type="float" office:value="8017" calcext:value-type="float">
            <text:p>8017</text:p>
          </table:table-cell>
          <table:table-cell office:value-type="float" office:value="1.022365" calcext:value-type="float">
            <text:p>1.022365</text:p>
          </table:table-cell>
          <table:table-cell office:value-type="float" office:value="100.827946" calcext:value-type="float">
            <text:p>100.827946</text:p>
          </table:table-cell>
          <table:table-cell office:value-type="float" office:value="99.805582" calcext:value-type="float">
            <text:p>99.805582</text:p>
          </table:table-cell>
          <table:table-cell office:value-type="float" office:value="0.676025" calcext:value-type="float">
            <text:p>0.676025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4958076" calcext:value-type="float">
            <text:p>4958076</text:p>
          </table:table-cell>
          <table:table-cell office:value-type="float" office:value="15147" calcext:value-type="float">
            <text:p>15147</text:p>
          </table:table-cell>
          <table:table-cell office:value-type="float" office:value="4713" calcext:value-type="float">
            <text:p>4713</text:p>
          </table:table-cell>
          <table:table-cell office:value-type="float" office:value="2.051626" calcext:value-type="float">
            <text:p>2.051626</text:p>
          </table:table-cell>
          <table:table-cell office:value-type="float" office:value="102.415103" calcext:value-type="float">
            <text:p>102.415103</text:p>
          </table:table-cell>
          <table:table-cell office:value-type="float" office:value="100.363478" calcext:value-type="float">
            <text:p>100.363478</text:p>
          </table:table-cell>
          <table:table-cell office:value-type="float" office:value="0.39521" calcext:value-type="float">
            <text:p>0.39521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010308" calcext:value-type="float">
            <text:p>1.010308</text:p>
          </table:table-cell>
          <table:table-cell office:value-type="float" office:value="101.599287" calcext:value-type="float">
            <text:p>101.599287</text:p>
          </table:table-cell>
          <table:table-cell office:value-type="float" office:value="100.588979" calcext:value-type="float">
            <text:p>100.588979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864" calcext:value-type="float">
            <text:p>86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.029594" calcext:value-type="float">
            <text:p>1.029594</text:p>
          </table:table-cell>
          <table:table-cell office:value-type="float" office:value="101.600894" calcext:value-type="float">
            <text:p>101.600894</text:p>
          </table:table-cell>
          <table:table-cell office:value-type="float" office:value="100.5713" calcext:value-type="float">
            <text:p>100.5713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.024472" calcext:value-type="float">
            <text:p>2.024472</text:p>
          </table:table-cell>
          <table:table-cell office:value-type="float" office:value="101.602288" calcext:value-type="float">
            <text:p>101.602288</text:p>
          </table:table-cell>
          <table:table-cell office:value-type="float" office:value="99.577815" calcext:value-type="float">
            <text:p>99.57781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7787956" calcext:value-type="float">
            <text:p>7787956</text:p>
          </table:table-cell>
          <table:table-cell office:value-type="float" office:value="15247" calcext:value-type="float">
            <text:p>15247</text:p>
          </table:table-cell>
          <table:table-cell office:value-type="float" office:value="7403" calcext:value-type="float">
            <text:p>7403</text:p>
          </table:table-cell>
          <table:table-cell office:value-type="float" office:value="1.017967" calcext:value-type="float">
            <text:p>1.017967</text:p>
          </table:table-cell>
          <table:table-cell office:value-type="float" office:value="101.814776" calcext:value-type="float">
            <text:p>101.814776</text:p>
          </table:table-cell>
          <table:table-cell office:value-type="float" office:value="100.79681" calcext:value-type="float">
            <text:p>100.79681</text:p>
          </table:table-cell>
          <table:table-cell office:value-type="float" office:value="0.618111" calcext:value-type="float">
            <text:p>0.618111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038792" calcext:value-type="float">
            <text:p>16038792</text:p>
          </table:table-cell>
          <table:table-cell office:value-type="float" office:value="5292612" calcext:value-type="float">
            <text:p>5292612</text:p>
          </table:table-cell>
          <table:table-cell office:value-type="float" office:value="15246" calcext:value-type="float">
            <text:p>15246</text:p>
          </table:table-cell>
          <table:table-cell office:value-type="float" office:value="5031" calcext:value-type="float">
            <text:p>5031</text:p>
          </table:table-cell>
          <table:table-cell office:value-type="float" office:value="2.062926" calcext:value-type="float">
            <text:p>2.062926</text:p>
          </table:table-cell>
          <table:table-cell office:value-type="float" office:value="102.795089" calcext:value-type="float">
            <text:p>102.795089</text:p>
          </table:table-cell>
          <table:table-cell office:value-type="float" office:value="100.732164" calcext:value-type="float">
            <text:p>100.732164</text:p>
          </table:table-cell>
          <table:table-cell office:value-type="float" office:value="0.420331" calcext:value-type="float">
            <text:p>0.420331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720" calcext:value-type="float">
            <text:p>72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.006168" calcext:value-type="float">
            <text:p>1.006168</text:p>
          </table:table-cell>
          <table:table-cell office:value-type="float" office:value="101.91049" calcext:value-type="float">
            <text:p>101.91049</text:p>
          </table:table-cell>
          <table:table-cell office:value-type="float" office:value="100.904322" calcext:value-type="float">
            <text:p>100.904322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24" calcext:value-type="float">
            <text:p>6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.019453" calcext:value-type="float">
            <text:p>1.019453</text:p>
          </table:table-cell>
          <table:table-cell office:value-type="float" office:value="101.926316" calcext:value-type="float">
            <text:p>101.926316</text:p>
          </table:table-cell>
          <table:table-cell office:value-type="float" office:value="100.906863" calcext:value-type="float">
            <text:p>100.90686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.018516" calcext:value-type="float">
            <text:p>2.018516</text:p>
          </table:table-cell>
          <table:table-cell office:value-type="float" office:value="102.608939" calcext:value-type="float">
            <text:p>102.608939</text:p>
          </table:table-cell>
          <table:table-cell office:value-type="float" office:value="100.590424" calcext:value-type="float">
            <text:p>100.5904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8483328" calcext:value-type="float">
            <text:p>8483328</text:p>
          </table:table-cell>
          <table:table-cell office:value-type="float" office:value="15345" calcext:value-type="float">
            <text:p>15345</text:p>
          </table:table-cell>
          <table:table-cell office:value-type="float" office:value="8064" calcext:value-type="float">
            <text:p>8064</text:p>
          </table:table-cell>
          <table:table-cell office:value-type="float" office:value="1.010362" calcext:value-type="float">
            <text:p>1.010362</text:p>
          </table:table-cell>
          <table:table-cell office:value-type="float" office:value="101.036142" calcext:value-type="float">
            <text:p>101.036142</text:p>
          </table:table-cell>
          <table:table-cell office:value-type="float" office:value="100.02578" calcext:value-type="float">
            <text:p>100.02578</text:p>
          </table:table-cell>
          <table:table-cell office:value-type="float" office:value="0.678491" calcext:value-type="float">
            <text:p>0.678491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4919152" calcext:value-type="float">
            <text:p>4919152</text:p>
          </table:table-cell>
          <table:table-cell office:value-type="float" office:value="15345" calcext:value-type="float">
            <text:p>15345</text:p>
          </table:table-cell>
          <table:table-cell office:value-type="float" office:value="4676" calcext:value-type="float">
            <text:p>4676</text:p>
          </table:table-cell>
          <table:table-cell office:value-type="float" office:value="1.155007" calcext:value-type="float">
            <text:p>1.155007</text:p>
          </table:table-cell>
          <table:table-cell office:value-type="float" office:value="102.765716" calcext:value-type="float">
            <text:p>102.765716</text:p>
          </table:table-cell>
          <table:table-cell office:value-type="float" office:value="101.610709" calcext:value-type="float">
            <text:p>101.610709</text:p>
          </table:table-cell>
          <table:table-cell office:value-type="float" office:value="0.387294" calcext:value-type="float">
            <text:p>0.387294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720" calcext:value-type="float">
            <text:p>72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.054108" calcext:value-type="float">
            <text:p>1.054108</text:p>
          </table:table-cell>
          <table:table-cell office:value-type="float" office:value="101.948421" calcext:value-type="float">
            <text:p>101.948421</text:p>
          </table:table-cell>
          <table:table-cell office:value-type="float" office:value="100.894313" calcext:value-type="float">
            <text:p>100.894313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1056" calcext:value-type="float">
            <text:p>105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.032327" calcext:value-type="float">
            <text:p>1.032327</text:p>
          </table:table-cell>
          <table:table-cell office:value-type="float" office:value="101.949908" calcext:value-type="float">
            <text:p>101.949908</text:p>
          </table:table-cell>
          <table:table-cell office:value-type="float" office:value="100.917581" calcext:value-type="float">
            <text:p>100.917581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889" calcext:value-type="float">
            <text:p>1.0889</text:p>
          </table:table-cell>
          <table:table-cell office:value-type="float" office:value="101.951382" calcext:value-type="float">
            <text:p>101.951382</text:p>
          </table:table-cell>
          <table:table-cell office:value-type="float" office:value="100.862482" calcext:value-type="float">
            <text:p>100.86248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7739564" calcext:value-type="float">
            <text:p>7739564</text:p>
          </table:table-cell>
          <table:table-cell office:value-type="float" office:value="15445" calcext:value-type="float">
            <text:p>15445</text:p>
          </table:table-cell>
          <table:table-cell office:value-type="float" office:value="7357" calcext:value-type="float">
            <text:p>7357</text:p>
          </table:table-cell>
          <table:table-cell office:value-type="float" office:value="1.017332" calcext:value-type="float">
            <text:p>1.017332</text:p>
          </table:table-cell>
          <table:table-cell office:value-type="float" office:value="101.858928" calcext:value-type="float">
            <text:p>101.858928</text:p>
          </table:table-cell>
          <table:table-cell office:value-type="float" office:value="100.841596" calcext:value-type="float">
            <text:p>100.841596</text:p>
          </table:table-cell>
          <table:table-cell office:value-type="float" office:value="0.613998" calcext:value-type="float">
            <text:p>0.613998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247088" calcext:value-type="float">
            <text:p>16247088</text:p>
          </table:table-cell>
          <table:table-cell office:value-type="float" office:value="5364148" calcext:value-type="float">
            <text:p>5364148</text:p>
          </table:table-cell>
          <table:table-cell office:value-type="float" office:value="15444" calcext:value-type="float">
            <text:p>15444</text:p>
          </table:table-cell>
          <table:table-cell office:value-type="float" office:value="5099" calcext:value-type="float">
            <text:p>5099</text:p>
          </table:table-cell>
          <table:table-cell office:value-type="float" office:value="1.141663" calcext:value-type="float">
            <text:p>1.141663</text:p>
          </table:table-cell>
          <table:table-cell office:value-type="float" office:value="102.590419" calcext:value-type="float">
            <text:p>102.590419</text:p>
          </table:table-cell>
          <table:table-cell office:value-type="float" office:value="101.448756" calcext:value-type="float">
            <text:p>101.448756</text:p>
          </table:table-cell>
          <table:table-cell office:value-type="float" office:value="0.423004" calcext:value-type="float">
            <text:p>0.423004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51365" calcext:value-type="float">
            <text:p>1.051365</text:p>
          </table:table-cell>
          <table:table-cell office:value-type="float" office:value="94.447059" calcext:value-type="float">
            <text:p>94.447059</text:p>
          </table:table-cell>
          <table:table-cell office:value-type="float" office:value="93.395694" calcext:value-type="float">
            <text:p>93.395694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.024481" calcext:value-type="float">
            <text:p>1.024481</text:p>
          </table:table-cell>
          <table:table-cell office:value-type="float" office:value="80.127584" calcext:value-type="float">
            <text:p>80.127584</text:p>
          </table:table-cell>
          <table:table-cell office:value-type="float" office:value="79.103102" calcext:value-type="float">
            <text:p>79.103102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80335" calcext:value-type="float">
            <text:p>1.080335</text:p>
          </table:table-cell>
          <table:table-cell office:value-type="float" office:value="94.448393" calcext:value-type="float">
            <text:p>94.448393</text:p>
          </table:table-cell>
          <table:table-cell office:value-type="float" office:value="93.368059" calcext:value-type="float">
            <text:p>93.36805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6807492" calcext:value-type="float">
            <text:p>6807492</text:p>
          </table:table-cell>
          <table:table-cell office:value-type="float" office:value="15543" calcext:value-type="float">
            <text:p>15543</text:p>
          </table:table-cell>
          <table:table-cell office:value-type="float" office:value="6471" calcext:value-type="float">
            <text:p>6471</text:p>
          </table:table-cell>
          <table:table-cell office:value-type="float" office:value="1.01475" calcext:value-type="float">
            <text:p>1.01475</text:p>
          </table:table-cell>
          <table:table-cell office:value-type="float" office:value="101.333097" calcext:value-type="float">
            <text:p>101.333097</text:p>
          </table:table-cell>
          <table:table-cell office:value-type="float" office:value="100.318347" calcext:value-type="float">
            <text:p>100.318347</text:p>
          </table:table-cell>
          <table:table-cell office:value-type="float" office:value="0.542871" calcext:value-type="float">
            <text:p>0.542871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5591380" calcext:value-type="float">
            <text:p>5591380</text:p>
          </table:table-cell>
          <table:table-cell office:value-type="float" office:value="15543" calcext:value-type="float">
            <text:p>15543</text:p>
          </table:table-cell>
          <table:table-cell office:value-type="float" office:value="5315" calcext:value-type="float">
            <text:p>5315</text:p>
          </table:table-cell>
          <table:table-cell office:value-type="float" office:value="1.321228" calcext:value-type="float">
            <text:p>1.321228</text:p>
          </table:table-cell>
          <table:table-cell office:value-type="float" office:value="101.111994" calcext:value-type="float">
            <text:p>101.111994</text:p>
          </table:table-cell>
          <table:table-cell office:value-type="float" office:value="99.790766" calcext:value-type="float">
            <text:p>99.790766</text:p>
          </table:table-cell>
          <table:table-cell office:value-type="float" office:value="0.448248" calcext:value-type="float">
            <text:p>0.448248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672" calcext:value-type="float">
            <text:p>67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.270451" calcext:value-type="float">
            <text:p>1.270451</text:p>
          </table:table-cell>
          <table:table-cell office:value-type="float" office:value="99.999261" calcext:value-type="float">
            <text:p>99.999261</text:p>
          </table:table-cell>
          <table:table-cell office:value-type="float" office:value="98.72881" calcext:value-type="float">
            <text:p>98.7288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480" calcext:value-type="float">
            <text:p>48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.255603" calcext:value-type="float">
            <text:p>1.255603</text:p>
          </table:table-cell>
          <table:table-cell office:value-type="float" office:value="100.007604" calcext:value-type="float">
            <text:p>100.007604</text:p>
          </table:table-cell>
          <table:table-cell office:value-type="float" office:value="98.752001" calcext:value-type="float">
            <text:p>98.752001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288255" calcext:value-type="float">
            <text:p>1.288255</text:p>
          </table:table-cell>
          <table:table-cell office:value-type="float" office:value="100.000595" calcext:value-type="float">
            <text:p>100.000595</text:p>
          </table:table-cell>
          <table:table-cell office:value-type="float" office:value="98.71234" calcext:value-type="float">
            <text:p>98.71234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8109868" calcext:value-type="float">
            <text:p>8109868</text:p>
          </table:table-cell>
          <table:table-cell office:value-type="float" office:value="15642" calcext:value-type="float">
            <text:p>15642</text:p>
          </table:table-cell>
          <table:table-cell office:value-type="float" office:value="7709" calcext:value-type="float">
            <text:p>7709</text:p>
          </table:table-cell>
          <table:table-cell office:value-type="float" office:value="1.007233" calcext:value-type="float">
            <text:p>1.007233</text:p>
          </table:table-cell>
          <table:table-cell office:value-type="float" office:value="101.712239" calcext:value-type="float">
            <text:p>101.712239</text:p>
          </table:table-cell>
          <table:table-cell office:value-type="float" office:value="100.705006" calcext:value-type="float">
            <text:p>100.705006</text:p>
          </table:table-cell>
          <table:table-cell office:value-type="float" office:value="0.644247" calcext:value-type="float">
            <text:p>0.644247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5102200" calcext:value-type="float">
            <text:p>5102200</text:p>
          </table:table-cell>
          <table:table-cell office:value-type="float" office:value="15642" calcext:value-type="float">
            <text:p>15642</text:p>
          </table:table-cell>
          <table:table-cell office:value-type="float" office:value="4850" calcext:value-type="float">
            <text:p>4850</text:p>
          </table:table-cell>
          <table:table-cell office:value-type="float" office:value="1.33964" calcext:value-type="float">
            <text:p>1.33964</text:p>
          </table:table-cell>
          <table:table-cell office:value-type="float" office:value="102.101023" calcext:value-type="float">
            <text:p>102.101023</text:p>
          </table:table-cell>
          <table:table-cell office:value-type="float" office:value="100.761383" calcext:value-type="float">
            <text:p>100.761383</text:p>
          </table:table-cell>
          <table:table-cell office:value-type="float" office:value="0.405092" calcext:value-type="float">
            <text:p>0.405092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84" calcext:value-type="float">
            <text:p>1384</text:p>
          </table:table-cell>
          <table:table-cell office:value-type="float" office:value="568" calcext:value-type="float">
            <text:p>568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.278237" calcext:value-type="float">
            <text:p>1.278237</text:p>
          </table:table-cell>
          <table:table-cell office:value-type="float" office:value="105.07194" calcext:value-type="float">
            <text:p>105.07194</text:p>
          </table:table-cell>
          <table:table-cell office:value-type="float" office:value="103.793704" calcext:value-type="float">
            <text:p>103.793704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.263288" calcext:value-type="float">
            <text:p>1.263288</text:p>
          </table:table-cell>
          <table:table-cell office:value-type="float" office:value="97.400313" calcext:value-type="float">
            <text:p>97.400313</text:p>
          </table:table-cell>
          <table:table-cell office:value-type="float" office:value="96.137025" calcext:value-type="float">
            <text:p>96.137025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306606" calcext:value-type="float">
            <text:p>1.306606</text:p>
          </table:table-cell>
          <table:table-cell office:value-type="float" office:value="97.387841" calcext:value-type="float">
            <text:p>97.387841</text:p>
          </table:table-cell>
          <table:table-cell office:value-type="float" office:value="96.081235" calcext:value-type="float">
            <text:p>96.081235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15742" calcext:value-type="float">
            <text:p>15742</text:p>
          </table:table-cell>
          <table:table-cell office:value-type="float" office:value="7524" calcext:value-type="float">
            <text:p>7524</text:p>
          </table:table-cell>
          <table:table-cell office:value-type="float" office:value="1.009453" calcext:value-type="float">
            <text:p>1.009453</text:p>
          </table:table-cell>
          <table:table-cell office:value-type="float" office:value="101.940014" calcext:value-type="float">
            <text:p>101.940014</text:p>
          </table:table-cell>
          <table:table-cell office:value-type="float" office:value="100.930562" calcext:value-type="float">
            <text:p>100.930562</text:p>
          </table:table-cell>
          <table:table-cell office:value-type="float" office:value="0.627382" calcext:value-type="float">
            <text:p>0.627382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559532" calcext:value-type="float">
            <text:p>16559532</text:p>
          </table:table-cell>
          <table:table-cell office:value-type="float" office:value="5240012" calcext:value-type="float">
            <text:p>5240012</text:p>
          </table:table-cell>
          <table:table-cell office:value-type="float" office:value="15741" calcext:value-type="float">
            <text:p>15741</text:p>
          </table:table-cell>
          <table:table-cell office:value-type="float" office:value="4981" calcext:value-type="float">
            <text:p>4981</text:p>
          </table:table-cell>
          <table:table-cell office:value-type="float" office:value="1.147717" calcext:value-type="float">
            <text:p>1.147717</text:p>
          </table:table-cell>
          <table:table-cell office:value-type="float" office:value="102.710333" calcext:value-type="float">
            <text:p>102.710333</text:p>
          </table:table-cell>
          <table:table-cell office:value-type="float" office:value="101.562615" calcext:value-type="float">
            <text:p>101.562615</text:p>
          </table:table-cell>
          <table:table-cell office:value-type="float" office:value="0.412751" calcext:value-type="float">
            <text:p>0.412751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624" calcext:value-type="float">
            <text:p>62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.041103" calcext:value-type="float">
            <text:p>1.041103</text:p>
          </table:table-cell>
          <table:table-cell office:value-type="float" office:value="102.204106" calcext:value-type="float">
            <text:p>102.204106</text:p>
          </table:table-cell>
          <table:table-cell office:value-type="float" office:value="101.163003" calcext:value-type="float">
            <text:p>101.16300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.026395" calcext:value-type="float">
            <text:p>1.026395</text:p>
          </table:table-cell>
          <table:table-cell office:value-type="float" office:value="102.194001" calcext:value-type="float">
            <text:p>102.194001</text:p>
          </table:table-cell>
          <table:table-cell office:value-type="float" office:value="101.167606" calcext:value-type="float">
            <text:p>101.167606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92993" calcext:value-type="float">
            <text:p>1.092993</text:p>
          </table:table-cell>
          <table:table-cell office:value-type="float" office:value="97.073228" calcext:value-type="float">
            <text:p>97.073228</text:p>
          </table:table-cell>
          <table:table-cell office:value-type="float" office:value="95.980235" calcext:value-type="float">
            <text:p>95.980235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151602" calcext:value-type="float">
            <text:p>102.151602</text:p>
          </table:table-cell>
          <table:table-cell office:value-type="float" office:value="102.474555" calcext:value-type="float">
            <text:p>102.474555</text:p>
          </table:table-cell>
          <table:table-cell office:value-type="float" office:value="0.322953" calcext:value-type="float">
            <text:p>0.322953</text:p>
          </table:table-cell>
          <table:table-cell office:value-type="float" office:value="0.001486" calcext:value-type="float">
            <text:p>0.001486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8398116" calcext:value-type="float">
            <text:p>8398116</text:p>
          </table:table-cell>
          <table:table-cell office:value-type="float" office:value="15840" calcext:value-type="float">
            <text:p>15840</text:p>
          </table:table-cell>
          <table:table-cell office:value-type="float" office:value="7983" calcext:value-type="float">
            <text:p>7983</text:p>
          </table:table-cell>
          <table:table-cell office:value-type="float" office:value="1.015312" calcext:value-type="float">
            <text:p>1.015312</text:p>
          </table:table-cell>
          <table:table-cell office:value-type="float" office:value="101.687354" calcext:value-type="float">
            <text:p>101.687354</text:p>
          </table:table-cell>
          <table:table-cell office:value-type="float" office:value="100.672042" calcext:value-type="float">
            <text:p>100.672042</text:p>
          </table:table-cell>
          <table:table-cell office:value-type="float" office:value="0.667364" calcext:value-type="float">
            <text:p>0.667364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4995948" calcext:value-type="float">
            <text:p>4995948</text:p>
          </table:table-cell>
          <table:table-cell office:value-type="float" office:value="15840" calcext:value-type="float">
            <text:p>15840</text:p>
          </table:table-cell>
          <table:table-cell office:value-type="float" office:value="4749" calcext:value-type="float">
            <text:p>4749</text:p>
          </table:table-cell>
          <table:table-cell office:value-type="float" office:value="1.145663" calcext:value-type="float">
            <text:p>1.145663</text:p>
          </table:table-cell>
          <table:table-cell office:value-type="float" office:value="102.371541" calcext:value-type="float">
            <text:p>102.371541</text:p>
          </table:table-cell>
          <table:table-cell office:value-type="float" office:value="101.225878" calcext:value-type="float">
            <text:p>101.225878</text:p>
          </table:table-cell>
          <table:table-cell office:value-type="float" office:value="0.394836" calcext:value-type="float">
            <text:p>0.394836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3745" calcext:value-type="float">
            <text:p>1.03745</text:p>
          </table:table-cell>
          <table:table-cell office:value-type="float" office:value="102.412764" calcext:value-type="float">
            <text:p>102.412764</text:p>
          </table:table-cell>
          <table:table-cell office:value-type="float" office:value="101.375314" calcext:value-type="float">
            <text:p>101.37531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" calcext:value-type="float">
            <text:p>1968</text:p>
          </table:table-cell>
          <table:table-cell office:value-type="float" office:value="1056" calcext:value-type="float">
            <text:p>105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.016859" calcext:value-type="float">
            <text:p>1.016859</text:p>
          </table:table-cell>
          <table:table-cell office:value-type="float" office:value="102.426103" calcext:value-type="float">
            <text:p>102.426103</text:p>
          </table:table-cell>
          <table:table-cell office:value-type="float" office:value="101.409245" calcext:value-type="float">
            <text:p>101.409245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38" calcext:value-type="float">
            <text:p>43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72972" calcext:value-type="float">
            <text:p>1.072972</text:p>
          </table:table-cell>
          <table:table-cell office:value-type="float" office:value="102.291653" calcext:value-type="float">
            <text:p>102.291653</text:p>
          </table:table-cell>
          <table:table-cell office:value-type="float" office:value="101.218681" calcext:value-type="float">
            <text:p>101.218681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611915" calcext:value-type="float">
            <text:p>102.611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7700640" calcext:value-type="float">
            <text:p>7700640</text:p>
          </table:table-cell>
          <table:table-cell office:value-type="float" office:value="15940" calcext:value-type="float">
            <text:p>15940</text:p>
          </table:table-cell>
          <table:table-cell office:value-type="float" office:value="7320" calcext:value-type="float">
            <text:p>7320</text:p>
          </table:table-cell>
          <table:table-cell office:value-type="float" office:value="1.017332" calcext:value-type="float">
            <text:p>1.017332</text:p>
          </table:table-cell>
          <table:table-cell office:value-type="float" office:value="101.723646" calcext:value-type="float">
            <text:p>101.723646</text:p>
          </table:table-cell>
          <table:table-cell office:value-type="float" office:value="100.706314" calcext:value-type="float">
            <text:p>100.706314</text:p>
          </table:table-cell>
          <table:table-cell office:value-type="float" office:value="0.61173" calcext:value-type="float">
            <text:p>0.61173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767828" calcext:value-type="float">
            <text:p>16767828</text:p>
          </table:table-cell>
          <table:table-cell office:value-type="float" office:value="5370460" calcext:value-type="float">
            <text:p>5370460</text:p>
          </table:table-cell>
          <table:table-cell office:value-type="float" office:value="15939" calcext:value-type="float">
            <text:p>15939</text:p>
          </table:table-cell>
          <table:table-cell office:value-type="float" office:value="5105" calcext:value-type="float">
            <text:p>5105</text:p>
          </table:table-cell>
          <table:table-cell office:value-type="float" office:value="1.136507" calcext:value-type="float">
            <text:p>1.136507</text:p>
          </table:table-cell>
          <table:table-cell office:value-type="float" office:value="102.179657" calcext:value-type="float">
            <text:p>102.179657</text:p>
          </table:table-cell>
          <table:table-cell office:value-type="float" office:value="101.04315" calcext:value-type="float">
            <text:p>101.04315</text:p>
          </table:table-cell>
          <table:table-cell office:value-type="float" office:value="0.425201" calcext:value-type="float">
            <text:p>0.425201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72" calcext:value-type="float">
            <text:p>67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.045803" calcext:value-type="float">
            <text:p>1.045803</text:p>
          </table:table-cell>
          <table:table-cell office:value-type="float" office:value="96.695713" calcext:value-type="float">
            <text:p>96.695713</text:p>
          </table:table-cell>
          <table:table-cell office:value-type="float" office:value="95.64991" calcext:value-type="float">
            <text:p>95.64991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576" calcext:value-type="float">
            <text:p>5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.018879" calcext:value-type="float">
            <text:p>1.018879</text:p>
          </table:table-cell>
          <table:table-cell office:value-type="float" office:value="71.97334" calcext:value-type="float">
            <text:p>71.97334</text:p>
          </table:table-cell>
          <table:table-cell office:value-type="float" office:value="70.954461" calcext:value-type="float">
            <text:p>70.954461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86927" calcext:value-type="float">
            <text:p>1.086927</text:p>
          </table:table-cell>
          <table:table-cell office:value-type="float" office:value="96.535024" calcext:value-type="float">
            <text:p>96.535024</text:p>
          </table:table-cell>
          <table:table-cell office:value-type="float" office:value="95.448097" calcext:value-type="float">
            <text:p>95.448097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8390752" calcext:value-type="float">
            <text:p>8390752</text:p>
          </table:table-cell>
          <table:table-cell office:value-type="float" office:value="16038" calcext:value-type="float">
            <text:p>16038</text:p>
          </table:table-cell>
          <table:table-cell office:value-type="float" office:value="7976" calcext:value-type="float">
            <text:p>7976</text:p>
          </table:table-cell>
          <table:table-cell office:value-type="float" office:value="1.013304" calcext:value-type="float">
            <text:p>1.013304</text:p>
          </table:table-cell>
          <table:table-cell office:value-type="float" office:value="101.81758" calcext:value-type="float">
            <text:p>101.81758</text:p>
          </table:table-cell>
          <table:table-cell office:value-type="float" office:value="100.804276" calcext:value-type="float">
            <text:p>100.804276</text:p>
          </table:table-cell>
          <table:table-cell office:value-type="float" office:value="0.665904" calcext:value-type="float">
            <text:p>0.665904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5004364" calcext:value-type="float">
            <text:p>5004364</text:p>
          </table:table-cell>
          <table:table-cell office:value-type="float" office:value="16038" calcext:value-type="float">
            <text:p>16038</text:p>
          </table:table-cell>
          <table:table-cell office:value-type="float" office:value="4757" calcext:value-type="float">
            <text:p>4757</text:p>
          </table:table-cell>
          <table:table-cell office:value-type="float" office:value="1.142837" calcext:value-type="float">
            <text:p>1.142837</text:p>
          </table:table-cell>
          <table:table-cell office:value-type="float" office:value="102.621576" calcext:value-type="float">
            <text:p>102.621576</text:p>
          </table:table-cell>
          <table:table-cell office:value-type="float" office:value="101.478739" calcext:value-type="float">
            <text:p>101.478739</text:p>
          </table:table-cell>
          <table:table-cell office:value-type="float" office:value="0.394515" calcext:value-type="float">
            <text:p>0.394515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28" calcext:value-type="float">
            <text:p>52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.029699" calcext:value-type="float">
            <text:p>1.029699</text:p>
          </table:table-cell>
          <table:table-cell office:value-type="float" office:value="96.125965" calcext:value-type="float">
            <text:p>96.125965</text:p>
          </table:table-cell>
          <table:table-cell office:value-type="float" office:value="95.096265" calcext:value-type="float">
            <text:p>95.096265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.014831" calcext:value-type="float">
            <text:p>1.014831</text:p>
          </table:table-cell>
          <table:table-cell office:value-type="float" office:value="78.211436" calcext:value-type="float">
            <text:p>78.211436</text:p>
          </table:table-cell>
          <table:table-cell office:value-type="float" office:value="77.196605" calcext:value-type="float">
            <text:p>77.196605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58429" calcext:value-type="float">
            <text:p>1.058429</text:p>
          </table:table-cell>
          <table:table-cell office:value-type="float" office:value="96.127299" calcext:value-type="float">
            <text:p>96.127299</text:p>
          </table:table-cell>
          <table:table-cell office:value-type="float" office:value="95.06887" calcext:value-type="float">
            <text:p>95.06887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7784800" calcext:value-type="float">
            <text:p>7784800</text:p>
          </table:table-cell>
          <table:table-cell office:value-type="float" office:value="16138" calcext:value-type="float">
            <text:p>16138</text:p>
          </table:table-cell>
          <table:table-cell office:value-type="float" office:value="7400" calcext:value-type="float">
            <text:p>7400</text:p>
          </table:table-cell>
          <table:table-cell office:value-type="float" office:value="1.010221" calcext:value-type="float">
            <text:p>1.010221</text:p>
          </table:table-cell>
          <table:table-cell office:value-type="float" office:value="101.49692" calcext:value-type="float">
            <text:p>101.49692</text:p>
          </table:table-cell>
          <table:table-cell office:value-type="float" office:value="100.486699" calcext:value-type="float">
            <text:p>100.486699</text:p>
          </table:table-cell>
          <table:table-cell office:value-type="float" office:value="0.619768" calcext:value-type="float">
            <text:p>0.619768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976124" calcext:value-type="float">
            <text:p>16976124</text:p>
          </table:table-cell>
          <table:table-cell office:value-type="float" office:value="5251584" calcext:value-type="float">
            <text:p>5251584</text:p>
          </table:table-cell>
          <table:table-cell office:value-type="float" office:value="16137" calcext:value-type="float">
            <text:p>16137</text:p>
          </table:table-cell>
          <table:table-cell office:value-type="float" office:value="4992" calcext:value-type="float">
            <text:p>4992</text:p>
          </table:table-cell>
          <table:table-cell office:value-type="float" office:value="1.14361" calcext:value-type="float">
            <text:p>1.14361</text:p>
          </table:table-cell>
          <table:table-cell office:value-type="float" office:value="102.123107" calcext:value-type="float">
            <text:p>102.123107</text:p>
          </table:table-cell>
          <table:table-cell office:value-type="float" office:value="100.979497" calcext:value-type="float">
            <text:p>100.979497</text:p>
          </table:table-cell>
          <table:table-cell office:value-type="float" office:value="0.416052" calcext:value-type="float">
            <text:p>0.416052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48145" calcext:value-type="float">
            <text:p>1.048145</text:p>
          </table:table-cell>
          <table:table-cell office:value-type="float" office:value="102.126067" calcext:value-type="float">
            <text:p>102.126067</text:p>
          </table:table-cell>
          <table:table-cell office:value-type="float" office:value="101.077922" calcext:value-type="float">
            <text:p>101.07792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672" calcext:value-type="float">
            <text:p>67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.022191" calcext:value-type="float">
            <text:p>1.022191</text:p>
          </table:table-cell>
          <table:table-cell office:value-type="float" office:value="86.032372" calcext:value-type="float">
            <text:p>86.032372</text:p>
          </table:table-cell>
          <table:table-cell office:value-type="float" office:value="85.010182" calcext:value-type="float">
            <text:p>85.010182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77844" calcext:value-type="float">
            <text:p>1.077844</text:p>
          </table:table-cell>
          <table:table-cell office:value-type="float" office:value="102.124461" calcext:value-type="float">
            <text:p>102.124461</text:p>
          </table:table-cell>
          <table:table-cell office:value-type="float" office:value="101.046617" calcext:value-type="float">
            <text:p>101.046617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7294568" calcext:value-type="float">
            <text:p>7294568</text:p>
          </table:table-cell>
          <table:table-cell office:value-type="float" office:value="16236" calcext:value-type="float">
            <text:p>16236</text:p>
          </table:table-cell>
          <table:table-cell office:value-type="float" office:value="6934" calcext:value-type="float">
            <text:p>6934</text:p>
          </table:table-cell>
          <table:table-cell office:value-type="float" office:value="1.015312" calcext:value-type="float">
            <text:p>1.015312</text:p>
          </table:table-cell>
          <table:table-cell office:value-type="float" office:value="101.393971" calcext:value-type="float">
            <text:p>101.393971</text:p>
          </table:table-cell>
          <table:table-cell office:value-type="float" office:value="100.378659" calcext:value-type="float">
            <text:p>100.378659</text:p>
          </table:table-cell>
          <table:table-cell office:value-type="float" office:value="0.581364" calcext:value-type="float">
            <text:p>0.581364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5419904" calcext:value-type="float">
            <text:p>5419904</text:p>
          </table:table-cell>
          <table:table-cell office:value-type="float" office:value="16236" calcext:value-type="float">
            <text:p>16236</text:p>
          </table:table-cell>
          <table:table-cell office:value-type="float" office:value="5152" calcext:value-type="float">
            <text:p>5152</text:p>
          </table:table-cell>
          <table:table-cell office:value-type="float" office:value="1.151553" calcext:value-type="float">
            <text:p>1.151553</text:p>
          </table:table-cell>
          <table:table-cell office:value-type="float" office:value="101.150619" calcext:value-type="float">
            <text:p>101.150619</text:p>
          </table:table-cell>
          <table:table-cell office:value-type="float" office:value="99.999065" calcext:value-type="float">
            <text:p>99.999065</text:p>
          </table:table-cell>
          <table:table-cell office:value-type="float" office:value="0.433596" calcext:value-type="float">
            <text:p>0.433596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43193" calcext:value-type="float">
            <text:p>1.043193</text:p>
          </table:table-cell>
          <table:table-cell office:value-type="float" office:value="101.399343" calcext:value-type="float">
            <text:p>101.399343</text:p>
          </table:table-cell>
          <table:table-cell office:value-type="float" office:value="100.356151" calcext:value-type="float">
            <text:p>100.35615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.016919" calcext:value-type="float">
            <text:p>1.016919</text:p>
          </table:table-cell>
          <table:table-cell office:value-type="float" office:value="93.731052" calcext:value-type="float">
            <text:p>93.731052</text:p>
          </table:table-cell>
          <table:table-cell office:value-type="float" office:value="92.714134" calcext:value-type="float">
            <text:p>92.714134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69019" calcext:value-type="float">
            <text:p>1.069019</text:p>
          </table:table-cell>
          <table:table-cell office:value-type="float" office:value="100.852456" calcext:value-type="float">
            <text:p>100.852456</text:p>
          </table:table-cell>
          <table:table-cell office:value-type="float" office:value="99.783437" calcext:value-type="float">
            <text:p>99.783437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8580112" calcext:value-type="float">
            <text:p>8580112</text:p>
          </table:table-cell>
          <table:table-cell office:value-type="float" office:value="16336" calcext:value-type="float">
            <text:p>16336</text:p>
          </table:table-cell>
          <table:table-cell office:value-type="float" office:value="8156" calcext:value-type="float">
            <text:p>8156</text:p>
          </table:table-cell>
          <table:table-cell office:value-type="float" office:value="1.016499" calcext:value-type="float">
            <text:p>1.016499</text:p>
          </table:table-cell>
          <table:table-cell office:value-type="float" office:value="101.709337" calcext:value-type="float">
            <text:p>101.709337</text:p>
          </table:table-cell>
          <table:table-cell office:value-type="float" office:value="100.692838" calcext:value-type="float">
            <text:p>100.692838</text:p>
          </table:table-cell>
          <table:table-cell office:value-type="float" office:value="0.681686" calcext:value-type="float">
            <text:p>0.681686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184420" calcext:value-type="float">
            <text:p>17184420</text:p>
          </table:table-cell>
          <table:table-cell office:value-type="float" office:value="4896008" calcext:value-type="float">
            <text:p>4896008</text:p>
          </table:table-cell>
          <table:table-cell office:value-type="float" office:value="16335" calcext:value-type="float">
            <text:p>16335</text:p>
          </table:table-cell>
          <table:table-cell office:value-type="float" office:value="4654" calcext:value-type="float">
            <text:p>4654</text:p>
          </table:table-cell>
          <table:table-cell office:value-type="float" office:value="1.338591" calcext:value-type="float">
            <text:p>1.338591</text:p>
          </table:table-cell>
          <table:table-cell office:value-type="float" office:value="102.125078" calcext:value-type="float">
            <text:p>102.125078</text:p>
          </table:table-cell>
          <table:table-cell office:value-type="float" office:value="100.786487" calcext:value-type="float">
            <text:p>100.786487</text:p>
          </table:table-cell>
          <table:table-cell office:value-type="float" office:value="0.388624" calcext:value-type="float">
            <text:p>0.388624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28" calcext:value-type="float">
            <text:p>52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.271606" calcext:value-type="float">
            <text:p>1.271606</text:p>
          </table:table-cell>
          <table:table-cell office:value-type="float" office:value="94.181421" calcext:value-type="float">
            <text:p>94.181421</text:p>
          </table:table-cell>
          <table:table-cell office:value-type="float" office:value="92.909815" calcext:value-type="float">
            <text:p>92.909815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816" calcext:value-type="float">
            <text:p>81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.2621" calcext:value-type="float">
            <text:p>1.2621</text:p>
          </table:table-cell>
          <table:table-cell office:value-type="float" office:value="94.184421" calcext:value-type="float">
            <text:p>94.184421</text:p>
          </table:table-cell>
          <table:table-cell office:value-type="float" office:value="92.922321" calcext:value-type="float">
            <text:p>92.92232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28911" calcext:value-type="float">
            <text:p>1.28911</text:p>
          </table:table-cell>
          <table:table-cell office:value-type="float" office:value="94.182755" calcext:value-type="float">
            <text:p>94.182755</text:p>
          </table:table-cell>
          <table:table-cell office:value-type="float" office:value="92.893645" calcext:value-type="float">
            <text:p>92.893645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7831088" calcext:value-type="float">
            <text:p>7831088</text:p>
          </table:table-cell>
          <table:table-cell office:value-type="float" office:value="16435" calcext:value-type="float">
            <text:p>16435</text:p>
          </table:table-cell>
          <table:table-cell office:value-type="float" office:value="7444" calcext:value-type="float">
            <text:p>7444</text:p>
          </table:table-cell>
          <table:table-cell office:value-type="float" office:value="1.02003" calcext:value-type="float">
            <text:p>1.02003</text:p>
          </table:table-cell>
          <table:table-cell office:value-type="float" office:value="101.71286" calcext:value-type="float">
            <text:p>101.71286</text:p>
          </table:table-cell>
          <table:table-cell office:value-type="float" office:value="100.69283" calcext:value-type="float">
            <text:p>100.69283</text:p>
          </table:table-cell>
          <table:table-cell office:value-type="float" office:value="0.622176" calcext:value-type="float">
            <text:p>0.622176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288568" calcext:value-type="float">
            <text:p>17288568</text:p>
          </table:table-cell>
          <table:table-cell office:value-type="float" office:value="5210556" calcext:value-type="float">
            <text:p>5210556</text:p>
          </table:table-cell>
          <table:table-cell office:value-type="float" office:value="16434" calcext:value-type="float">
            <text:p>16434</text:p>
          </table:table-cell>
          <table:table-cell office:value-type="float" office:value="4953" calcext:value-type="float">
            <text:p>4953</text:p>
          </table:table-cell>
          <table:table-cell office:value-type="float" office:value="1.149124" calcext:value-type="float">
            <text:p>1.149124</text:p>
          </table:table-cell>
          <table:table-cell office:value-type="float" office:value="101.914856" calcext:value-type="float">
            <text:p>101.914856</text:p>
          </table:table-cell>
          <table:table-cell office:value-type="float" office:value="100.765732" calcext:value-type="float">
            <text:p>100.765732</text:p>
          </table:table-cell>
          <table:table-cell office:value-type="float" office:value="0.413677" calcext:value-type="float">
            <text:p>0.413677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036692" calcext:value-type="float">
            <text:p>1.036692</text:p>
          </table:table-cell>
          <table:table-cell office:value-type="float" office:value="99.385935" calcext:value-type="float">
            <text:p>99.385935</text:p>
          </table:table-cell>
          <table:table-cell office:value-type="float" office:value="98.349243" calcext:value-type="float">
            <text:p>98.349243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.021717" calcext:value-type="float">
            <text:p>1.021717</text:p>
          </table:table-cell>
          <table:table-cell office:value-type="float" office:value="81.106378" calcext:value-type="float">
            <text:p>81.106378</text:p>
          </table:table-cell>
          <table:table-cell office:value-type="float" office:value="80.084661" calcext:value-type="float">
            <text:p>80.084661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72474" calcext:value-type="float">
            <text:p>1.072474</text:p>
          </table:table-cell>
          <table:table-cell office:value-type="float" office:value="99.387329" calcext:value-type="float">
            <text:p>99.387329</text:p>
          </table:table-cell>
          <table:table-cell office:value-type="float" office:value="98.314855" calcext:value-type="float">
            <text:p>98.31485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9167128" calcext:value-type="float">
            <text:p>9167128</text:p>
          </table:table-cell>
          <table:table-cell office:value-type="float" office:value="16533" calcext:value-type="float">
            <text:p>16533</text:p>
          </table:table-cell>
          <table:table-cell office:value-type="float" office:value="8714" calcext:value-type="float">
            <text:p>8714</text:p>
          </table:table-cell>
          <table:table-cell office:value-type="float" office:value="1.018193" calcext:value-type="float">
            <text:p>1.018193</text:p>
          </table:table-cell>
          <table:table-cell office:value-type="float" office:value="101.757003" calcext:value-type="float">
            <text:p>101.757003</text:p>
          </table:table-cell>
          <table:table-cell office:value-type="float" office:value="100.73881" calcext:value-type="float">
            <text:p>100.73881</text:p>
          </table:table-cell>
          <table:table-cell office:value-type="float" office:value="0.727992" calcext:value-type="float">
            <text:p>0.727992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4554108" calcext:value-type="float">
            <text:p>4554108</text:p>
          </table:table-cell>
          <table:table-cell office:value-type="float" office:value="16533" calcext:value-type="float">
            <text:p>16533</text:p>
          </table:table-cell>
          <table:table-cell office:value-type="float" office:value="4329" calcext:value-type="float">
            <text:p>4329</text:p>
          </table:table-cell>
          <table:table-cell office:value-type="float" office:value="2.157699" calcext:value-type="float">
            <text:p>2.157699</text:p>
          </table:table-cell>
          <table:table-cell office:value-type="float" office:value="102.430211" calcext:value-type="float">
            <text:p>102.430211</text:p>
          </table:table-cell>
          <table:table-cell office:value-type="float" office:value="100.272513" calcext:value-type="float">
            <text:p>100.272513</text:p>
          </table:table-cell>
          <table:table-cell office:value-type="float" office:value="0.363339" calcext:value-type="float">
            <text:p>0.363339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576" calcext:value-type="float">
            <text:p>57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.073165" calcext:value-type="float">
            <text:p>1.073165</text:p>
          </table:table-cell>
          <table:table-cell office:value-type="float" office:value="102.137739" calcext:value-type="float">
            <text:p>102.137739</text:p>
          </table:table-cell>
          <table:table-cell office:value-type="float" office:value="101.064573" calcext:value-type="float">
            <text:p>101.064573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912" calcext:value-type="float">
            <text:p>91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.019799" calcext:value-type="float">
            <text:p>1.019799</text:p>
          </table:table-cell>
          <table:table-cell office:value-type="float" office:value="102.127873" calcext:value-type="float">
            <text:p>102.127873</text:p>
          </table:table-cell>
          <table:table-cell office:value-type="float" office:value="101.108074" calcext:value-type="float">
            <text:p>101.108074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108338" calcext:value-type="float">
            <text:p>2.108338</text:p>
          </table:table-cell>
          <table:table-cell office:value-type="float" office:value="92.536161" calcext:value-type="float">
            <text:p>92.536161</text:p>
          </table:table-cell>
          <table:table-cell office:value-type="float" office:value="90.427822" calcext:value-type="float">
            <text:p>90.42782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176741" calcext:value-type="float">
            <text:p>102.176741</text:p>
          </table:table-cell>
          <table:table-cell office:value-type="float" office:value="102.470915" calcext:value-type="float">
            <text:p>102.470915</text:p>
          </table:table-cell>
          <table:table-cell office:value-type="float" office:value="0.294173" calcext:value-type="float">
            <text:p>0.294173</text:p>
          </table:table-cell>
          <table:table-cell office:value-type="float" office:value="0.002448" calcext:value-type="float">
            <text:p>0.002448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8563280" calcext:value-type="float">
            <text:p>8563280</text:p>
          </table:table-cell>
          <table:table-cell office:value-type="float" office:value="16632" calcext:value-type="float">
            <text:p>16632</text:p>
          </table:table-cell>
          <table:table-cell office:value-type="float" office:value="8140" calcext:value-type="float">
            <text:p>8140</text:p>
          </table:table-cell>
          <table:table-cell office:value-type="float" office:value="1.017129" calcext:value-type="float">
            <text:p>1.017129</text:p>
          </table:table-cell>
          <table:table-cell office:value-type="float" office:value="101.037742" calcext:value-type="float">
            <text:p>101.037742</text:p>
          </table:table-cell>
          <table:table-cell office:value-type="float" office:value="100.020613" calcext:value-type="float">
            <text:p>100.020613</text:p>
          </table:table-cell>
          <table:table-cell office:value-type="float" office:value="0.684921" calcext:value-type="float">
            <text:p>0.684921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4934932" calcext:value-type="float">
            <text:p>4934932</text:p>
          </table:table-cell>
          <table:table-cell office:value-type="float" office:value="16632" calcext:value-type="float">
            <text:p>16632</text:p>
          </table:table-cell>
          <table:table-cell office:value-type="float" office:value="4691" calcext:value-type="float">
            <text:p>4691</text:p>
          </table:table-cell>
          <table:table-cell office:value-type="float" office:value="2.069455" calcext:value-type="float">
            <text:p>2.069455</text:p>
          </table:table-cell>
          <table:table-cell office:value-type="float" office:value="102.68122" calcext:value-type="float">
            <text:p>102.68122</text:p>
          </table:table-cell>
          <table:table-cell office:value-type="float" office:value="100.611765" calcext:value-type="float">
            <text:p>100.611765</text:p>
          </table:table-cell>
          <table:table-cell office:value-type="float" office:value="0.392394" calcext:value-type="float">
            <text:p>0.392394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24" calcext:value-type="float">
            <text:p>62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.008905" calcext:value-type="float">
            <text:p>1.008905</text:p>
          </table:table-cell>
          <table:table-cell office:value-type="float" office:value="101.872545" calcext:value-type="float">
            <text:p>101.872545</text:p>
          </table:table-cell>
          <table:table-cell office:value-type="float" office:value="100.86364" calcext:value-type="float">
            <text:p>100.86364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816" calcext:value-type="float">
            <text:p>8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.019579" calcext:value-type="float">
            <text:p>1.019579</text:p>
          </table:table-cell>
          <table:table-cell office:value-type="float" office:value="101.875525" calcext:value-type="float">
            <text:p>101.875525</text:p>
          </table:table-cell>
          <table:table-cell office:value-type="float" office:value="100.855946" calcext:value-type="float">
            <text:p>100.855946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.025218" calcext:value-type="float">
            <text:p>2.025218</text:p>
          </table:table-cell>
          <table:table-cell office:value-type="float" office:value="101.874059" calcext:value-type="float">
            <text:p>101.874059</text:p>
          </table:table-cell>
          <table:table-cell office:value-type="float" office:value="99.848841" calcext:value-type="float">
            <text:p>99.848841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7942600" calcext:value-type="float">
            <text:p>7942600</text:p>
          </table:table-cell>
          <table:table-cell office:value-type="float" office:value="16731" calcext:value-type="float">
            <text:p>16731</text:p>
          </table:table-cell>
          <table:table-cell office:value-type="float" office:value="7550" calcext:value-type="float">
            <text:p>7550</text:p>
          </table:table-cell>
          <table:table-cell office:value-type="float" office:value="1.014112" calcext:value-type="float">
            <text:p>1.014112</text:p>
          </table:table-cell>
          <table:table-cell office:value-type="float" office:value="101.861345" calcext:value-type="float">
            <text:p>101.861345</text:p>
          </table:table-cell>
          <table:table-cell office:value-type="float" office:value="100.847233" calcext:value-type="float">
            <text:p>100.847233</text:p>
          </table:table-cell>
          <table:table-cell office:value-type="float" office:value="0.63007" calcext:value-type="float">
            <text:p>0.63007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5154800" calcext:value-type="float">
            <text:p>5154800</text:p>
          </table:table-cell>
          <table:table-cell office:value-type="float" office:value="16731" calcext:value-type="float">
            <text:p>16731</text:p>
          </table:table-cell>
          <table:table-cell office:value-type="float" office:value="4900" calcext:value-type="float">
            <text:p>4900</text:p>
          </table:table-cell>
          <table:table-cell office:value-type="float" office:value="1.166953" calcext:value-type="float">
            <text:p>1.166953</text:p>
          </table:table-cell>
          <table:table-cell office:value-type="float" office:value="102.646991" calcext:value-type="float">
            <text:p>102.646991</text:p>
          </table:table-cell>
          <table:table-cell office:value-type="float" office:value="101.480037" calcext:value-type="float">
            <text:p>101.480037</text:p>
          </table:table-cell>
          <table:table-cell office:value-type="float" office:value="0.40637" calcext:value-type="float">
            <text:p>0.40637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32" calcext:value-type="float">
            <text:p>1432</text:p>
          </table:table-cell>
          <table:table-cell office:value-type="float" office:value="664" calcext:value-type="float">
            <text:p>66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.05523" calcext:value-type="float">
            <text:p>1.05523</text:p>
          </table:table-cell>
          <table:table-cell office:value-type="float" office:value="102.769059" calcext:value-type="float">
            <text:p>102.769059</text:p>
          </table:table-cell>
          <table:table-cell office:value-type="float" office:value="101.713829" calcext:value-type="float">
            <text:p>101.713829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.027906" calcext:value-type="float">
            <text:p>1.027906</text:p>
          </table:table-cell>
          <table:table-cell office:value-type="float" office:value="101.943534" calcext:value-type="float">
            <text:p>101.943534</text:p>
          </table:table-cell>
          <table:table-cell office:value-type="float" office:value="100.915628" calcext:value-type="float">
            <text:p>100.915628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10633" calcext:value-type="float">
            <text:p>1.10633</text:p>
          </table:table-cell>
          <table:table-cell office:value-type="float" office:value="93.718199" calcext:value-type="float">
            <text:p>93.718199</text:p>
          </table:table-cell>
          <table:table-cell office:value-type="float" office:value="92.611869" calcext:value-type="float">
            <text:p>92.61186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.323331" calcext:value-type="float">
            <text:p>62.323331</text:p>
          </table:table-cell>
          <table:table-cell office:value-type="float" office:value="102.752511" calcext:value-type="float">
            <text:p>102.752511</text:p>
          </table:table-cell>
          <table:table-cell office:value-type="float" office:value="40.429181" calcext:value-type="float">
            <text:p>40.42918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8074100" calcext:value-type="float">
            <text:p>8074100</text:p>
          </table:table-cell>
          <table:table-cell office:value-type="float" office:value="16830" calcext:value-type="float">
            <text:p>16830</text:p>
          </table:table-cell>
          <table:table-cell office:value-type="float" office:value="7675" calcext:value-type="float">
            <text:p>7675</text:p>
          </table:table-cell>
          <table:table-cell office:value-type="float" office:value="1.012432" calcext:value-type="float">
            <text:p>1.012432</text:p>
          </table:table-cell>
          <table:table-cell office:value-type="float" office:value="101.382705" calcext:value-type="float">
            <text:p>101.382705</text:p>
          </table:table-cell>
          <table:table-cell office:value-type="float" office:value="100.370273" calcext:value-type="float">
            <text:p>100.370273</text:p>
          </table:table-cell>
          <table:table-cell office:value-type="float" office:value="0.643545" calcext:value-type="float">
            <text:p>0.643545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5249480" calcext:value-type="float">
            <text:p>5249480</text:p>
          </table:table-cell>
          <table:table-cell office:value-type="float" office:value="16830" calcext:value-type="float">
            <text:p>16830</text:p>
          </table:table-cell>
          <table:table-cell office:value-type="float" office:value="4990" calcext:value-type="float">
            <text:p>4990</text:p>
          </table:table-cell>
          <table:table-cell office:value-type="float" office:value="1.098573" calcext:value-type="float">
            <text:p>1.098573</text:p>
          </table:table-cell>
          <table:table-cell office:value-type="float" office:value="102.237031" calcext:value-type="float">
            <text:p>102.237031</text:p>
          </table:table-cell>
          <table:table-cell office:value-type="float" office:value="101.138458" calcext:value-type="float">
            <text:p>101.138458</text:p>
          </table:table-cell>
          <table:table-cell office:value-type="float" office:value="0.415231" calcext:value-type="float">
            <text:p>0.415231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768" calcext:value-type="float">
            <text:p>76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.03443" calcext:value-type="float">
            <text:p>1.03443</text:p>
          </table:table-cell>
          <table:table-cell office:value-type="float" office:value="101.403736" calcext:value-type="float">
            <text:p>101.403736</text:p>
          </table:table-cell>
          <table:table-cell office:value-type="float" office:value="100.369306" calcext:value-type="float">
            <text:p>100.36930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72" calcext:value-type="float">
            <text:p>67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.014079" calcext:value-type="float">
            <text:p>1.014079</text:p>
          </table:table-cell>
          <table:table-cell office:value-type="float" office:value="101.436864" calcext:value-type="float">
            <text:p>101.436864</text:p>
          </table:table-cell>
          <table:table-cell office:value-type="float" office:value="100.422786" calcext:value-type="float">
            <text:p>100.42278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57937" calcext:value-type="float">
            <text:p>1.057937</text:p>
          </table:table-cell>
          <table:table-cell office:value-type="float" office:value="101.40507" calcext:value-type="float">
            <text:p>101.40507</text:p>
          </table:table-cell>
          <table:table-cell office:value-type="float" office:value="100.347134" calcext:value-type="float">
            <text:p>100.347134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8681104" calcext:value-type="float">
            <text:p>8681104</text:p>
          </table:table-cell>
          <table:table-cell office:value-type="float" office:value="16930" calcext:value-type="float">
            <text:p>16930</text:p>
          </table:table-cell>
          <table:table-cell office:value-type="float" office:value="8252" calcext:value-type="float">
            <text:p>8252</text:p>
          </table:table-cell>
          <table:table-cell office:value-type="float" office:value="1.019896" calcext:value-type="float">
            <text:p>1.019896</text:p>
          </table:table-cell>
          <table:table-cell office:value-type="float" office:value="101.677585" calcext:value-type="float">
            <text:p>101.677585</text:p>
          </table:table-cell>
          <table:table-cell office:value-type="float" office:value="100.657689" calcext:value-type="float">
            <text:p>100.657689</text:p>
          </table:table-cell>
          <table:table-cell office:value-type="float" office:value="0.689951" calcext:value-type="float">
            <text:p>0.689951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809308" calcext:value-type="float">
            <text:p>17809308</text:p>
          </table:table-cell>
          <table:table-cell office:value-type="float" office:value="4799224" calcext:value-type="float">
            <text:p>4799224</text:p>
          </table:table-cell>
          <table:table-cell office:value-type="float" office:value="16929" calcext:value-type="float">
            <text:p>16929</text:p>
          </table:table-cell>
          <table:table-cell office:value-type="float" office:value="4562" calcext:value-type="float">
            <text:p>4562</text:p>
          </table:table-cell>
          <table:table-cell office:value-type="float" office:value="1.118357" calcext:value-type="float">
            <text:p>1.118357</text:p>
          </table:table-cell>
          <table:table-cell office:value-type="float" office:value="102.810149" calcext:value-type="float">
            <text:p>102.810149</text:p>
          </table:table-cell>
          <table:table-cell office:value-type="float" office:value="101.691792" calcext:value-type="float">
            <text:p>101.691792</text:p>
          </table:table-cell>
          <table:table-cell office:value-type="float" office:value="0.377551" calcext:value-type="float">
            <text:p>0.377551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09349" calcext:value-type="float">
            <text:p>1.009349</text:p>
          </table:table-cell>
          <table:table-cell office:value-type="float" office:value="97.505391" calcext:value-type="float">
            <text:p>97.505391</text:p>
          </table:table-cell>
          <table:table-cell office:value-type="float" office:value="96.496042" calcext:value-type="float">
            <text:p>96.496042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.027715" calcext:value-type="float">
            <text:p>1.027715</text:p>
          </table:table-cell>
          <table:table-cell office:value-type="float" office:value="97.508231" calcext:value-type="float">
            <text:p>97.508231</text:p>
          </table:table-cell>
          <table:table-cell office:value-type="float" office:value="96.480516" calcext:value-type="float">
            <text:p>96.48051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62607" calcext:value-type="float">
            <text:p>1.062607</text:p>
          </table:table-cell>
          <table:table-cell office:value-type="float" office:value="97.506725" calcext:value-type="float">
            <text:p>97.506725</text:p>
          </table:table-cell>
          <table:table-cell office:value-type="float" office:value="96.444118" calcext:value-type="float">
            <text:p>96.444118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8778940" calcext:value-type="float">
            <text:p>8778940</text:p>
          </table:table-cell>
          <table:table-cell office:value-type="float" office:value="17029" calcext:value-type="float">
            <text:p>17029</text:p>
          </table:table-cell>
          <table:table-cell office:value-type="float" office:value="8345" calcext:value-type="float">
            <text:p>8345</text:p>
          </table:table-cell>
          <table:table-cell office:value-type="float" office:value="1.014252" calcext:value-type="float">
            <text:p>1.014252</text:p>
          </table:table-cell>
          <table:table-cell office:value-type="float" office:value="101.814926" calcext:value-type="float">
            <text:p>101.814926</text:p>
          </table:table-cell>
          <table:table-cell office:value-type="float" office:value="100.800674" calcext:value-type="float">
            <text:p>100.800674</text:p>
          </table:table-cell>
          <table:table-cell office:value-type="float" office:value="0.696737" calcext:value-type="float">
            <text:p>0.696737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913456" calcext:value-type="float">
            <text:p>17913456</text:p>
          </table:table-cell>
          <table:table-cell office:value-type="float" office:value="4873916" calcext:value-type="float">
            <text:p>4873916</text:p>
          </table:table-cell>
          <table:table-cell office:value-type="float" office:value="17028" calcext:value-type="float">
            <text:p>17028</text:p>
          </table:table-cell>
          <table:table-cell office:value-type="float" office:value="4633" calcext:value-type="float">
            <text:p>4633</text:p>
          </table:table-cell>
          <table:table-cell office:value-type="float" office:value="1.138809" calcext:value-type="float">
            <text:p>1.138809</text:p>
          </table:table-cell>
          <table:table-cell office:value-type="float" office:value="102.212255" calcext:value-type="float">
            <text:p>102.212255</text:p>
          </table:table-cell>
          <table:table-cell office:value-type="float" office:value="101.073446" calcext:value-type="float">
            <text:p>101.073446</text:p>
          </table:table-cell>
          <table:table-cell office:value-type="float" office:value="0.385772" calcext:value-type="float">
            <text:p>0.385772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720" calcext:value-type="float">
            <text:p>7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044073" calcext:value-type="float">
            <text:p>1.044073</text:p>
          </table:table-cell>
          <table:table-cell office:value-type="float" office:value="102.285242" calcext:value-type="float">
            <text:p>102.285242</text:p>
          </table:table-cell>
          <table:table-cell office:value-type="float" office:value="101.241169" calcext:value-type="float">
            <text:p>101.241169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1056" calcext:value-type="float">
            <text:p>1056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.015879" calcext:value-type="float">
            <text:p>1.015879</text:p>
          </table:table-cell>
          <table:table-cell office:value-type="float" office:value="102.288246" calcext:value-type="float">
            <text:p>102.288246</text:p>
          </table:table-cell>
          <table:table-cell office:value-type="float" office:value="101.272367" calcext:value-type="float">
            <text:p>101.272367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72922" calcext:value-type="float">
            <text:p>1.072922</text:p>
          </table:table-cell>
          <table:table-cell office:value-type="float" office:value="97.994141" calcext:value-type="float">
            <text:p>97.994141</text:p>
          </table:table-cell>
          <table:table-cell office:value-type="float" office:value="96.921219" calcext:value-type="float">
            <text:p>96.921219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283736" calcext:value-type="float">
            <text:p>102.283736</text:p>
          </table:table-cell>
          <table:table-cell office:value-type="float" office:value="102.480244" calcext:value-type="float">
            <text:p>102.480244</text:p>
          </table:table-cell>
          <table:table-cell office:value-type="float" office:value="0.196508" calcext:value-type="float">
            <text:p>0.196508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8519096" calcext:value-type="float">
            <text:p>8519096</text:p>
          </table:table-cell>
          <table:table-cell office:value-type="float" office:value="17127" calcext:value-type="float">
            <text:p>17127</text:p>
          </table:table-cell>
          <table:table-cell office:value-type="float" office:value="8098" calcext:value-type="float">
            <text:p>8098</text:p>
          </table:table-cell>
          <table:table-cell office:value-type="float" office:value="1.017453" calcext:value-type="float">
            <text:p>1.017453</text:p>
          </table:table-cell>
          <table:table-cell office:value-type="float" office:value="101.706988" calcext:value-type="float">
            <text:p>101.706988</text:p>
          </table:table-cell>
          <table:table-cell office:value-type="float" office:value="100.689535" calcext:value-type="float">
            <text:p>100.689535</text:p>
          </table:table-cell>
          <table:table-cell office:value-type="float" office:value="0.676861" calcext:value-type="float">
            <text:p>0.676861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4891800" calcext:value-type="float">
            <text:p>4891800</text:p>
          </table:table-cell>
          <table:table-cell office:value-type="float" office:value="17127" calcext:value-type="float">
            <text:p>17127</text:p>
          </table:table-cell>
          <table:table-cell office:value-type="float" office:value="4650" calcext:value-type="float">
            <text:p>4650</text:p>
          </table:table-cell>
          <table:table-cell office:value-type="float" office:value="1.169844" calcext:value-type="float">
            <text:p>1.169844</text:p>
          </table:table-cell>
          <table:table-cell office:value-type="float" office:value="101.872206" calcext:value-type="float">
            <text:p>101.872206</text:p>
          </table:table-cell>
          <table:table-cell office:value-type="float" office:value="100.702362" calcext:value-type="float">
            <text:p>100.702362</text:p>
          </table:table-cell>
          <table:table-cell office:value-type="float" office:value="0.388615" calcext:value-type="float">
            <text:p>0.388615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96" calcext:value-type="float">
            <text:p>1296</text:p>
          </table:table-cell>
          <table:table-cell office:value-type="float" office:value="528" calcext:value-type="float">
            <text:p>52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.052047" calcext:value-type="float">
            <text:p>1.052047</text:p>
          </table:table-cell>
          <table:table-cell office:value-type="float" office:value="99.426947" calcext:value-type="float">
            <text:p>99.426947</text:p>
          </table:table-cell>
          <table:table-cell office:value-type="float" office:value="98.374901" calcext:value-type="float">
            <text:p>98.374901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672" calcext:value-type="float">
            <text:p>67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.030165" calcext:value-type="float">
            <text:p>1.030165</text:p>
          </table:table-cell>
          <table:table-cell office:value-type="float" office:value="99.43513" calcext:value-type="float">
            <text:p>99.43513</text:p>
          </table:table-cell>
          <table:table-cell office:value-type="float" office:value="98.404965" calcext:value-type="float">
            <text:p>98.404965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92831" calcext:value-type="float">
            <text:p>1.092831</text:p>
          </table:table-cell>
          <table:table-cell office:value-type="float" office:value="99.428281" calcext:value-type="float">
            <text:p>99.428281</text:p>
          </table:table-cell>
          <table:table-cell office:value-type="float" office:value="98.33545" calcext:value-type="float">
            <text:p>98.3354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8299228" calcext:value-type="float">
            <text:p>8299228</text:p>
          </table:table-cell>
          <table:table-cell office:value-type="float" office:value="17227" calcext:value-type="float">
            <text:p>17227</text:p>
          </table:table-cell>
          <table:table-cell office:value-type="float" office:value="7889" calcext:value-type="float">
            <text:p>7889</text:p>
          </table:table-cell>
          <table:table-cell office:value-type="float" office:value="1.016529" calcext:value-type="float">
            <text:p>1.016529</text:p>
          </table:table-cell>
          <table:table-cell office:value-type="float" office:value="100.674546" calcext:value-type="float">
            <text:p>100.674546</text:p>
          </table:table-cell>
          <table:table-cell office:value-type="float" office:value="99.658017" calcext:value-type="float">
            <text:p>99.658017</text:p>
          </table:table-cell>
          <table:table-cell office:value-type="float" office:value="0.666217" calcext:value-type="float">
            <text:p>0.666217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121752" calcext:value-type="float">
            <text:p>18121752</text:p>
          </table:table-cell>
          <table:table-cell office:value-type="float" office:value="4935984" calcext:value-type="float">
            <text:p>4935984</text:p>
          </table:table-cell>
          <table:table-cell office:value-type="float" office:value="17226" calcext:value-type="float">
            <text:p>17226</text:p>
          </table:table-cell>
          <table:table-cell office:value-type="float" office:value="4692" calcext:value-type="float">
            <text:p>4692</text:p>
          </table:table-cell>
          <table:table-cell office:value-type="float" office:value="1.162257" calcext:value-type="float">
            <text:p>1.162257</text:p>
          </table:table-cell>
          <table:table-cell office:value-type="float" office:value="101.414948" calcext:value-type="float">
            <text:p>101.414948</text:p>
          </table:table-cell>
          <table:table-cell office:value-type="float" office:value="100.25269" calcext:value-type="float">
            <text:p>100.25269</text:p>
          </table:table-cell>
          <table:table-cell office:value-type="float" office:value="0.393883" calcext:value-type="float">
            <text:p>0.393883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061488" calcext:value-type="float">
            <text:p>1.061488</text:p>
          </table:table-cell>
          <table:table-cell office:value-type="float" office:value="100.611681" calcext:value-type="float">
            <text:p>100.611681</text:p>
          </table:table-cell>
          <table:table-cell office:value-type="float" office:value="99.550193" calcext:value-type="float">
            <text:p>99.550193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864" calcext:value-type="float">
            <text:p>86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.036034" calcext:value-type="float">
            <text:p>1.036034</text:p>
          </table:table-cell>
          <table:table-cell office:value-type="float" office:value="100.614541" calcext:value-type="float">
            <text:p>100.614541</text:p>
          </table:table-cell>
          <table:table-cell office:value-type="float" office:value="99.578507" calcext:value-type="float">
            <text:p>99.578507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90277" calcext:value-type="float">
            <text:p>1.090277</text:p>
          </table:table-cell>
          <table:table-cell office:value-type="float" office:value="100.613015" calcext:value-type="float">
            <text:p>100.613015</text:p>
          </table:table-cell>
          <table:table-cell office:value-type="float" office:value="99.522738" calcext:value-type="float">
            <text:p>99.52273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8927272" calcext:value-type="float">
            <text:p>8927272</text:p>
          </table:table-cell>
          <table:table-cell office:value-type="float" office:value="17325" calcext:value-type="float">
            <text:p>17325</text:p>
          </table:table-cell>
          <table:table-cell office:value-type="float" office:value="8486" calcext:value-type="float">
            <text:p>8486</text:p>
          </table:table-cell>
          <table:table-cell office:value-type="float" office:value="1.012313" calcext:value-type="float">
            <text:p>1.012313</text:p>
          </table:table-cell>
          <table:table-cell office:value-type="float" office:value="101.746109" calcext:value-type="float">
            <text:p>101.746109</text:p>
          </table:table-cell>
          <table:table-cell office:value-type="float" office:value="100.733796" calcext:value-type="float">
            <text:p>100.733796</text:p>
          </table:table-cell>
          <table:table-cell office:value-type="float" office:value="0.708979" calcext:value-type="float">
            <text:p>0.708979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4850772" calcext:value-type="float">
            <text:p>4850772</text:p>
          </table:table-cell>
          <table:table-cell office:value-type="float" office:value="17325" calcext:value-type="float">
            <text:p>17325</text:p>
          </table:table-cell>
          <table:table-cell office:value-type="float" office:value="4611" calcext:value-type="float">
            <text:p>4611</text:p>
          </table:table-cell>
          <table:table-cell office:value-type="float" office:value="1.126095" calcext:value-type="float">
            <text:p>1.126095</text:p>
          </table:table-cell>
          <table:table-cell office:value-type="float" office:value="102.08513" calcext:value-type="float">
            <text:p>102.08513</text:p>
          </table:table-cell>
          <table:table-cell office:value-type="float" office:value="100.959035" calcext:value-type="float">
            <text:p>100.95903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768" calcext:value-type="float">
            <text:p>76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.034271" calcext:value-type="float">
            <text:p>1.034271</text:p>
          </table:table-cell>
          <table:table-cell office:value-type="float" office:value="102.261791" calcext:value-type="float">
            <text:p>102.261791</text:p>
          </table:table-cell>
          <table:table-cell office:value-type="float" office:value="101.22752" calcext:value-type="float">
            <text:p>101.22752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" calcext:value-type="float">
            <text:p>1968</text:p>
          </table:table-cell>
          <table:table-cell office:value-type="float" office:value="1008" calcext:value-type="float">
            <text:p>100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.013759" calcext:value-type="float">
            <text:p>1.013759</text:p>
          </table:table-cell>
          <table:table-cell office:value-type="float" office:value="102.260124" calcext:value-type="float">
            <text:p>102.260124</text:p>
          </table:table-cell>
          <table:table-cell office:value-type="float" office:value="101.246365" calcext:value-type="float">
            <text:p>101.24636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76475" calcext:value-type="float">
            <text:p>1.076475</text:p>
          </table:table-cell>
          <table:table-cell office:value-type="float" office:value="97.596733" calcext:value-type="float">
            <text:p>97.596733</text:p>
          </table:table-cell>
          <table:table-cell office:value-type="float" office:value="96.520258" calcext:value-type="float">
            <text:p>96.52025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263585" calcext:value-type="float">
            <text:p>102.263585</text:p>
          </table:table-cell>
          <table:table-cell office:value-type="float" office:value="102.449397" calcext:value-type="float">
            <text:p>102.449397</text:p>
          </table:table-cell>
          <table:table-cell office:value-type="float" office:value="0.185812" calcext:value-type="float">
            <text:p>0.185812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8839956" calcext:value-type="float">
            <text:p>8839956</text:p>
          </table:table-cell>
          <table:table-cell office:value-type="float" office:value="17425" calcext:value-type="float">
            <text:p>17425</text:p>
          </table:table-cell>
          <table:table-cell office:value-type="float" office:value="8403" calcext:value-type="float">
            <text:p>8403</text:p>
          </table:table-cell>
          <table:table-cell office:value-type="float" office:value="1.021136" calcext:value-type="float">
            <text:p>1.021136</text:p>
          </table:table-cell>
          <table:table-cell office:value-type="float" office:value="101.533371" calcext:value-type="float">
            <text:p>101.533371</text:p>
          </table:table-cell>
          <table:table-cell office:value-type="float" office:value="100.512235" calcext:value-type="float">
            <text:p>100.512235</text:p>
          </table:table-cell>
          <table:table-cell office:value-type="float" office:value="0.703592" calcext:value-type="float">
            <text:p>0.703592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330048" calcext:value-type="float">
            <text:p>18330048</text:p>
          </table:table-cell>
          <table:table-cell office:value-type="float" office:value="4769768" calcext:value-type="float">
            <text:p>4769768</text:p>
          </table:table-cell>
          <table:table-cell office:value-type="float" office:value="17424" calcext:value-type="float">
            <text:p>17424</text:p>
          </table:table-cell>
          <table:table-cell office:value-type="float" office:value="4534" calcext:value-type="float">
            <text:p>4534</text:p>
          </table:table-cell>
          <table:table-cell office:value-type="float" office:value="1.123452" calcext:value-type="float">
            <text:p>1.123452</text:p>
          </table:table-cell>
          <table:table-cell office:value-type="float" office:value="103.451782" calcext:value-type="float">
            <text:p>103.451782</text:p>
          </table:table-cell>
          <table:table-cell office:value-type="float" office:value="102.32833" calcext:value-type="float">
            <text:p>102.32833</text:p>
          </table:table-cell>
          <table:table-cell office:value-type="float" office:value="0.372899" calcext:value-type="float">
            <text:p>0.372899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012625" calcext:value-type="float">
            <text:p>1.012625</text:p>
          </table:table-cell>
          <table:table-cell office:value-type="float" office:value="102.576468" calcext:value-type="float">
            <text:p>102.576468</text:p>
          </table:table-cell>
          <table:table-cell office:value-type="float" office:value="101.563843" calcext:value-type="float">
            <text:p>101.56384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1008" calcext:value-type="float">
            <text:p>100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.030325" calcext:value-type="float">
            <text:p>1.030325</text:p>
          </table:table-cell>
          <table:table-cell office:value-type="float" office:value="102.577875" calcext:value-type="float">
            <text:p>102.577875</text:p>
          </table:table-cell>
          <table:table-cell office:value-type="float" office:value="101.547549" calcext:value-type="float">
            <text:p>101.547549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52582" calcext:value-type="float">
            <text:p>1.052582</text:p>
          </table:table-cell>
          <table:table-cell office:value-type="float" office:value="102.579209" calcext:value-type="float">
            <text:p>102.579209</text:p>
          </table:table-cell>
          <table:table-cell office:value-type="float" office:value="101.526627" calcext:value-type="float">
            <text:p>101.526627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7411340" calcext:value-type="float">
            <text:p>7411340</text:p>
          </table:table-cell>
          <table:table-cell office:value-type="float" office:value="17523" calcext:value-type="float">
            <text:p>17523</text:p>
          </table:table-cell>
          <table:table-cell office:value-type="float" office:value="7045" calcext:value-type="float">
            <text:p>7045</text:p>
          </table:table-cell>
          <table:table-cell office:value-type="float" office:value="1.019332" calcext:value-type="float">
            <text:p>1.019332</text:p>
          </table:table-cell>
          <table:table-cell office:value-type="float" office:value="101.687725" calcext:value-type="float">
            <text:p>101.687725</text:p>
          </table:table-cell>
          <table:table-cell office:value-type="float" office:value="100.668393" calcext:value-type="float">
            <text:p>100.668393</text:p>
          </table:table-cell>
          <table:table-cell office:value-type="float" office:value="0.588971" calcext:value-type="float">
            <text:p>0.588971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5405176" calcext:value-type="float">
            <text:p>5405176</text:p>
          </table:table-cell>
          <table:table-cell office:value-type="float" office:value="17523" calcext:value-type="float">
            <text:p>17523</text:p>
          </table:table-cell>
          <table:table-cell office:value-type="float" office:value="5138" calcext:value-type="float">
            <text:p>5138</text:p>
          </table:table-cell>
          <table:table-cell office:value-type="float" office:value="1.177204" calcext:value-type="float">
            <text:p>1.177204</text:p>
          </table:table-cell>
          <table:table-cell office:value-type="float" office:value="101.834784" calcext:value-type="float">
            <text:p>101.834784</text:p>
          </table:table-cell>
          <table:table-cell office:value-type="float" office:value="100.65758" calcext:value-type="float">
            <text:p>100.65758</text:p>
          </table:table-cell>
          <table:table-cell office:value-type="float" office:value="0.429589" calcext:value-type="float">
            <text:p>0.429589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68" calcext:value-type="float">
            <text:p>76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.060118" calcext:value-type="float">
            <text:p>1.060118</text:p>
          </table:table-cell>
          <table:table-cell office:value-type="float" office:value="101.7084" calcext:value-type="float">
            <text:p>101.7084</text:p>
          </table:table-cell>
          <table:table-cell office:value-type="float" office:value="100.648282" calcext:value-type="float">
            <text:p>100.648282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480" calcext:value-type="float">
            <text:p>48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.026521" calcext:value-type="float">
            <text:p>1.026521</text:p>
          </table:table-cell>
          <table:table-cell office:value-type="float" office:value="101.977436" calcext:value-type="float">
            <text:p>101.977436</text:p>
          </table:table-cell>
          <table:table-cell office:value-type="float" office:value="100.950914" calcext:value-type="float">
            <text:p>100.950914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98" calcext:value-type="float">
            <text:p>498</text:p>
          </table:table-cell>
          <table:table-cell office:value-type="float" office:value="468" calcext:value-type="float">
            <text:p>46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.100253" calcext:value-type="float">
            <text:p>1.100253</text:p>
          </table:table-cell>
          <table:table-cell office:value-type="float" office:value="101.97593" calcext:value-type="float">
            <text:p>101.97593</text:p>
          </table:table-cell>
          <table:table-cell office:value-type="float" office:value="100.875677" calcext:value-type="float">
            <text:p>100.875677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7780592" calcext:value-type="float">
            <text:p>7780592</text:p>
          </table:table-cell>
          <table:table-cell office:value-type="float" office:value="17622" calcext:value-type="float">
            <text:p>17622</text:p>
          </table:table-cell>
          <table:table-cell office:value-type="float" office:value="7396" calcext:value-type="float">
            <text:p>7396</text:p>
          </table:table-cell>
          <table:table-cell office:value-type="float" office:value="1.021022" calcext:value-type="float">
            <text:p>1.021022</text:p>
          </table:table-cell>
          <table:table-cell office:value-type="float" office:value="101.714191" calcext:value-type="float">
            <text:p>101.714191</text:p>
          </table:table-cell>
          <table:table-cell office:value-type="float" office:value="100.693169" calcext:value-type="float">
            <text:p>100.693169</text:p>
          </table:table-cell>
          <table:table-cell office:value-type="float" office:value="0.618162" calcext:value-type="float">
            <text:p>0.618162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5363096" calcext:value-type="float">
            <text:p>5363096</text:p>
          </table:table-cell>
          <table:table-cell office:value-type="float" office:value="17622" calcext:value-type="float">
            <text:p>17622</text:p>
          </table:table-cell>
          <table:table-cell office:value-type="float" office:value="5098" calcext:value-type="float">
            <text:p>5098</text:p>
          </table:table-cell>
          <table:table-cell office:value-type="float" office:value="2.141259" calcext:value-type="float">
            <text:p>2.141259</text:p>
          </table:table-cell>
          <table:table-cell office:value-type="float" office:value="102.192014" calcext:value-type="float">
            <text:p>102.192014</text:p>
          </table:table-cell>
          <table:table-cell office:value-type="float" office:value="100.050755" calcext:value-type="float">
            <text:p>100.050755</text:p>
          </table:table-cell>
          <table:table-cell office:value-type="float" office:value="0.42883" calcext:value-type="float">
            <text:p>0.42883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624" calcext:value-type="float">
            <text:p>62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.012785" calcext:value-type="float">
            <text:p>1.012785</text:p>
          </table:table-cell>
          <table:table-cell office:value-type="float" office:value="96.481123" calcext:value-type="float">
            <text:p>96.481123</text:p>
          </table:table-cell>
          <table:table-cell office:value-type="float" office:value="95.468338" calcext:value-type="float">
            <text:p>95.468338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576" calcext:value-type="float">
            <text:p>5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.022549" calcext:value-type="float">
            <text:p>1.022549</text:p>
          </table:table-cell>
          <table:table-cell office:value-type="float" office:value="96.484143" calcext:value-type="float">
            <text:p>96.484143</text:p>
          </table:table-cell>
          <table:table-cell office:value-type="float" office:value="95.461594" calcext:value-type="float">
            <text:p>95.461594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.086034" calcext:value-type="float">
            <text:p>2.086034</text:p>
          </table:table-cell>
          <table:table-cell office:value-type="float" office:value="96.482457" calcext:value-type="float">
            <text:p>96.482457</text:p>
          </table:table-cell>
          <table:table-cell office:value-type="float" office:value="94.396423" calcext:value-type="float">
            <text:p>94.396423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8636920" calcext:value-type="float">
            <text:p>8636920</text:p>
          </table:table-cell>
          <table:table-cell office:value-type="float" office:value="17722" calcext:value-type="float">
            <text:p>17722</text:p>
          </table:table-cell>
          <table:table-cell office:value-type="float" office:value="8210" calcext:value-type="float">
            <text:p>8210</text:p>
          </table:table-cell>
          <table:table-cell office:value-type="float" office:value="1.010222" calcext:value-type="float">
            <text:p>1.010222</text:p>
          </table:table-cell>
          <table:table-cell office:value-type="float" office:value="101.323321" calcext:value-type="float">
            <text:p>101.323321</text:p>
          </table:table-cell>
          <table:table-cell office:value-type="float" office:value="100.313099" calcext:value-type="float">
            <text:p>100.313099</text:p>
          </table:table-cell>
          <table:table-cell office:value-type="float" office:value="0.688797" calcext:value-type="float">
            <text:p>0.688797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642492" calcext:value-type="float">
            <text:p>18642492</text:p>
          </table:table-cell>
          <table:table-cell office:value-type="float" office:value="4877072" calcext:value-type="float">
            <text:p>4877072</text:p>
          </table:table-cell>
          <table:table-cell office:value-type="float" office:value="17721" calcext:value-type="float">
            <text:p>17721</text:p>
          </table:table-cell>
          <table:table-cell office:value-type="float" office:value="4636" calcext:value-type="float">
            <text:p>4636</text:p>
          </table:table-cell>
          <table:table-cell office:value-type="float" office:value="1.18696" calcext:value-type="float">
            <text:p>1.18696</text:p>
          </table:table-cell>
          <table:table-cell office:value-type="float" office:value="102.913409" calcext:value-type="float">
            <text:p>102.913409</text:p>
          </table:table-cell>
          <table:table-cell office:value-type="float" office:value="101.726449" calcext:value-type="float">
            <text:p>101.726449</text:p>
          </table:table-cell>
          <table:table-cell office:value-type="float" office:value="0.383544" calcext:value-type="float">
            <text:p>0.383544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624" calcext:value-type="float">
            <text:p>6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.053968" calcext:value-type="float">
            <text:p>1.053968</text:p>
          </table:table-cell>
          <table:table-cell office:value-type="float" office:value="102.136779" calcext:value-type="float">
            <text:p>102.136779</text:p>
          </table:table-cell>
          <table:table-cell office:value-type="float" office:value="101.082811" calcext:value-type="float">
            <text:p>101.082811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.033077" calcext:value-type="float">
            <text:p>1.033077</text:p>
          </table:table-cell>
          <table:table-cell office:value-type="float" office:value="102.138285" calcext:value-type="float">
            <text:p>102.138285</text:p>
          </table:table-cell>
          <table:table-cell office:value-type="float" office:value="101.105209" calcext:value-type="float">
            <text:p>101.105209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8834" calcext:value-type="float">
            <text:p>1.08834</text:p>
          </table:table-cell>
          <table:table-cell office:value-type="float" office:value="102.139739" calcext:value-type="float">
            <text:p>102.139739</text:p>
          </table:table-cell>
          <table:table-cell office:value-type="float" office:value="101.051399" calcext:value-type="float">
            <text:p>101.051399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8215068" calcext:value-type="float">
            <text:p>8215068</text:p>
          </table:table-cell>
          <table:table-cell office:value-type="float" office:value="17820" calcext:value-type="float">
            <text:p>17820</text:p>
          </table:table-cell>
          <table:table-cell office:value-type="float" office:value="7809" calcext:value-type="float">
            <text:p>7809</text:p>
          </table:table-cell>
          <table:table-cell office:value-type="float" office:value="1.010253" calcext:value-type="float">
            <text:p>1.010253</text:p>
          </table:table-cell>
          <table:table-cell office:value-type="float" office:value="101.75046" calcext:value-type="float">
            <text:p>101.75046</text:p>
          </table:table-cell>
          <table:table-cell office:value-type="float" office:value="100.740208" calcext:value-type="float">
            <text:p>100.740208</text:p>
          </table:table-cell>
          <table:table-cell office:value-type="float" office:value="0.652376" calcext:value-type="float">
            <text:p>0.652376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5096940" calcext:value-type="float">
            <text:p>5096940</text:p>
          </table:table-cell>
          <table:table-cell office:value-type="float" office:value="17820" calcext:value-type="float">
            <text:p>17820</text:p>
          </table:table-cell>
          <table:table-cell office:value-type="float" office:value="4845" calcext:value-type="float">
            <text:p>4845</text:p>
          </table:table-cell>
          <table:table-cell office:value-type="float" office:value="1.445666" calcext:value-type="float">
            <text:p>1.445666</text:p>
          </table:table-cell>
          <table:table-cell office:value-type="float" office:value="102.373278" calcext:value-type="float">
            <text:p>102.373278</text:p>
          </table:table-cell>
          <table:table-cell office:value-type="float" office:value="100.927612" calcext:value-type="float">
            <text:p>100.927612</text:p>
          </table:table-cell>
          <table:table-cell office:value-type="float" office:value="0.404008" calcext:value-type="float">
            <text:p>0.404008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24" calcext:value-type="float">
            <text:p>62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.306511" calcext:value-type="float">
            <text:p>1.306511</text:p>
          </table:table-cell>
          <table:table-cell office:value-type="float" office:value="96.719544" calcext:value-type="float">
            <text:p>96.719544</text:p>
          </table:table-cell>
          <table:table-cell office:value-type="float" office:value="95.413033" calcext:value-type="float">
            <text:p>95.413033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280557" calcext:value-type="float">
            <text:p>1.280557</text:p>
          </table:table-cell>
          <table:table-cell office:value-type="float" office:value="96.722284" calcext:value-type="float">
            <text:p>96.722284</text:p>
          </table:table-cell>
          <table:table-cell office:value-type="float" office:value="95.441727" calcext:value-type="float">
            <text:p>95.441727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357771" calcext:value-type="float">
            <text:p>1.357771</text:p>
          </table:table-cell>
          <table:table-cell office:value-type="float" office:value="96.720878" calcext:value-type="float">
            <text:p>96.720878</text:p>
          </table:table-cell>
          <table:table-cell office:value-type="float" office:value="95.363107" calcext:value-type="float">
            <text:p>95.36310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7858440" calcext:value-type="float">
            <text:p>7858440</text:p>
          </table:table-cell>
          <table:table-cell office:value-type="float" office:value="17919" calcext:value-type="float">
            <text:p>17919</text:p>
          </table:table-cell>
          <table:table-cell office:value-type="float" office:value="7470" calcext:value-type="float">
            <text:p>7470</text:p>
          </table:table-cell>
          <table:table-cell office:value-type="float" office:value="1.017079" calcext:value-type="float">
            <text:p>1.017079</text:p>
          </table:table-cell>
          <table:table-cell office:value-type="float" office:value="100.702985" calcext:value-type="float">
            <text:p>100.702985</text:p>
          </table:table-cell>
          <table:table-cell office:value-type="float" office:value="99.685906" calcext:value-type="float">
            <text:p>99.685906</text:p>
          </table:table-cell>
          <table:table-cell office:value-type="float" office:value="0.630656" calcext:value-type="float">
            <text:p>0.630656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5087472" calcext:value-type="float">
            <text:p>5087472</text:p>
          </table:table-cell>
          <table:table-cell office:value-type="float" office:value="17919" calcext:value-type="float">
            <text:p>17919</text:p>
          </table:table-cell>
          <table:table-cell office:value-type="float" office:value="4836" calcext:value-type="float">
            <text:p>4836</text:p>
          </table:table-cell>
          <table:table-cell office:value-type="float" office:value="1.401237" calcext:value-type="float">
            <text:p>1.401237</text:p>
          </table:table-cell>
          <table:table-cell office:value-type="float" office:value="101.448941" calcext:value-type="float">
            <text:p>101.448941</text:p>
          </table:table-cell>
          <table:table-cell office:value-type="float" office:value="100.047704" calcext:value-type="float">
            <text:p>100.047704</text:p>
          </table:table-cell>
          <table:table-cell office:value-type="float" office:value="0.406804" calcext:value-type="float">
            <text:p>0.406804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305617" calcext:value-type="float">
            <text:p>1.305617</text:p>
          </table:table-cell>
          <table:table-cell office:value-type="float" office:value="101.611038" calcext:value-type="float">
            <text:p>101.611038</text:p>
          </table:table-cell>
          <table:table-cell office:value-type="float" office:value="100.305421" calcext:value-type="float">
            <text:p>100.30542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273761" calcext:value-type="float">
            <text:p>1.273761</text:p>
          </table:table-cell>
          <table:table-cell office:value-type="float" office:value="101.654755" calcext:value-type="float">
            <text:p>101.654755</text:p>
          </table:table-cell>
          <table:table-cell office:value-type="float" office:value="100.380994" calcext:value-type="float">
            <text:p>100.380994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345992" calcext:value-type="float">
            <text:p>1.345992</text:p>
          </table:table-cell>
          <table:table-cell office:value-type="float" office:value="100.71137" calcext:value-type="float">
            <text:p>100.71137</text:p>
          </table:table-cell>
          <table:table-cell office:value-type="float" office:value="99.365378" calcext:value-type="float">
            <text:p>99.36537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656129" calcext:value-type="float">
            <text:p>101.656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8466496" calcext:value-type="float">
            <text:p>8466496</text:p>
          </table:table-cell>
          <table:table-cell office:value-type="float" office:value="18019" calcext:value-type="float">
            <text:p>18019</text:p>
          </table:table-cell>
          <table:table-cell office:value-type="float" office:value="8048" calcext:value-type="float">
            <text:p>8048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01.685934" calcext:value-type="float">
            <text:p>101.685934</text:p>
          </table:table-cell>
          <table:table-cell office:value-type="float" office:value="100.678512" calcext:value-type="float">
            <text:p>100.678512</text:p>
          </table:table-cell>
          <table:table-cell office:value-type="float" office:value="0.672755" calcext:value-type="float">
            <text:p>0.672755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954936" calcext:value-type="float">
            <text:p>18954936</text:p>
          </table:table-cell>
          <table:table-cell office:value-type="float" office:value="5084316" calcext:value-type="float">
            <text:p>5084316</text:p>
          </table:table-cell>
          <table:table-cell office:value-type="float" office:value="18018" calcext:value-type="float">
            <text:p>18018</text:p>
          </table:table-cell>
          <table:table-cell office:value-type="float" office:value="4833" calcext:value-type="float">
            <text:p>4833</text:p>
          </table:table-cell>
          <table:table-cell office:value-type="float" office:value="1.152716" calcext:value-type="float">
            <text:p>1.152716</text:p>
          </table:table-cell>
          <table:table-cell office:value-type="float" office:value="102.539172" calcext:value-type="float">
            <text:p>102.539172</text:p>
          </table:table-cell>
          <table:table-cell office:value-type="float" office:value="101.386456" calcext:value-type="float">
            <text:p>101.386456</text:p>
          </table:table-cell>
          <table:table-cell office:value-type="float" office:value="0.401183" calcext:value-type="float">
            <text:p>0.401183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72" calcext:value-type="float">
            <text:p>67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.041094" calcext:value-type="float">
            <text:p>1.041094</text:p>
          </table:table-cell>
          <table:table-cell office:value-type="float" office:value="102.763322" calcext:value-type="float">
            <text:p>102.763322</text:p>
          </table:table-cell>
          <table:table-cell office:value-type="float" office:value="101.722228" calcext:value-type="float">
            <text:p>101.722228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64" calcext:value-type="float">
            <text:p>86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.020803" calcext:value-type="float">
            <text:p>1.020803</text:p>
          </table:table-cell>
          <table:table-cell office:value-type="float" office:value="102.847666" calcext:value-type="float">
            <text:p>102.847666</text:p>
          </table:table-cell>
          <table:table-cell office:value-type="float" office:value="101.826864" calcext:value-type="float">
            <text:p>101.82686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81269" calcext:value-type="float">
            <text:p>1.081269</text:p>
          </table:table-cell>
          <table:table-cell office:value-type="float" office:value="101.721962" calcext:value-type="float">
            <text:p>101.721962</text:p>
          </table:table-cell>
          <table:table-cell office:value-type="float" office:value="100.640693" calcext:value-type="float">
            <text:p>100.640693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84922" calcext:value-type="float">
            <text:p>102.84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8994600" calcext:value-type="float">
            <text:p>8994600</text:p>
          </table:table-cell>
          <table:table-cell office:value-type="float" office:value="18117" calcext:value-type="float">
            <text:p>18117</text:p>
          </table:table-cell>
          <table:table-cell office:value-type="float" office:value="8550" calcext:value-type="float">
            <text:p>8550</text:p>
          </table:table-cell>
          <table:table-cell office:value-type="float" office:value="1.020999" calcext:value-type="float">
            <text:p>1.020999</text:p>
          </table:table-cell>
          <table:table-cell office:value-type="float" office:value="101.709759" calcext:value-type="float">
            <text:p>101.709759</text:p>
          </table:table-cell>
          <table:table-cell office:value-type="float" office:value="100.68876" calcext:value-type="float">
            <text:p>100.68876</text:p>
          </table:table-cell>
          <table:table-cell office:value-type="float" office:value="0.714646" calcext:value-type="float">
            <text:p>0.714646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4764508" calcext:value-type="float">
            <text:p>4764508</text:p>
          </table:table-cell>
          <table:table-cell office:value-type="float" office:value="18117" calcext:value-type="float">
            <text:p>18117</text:p>
          </table:table-cell>
          <table:table-cell office:value-type="float" office:value="4529" calcext:value-type="float">
            <text:p>4529</text:p>
          </table:table-cell>
          <table:table-cell office:value-type="float" office:value="2.17226" calcext:value-type="float">
            <text:p>2.17226</text:p>
          </table:table-cell>
          <table:table-cell office:value-type="float" office:value="102.213673" calcext:value-type="float">
            <text:p>102.213673</text:p>
          </table:table-cell>
          <table:table-cell office:value-type="float" office:value="100.041413" calcext:value-type="float">
            <text:p>100.041413</text:p>
          </table:table-cell>
          <table:table-cell office:value-type="float" office:value="0.381003" calcext:value-type="float">
            <text:p>0.381003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576" calcext:value-type="float">
            <text:p>57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.041451" calcext:value-type="float">
            <text:p>1.041451</text:p>
          </table:table-cell>
          <table:table-cell office:value-type="float" office:value="96.535701" calcext:value-type="float">
            <text:p>96.535701</text:p>
          </table:table-cell>
          <table:table-cell office:value-type="float" office:value="95.494251" calcext:value-type="float">
            <text:p>95.494251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68" calcext:value-type="float">
            <text:p>76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.015497" calcext:value-type="float">
            <text:p>1.015497</text:p>
          </table:table-cell>
          <table:table-cell office:value-type="float" office:value="96.544084" calcext:value-type="float">
            <text:p>96.544084</text:p>
          </table:table-cell>
          <table:table-cell office:value-type="float" office:value="95.528587" calcext:value-type="float">
            <text:p>95.528587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.094198" calcext:value-type="float">
            <text:p>2.094198</text:p>
          </table:table-cell>
          <table:table-cell office:value-type="float" office:value="96.537035" calcext:value-type="float">
            <text:p>96.537035</text:p>
          </table:table-cell>
          <table:table-cell office:value-type="float" office:value="94.442837" calcext:value-type="float">
            <text:p>94.442837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7944704" calcext:value-type="float">
            <text:p>7944704</text:p>
          </table:table-cell>
          <table:table-cell office:value-type="float" office:value="18216" calcext:value-type="float">
            <text:p>18216</text:p>
          </table:table-cell>
          <table:table-cell office:value-type="float" office:value="7552" calcext:value-type="float">
            <text:p>7552</text:p>
          </table:table-cell>
          <table:table-cell office:value-type="float" office:value="1.008221" calcext:value-type="float">
            <text:p>1.008221</text:p>
          </table:table-cell>
          <table:table-cell office:value-type="float" office:value="101.709862" calcext:value-type="float">
            <text:p>101.709862</text:p>
          </table:table-cell>
          <table:table-cell office:value-type="float" office:value="100.701641" calcext:value-type="float">
            <text:p>100.701641</text:p>
          </table:table-cell>
          <table:table-cell office:value-type="float" office:value="0.631148" calcext:value-type="float">
            <text:p>0.631148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5325224" calcext:value-type="float">
            <text:p>5325224</text:p>
          </table:table-cell>
          <table:table-cell office:value-type="float" office:value="18216" calcext:value-type="float">
            <text:p>18216</text:p>
          </table:table-cell>
          <table:table-cell office:value-type="float" office:value="5062" calcext:value-type="float">
            <text:p>5062</text:p>
          </table:table-cell>
          <table:table-cell office:value-type="float" office:value="1.162569" calcext:value-type="float">
            <text:p>1.162569</text:p>
          </table:table-cell>
          <table:table-cell office:value-type="float" office:value="102.013756" calcext:value-type="float">
            <text:p>102.013756</text:p>
          </table:table-cell>
          <table:table-cell office:value-type="float" office:value="100.851187" calcext:value-type="float">
            <text:p>100.851187</text:p>
          </table:table-cell>
          <table:table-cell office:value-type="float" office:value="0.422422" calcext:value-type="float">
            <text:p>0.422422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72" calcext:value-type="float">
            <text:p>67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.039552" calcext:value-type="float">
            <text:p>1.039552</text:p>
          </table:table-cell>
          <table:table-cell office:value-type="float" office:value="97.597817" calcext:value-type="float">
            <text:p>97.597817</text:p>
          </table:table-cell>
          <table:table-cell office:value-type="float" office:value="96.558265" calcext:value-type="float">
            <text:p>96.558265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019201" calcext:value-type="float">
            <text:p>1.019201</text:p>
          </table:table-cell>
          <table:table-cell office:value-type="float" office:value="97.600737" calcext:value-type="float">
            <text:p>97.600737</text:p>
          </table:table-cell>
          <table:table-cell office:value-type="float" office:value="96.581537" calcext:value-type="float">
            <text:p>96.581537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75054" calcext:value-type="float">
            <text:p>1.075054</text:p>
          </table:table-cell>
          <table:table-cell office:value-type="float" office:value="97.599151" calcext:value-type="float">
            <text:p>97.599151</text:p>
          </table:table-cell>
          <table:table-cell office:value-type="float" office:value="96.524097" calcext:value-type="float">
            <text:p>96.524097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8522252" calcext:value-type="float">
            <text:p>8522252</text:p>
          </table:table-cell>
          <table:table-cell office:value-type="float" office:value="18316" calcext:value-type="float">
            <text:p>18316</text:p>
          </table:table-cell>
          <table:table-cell office:value-type="float" office:value="8101" calcext:value-type="float">
            <text:p>8101</text:p>
          </table:table-cell>
          <table:table-cell office:value-type="float" office:value="1.007442" calcext:value-type="float">
            <text:p>1.007442</text:p>
          </table:table-cell>
          <table:table-cell office:value-type="float" office:value="100.72952" calcext:value-type="float">
            <text:p>100.72952</text:p>
          </table:table-cell>
          <table:table-cell office:value-type="float" office:value="99.722078" calcext:value-type="float">
            <text:p>99.722078</text:p>
          </table:table-cell>
          <table:table-cell office:value-type="float" office:value="0.68368" calcext:value-type="float">
            <text:p>0.68368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267380" calcext:value-type="float">
            <text:p>19267380</text:p>
          </table:table-cell>
          <table:table-cell office:value-type="float" office:value="4942296" calcext:value-type="float">
            <text:p>4942296</text:p>
          </table:table-cell>
          <table:table-cell office:value-type="float" office:value="18315" calcext:value-type="float">
            <text:p>18315</text:p>
          </table:table-cell>
          <table:table-cell office:value-type="float" office:value="4698" calcext:value-type="float">
            <text:p>4698</text:p>
          </table:table-cell>
          <table:table-cell office:value-type="float" office:value="1.201657" calcext:value-type="float">
            <text:p>1.201657</text:p>
          </table:table-cell>
          <table:table-cell office:value-type="float" office:value="101.671757" calcext:value-type="float">
            <text:p>101.671757</text:p>
          </table:table-cell>
          <table:table-cell office:value-type="float" office:value="100.470099" calcext:value-type="float">
            <text:p>100.470099</text:p>
          </table:table-cell>
          <table:table-cell office:value-type="float" office:value="0.393534" calcext:value-type="float">
            <text:p>0.393534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720" calcext:value-type="float">
            <text:p>7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.050648" calcext:value-type="float">
            <text:p>1.050648</text:p>
          </table:table-cell>
          <table:table-cell office:value-type="float" office:value="100.791516" calcext:value-type="float">
            <text:p>100.791516</text:p>
          </table:table-cell>
          <table:table-cell office:value-type="float" office:value="99.740868" calcext:value-type="float">
            <text:p>99.740868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960" calcext:value-type="float">
            <text:p>96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.023724" calcext:value-type="float">
            <text:p>1.023724</text:p>
          </table:table-cell>
          <table:table-cell office:value-type="float" office:value="100.794396" calcext:value-type="float">
            <text:p>100.794396</text:p>
          </table:table-cell>
          <table:table-cell office:value-type="float" office:value="99.770672" calcext:value-type="float">
            <text:p>99.770672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108201" calcext:value-type="float">
            <text:p>1.108201</text:p>
          </table:table-cell>
          <table:table-cell office:value-type="float" office:value="100.79299" calcext:value-type="float">
            <text:p>100.79299</text:p>
          </table:table-cell>
          <table:table-cell office:value-type="float" office:value="99.68479" calcext:value-type="float">
            <text:p>99.68479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7147288" calcext:value-type="float">
            <text:p>7147288</text:p>
          </table:table-cell>
          <table:table-cell office:value-type="float" office:value="18415" calcext:value-type="float">
            <text:p>18415</text:p>
          </table:table-cell>
          <table:table-cell office:value-type="float" office:value="6794" calcext:value-type="float">
            <text:p>6794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01.884608" calcext:value-type="float">
            <text:p>101.884608</text:p>
          </table:table-cell>
          <table:table-cell office:value-type="float" office:value="100.877216" calcext:value-type="float">
            <text:p>100.877216</text:p>
          </table:table-cell>
          <table:table-cell office:value-type="float" office:value="0.566811" calcext:value-type="float">
            <text:p>0.566811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371528" calcext:value-type="float">
            <text:p>19371528</text:p>
          </table:table-cell>
          <table:table-cell office:value-type="float" office:value="5627148" calcext:value-type="float">
            <text:p>5627148</text:p>
          </table:table-cell>
          <table:table-cell office:value-type="float" office:value="18414" calcext:value-type="float">
            <text:p>18414</text:p>
          </table:table-cell>
          <table:table-cell office:value-type="float" office:value="5349" calcext:value-type="float">
            <text:p>5349</text:p>
          </table:table-cell>
          <table:table-cell office:value-type="float" office:value="3.166977" calcext:value-type="float">
            <text:p>3.166977</text:p>
          </table:table-cell>
          <table:table-cell office:value-type="float" office:value="102.599377" calcext:value-type="float">
            <text:p>102.599377</text:p>
          </table:table-cell>
          <table:table-cell office:value-type="float" office:value="99.4324" calcext:value-type="float">
            <text:p>99.4324</text:p>
          </table:table-cell>
          <table:table-cell office:value-type="float" office:value="0.452742" calcext:value-type="float">
            <text:p>0.452742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040433" calcext:value-type="float">
            <text:p>1.040433</text:p>
          </table:table-cell>
          <table:table-cell office:value-type="float" office:value="98.038331" calcext:value-type="float">
            <text:p>98.038331</text:p>
          </table:table-cell>
          <table:table-cell office:value-type="float" office:value="96.997897" calcext:value-type="float">
            <text:p>96.997897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336" calcext:value-type="float">
            <text:p>33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.031754" calcext:value-type="float">
            <text:p>1.031754</text:p>
          </table:table-cell>
          <table:table-cell office:value-type="float" office:value="85.125587" calcext:value-type="float">
            <text:p>85.125587</text:p>
          </table:table-cell>
          <table:table-cell office:value-type="float" office:value="84.093833" calcext:value-type="float">
            <text:p>84.093833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.078821" calcext:value-type="float">
            <text:p>3.078821</text:p>
          </table:table-cell>
          <table:table-cell office:value-type="float" office:value="99.362394" calcext:value-type="float">
            <text:p>99.362394</text:p>
          </table:table-cell>
          <table:table-cell office:value-type="float" office:value="96.283573" calcext:value-type="float">
            <text:p>96.283573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7385040" calcext:value-type="float">
            <text:p>7385040</text:p>
          </table:table-cell>
          <table:table-cell office:value-type="float" office:value="18513" calcext:value-type="float">
            <text:p>18513</text:p>
          </table:table-cell>
          <table:table-cell office:value-type="float" office:value="7020" calcext:value-type="float">
            <text:p>7020</text:p>
          </table:table-cell>
          <table:table-cell office:value-type="float" office:value="1.02312" calcext:value-type="float">
            <text:p>1.02312</text:p>
          </table:table-cell>
          <table:table-cell office:value-type="float" office:value="101.612184" calcext:value-type="float">
            <text:p>101.612184</text:p>
          </table:table-cell>
          <table:table-cell office:value-type="float" office:value="100.589064" calcext:value-type="float">
            <text:p>100.589064</text:p>
          </table:table-cell>
          <table:table-cell office:value-type="float" office:value="0.587343" calcext:value-type="float">
            <text:p>0.587343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5417800" calcext:value-type="float">
            <text:p>5417800</text:p>
          </table:table-cell>
          <table:table-cell office:value-type="float" office:value="18513" calcext:value-type="float">
            <text:p>18513</text:p>
          </table:table-cell>
          <table:table-cell office:value-type="float" office:value="5150" calcext:value-type="float">
            <text:p>5150</text:p>
          </table:table-cell>
          <table:table-cell office:value-type="float" office:value="1.124175" calcext:value-type="float">
            <text:p>1.124175</text:p>
          </table:table-cell>
          <table:table-cell office:value-type="float" office:value="102.39576" calcext:value-type="float">
            <text:p>102.39576</text:p>
          </table:table-cell>
          <table:table-cell office:value-type="float" office:value="101.271585" calcext:value-type="float">
            <text:p>101.271585</text:p>
          </table:table-cell>
          <table:table-cell office:value-type="float" office:value="0.427982" calcext:value-type="float">
            <text:p>0.427982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816" calcext:value-type="float">
            <text:p>816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.010339" calcext:value-type="float">
            <text:p>1.010339</text:p>
          </table:table-cell>
          <table:table-cell office:value-type="float" office:value="101.694421" calcext:value-type="float">
            <text:p>101.694421</text:p>
          </table:table-cell>
          <table:table-cell office:value-type="float" office:value="100.684083" calcext:value-type="float">
            <text:p>100.684083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.024587" calcext:value-type="float">
            <text:p>1.024587</text:p>
          </table:table-cell>
          <table:table-cell office:value-type="float" office:value="101.712235" calcext:value-type="float">
            <text:p>101.712235</text:p>
          </table:table-cell>
          <table:table-cell office:value-type="float" office:value="100.687648" calcext:value-type="float">
            <text:p>100.68764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41601" calcext:value-type="float">
            <text:p>1.041601</text:p>
          </table:table-cell>
          <table:table-cell office:value-type="float" office:value="102.149972" calcext:value-type="float">
            <text:p>102.149972</text:p>
          </table:table-cell>
          <table:table-cell office:value-type="float" office:value="101.108371" calcext:value-type="float">
            <text:p>101.108371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8671636" calcext:value-type="float">
            <text:p>8671636</text:p>
          </table:table-cell>
          <table:table-cell office:value-type="float" office:value="18612" calcext:value-type="float">
            <text:p>18612</text:p>
          </table:table-cell>
          <table:table-cell office:value-type="float" office:value="8243" calcext:value-type="float">
            <text:p>8243</text:p>
          </table:table-cell>
          <table:table-cell office:value-type="float" office:value="1.013949" calcext:value-type="float">
            <text:p>1.013949</text:p>
          </table:table-cell>
          <table:table-cell office:value-type="float" office:value="101.810251" calcext:value-type="float">
            <text:p>101.810251</text:p>
          </table:table-cell>
          <table:table-cell office:value-type="float" office:value="100.796301" calcext:value-type="float">
            <text:p>100.796301</text:p>
          </table:table-cell>
          <table:table-cell office:value-type="float" office:value="0.68825" calcext:value-type="float">
            <text:p>0.68825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4848668" calcext:value-type="float">
            <text:p>4848668</text:p>
          </table:table-cell>
          <table:table-cell office:value-type="float" office:value="18612" calcext:value-type="float">
            <text:p>18612</text:p>
          </table:table-cell>
          <table:table-cell office:value-type="float" office:value="4609" calcext:value-type="float">
            <text:p>4609</text:p>
          </table:table-cell>
          <table:table-cell office:value-type="float" office:value="1.428397" calcext:value-type="float">
            <text:p>1.428397</text:p>
          </table:table-cell>
          <table:table-cell office:value-type="float" office:value="102.395766" calcext:value-type="float">
            <text:p>102.395766</text:p>
          </table:table-cell>
          <table:table-cell office:value-type="float" office:value="100.967369" calcext:value-type="float">
            <text:p>100.967369</text:p>
          </table:table-cell>
          <table:table-cell office:value-type="float" office:value="0.384177" calcext:value-type="float">
            <text:p>0.384177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305467" calcext:value-type="float">
            <text:p>1.305467</text:p>
          </table:table-cell>
          <table:table-cell office:value-type="float" office:value="94.277659" calcext:value-type="float">
            <text:p>94.277659</text:p>
          </table:table-cell>
          <table:table-cell office:value-type="float" office:value="92.972191" calcext:value-type="float">
            <text:p>92.97219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.268188" calcext:value-type="float">
            <text:p>1.268188</text:p>
          </table:table-cell>
          <table:table-cell office:value-type="float" office:value="94.280579" calcext:value-type="float">
            <text:p>94.280579</text:p>
          </table:table-cell>
          <table:table-cell office:value-type="float" office:value="93.012391" calcext:value-type="float">
            <text:p>93.012391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36251" calcext:value-type="float">
            <text:p>1.36251</text:p>
          </table:table-cell>
          <table:table-cell office:value-type="float" office:value="94.278993" calcext:value-type="float">
            <text:p>94.278993</text:p>
          </table:table-cell>
          <table:table-cell office:value-type="float" office:value="92.916483" calcext:value-type="float">
            <text:p>92.916483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8071996" calcext:value-type="float">
            <text:p>8071996</text:p>
          </table:table-cell>
          <table:table-cell office:value-type="float" office:value="18712" calcext:value-type="float">
            <text:p>18712</text:p>
          </table:table-cell>
          <table:table-cell office:value-type="float" office:value="7673" calcext:value-type="float">
            <text:p>7673</text:p>
          </table:table-cell>
          <table:table-cell office:value-type="float" office:value="1.009321" calcext:value-type="float">
            <text:p>1.009321</text:p>
          </table:table-cell>
          <table:table-cell office:value-type="float" office:value="101.722134" calcext:value-type="float">
            <text:p>101.722134</text:p>
          </table:table-cell>
          <table:table-cell office:value-type="float" office:value="100.712813" calcext:value-type="float">
            <text:p>100.712813</text:p>
          </table:table-cell>
          <table:table-cell office:value-type="float" office:value="0.641189" calcext:value-type="float">
            <text:p>0.641189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683972" calcext:value-type="float">
            <text:p>19683972</text:p>
          </table:table-cell>
          <table:table-cell office:value-type="float" office:value="5091680" calcext:value-type="float">
            <text:p>5091680</text:p>
          </table:table-cell>
          <table:table-cell office:value-type="float" office:value="18711" calcext:value-type="float">
            <text:p>18711</text:p>
          </table:table-cell>
          <table:table-cell office:value-type="float" office:value="4840" calcext:value-type="float">
            <text:p>4840</text:p>
          </table:table-cell>
          <table:table-cell office:value-type="float" office:value="1.440635" calcext:value-type="float">
            <text:p>1.440635</text:p>
          </table:table-cell>
          <table:table-cell office:value-type="float" office:value="102.303172" calcext:value-type="float">
            <text:p>102.303172</text:p>
          </table:table-cell>
          <table:table-cell office:value-type="float" office:value="100.862537" calcext:value-type="float">
            <text:p>100.862537</text:p>
          </table:table-cell>
          <table:table-cell office:value-type="float" office:value="0.403851" calcext:value-type="float">
            <text:p>0.403851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.323687" calcext:value-type="float">
            <text:p>1.323687</text:p>
          </table:table-cell>
          <table:table-cell office:value-type="float" office:value="96.666509" calcext:value-type="float">
            <text:p>96.666509</text:p>
          </table:table-cell>
          <table:table-cell office:value-type="float" office:value="95.342822" calcext:value-type="float">
            <text:p>95.342822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384" calcext:value-type="float">
            <text:p>38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.286388" calcext:value-type="float">
            <text:p>1.286388</text:p>
          </table:table-cell>
          <table:table-cell office:value-type="float" office:value="85.502895" calcext:value-type="float">
            <text:p>85.502895</text:p>
          </table:table-cell>
          <table:table-cell office:value-type="float" office:value="84.216507" calcext:value-type="float">
            <text:p>84.216507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374767" calcext:value-type="float">
            <text:p>1.374767</text:p>
          </table:table-cell>
          <table:table-cell office:value-type="float" office:value="96.695677" calcext:value-type="float">
            <text:p>96.695677</text:p>
          </table:table-cell>
          <table:table-cell office:value-type="float" office:value="95.320909" calcext:value-type="float">
            <text:p>95.32090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8535928" calcext:value-type="float">
            <text:p>8535928</text:p>
          </table:table-cell>
          <table:table-cell office:value-type="float" office:value="18810" calcext:value-type="float">
            <text:p>18810</text:p>
          </table:table-cell>
          <table:table-cell office:value-type="float" office:value="8114" calcext:value-type="float">
            <text:p>8114</text:p>
          </table:table-cell>
          <table:table-cell office:value-type="float" office:value="1.024667" calcext:value-type="float">
            <text:p>1.024667</text:p>
          </table:table-cell>
          <table:table-cell office:value-type="float" office:value="101.758372" calcext:value-type="float">
            <text:p>101.758372</text:p>
          </table:table-cell>
          <table:table-cell office:value-type="float" office:value="100.733705" calcext:value-type="float">
            <text:p>100.733705</text:p>
          </table:table-cell>
          <table:table-cell office:value-type="float" office:value="0.6779" calcext:value-type="float">
            <text:p>0.6779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4959128" calcext:value-type="float">
            <text:p>4959128</text:p>
          </table:table-cell>
          <table:table-cell office:value-type="float" office:value="18810" calcext:value-type="float">
            <text:p>18810</text:p>
          </table:table-cell>
          <table:table-cell office:value-type="float" office:value="4714" calcext:value-type="float">
            <text:p>4714</text:p>
          </table:table-cell>
          <table:table-cell office:value-type="float" office:value="1.443778" calcext:value-type="float">
            <text:p>1.443778</text:p>
          </table:table-cell>
          <table:table-cell office:value-type="float" office:value="102.341451" calcext:value-type="float">
            <text:p>102.341451</text:p>
          </table:table-cell>
          <table:table-cell office:value-type="float" office:value="100.897673" calcext:value-type="float">
            <text:p>100.897673</text:p>
          </table:table-cell>
          <table:table-cell office:value-type="float" office:value="0.393201" calcext:value-type="float">
            <text:p>0.393201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2401" calcext:value-type="float">
            <text:p>1.012401</text:p>
          </table:table-cell>
          <table:table-cell office:value-type="float" office:value="102.187881" calcext:value-type="float">
            <text:p>102.187881</text:p>
          </table:table-cell>
          <table:table-cell office:value-type="float" office:value="101.17548" calcext:value-type="float">
            <text:p>101.1754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326871" calcext:value-type="float">
            <text:p>1.326871</text:p>
          </table:table-cell>
          <table:table-cell office:value-type="float" office:value="102.149101" calcext:value-type="float">
            <text:p>102.149101</text:p>
          </table:table-cell>
          <table:table-cell office:value-type="float" office:value="100.822231" calcext:value-type="float">
            <text:p>100.82223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768" calcext:value-type="float">
            <text:p>76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.286165" calcext:value-type="float">
            <text:p>1.286165</text:p>
          </table:table-cell>
          <table:table-cell office:value-type="float" office:value="102.140635" calcext:value-type="float">
            <text:p>102.140635</text:p>
          </table:table-cell>
          <table:table-cell office:value-type="float" office:value="100.854469" calcext:value-type="float">
            <text:p>100.854469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372048" calcext:value-type="float">
            <text:p>1.372048</text:p>
          </table:table-cell>
          <table:table-cell office:value-type="float" office:value="97.316282" calcext:value-type="float">
            <text:p>97.316282</text:p>
          </table:table-cell>
          <table:table-cell office:value-type="float" office:value="95.944234" calcext:value-type="float">
            <text:p>95.94423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7817412" calcext:value-type="float">
            <text:p>7817412</text:p>
          </table:table-cell>
          <table:table-cell office:value-type="float" office:value="18910" calcext:value-type="float">
            <text:p>18910</text:p>
          </table:table-cell>
          <table:table-cell office:value-type="float" office:value="7431" calcext:value-type="float">
            <text:p>7431</text:p>
          </table:table-cell>
          <table:table-cell office:value-type="float" office:value="1.015189" calcext:value-type="float">
            <text:p>1.015189</text:p>
          </table:table-cell>
          <table:table-cell office:value-type="float" office:value="101.709796" calcext:value-type="float">
            <text:p>101.709796</text:p>
          </table:table-cell>
          <table:table-cell office:value-type="float" office:value="100.694607" calcext:value-type="float">
            <text:p>100.694607</text:p>
          </table:table-cell>
          <table:table-cell office:value-type="float" office:value="0.621079" calcext:value-type="float">
            <text:p>0.621079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892268" calcext:value-type="float">
            <text:p>19892268</text:p>
          </table:table-cell>
          <table:table-cell office:value-type="float" office:value="5385188" calcext:value-type="float">
            <text:p>5385188</text:p>
          </table:table-cell>
          <table:table-cell office:value-type="float" office:value="18909" calcext:value-type="float">
            <text:p>18909</text:p>
          </table:table-cell>
          <table:table-cell office:value-type="float" office:value="5119" calcext:value-type="float">
            <text:p>5119</text:p>
          </table:table-cell>
          <table:table-cell office:value-type="float" office:value="1.880116" calcext:value-type="float">
            <text:p>1.880116</text:p>
          </table:table-cell>
          <table:table-cell office:value-type="float" office:value="102.086735" calcext:value-type="float">
            <text:p>102.086735</text:p>
          </table:table-cell>
          <table:table-cell office:value-type="float" office:value="100.206619" calcext:value-type="float">
            <text:p>100.206619</text:p>
          </table:table-cell>
          <table:table-cell office:value-type="float" office:value="0.429927" calcext:value-type="float">
            <text:p>0.429927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68" calcext:value-type="float">
            <text:p>76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.752444" calcext:value-type="float">
            <text:p>1.752444</text:p>
          </table:table-cell>
          <table:table-cell office:value-type="float" office:value="102.269668" calcext:value-type="float">
            <text:p>102.269668</text:p>
          </table:table-cell>
          <table:table-cell office:value-type="float" office:value="100.517224" calcext:value-type="float">
            <text:p>100.517224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712038" calcext:value-type="float">
            <text:p>1.712038</text:p>
          </table:table-cell>
          <table:table-cell office:value-type="float" office:value="102.469266" calcext:value-type="float">
            <text:p>102.469266</text:p>
          </table:table-cell>
          <table:table-cell office:value-type="float" office:value="100.757228" calcext:value-type="float">
            <text:p>100.75722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797661" calcext:value-type="float">
            <text:p>1.797661</text:p>
          </table:table-cell>
          <table:table-cell office:value-type="float" office:value="97.405927" calcext:value-type="float">
            <text:p>97.405927</text:p>
          </table:table-cell>
          <table:table-cell office:value-type="float" office:value="95.608266" calcext:value-type="float">
            <text:p>95.608266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47096" calcext:value-type="float">
            <text:p>102.47096</text:p>
          </table:table-cell>
          <table:table-cell office:value-type="float" office:value="102.472395" calcext:value-type="float">
            <text:p>102.472395</text:p>
          </table:table-cell>
          <table:table-cell office:value-type="float" office:value="0.001435" calcext:value-type="float">
            <text:p>0.001435</text:p>
          </table:table-cell>
          <table:table-cell office:value-type="float" office:value="0.334572" calcext:value-type="float">
            <text:p>0.334572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8899920" calcext:value-type="float">
            <text:p>8899920</text:p>
          </table:table-cell>
          <table:table-cell office:value-type="float" office:value="19009" calcext:value-type="float">
            <text:p>19009</text:p>
          </table:table-cell>
          <table:table-cell office:value-type="float" office:value="8460" calcext:value-type="float">
            <text:p>8460</text:p>
          </table:table-cell>
          <table:table-cell office:value-type="float" office:value="1.013213" calcext:value-type="float">
            <text:p>1.013213</text:p>
          </table:table-cell>
          <table:table-cell office:value-type="float" office:value="101.583661" calcext:value-type="float">
            <text:p>101.583661</text:p>
          </table:table-cell>
          <table:table-cell office:value-type="float" office:value="100.570448" calcext:value-type="float">
            <text:p>100.570448</text:p>
          </table:table-cell>
          <table:table-cell office:value-type="float" office:value="0.707955" calcext:value-type="float">
            <text:p>0.707955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996416" calcext:value-type="float">
            <text:p>19996416</text:p>
          </table:table-cell>
          <table:table-cell office:value-type="float" office:value="4830784" calcext:value-type="float">
            <text:p>4830784</text:p>
          </table:table-cell>
          <table:table-cell office:value-type="float" office:value="19008" calcext:value-type="float">
            <text:p>19008</text:p>
          </table:table-cell>
          <table:table-cell office:value-type="float" office:value="4592" calcext:value-type="float">
            <text:p>4592</text:p>
          </table:table-cell>
          <table:table-cell office:value-type="float" office:value="1.146984" calcext:value-type="float">
            <text:p>1.146984</text:p>
          </table:table-cell>
          <table:table-cell office:value-type="float" office:value="102.343254" calcext:value-type="float">
            <text:p>102.343254</text:p>
          </table:table-cell>
          <table:table-cell office:value-type="float" office:value="101.19627" calcext:value-type="float">
            <text:p>101.19627</text:p>
          </table:table-cell>
          <table:table-cell office:value-type="float" office:value="0.381894" calcext:value-type="float">
            <text:p>0.381894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034771" calcext:value-type="float">
            <text:p>1.034771</text:p>
          </table:table-cell>
          <table:table-cell office:value-type="float" office:value="102.760302" calcext:value-type="float">
            <text:p>102.760302</text:p>
          </table:table-cell>
          <table:table-cell office:value-type="float" office:value="101.725531" calcext:value-type="float">
            <text:p>101.725531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864" calcext:value-type="float">
            <text:p>86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.014639" calcext:value-type="float">
            <text:p>1.014639</text:p>
          </table:table-cell>
          <table:table-cell office:value-type="float" office:value="102.781309" calcext:value-type="float">
            <text:p>102.781309</text:p>
          </table:table-cell>
          <table:table-cell office:value-type="float" office:value="101.76667" calcext:value-type="float">
            <text:p>101.76667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70013" calcext:value-type="float">
            <text:p>1.070013</text:p>
          </table:table-cell>
          <table:table-cell office:value-type="float" office:value="101.598095" calcext:value-type="float">
            <text:p>101.598095</text:p>
          </table:table-cell>
          <table:table-cell office:value-type="float" office:value="100.528082" calcext:value-type="float">
            <text:p>100.52808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782643" calcext:value-type="float">
            <text:p>102.782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8240316" calcext:value-type="float">
            <text:p>8240316</text:p>
          </table:table-cell>
          <table:table-cell office:value-type="float" office:value="19108" calcext:value-type="float">
            <text:p>19108</text:p>
          </table:table-cell>
          <table:table-cell office:value-type="float" office:value="7833" calcext:value-type="float">
            <text:p>7833</text:p>
          </table:table-cell>
          <table:table-cell office:value-type="float" office:value="1.008482" calcext:value-type="float">
            <text:p>1.008482</text:p>
          </table:table-cell>
          <table:table-cell office:value-type="float" office:value="101.865458" calcext:value-type="float">
            <text:p>101.865458</text:p>
          </table:table-cell>
          <table:table-cell office:value-type="float" office:value="100.856976" calcext:value-type="float">
            <text:p>100.856976</text:p>
          </table:table-cell>
          <table:table-cell office:value-type="float" office:value="0.653624" calcext:value-type="float">
            <text:p>0.653624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100564" calcext:value-type="float">
            <text:p>20100564</text:p>
          </table:table-cell>
          <table:table-cell office:value-type="float" office:value="5076952" calcext:value-type="float">
            <text:p>5076952</text:p>
          </table:table-cell>
          <table:table-cell office:value-type="float" office:value="19107" calcext:value-type="float">
            <text:p>19107</text:p>
          </table:table-cell>
          <table:table-cell office:value-type="float" office:value="4826" calcext:value-type="float">
            <text:p>4826</text:p>
          </table:table-cell>
          <table:table-cell office:value-type="float" office:value="1.187472" calcext:value-type="float">
            <text:p>1.187472</text:p>
          </table:table-cell>
          <table:table-cell office:value-type="float" office:value="101.967566" calcext:value-type="float">
            <text:p>101.967566</text:p>
          </table:table-cell>
          <table:table-cell office:value-type="float" office:value="100.780094" calcext:value-type="float">
            <text:p>100.780094</text:p>
          </table:table-cell>
          <table:table-cell office:value-type="float" office:value="0.403012" calcext:value-type="float">
            <text:p>0.403012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20" calcext:value-type="float">
            <text:p>72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.057871" calcext:value-type="float">
            <text:p>1.057871</text:p>
          </table:table-cell>
          <table:table-cell office:value-type="float" office:value="102.228689" calcext:value-type="float">
            <text:p>102.228689</text:p>
          </table:table-cell>
          <table:table-cell office:value-type="float" office:value="101.170818" calcext:value-type="float">
            <text:p>101.170818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025184" calcext:value-type="float">
            <text:p>1.025184</text:p>
          </table:table-cell>
          <table:table-cell office:value-type="float" office:value="102.227262" calcext:value-type="float">
            <text:p>102.227262</text:p>
          </table:table-cell>
          <table:table-cell office:value-type="float" office:value="101.202078" calcext:value-type="float">
            <text:p>101.202078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104998" calcext:value-type="float">
            <text:p>1.104998</text:p>
          </table:table-cell>
          <table:table-cell office:value-type="float" office:value="99.445549" calcext:value-type="float">
            <text:p>99.445549</text:p>
          </table:table-cell>
          <table:table-cell office:value-type="float" office:value="98.340551" calcext:value-type="float">
            <text:p>98.340551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230483" calcext:value-type="float">
            <text:p>102.230483</text:p>
          </table:table-cell>
          <table:table-cell office:value-type="float" office:value="102.316813" calcext:value-type="float">
            <text:p>102.316813</text:p>
          </table:table-cell>
          <table:table-cell office:value-type="float" office:value="0.086331" calcext:value-type="float">
            <text:p>0.086331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8188768" calcext:value-type="float">
            <text:p>8188768</text:p>
          </table:table-cell>
          <table:table-cell office:value-type="float" office:value="19207" calcext:value-type="float">
            <text:p>19207</text:p>
          </table:table-cell>
          <table:table-cell office:value-type="float" office:value="7784" calcext:value-type="float">
            <text:p>7784</text:p>
          </table:table-cell>
          <table:table-cell office:value-type="float" office:value="1.020413" calcext:value-type="float">
            <text:p>1.020413</text:p>
          </table:table-cell>
          <table:table-cell office:value-type="float" office:value="100.731" calcext:value-type="float">
            <text:p>100.731</text:p>
          </table:table-cell>
          <table:table-cell office:value-type="float" office:value="99.710586" calcext:value-type="float">
            <text:p>99.710586</text:p>
          </table:table-cell>
          <table:table-cell office:value-type="float" office:value="0.657003" calcext:value-type="float">
            <text:p>0.657003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204712" calcext:value-type="float">
            <text:p>20204712</text:p>
          </table:table-cell>
          <table:table-cell office:value-type="float" office:value="5019092" calcext:value-type="float">
            <text:p>5019092</text:p>
          </table:table-cell>
          <table:table-cell office:value-type="float" office:value="19206" calcext:value-type="float">
            <text:p>19206</text:p>
          </table:table-cell>
          <table:table-cell office:value-type="float" office:value="4771" calcext:value-type="float">
            <text:p>4771</text:p>
          </table:table-cell>
          <table:table-cell office:value-type="float" office:value="1.188022" calcext:value-type="float">
            <text:p>1.188022</text:p>
          </table:table-cell>
          <table:table-cell office:value-type="float" office:value="98.457242" calcext:value-type="float">
            <text:p>98.457242</text:p>
          </table:table-cell>
          <table:table-cell office:value-type="float" office:value="97.26922" calcext:value-type="float">
            <text:p>97.26922</text:p>
          </table:table-cell>
          <table:table-cell office:value-type="float" office:value="0.4128" calcext:value-type="float">
            <text:p>0.4128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58859" calcext:value-type="float">
            <text:p>1.058859</text:p>
          </table:table-cell>
          <table:table-cell office:value-type="float" office:value="90.140295" calcext:value-type="float">
            <text:p>90.140295</text:p>
          </table:table-cell>
          <table:table-cell office:value-type="float" office:value="89.081436" calcext:value-type="float">
            <text:p>89.08143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033065" calcext:value-type="float">
            <text:p>1.033065</text:p>
          </table:table-cell>
          <table:table-cell office:value-type="float" office:value="98.464211" calcext:value-type="float">
            <text:p>98.464211</text:p>
          </table:table-cell>
          <table:table-cell office:value-type="float" office:value="97.431146" calcext:value-type="float">
            <text:p>97.431146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110869" calcext:value-type="float">
            <text:p>1.110869</text:p>
          </table:table-cell>
          <table:table-cell office:value-type="float" office:value="90.171009" calcext:value-type="float">
            <text:p>90.171009</text:p>
          </table:table-cell>
          <table:table-cell office:value-type="float" office:value="89.06014" calcext:value-type="float">
            <text:p>89.0601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8679000" calcext:value-type="float">
            <text:p>8679000</text:p>
          </table:table-cell>
          <table:table-cell office:value-type="float" office:value="19306" calcext:value-type="float">
            <text:p>19306</text:p>
          </table:table-cell>
          <table:table-cell office:value-type="float" office:value="8250" calcext:value-type="float">
            <text:p>8250</text:p>
          </table:table-cell>
          <table:table-cell office:value-type="float" office:value="1.018265" calcext:value-type="float">
            <text:p>1.018265</text:p>
          </table:table-cell>
          <table:table-cell office:value-type="float" office:value="100.727194" calcext:value-type="float">
            <text:p>100.727194</text:p>
          </table:table-cell>
          <table:table-cell office:value-type="float" office:value="99.70893" calcext:value-type="float">
            <text:p>99.70893</text:p>
          </table:table-cell>
          <table:table-cell office:value-type="float" office:value="0.696347" calcext:value-type="float">
            <text:p>0.696347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308860" calcext:value-type="float">
            <text:p>20308860</text:p>
          </table:table-cell>
          <table:table-cell office:value-type="float" office:value="4737156" calcext:value-type="float">
            <text:p>4737156</text:p>
          </table:table-cell>
          <table:table-cell office:value-type="float" office:value="19305" calcext:value-type="float">
            <text:p>19305</text:p>
          </table:table-cell>
          <table:table-cell office:value-type="float" office:value="4503" calcext:value-type="float">
            <text:p>4503</text:p>
          </table:table-cell>
          <table:table-cell office:value-type="float" office:value="1.449189" calcext:value-type="float">
            <text:p>1.449189</text:p>
          </table:table-cell>
          <table:table-cell office:value-type="float" office:value="101.539697" calcext:value-type="float">
            <text:p>101.539697</text:p>
          </table:table-cell>
          <table:table-cell office:value-type="float" office:value="100.090508" calcext:value-type="float">
            <text:p>100.090508</text:p>
          </table:table-cell>
          <table:table-cell office:value-type="float" office:value="0.37863" calcext:value-type="float">
            <text:p>0.37863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720" calcext:value-type="float">
            <text:p>72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.332423" calcext:value-type="float">
            <text:p>1.332423</text:p>
          </table:table-cell>
          <table:table-cell office:value-type="float" office:value="100.729631" calcext:value-type="float">
            <text:p>100.729631</text:p>
          </table:table-cell>
          <table:table-cell office:value-type="float" office:value="99.397208" calcext:value-type="float">
            <text:p>99.397208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291878" calcext:value-type="float">
            <text:p>1.291878</text:p>
          </table:table-cell>
          <table:table-cell office:value-type="float" office:value="100.733638" calcext:value-type="float">
            <text:p>100.733638</text:p>
          </table:table-cell>
          <table:table-cell office:value-type="float" office:value="99.44176" calcext:value-type="float">
            <text:p>99.44176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377801" calcext:value-type="float">
            <text:p>1.377801</text:p>
          </table:table-cell>
          <table:table-cell office:value-type="float" office:value="100.730965" calcext:value-type="float">
            <text:p>100.730965</text:p>
          </table:table-cell>
          <table:table-cell office:value-type="float" office:value="99.353164" calcext:value-type="float">
            <text:p>99.353164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9026160" calcext:value-type="float">
            <text:p>9026160</text:p>
          </table:table-cell>
          <table:table-cell office:value-type="float" office:value="19404" calcext:value-type="float">
            <text:p>19404</text:p>
          </table:table-cell>
          <table:table-cell office:value-type="float" office:value="8580" calcext:value-type="float">
            <text:p>8580</text:p>
          </table:table-cell>
          <table:table-cell office:value-type="float" office:value="1.015413" calcext:value-type="float">
            <text:p>1.015413</text:p>
          </table:table-cell>
          <table:table-cell office:value-type="float" office:value="101.551499" calcext:value-type="float">
            <text:p>101.551499</text:p>
          </table:table-cell>
          <table:table-cell office:value-type="float" office:value="100.536086" calcext:value-type="float">
            <text:p>100.536086</text:p>
          </table:table-cell>
          <table:table-cell office:value-type="float" office:value="0.718242" calcext:value-type="float">
            <text:p>0.718242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4603552" calcext:value-type="float">
            <text:p>4603552</text:p>
          </table:table-cell>
          <table:table-cell office:value-type="float" office:value="19404" calcext:value-type="float">
            <text:p>19404</text:p>
          </table:table-cell>
          <table:table-cell office:value-type="float" office:value="4376" calcext:value-type="float">
            <text:p>4376</text:p>
          </table:table-cell>
          <table:table-cell office:value-type="float" office:value="1.189524" calcext:value-type="float">
            <text:p>1.189524</text:p>
          </table:table-cell>
          <table:table-cell office:value-type="float" office:value="102.605621" calcext:value-type="float">
            <text:p>102.605621</text:p>
          </table:table-cell>
          <table:table-cell office:value-type="float" office:value="101.416097" calcext:value-type="float">
            <text:p>101.416097</text:p>
          </table:table-cell>
          <table:table-cell office:value-type="float" office:value="0.363142" calcext:value-type="float">
            <text:p>0.363142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.044285" calcext:value-type="float">
            <text:p>1.044285</text:p>
          </table:table-cell>
          <table:table-cell office:value-type="float" office:value="102.830395" calcext:value-type="float">
            <text:p>102.830395</text:p>
          </table:table-cell>
          <table:table-cell office:value-type="float" office:value="101.78611" calcext:value-type="float">
            <text:p>101.78611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768" calcext:value-type="float">
            <text:p>76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.017039" calcext:value-type="float">
            <text:p>1.017039</text:p>
          </table:table-cell>
          <table:table-cell office:value-type="float" office:value="102.839056" calcext:value-type="float">
            <text:p>102.839056</text:p>
          </table:table-cell>
          <table:table-cell office:value-type="float" office:value="101.822016" calcext:value-type="float">
            <text:p>101.82201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95985" calcext:value-type="float">
            <text:p>1.095985</text:p>
          </table:table-cell>
          <table:table-cell office:value-type="float" office:value="102.607155" calcext:value-type="float">
            <text:p>102.607155</text:p>
          </table:table-cell>
          <table:table-cell office:value-type="float" office:value="101.511171" calcext:value-type="float">
            <text:p>101.511171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84051" calcext:value-type="float">
            <text:p>102.84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7452368" calcext:value-type="float">
            <text:p>7452368</text:p>
          </table:table-cell>
          <table:table-cell office:value-type="float" office:value="19504" calcext:value-type="float">
            <text:p>19504</text:p>
          </table:table-cell>
          <table:table-cell office:value-type="float" office:value="7084" calcext:value-type="float">
            <text:p>7084</text:p>
          </table:table-cell>
          <table:table-cell office:value-type="float" office:value="1.014116" calcext:value-type="float">
            <text:p>1.014116</text:p>
          </table:table-cell>
          <table:table-cell office:value-type="float" office:value="101.730848" calcext:value-type="float">
            <text:p>101.730848</text:p>
          </table:table-cell>
          <table:table-cell office:value-type="float" office:value="100.716732" calcext:value-type="float">
            <text:p>100.716732</text:p>
          </table:table-cell>
          <table:table-cell office:value-type="float" office:value="0.591947" calcext:value-type="float">
            <text:p>0.591947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517156" calcext:value-type="float">
            <text:p>20517156</text:p>
          </table:table-cell>
          <table:table-cell office:value-type="float" office:value="5470400" calcext:value-type="float">
            <text:p>5470400</text:p>
          </table:table-cell>
          <table:table-cell office:value-type="float" office:value="19503" calcext:value-type="float">
            <text:p>19503</text:p>
          </table:table-cell>
          <table:table-cell office:value-type="float" office:value="5200" calcext:value-type="float">
            <text:p>5200</text:p>
          </table:table-cell>
          <table:table-cell office:value-type="float" office:value="1.469422" calcext:value-type="float">
            <text:p>1.469422</text:p>
          </table:table-cell>
          <table:table-cell office:value-type="float" office:value="102.395424" calcext:value-type="float">
            <text:p>102.395424</text:p>
          </table:table-cell>
          <table:table-cell office:value-type="float" office:value="100.926002" calcext:value-type="float">
            <text:p>100.926002</text:p>
          </table:table-cell>
          <table:table-cell office:value-type="float" office:value="0.433617" calcext:value-type="float">
            <text:p>0.433617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12" calcext:value-type="float">
            <text:p>2112</text:p>
          </table:table-cell>
          <table:table-cell office:value-type="float" office:value="816" calcext:value-type="float">
            <text:p>816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.335911" calcext:value-type="float">
            <text:p>1.335911</text:p>
          </table:table-cell>
          <table:table-cell office:value-type="float" office:value="102.117455" calcext:value-type="float">
            <text:p>102.117455</text:p>
          </table:table-cell>
          <table:table-cell office:value-type="float" office:value="100.781544" calcext:value-type="float">
            <text:p>100.781544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672" calcext:value-type="float">
            <text:p>67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.295725" calcext:value-type="float">
            <text:p>1.295725</text:p>
          </table:table-cell>
          <table:table-cell office:value-type="float" office:value="102.10741" calcext:value-type="float">
            <text:p>102.10741</text:p>
          </table:table-cell>
          <table:table-cell office:value-type="float" office:value="100.811684" calcext:value-type="float">
            <text:p>100.81168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386931" calcext:value-type="float">
            <text:p>1.386931</text:p>
          </table:table-cell>
          <table:table-cell office:value-type="float" office:value="98.271987" calcext:value-type="float">
            <text:p>98.271987</text:p>
          </table:table-cell>
          <table:table-cell office:value-type="float" office:value="96.885057" calcext:value-type="float">
            <text:p>96.885057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060301" calcext:value-type="float">
            <text:p>102.060301</text:p>
          </table:table-cell>
          <table:table-cell office:value-type="float" office:value="102.419692" calcext:value-type="float">
            <text:p>102.419692</text:p>
          </table:table-cell>
          <table:table-cell office:value-type="float" office:value="0.359391" calcext:value-type="float">
            <text:p>0.359391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8736860" calcext:value-type="float">
            <text:p>8736860</text:p>
          </table:table-cell>
          <table:table-cell office:value-type="float" office:value="19603" calcext:value-type="float">
            <text:p>19603</text:p>
          </table:table-cell>
          <table:table-cell office:value-type="float" office:value="8305" calcext:value-type="float">
            <text:p>8305</text:p>
          </table:table-cell>
          <table:table-cell office:value-type="float" office:value="1.013865" calcext:value-type="float">
            <text:p>1.013865</text:p>
          </table:table-cell>
          <table:table-cell office:value-type="float" office:value="101.714752" calcext:value-type="float">
            <text:p>101.714752</text:p>
          </table:table-cell>
          <table:table-cell office:value-type="float" office:value="100.700888" calcext:value-type="float">
            <text:p>100.700888</text:p>
          </table:table-cell>
          <table:table-cell office:value-type="float" office:value="0.694084" calcext:value-type="float">
            <text:p>0.694084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621304" calcext:value-type="float">
            <text:p>20621304</text:p>
          </table:table-cell>
          <table:table-cell office:value-type="float" office:value="4909684" calcext:value-type="float">
            <text:p>4909684</text:p>
          </table:table-cell>
          <table:table-cell office:value-type="float" office:value="19602" calcext:value-type="float">
            <text:p>19602</text:p>
          </table:table-cell>
          <table:table-cell office:value-type="float" office:value="4667" calcext:value-type="float">
            <text:p>4667</text:p>
          </table:table-cell>
          <table:table-cell office:value-type="float" office:value="1.428545" calcext:value-type="float">
            <text:p>1.428545</text:p>
          </table:table-cell>
          <table:table-cell office:value-type="float" office:value="102.124761" calcext:value-type="float">
            <text:p>102.124761</text:p>
          </table:table-cell>
          <table:table-cell office:value-type="float" office:value="100.696215" calcext:value-type="float">
            <text:p>100.696215</text:p>
          </table:table-cell>
          <table:table-cell office:value-type="float" office:value="0.390059" calcext:value-type="float">
            <text:p>0.390059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333966" calcext:value-type="float">
            <text:p>1.333966</text:p>
          </table:table-cell>
          <table:table-cell office:value-type="float" office:value="98.3764" calcext:value-type="float">
            <text:p>98.3764</text:p>
          </table:table-cell>
          <table:table-cell office:value-type="float" office:value="97.042434" calcext:value-type="float">
            <text:p>97.042434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.293601" calcext:value-type="float">
            <text:p>1.293601</text:p>
          </table:table-cell>
          <table:table-cell office:value-type="float" office:value="93.259555" calcext:value-type="float">
            <text:p>93.259555</text:p>
          </table:table-cell>
          <table:table-cell office:value-type="float" office:value="91.965955" calcext:value-type="float">
            <text:p>91.96595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373421" calcext:value-type="float">
            <text:p>1.373421</text:p>
          </table:table-cell>
          <table:table-cell office:value-type="float" office:value="87.529893" calcext:value-type="float">
            <text:p>87.529893</text:p>
          </table:table-cell>
          <table:table-cell office:value-type="float" office:value="86.156472" calcext:value-type="float">
            <text:p>86.156472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10688320" calcext:value-type="float">
            <text:p>10688320</text:p>
          </table:table-cell>
          <table:table-cell office:value-type="float" office:value="19701" calcext:value-type="float">
            <text:p>19701</text:p>
          </table:table-cell>
          <table:table-cell office:value-type="float" office:value="10160" calcext:value-type="float">
            <text:p>10160</text:p>
          </table:table-cell>
          <table:table-cell office:value-type="float" office:value="1.019352" calcext:value-type="float">
            <text:p>1.019352</text:p>
          </table:table-cell>
          <table:table-cell office:value-type="float" office:value="101.688024" calcext:value-type="float">
            <text:p>101.688024</text:p>
          </table:table-cell>
          <table:table-cell office:value-type="float" office:value="100.668672" calcext:value-type="float">
            <text:p>100.668672</text:p>
          </table:table-cell>
          <table:table-cell office:value-type="float" office:value="0.849386" calcext:value-type="float">
            <text:p>0.849386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3943948" calcext:value-type="float">
            <text:p>3943948</text:p>
          </table:table-cell>
          <table:table-cell office:value-type="float" office:value="19701" calcext:value-type="float">
            <text:p>19701</text:p>
          </table:table-cell>
          <table:table-cell office:value-type="float" office:value="3749" calcext:value-type="float">
            <text:p>3749</text:p>
          </table:table-cell>
          <table:table-cell office:value-type="float" office:value="1.154761" calcext:value-type="float">
            <text:p>1.154761</text:p>
          </table:table-cell>
          <table:table-cell office:value-type="float" office:value="101.70002" calcext:value-type="float">
            <text:p>101.70002</text:p>
          </table:table-cell>
          <table:table-cell office:value-type="float" office:value="100.545258" calcext:value-type="float">
            <text:p>100.545258</text:p>
          </table:table-cell>
          <table:table-cell office:value-type="float" office:value="0.313805" calcext:value-type="float">
            <text:p>0.313805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68" calcext:value-type="float">
            <text:p>1768</text:p>
          </table:table-cell>
          <table:table-cell office:value-type="float" office:value="664" calcext:value-type="float">
            <text:p>66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046853" calcext:value-type="float">
            <text:p>1.046853</text:p>
          </table:table-cell>
          <table:table-cell office:value-type="float" office:value="101.848079" calcext:value-type="float">
            <text:p>101.848079</text:p>
          </table:table-cell>
          <table:table-cell office:value-type="float" office:value="100.801226" calcext:value-type="float">
            <text:p>100.801226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960" calcext:value-type="float">
            <text:p>9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.026541" calcext:value-type="float">
            <text:p>1.026541</text:p>
          </table:table-cell>
          <table:table-cell office:value-type="float" office:value="101.852602" calcext:value-type="float">
            <text:p>101.852602</text:p>
          </table:table-cell>
          <table:table-cell office:value-type="float" office:value="100.82606" calcext:value-type="float">
            <text:p>100.8260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83354" calcext:value-type="float">
            <text:p>1.083354</text:p>
          </table:table-cell>
          <table:table-cell office:value-type="float" office:value="99.772335" calcext:value-type="float">
            <text:p>99.772335</text:p>
          </table:table-cell>
          <table:table-cell office:value-type="float" office:value="98.688981" calcext:value-type="float">
            <text:p>98.688981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.940382" calcext:value-type="float">
            <text:p>47.940382</text:p>
          </table:table-cell>
          <table:table-cell office:value-type="float" office:value="101.993447" calcext:value-type="float">
            <text:p>101.993447</text:p>
          </table:table-cell>
          <table:table-cell office:value-type="float" office:value="54.053064" calcext:value-type="float">
            <text:p>54.053064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8898868" calcext:value-type="float">
            <text:p>8898868</text:p>
          </table:table-cell>
          <table:table-cell office:value-type="float" office:value="19800" calcext:value-type="float">
            <text:p>19800</text:p>
          </table:table-cell>
          <table:table-cell office:value-type="float" office:value="8459" calcext:value-type="float">
            <text:p>8459</text:p>
          </table:table-cell>
          <table:table-cell office:value-type="float" office:value="1.01689" calcext:value-type="float">
            <text:p>1.01689</text:p>
          </table:table-cell>
          <table:table-cell office:value-type="float" office:value="100.719548" calcext:value-type="float">
            <text:p>100.719548</text:p>
          </table:table-cell>
          <table:table-cell office:value-type="float" office:value="99.702658" calcext:value-type="float">
            <text:p>99.702658</text:p>
          </table:table-cell>
          <table:table-cell office:value-type="float" office:value="0.714033" calcext:value-type="float">
            <text:p>0.714033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4520444" calcext:value-type="float">
            <text:p>4520444</text:p>
          </table:table-cell>
          <table:table-cell office:value-type="float" office:value="19800" calcext:value-type="float">
            <text:p>19800</text:p>
          </table:table-cell>
          <table:table-cell office:value-type="float" office:value="4297" calcext:value-type="float">
            <text:p>4297</text:p>
          </table:table-cell>
          <table:table-cell office:value-type="float" office:value="1.454181" calcext:value-type="float">
            <text:p>1.454181</text:p>
          </table:table-cell>
          <table:table-cell office:value-type="float" office:value="99.112023" calcext:value-type="float">
            <text:p>99.112023</text:p>
          </table:table-cell>
          <table:table-cell office:value-type="float" office:value="97.657842" calcext:value-type="float">
            <text:p>97.657842</text:p>
          </table:table-cell>
          <table:table-cell office:value-type="float" office:value="0.370309" calcext:value-type="float">
            <text:p>0.370309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528" calcext:value-type="float">
            <text:p>5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.359082" calcext:value-type="float">
            <text:p>1.359082</text:p>
          </table:table-cell>
          <table:table-cell office:value-type="float" office:value="92.535002" calcext:value-type="float">
            <text:p>92.535002</text:p>
          </table:table-cell>
          <table:table-cell office:value-type="float" office:value="91.17592" calcext:value-type="float">
            <text:p>91.17592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768" calcext:value-type="float">
            <text:p>76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313134" calcext:value-type="float">
            <text:p>1.313134</text:p>
          </table:table-cell>
          <table:table-cell office:value-type="float" office:value="92.558557" calcext:value-type="float">
            <text:p>92.558557</text:p>
          </table:table-cell>
          <table:table-cell office:value-type="float" office:value="91.245423" calcext:value-type="float">
            <text:p>91.245423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404679" calcext:value-type="float">
            <text:p>1.404679</text:p>
          </table:table-cell>
          <table:table-cell office:value-type="float" office:value="93.900084" calcext:value-type="float">
            <text:p>93.900084</text:p>
          </table:table-cell>
          <table:table-cell office:value-type="float" office:value="92.495405" calcext:value-type="float">
            <text:p>92.49540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8066736" calcext:value-type="float">
            <text:p>8066736</text:p>
          </table:table-cell>
          <table:table-cell office:value-type="float" office:value="19900" calcext:value-type="float">
            <text:p>19900</text:p>
          </table:table-cell>
          <table:table-cell office:value-type="float" office:value="7668" calcext:value-type="float">
            <text:p>7668</text:p>
          </table:table-cell>
          <table:table-cell office:value-type="float" office:value="1.014273" calcext:value-type="float">
            <text:p>1.014273</text:p>
          </table:table-cell>
          <table:table-cell office:value-type="float" office:value="101.526536" calcext:value-type="float">
            <text:p>101.526536</text:p>
          </table:table-cell>
          <table:table-cell office:value-type="float" office:value="100.512263" calcext:value-type="float">
            <text:p>100.512263</text:p>
          </table:table-cell>
          <table:table-cell office:value-type="float" office:value="0.64205" calcext:value-type="float">
            <text:p>0.64205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933748" calcext:value-type="float">
            <text:p>20933748</text:p>
          </table:table-cell>
          <table:table-cell office:value-type="float" office:value="5058016" calcext:value-type="float">
            <text:p>5058016</text:p>
          </table:table-cell>
          <table:table-cell office:value-type="float" office:value="19899" calcext:value-type="float">
            <text:p>19899</text:p>
          </table:table-cell>
          <table:table-cell office:value-type="float" office:value="4808" calcext:value-type="float">
            <text:p>4808</text:p>
          </table:table-cell>
          <table:table-cell office:value-type="float" office:value="1.183269" calcext:value-type="float">
            <text:p>1.183269</text:p>
          </table:table-cell>
          <table:table-cell office:value-type="float" office:value="101.498602" calcext:value-type="float">
            <text:p>101.498602</text:p>
          </table:table-cell>
          <table:table-cell office:value-type="float" office:value="100.315334" calcext:value-type="float">
            <text:p>100.315334</text:p>
          </table:table-cell>
          <table:table-cell office:value-type="float" office:value="0.403369" calcext:value-type="float">
            <text:p>0.403369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816" calcext:value-type="float">
            <text:p>816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.048226" calcext:value-type="float">
            <text:p>1.048226</text:p>
          </table:table-cell>
          <table:table-cell office:value-type="float" office:value="101.535766" calcext:value-type="float">
            <text:p>101.535766</text:p>
          </table:table-cell>
          <table:table-cell office:value-type="float" office:value="100.48754" calcext:value-type="float">
            <text:p>100.48754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015699" calcext:value-type="float">
            <text:p>1.015699</text:p>
          </table:table-cell>
          <table:table-cell office:value-type="float" office:value="101.756074" calcext:value-type="float">
            <text:p>101.756074</text:p>
          </table:table-cell>
          <table:table-cell office:value-type="float" office:value="100.740375" calcext:value-type="float">
            <text:p>100.740375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6" calcext:value-type="float">
            <text:p>456</text:p>
          </table:table-cell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106159" calcext:value-type="float">
            <text:p>1.106159</text:p>
          </table:table-cell>
          <table:table-cell office:value-type="float" office:value="101.754528" calcext:value-type="float">
            <text:p>101.754528</text:p>
          </table:table-cell>
          <table:table-cell office:value-type="float" office:value="100.648369" calcext:value-type="float">
            <text:p>100.648369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8042540" calcext:value-type="float">
            <text:p>8042540</text:p>
          </table:table-cell>
          <table:table-cell office:value-type="float" office:value="19999" calcext:value-type="float">
            <text:p>19999</text:p>
          </table:table-cell>
          <table:table-cell office:value-type="float" office:value="7645" calcext:value-type="float">
            <text:p>7645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01.796971" calcext:value-type="float">
            <text:p>101.796971</text:p>
          </table:table-cell>
          <table:table-cell office:value-type="float" office:value="100.789578" calcext:value-type="float">
            <text:p>100.789578</text:p>
          </table:table-cell>
          <table:table-cell office:value-type="float" office:value="0.638363" calcext:value-type="float">
            <text:p>0.638363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037896" calcext:value-type="float">
            <text:p>21037896</text:p>
          </table:table-cell>
          <table:table-cell office:value-type="float" office:value="4985428" calcext:value-type="float">
            <text:p>4985428</text:p>
          </table:table-cell>
          <table:table-cell office:value-type="float" office:value="19998" calcext:value-type="float">
            <text:p>19998</text:p>
          </table:table-cell>
          <table:table-cell office:value-type="float" office:value="4739" calcext:value-type="float">
            <text:p>4739</text:p>
          </table:table-cell>
          <table:table-cell office:value-type="float" office:value="3.17274" calcext:value-type="float">
            <text:p>3.17274</text:p>
          </table:table-cell>
          <table:table-cell office:value-type="float" office:value="101.892934" calcext:value-type="float">
            <text:p>101.892934</text:p>
          </table:table-cell>
          <table:table-cell office:value-type="float" office:value="98.720194" calcext:value-type="float">
            <text:p>98.720194</text:p>
          </table:table-cell>
          <table:table-cell office:value-type="float" office:value="0.404005" calcext:value-type="float">
            <text:p>0.404005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864" calcext:value-type="float">
            <text:p>86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.050289" calcext:value-type="float">
            <text:p>1.050289</text:p>
          </table:table-cell>
          <table:table-cell office:value-type="float" office:value="102.062681" calcext:value-type="float">
            <text:p>102.062681</text:p>
          </table:table-cell>
          <table:table-cell office:value-type="float" office:value="101.012392" calcext:value-type="float">
            <text:p>101.012392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.024035" calcext:value-type="float">
            <text:p>1.024035</text:p>
          </table:table-cell>
          <table:table-cell office:value-type="float" office:value="102.059681" calcext:value-type="float">
            <text:p>102.059681</text:p>
          </table:table-cell>
          <table:table-cell office:value-type="float" office:value="101.035646" calcext:value-type="float">
            <text:p>101.035646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.090546" calcext:value-type="float">
            <text:p>3.090546</text:p>
          </table:table-cell>
          <table:table-cell office:value-type="float" office:value="101.595986" calcext:value-type="float">
            <text:p>101.595986</text:p>
          </table:table-cell>
          <table:table-cell office:value-type="float" office:value="98.50544" calcext:value-type="float">
            <text:p>98.50544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061275" calcext:value-type="float">
            <text:p>102.061275</text:p>
          </table:table-cell>
          <table:table-cell office:value-type="float" office:value="102.205113" calcext:value-type="float">
            <text:p>102.205113</text:p>
          </table:table-cell>
          <table:table-cell office:value-type="float" office:value="0.143838" calcext:value-type="float">
            <text:p>0.143838</text:p>
          </table:table-cell>
          <table:table-cell office:value-type="float" office:value="0.005006" calcext:value-type="float">
            <text:p>0.005006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7106260" calcext:value-type="float">
            <text:p>7106260</text:p>
          </table:table-cell>
          <table:table-cell office:value-type="float" office:value="20098" calcext:value-type="float">
            <text:p>20098</text:p>
          </table:table-cell>
          <table:table-cell office:value-type="float" office:value="6755" calcext:value-type="float">
            <text:p>6755</text:p>
          </table:table-cell>
          <table:table-cell office:value-type="float" office:value="1.020805" calcext:value-type="float">
            <text:p>1.020805</text:p>
          </table:table-cell>
          <table:table-cell office:value-type="float" office:value="101.674706" calcext:value-type="float">
            <text:p>101.674706</text:p>
          </table:table-cell>
          <table:table-cell office:value-type="float" office:value="100.6539" calcext:value-type="float">
            <text:p>100.6539</text:p>
          </table:table-cell>
          <table:table-cell office:value-type="float" office:value="0.564808" calcext:value-type="float">
            <text:p>0.564808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142044" calcext:value-type="float">
            <text:p>21142044</text:p>
          </table:table-cell>
          <table:table-cell office:value-type="float" office:value="5565080" calcext:value-type="float">
            <text:p>5565080</text:p>
          </table:table-cell>
          <table:table-cell office:value-type="float" office:value="20097" calcext:value-type="float">
            <text:p>20097</text:p>
          </table:table-cell>
          <table:table-cell office:value-type="float" office:value="5290" calcext:value-type="float">
            <text:p>5290</text:p>
          </table:table-cell>
          <table:table-cell office:value-type="float" office:value="1.117101" calcext:value-type="float">
            <text:p>1.117101</text:p>
          </table:table-cell>
          <table:table-cell office:value-type="float" office:value="102.826972" calcext:value-type="float">
            <text:p>102.826972</text:p>
          </table:table-cell>
          <table:table-cell office:value-type="float" office:value="101.709871" calcext:value-type="float">
            <text:p>101.709871</text:p>
          </table:table-cell>
          <table:table-cell office:value-type="float" office:value="0.437722" calcext:value-type="float">
            <text:p>0.437722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720" calcext:value-type="float">
            <text:p>72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.011345" calcext:value-type="float">
            <text:p>1.011345</text:p>
          </table:table-cell>
          <table:table-cell office:value-type="float" office:value="101.735814" calcext:value-type="float">
            <text:p>101.735814</text:p>
          </table:table-cell>
          <table:table-cell office:value-type="float" office:value="100.724469" calcext:value-type="float">
            <text:p>100.724469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528" calcext:value-type="float">
            <text:p>52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.022492" calcext:value-type="float">
            <text:p>1.022492</text:p>
          </table:table-cell>
          <table:table-cell office:value-type="float" office:value="101.748495" calcext:value-type="float">
            <text:p>101.748495</text:p>
          </table:table-cell>
          <table:table-cell office:value-type="float" office:value="100.726003" calcext:value-type="float">
            <text:p>100.726003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33763" calcext:value-type="float">
            <text:p>1.033763</text:p>
          </table:table-cell>
          <table:table-cell office:value-type="float" office:value="102.820229" calcext:value-type="float">
            <text:p>102.820229</text:p>
          </table:table-cell>
          <table:table-cell office:value-type="float" office:value="101.786466" calcext:value-type="float">
            <text:p>101.78646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9671036" calcext:value-type="float">
            <text:p>9671036</text:p>
          </table:table-cell>
          <table:table-cell office:value-type="float" office:value="20196" calcext:value-type="float">
            <text:p>20196</text:p>
          </table:table-cell>
          <table:table-cell office:value-type="float" office:value="9193" calcext:value-type="float">
            <text:p>9193</text:p>
          </table:table-cell>
          <table:table-cell office:value-type="float" office:value="1.013102" calcext:value-type="float">
            <text:p>1.013102</text:p>
          </table:table-cell>
          <table:table-cell office:value-type="float" office:value="101.20479" calcext:value-type="float">
            <text:p>101.20479</text:p>
          </table:table-cell>
          <table:table-cell office:value-type="float" office:value="100.191688" calcext:value-type="float">
            <text:p>100.191688</text:p>
          </table:table-cell>
          <table:table-cell office:value-type="float" office:value="0.772203" calcext:value-type="float">
            <text:p>0.772203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4443648" calcext:value-type="float">
            <text:p>4443648</text:p>
          </table:table-cell>
          <table:table-cell office:value-type="float" office:value="20196" calcext:value-type="float">
            <text:p>20196</text:p>
          </table:table-cell>
          <table:table-cell office:value-type="float" office:value="4224" calcext:value-type="float">
            <text:p>4224</text:p>
          </table:table-cell>
          <table:table-cell office:value-type="float" office:value="1.486077" calcext:value-type="float">
            <text:p>1.486077</text:p>
          </table:table-cell>
          <table:table-cell office:value-type="float" office:value="101.336455" calcext:value-type="float">
            <text:p>101.336455</text:p>
          </table:table-cell>
          <table:table-cell office:value-type="float" office:value="99.850378" calcext:value-type="float">
            <text:p>99.850378</text:p>
          </table:table-cell>
          <table:table-cell office:value-type="float" office:value="0.356025" calcext:value-type="float">
            <text:p>0.356025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347023" calcext:value-type="float">
            <text:p>1.347023</text:p>
          </table:table-cell>
          <table:table-cell office:value-type="float" office:value="101.513879" calcext:value-type="float">
            <text:p>101.513879</text:p>
          </table:table-cell>
          <table:table-cell office:value-type="float" office:value="100.166855" calcext:value-type="float">
            <text:p>100.166855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960" calcext:value-type="float">
            <text:p>9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.300795" calcext:value-type="float">
            <text:p>1.300795</text:p>
          </table:table-cell>
          <table:table-cell office:value-type="float" office:value="101.510919" calcext:value-type="float">
            <text:p>101.510919</text:p>
          </table:table-cell>
          <table:table-cell office:value-type="float" office:value="100.210123" calcext:value-type="float">
            <text:p>100.210123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392341" calcext:value-type="float">
            <text:p>1.392341</text:p>
          </table:table-cell>
          <table:table-cell office:value-type="float" office:value="100.291808" calcext:value-type="float">
            <text:p>100.291808</text:p>
          </table:table-cell>
          <table:table-cell office:value-type="float" office:value="98.899467" calcext:value-type="float">
            <text:p>98.899467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512293" calcext:value-type="float">
            <text:p>101.512293</text:p>
          </table:table-cell>
          <table:table-cell office:value-type="float" office:value="101.641605" calcext:value-type="float">
            <text:p>101.641605</text:p>
          </table:table-cell>
          <table:table-cell office:value-type="float" office:value="0.129312" calcext:value-type="float">
            <text:p>0.129312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8484380" calcext:value-type="float">
            <text:p>8484380</text:p>
          </table:table-cell>
          <table:table-cell office:value-type="float" office:value="20295" calcext:value-type="float">
            <text:p>20295</text:p>
          </table:table-cell>
          <table:table-cell office:value-type="float" office:value="8065" calcext:value-type="float">
            <text:p>8065</text:p>
          </table:table-cell>
          <table:table-cell office:value-type="float" office:value="1.018369" calcext:value-type="float">
            <text:p>1.018369</text:p>
          </table:table-cell>
          <table:table-cell office:value-type="float" office:value="100.716014" calcext:value-type="float">
            <text:p>100.716014</text:p>
          </table:table-cell>
          <table:table-cell office:value-type="float" office:value="99.697646" calcext:value-type="float">
            <text:p>99.697646</text:p>
          </table:table-cell>
          <table:table-cell office:value-type="float" office:value="0.680809" calcext:value-type="float">
            <text:p>0.680809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4820264" calcext:value-type="float">
            <text:p>4820264</text:p>
          </table:table-cell>
          <table:table-cell office:value-type="float" office:value="20295" calcext:value-type="float">
            <text:p>20295</text:p>
          </table:table-cell>
          <table:table-cell office:value-type="float" office:value="4582" calcext:value-type="float">
            <text:p>4582</text:p>
          </table:table-cell>
          <table:table-cell office:value-type="float" office:value="1.522187" calcext:value-type="float">
            <text:p>1.522187</text:p>
          </table:table-cell>
          <table:table-cell office:value-type="float" office:value="101.646462" calcext:value-type="float">
            <text:p>101.646462</text:p>
          </table:table-cell>
          <table:table-cell office:value-type="float" office:value="100.124275" calcext:value-type="float">
            <text:p>100.124275</text:p>
          </table:table-cell>
          <table:table-cell office:value-type="float" office:value="0.385142" calcext:value-type="float">
            <text:p>0.385142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356198" calcext:value-type="float">
            <text:p>1.356198</text:p>
          </table:table-cell>
          <table:table-cell office:value-type="float" office:value="100.721667" calcext:value-type="float">
            <text:p>100.721667</text:p>
          </table:table-cell>
          <table:table-cell office:value-type="float" office:value="99.365469" calcext:value-type="float">
            <text:p>99.365469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816" calcext:value-type="float">
            <text:p>81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.315933" calcext:value-type="float">
            <text:p>1.315933</text:p>
          </table:table-cell>
          <table:table-cell office:value-type="float" office:value="100.736119" calcext:value-type="float">
            <text:p>100.736119</text:p>
          </table:table-cell>
          <table:table-cell office:value-type="float" office:value="99.420186" calcext:value-type="float">
            <text:p>99.420186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412521" calcext:value-type="float">
            <text:p>1.412521</text:p>
          </table:table-cell>
          <table:table-cell office:value-type="float" office:value="100.723605" calcext:value-type="float">
            <text:p>100.723605</text:p>
          </table:table-cell>
          <table:table-cell office:value-type="float" office:value="99.311084" calcext:value-type="float">
            <text:p>99.31108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8538032" calcext:value-type="float">
            <text:p>8538032</text:p>
          </table:table-cell>
          <table:table-cell office:value-type="float" office:value="20394" calcext:value-type="float">
            <text:p>20394</text:p>
          </table:table-cell>
          <table:table-cell office:value-type="float" office:value="8116" calcext:value-type="float">
            <text:p>8116</text:p>
          </table:table-cell>
          <table:table-cell office:value-type="float" office:value="1.014452" calcext:value-type="float">
            <text:p>1.014452</text:p>
          </table:table-cell>
          <table:table-cell office:value-type="float" office:value="101.71602" calcext:value-type="float">
            <text:p>101.71602</text:p>
          </table:table-cell>
          <table:table-cell office:value-type="float" office:value="100.701568" calcext:value-type="float">
            <text:p>100.701568</text:p>
          </table:table-cell>
          <table:table-cell office:value-type="float" office:value="0.678284" calcext:value-type="float">
            <text:p>0.678284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4900216" calcext:value-type="float">
            <text:p>4900216</text:p>
          </table:table-cell>
          <table:table-cell office:value-type="float" office:value="20394" calcext:value-type="float">
            <text:p>20394</text:p>
          </table:table-cell>
          <table:table-cell office:value-type="float" office:value="4658" calcext:value-type="float">
            <text:p>4658</text:p>
          </table:table-cell>
          <table:table-cell office:value-type="float" office:value="1.172217" calcext:value-type="float">
            <text:p>1.172217</text:p>
          </table:table-cell>
          <table:table-cell office:value-type="float" office:value="102.028877" calcext:value-type="float">
            <text:p>102.028877</text:p>
          </table:table-cell>
          <table:table-cell office:value-type="float" office:value="100.85666" calcext:value-type="float">
            <text:p>100.85666</text:p>
          </table:table-cell>
          <table:table-cell office:value-type="float" office:value="0.388688" calcext:value-type="float">
            <text:p>0.388688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60571" calcext:value-type="float">
            <text:p>1.060571</text:p>
          </table:table-cell>
          <table:table-cell office:value-type="float" office:value="101.729882" calcext:value-type="float">
            <text:p>101.729882</text:p>
          </table:table-cell>
          <table:table-cell office:value-type="float" office:value="100.669312" calcext:value-type="float">
            <text:p>100.66931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528" calcext:value-type="float">
            <text:p>5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.021701" calcext:value-type="float">
            <text:p>1.021701</text:p>
          </table:table-cell>
          <table:table-cell office:value-type="float" office:value="91.473496" calcext:value-type="float">
            <text:p>91.473496</text:p>
          </table:table-cell>
          <table:table-cell office:value-type="float" office:value="90.451794" calcext:value-type="float">
            <text:p>90.451794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111891" calcext:value-type="float">
            <text:p>1.111891</text:p>
          </table:table-cell>
          <table:table-cell office:value-type="float" office:value="101.731216" calcext:value-type="float">
            <text:p>101.731216</text:p>
          </table:table-cell>
          <table:table-cell office:value-type="float" office:value="100.619326" calcext:value-type="float">
            <text:p>100.619326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8942000" calcext:value-type="float">
            <text:p>8942000</text:p>
          </table:table-cell>
          <table:table-cell office:value-type="float" office:value="20493" calcext:value-type="float">
            <text:p>20493</text:p>
          </table:table-cell>
          <table:table-cell office:value-type="float" office:value="8500" calcext:value-type="float">
            <text:p>8500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01.712805" calcext:value-type="float">
            <text:p>101.712805</text:p>
          </table:table-cell>
          <table:table-cell office:value-type="float" office:value="100.697495" calcext:value-type="float">
            <text:p>100.697495</text:p>
          </table:table-cell>
          <table:table-cell office:value-type="float" office:value="0.710405" calcext:value-type="float">
            <text:p>0.710405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4784496" calcext:value-type="float">
            <text:p>4784496</text:p>
          </table:table-cell>
          <table:table-cell office:value-type="float" office:value="20493" calcext:value-type="float">
            <text:p>20493</text:p>
          </table:table-cell>
          <table:table-cell office:value-type="float" office:value="4548" calcext:value-type="float">
            <text:p>4548</text:p>
          </table:table-cell>
          <table:table-cell office:value-type="float" office:value="1.196075" calcext:value-type="float">
            <text:p>1.196075</text:p>
          </table:table-cell>
          <table:table-cell office:value-type="float" office:value="101.943454" calcext:value-type="float">
            <text:p>101.943454</text:p>
          </table:table-cell>
          <table:table-cell office:value-type="float" office:value="100.747379" calcext:value-type="float">
            <text:p>100.747379</text:p>
          </table:table-cell>
          <table:table-cell office:value-type="float" office:value="0.37992" calcext:value-type="float">
            <text:p>0.37992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.066243" calcext:value-type="float">
            <text:p>1.066243</text:p>
          </table:table-cell>
          <table:table-cell office:value-type="float" office:value="97.772579" calcext:value-type="float">
            <text:p>97.772579</text:p>
          </table:table-cell>
          <table:table-cell office:value-type="float" office:value="96.706336" calcext:value-type="float">
            <text:p>96.706336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034427" calcext:value-type="float">
            <text:p>1.034427</text:p>
          </table:table-cell>
          <table:table-cell office:value-type="float" office:value="98.35082" calcext:value-type="float">
            <text:p>98.35082</text:p>
          </table:table-cell>
          <table:table-cell office:value-type="float" office:value="97.316393" calcext:value-type="float">
            <text:p>97.316393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113661" calcext:value-type="float">
            <text:p>1.113661</text:p>
          </table:table-cell>
          <table:table-cell office:value-type="float" office:value="97.781102" calcext:value-type="float">
            <text:p>97.781102</text:p>
          </table:table-cell>
          <table:table-cell office:value-type="float" office:value="96.667442" calcext:value-type="float">
            <text:p>96.667442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9567940" calcext:value-type="float">
            <text:p>9567940</text:p>
          </table:table-cell>
          <table:table-cell office:value-type="float" office:value="20593" calcext:value-type="float">
            <text:p>20593</text:p>
          </table:table-cell>
          <table:table-cell office:value-type="float" office:value="9095" calcext:value-type="float">
            <text:p>9095</text:p>
          </table:table-cell>
          <table:table-cell office:value-type="float" office:value="1.018333" calcext:value-type="float">
            <text:p>1.018333</text:p>
          </table:table-cell>
          <table:table-cell office:value-type="float" office:value="100.735993" calcext:value-type="float">
            <text:p>100.735993</text:p>
          </table:table-cell>
          <table:table-cell office:value-type="float" office:value="99.71766" calcext:value-type="float">
            <text:p>99.71766</text:p>
          </table:table-cell>
          <table:table-cell office:value-type="float" office:value="0.767602" calcext:value-type="float">
            <text:p>0.767602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662784" calcext:value-type="float">
            <text:p>21662784</text:p>
          </table:table-cell>
          <table:table-cell office:value-type="float" office:value="4282692" calcext:value-type="float">
            <text:p>4282692</text:p>
          </table:table-cell>
          <table:table-cell office:value-type="float" office:value="20592" calcext:value-type="float">
            <text:p>20592</text:p>
          </table:table-cell>
          <table:table-cell office:value-type="float" office:value="4071" calcext:value-type="float">
            <text:p>4071</text:p>
          </table:table-cell>
          <table:table-cell office:value-type="float" office:value="1.516379" calcext:value-type="float">
            <text:p>1.516379</text:p>
          </table:table-cell>
          <table:table-cell office:value-type="float" office:value="96.532169" calcext:value-type="float">
            <text:p>96.532169</text:p>
          </table:table-cell>
          <table:table-cell office:value-type="float" office:value="95.01579" calcext:value-type="float">
            <text:p>95.01579</text:p>
          </table:table-cell>
          <table:table-cell office:value-type="float" office:value="0.360588" calcext:value-type="float">
            <text:p>0.360588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366197" calcext:value-type="float">
            <text:p>1.366197</text:p>
          </table:table-cell>
          <table:table-cell office:value-type="float" office:value="89.552221" calcext:value-type="float">
            <text:p>89.552221</text:p>
          </table:table-cell>
          <table:table-cell office:value-type="float" office:value="88.186024" calcext:value-type="float">
            <text:p>88.186024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2" calcext:value-type="float">
            <text:p>1432</text:p>
          </table:table-cell>
          <table:table-cell office:value-type="float" office:value="904" calcext:value-type="float">
            <text:p>90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325112" calcext:value-type="float">
            <text:p>1.325112</text:p>
          </table:table-cell>
          <table:table-cell office:value-type="float" office:value="101.020946" calcext:value-type="float">
            <text:p>101.020946</text:p>
          </table:table-cell>
          <table:table-cell office:value-type="float" office:value="99.695834" calcext:value-type="float">
            <text:p>99.695834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406552" calcext:value-type="float">
            <text:p>1.406552</text:p>
          </table:table-cell>
          <table:table-cell office:value-type="float" office:value="89.553555" calcext:value-type="float">
            <text:p>89.553555</text:p>
          </table:table-cell>
          <table:table-cell office:value-type="float" office:value="88.147003" calcext:value-type="float">
            <text:p>88.147003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8224536" calcext:value-type="float">
            <text:p>8224536</text:p>
          </table:table-cell>
          <table:table-cell office:value-type="float" office:value="20691" calcext:value-type="float">
            <text:p>20691</text:p>
          </table:table-cell>
          <table:table-cell office:value-type="float" office:value="7818" calcext:value-type="float">
            <text:p>7818</text:p>
          </table:table-cell>
          <table:table-cell office:value-type="float" office:value="1.017329" calcext:value-type="float">
            <text:p>1.017329</text:p>
          </table:table-cell>
          <table:table-cell office:value-type="float" office:value="101.789538" calcext:value-type="float">
            <text:p>101.789538</text:p>
          </table:table-cell>
          <table:table-cell office:value-type="float" office:value="100.772208" calcext:value-type="float">
            <text:p>100.772208</text:p>
          </table:table-cell>
          <table:table-cell office:value-type="float" office:value="0.652921" calcext:value-type="float">
            <text:p>0.652921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5049600" calcext:value-type="float">
            <text:p>5049600</text:p>
          </table:table-cell>
          <table:table-cell office:value-type="float" office:value="20691" calcext:value-type="float">
            <text:p>20691</text:p>
          </table:table-cell>
          <table:table-cell office:value-type="float" office:value="4800" calcext:value-type="float">
            <text:p>4800</text:p>
          </table:table-cell>
          <table:table-cell office:value-type="float" office:value="1.517743" calcext:value-type="float">
            <text:p>1.517743</text:p>
          </table:table-cell>
          <table:table-cell office:value-type="float" office:value="101.945196" calcext:value-type="float">
            <text:p>101.945196</text:p>
          </table:table-cell>
          <table:table-cell office:value-type="float" office:value="100.427453" calcext:value-type="float">
            <text:p>100.427453</text:p>
          </table:table-cell>
          <table:table-cell office:value-type="float" office:value="0.402249" calcext:value-type="float">
            <text:p>0.402249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816" calcext:value-type="float">
            <text:p>816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.373324" calcext:value-type="float">
            <text:p>1.373324</text:p>
          </table:table-cell>
          <table:table-cell office:value-type="float" office:value="102.099405" calcext:value-type="float">
            <text:p>102.099405</text:p>
          </table:table-cell>
          <table:table-cell office:value-type="float" office:value="100.72608" calcext:value-type="float">
            <text:p>100.72608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624" calcext:value-type="float">
            <text:p>62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.327596" calcext:value-type="float">
            <text:p>1.327596</text:p>
          </table:table-cell>
          <table:table-cell office:value-type="float" office:value="102.096465" calcext:value-type="float">
            <text:p>102.096465</text:p>
          </table:table-cell>
          <table:table-cell office:value-type="float" office:value="100.768868" calcext:value-type="float">
            <text:p>100.76886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.430107" calcext:value-type="float">
            <text:p>1.430107</text:p>
          </table:table-cell>
          <table:table-cell office:value-type="float" office:value="101.804434" calcext:value-type="float">
            <text:p>101.804434</text:p>
          </table:table-cell>
          <table:table-cell office:value-type="float" office:value="100.374327" calcext:value-type="float">
            <text:p>100.374327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097859" calcext:value-type="float">
            <text:p>102.097859</text:p>
          </table:table-cell>
          <table:table-cell office:value-type="float" office:value="102.267108" calcext:value-type="float">
            <text:p>102.267108</text:p>
          </table:table-cell>
          <table:table-cell office:value-type="float" office:value="0.169249" calcext:value-type="float">
            <text:p>0.169249</text:p>
          </table:table-cell>
          <table:table-cell office:value-type="float" office:value="0.002836" calcext:value-type="float">
            <text:p>0.002836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9598448" calcext:value-type="float">
            <text:p>9598448</text:p>
          </table:table-cell>
          <table:table-cell office:value-type="float" office:value="20790" calcext:value-type="float">
            <text:p>20790</text:p>
          </table:table-cell>
          <table:table-cell office:value-type="float" office:value="9124" calcext:value-type="float">
            <text:p>9124</text:p>
          </table:table-cell>
          <table:table-cell office:value-type="float" office:value="1.015393" calcext:value-type="float">
            <text:p>1.015393</text:p>
          </table:table-cell>
          <table:table-cell office:value-type="float" office:value="100.726123" calcext:value-type="float">
            <text:p>100.726123</text:p>
          </table:table-cell>
          <table:table-cell office:value-type="float" office:value="99.71073" calcext:value-type="float">
            <text:p>99.71073</text:p>
          </table:table-cell>
          <table:table-cell office:value-type="float" office:value="0.770104" calcext:value-type="float">
            <text:p>0.770104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4482572" calcext:value-type="float">
            <text:p>4482572</text:p>
          </table:table-cell>
          <table:table-cell office:value-type="float" office:value="20790" calcext:value-type="float">
            <text:p>20790</text:p>
          </table:table-cell>
          <table:table-cell office:value-type="float" office:value="4261" calcext:value-type="float">
            <text:p>4261</text:p>
          </table:table-cell>
          <table:table-cell office:value-type="float" office:value="1.156779" calcext:value-type="float">
            <text:p>1.156779</text:p>
          </table:table-cell>
          <table:table-cell office:value-type="float" office:value="101.686723" calcext:value-type="float">
            <text:p>101.686723</text:p>
          </table:table-cell>
          <table:table-cell office:value-type="float" office:value="100.529944" calcext:value-type="float">
            <text:p>100.529944</text:p>
          </table:table-cell>
          <table:table-cell office:value-type="float" office:value="0.356715" calcext:value-type="float">
            <text:p>0.356715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672" calcext:value-type="float">
            <text:p>67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.048916" calcext:value-type="float">
            <text:p>1.048916</text:p>
          </table:table-cell>
          <table:table-cell office:value-type="float" office:value="100.904275" calcext:value-type="float">
            <text:p>100.904275</text:p>
          </table:table-cell>
          <table:table-cell office:value-type="float" office:value="99.855359" calcext:value-type="float">
            <text:p>99.855359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768" calcext:value-type="float">
            <text:p>76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.017019" calcext:value-type="float">
            <text:p>1.017019</text:p>
          </table:table-cell>
          <table:table-cell office:value-type="float" office:value="100.905781" calcext:value-type="float">
            <text:p>100.905781</text:p>
          </table:table-cell>
          <table:table-cell office:value-type="float" office:value="99.888762" calcext:value-type="float">
            <text:p>99.888762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090931" calcext:value-type="float">
            <text:p>1.090931</text:p>
          </table:table-cell>
          <table:table-cell office:value-type="float" office:value="100.907575" calcext:value-type="float">
            <text:p>100.907575</text:p>
          </table:table-cell>
          <table:table-cell office:value-type="float" office:value="99.816645" calcext:value-type="float">
            <text:p>99.81664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8728444" calcext:value-type="float">
            <text:p>8728444</text:p>
          </table:table-cell>
          <table:table-cell office:value-type="float" office:value="20890" calcext:value-type="float">
            <text:p>20890</text:p>
          </table:table-cell>
          <table:table-cell office:value-type="float" office:value="8297" calcext:value-type="float">
            <text:p>8297</text:p>
          </table:table-cell>
          <table:table-cell office:value-type="float" office:value="1.016138" calcext:value-type="float">
            <text:p>1.016138</text:p>
          </table:table-cell>
          <table:table-cell office:value-type="float" office:value="100.678266" calcext:value-type="float">
            <text:p>100.678266</text:p>
          </table:table-cell>
          <table:table-cell office:value-type="float" office:value="99.662128" calcext:value-type="float">
            <text:p>99.662128</text:p>
          </table:table-cell>
          <table:table-cell office:value-type="float" office:value="0.700643" calcext:value-type="float">
            <text:p>0.700643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975228" calcext:value-type="float">
            <text:p>21975228</text:p>
          </table:table-cell>
          <table:table-cell office:value-type="float" office:value="4614072" calcext:value-type="float">
            <text:p>4614072</text:p>
          </table:table-cell>
          <table:table-cell office:value-type="float" office:value="20889" calcext:value-type="float">
            <text:p>20889</text:p>
          </table:table-cell>
          <table:table-cell office:value-type="float" office:value="4386" calcext:value-type="float">
            <text:p>4386</text:p>
          </table:table-cell>
          <table:table-cell office:value-type="float" office:value="1.959762" calcext:value-type="float">
            <text:p>1.959762</text:p>
          </table:table-cell>
          <table:table-cell office:value-type="float" office:value="98.684008" calcext:value-type="float">
            <text:p>98.684008</text:p>
          </table:table-cell>
          <table:table-cell office:value-type="float" office:value="96.724246" calcext:value-type="float">
            <text:p>96.724246</text:p>
          </table:table-cell>
          <table:table-cell office:value-type="float" office:value="0.381627" calcext:value-type="float">
            <text:p>0.381627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528" calcext:value-type="float">
            <text:p>5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.837112" calcext:value-type="float">
            <text:p>1.837112</text:p>
          </table:table-cell>
          <table:table-cell office:value-type="float" office:value="86.909611" calcext:value-type="float">
            <text:p>86.909611</text:p>
          </table:table-cell>
          <table:table-cell office:value-type="float" office:value="85.072498" calcext:value-type="float">
            <text:p>85.07249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.791244" calcext:value-type="float">
            <text:p>1.791244</text:p>
          </table:table-cell>
          <table:table-cell office:value-type="float" office:value="98.691437" calcext:value-type="float">
            <text:p>98.691437</text:p>
          </table:table-cell>
          <table:table-cell office:value-type="float" office:value="96.900193" calcext:value-type="float">
            <text:p>96.90019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888072" calcext:value-type="float">
            <text:p>1.888072</text:p>
          </table:table-cell>
          <table:table-cell office:value-type="float" office:value="86.910945" calcext:value-type="float">
            <text:p>86.910945</text:p>
          </table:table-cell>
          <table:table-cell office:value-type="float" office:value="85.022872" calcext:value-type="float">
            <text:p>85.02287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8671636" calcext:value-type="float">
            <text:p>8671636</text:p>
          </table:table-cell>
          <table:table-cell office:value-type="float" office:value="20989" calcext:value-type="float">
            <text:p>20989</text:p>
          </table:table-cell>
          <table:table-cell office:value-type="float" office:value="8243" calcext:value-type="float">
            <text:p>8243</text:p>
          </table:table-cell>
          <table:table-cell office:value-type="float" office:value="1.014253" calcext:value-type="float">
            <text:p>1.014253</text:p>
          </table:table-cell>
          <table:table-cell office:value-type="float" office:value="101.708066" calcext:value-type="float">
            <text:p>101.708066</text:p>
          </table:table-cell>
          <table:table-cell office:value-type="float" office:value="100.693814" calcext:value-type="float">
            <text:p>100.693814</text:p>
          </table:table-cell>
          <table:table-cell office:value-type="float" office:value="0.688951" calcext:value-type="float">
            <text:p>0.688951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079376" calcext:value-type="float">
            <text:p>22079376</text:p>
          </table:table-cell>
          <table:table-cell office:value-type="float" office:value="4847616" calcext:value-type="float">
            <text:p>4847616</text:p>
          </table:table-cell>
          <table:table-cell office:value-type="float" office:value="20988" calcext:value-type="float">
            <text:p>20988</text:p>
          </table:table-cell>
          <table:table-cell office:value-type="float" office:value="4608" calcext:value-type="float">
            <text:p>4608</text:p>
          </table:table-cell>
          <table:table-cell office:value-type="float" office:value="1.205139" calcext:value-type="float">
            <text:p>1.205139</text:p>
          </table:table-cell>
          <table:table-cell office:value-type="float" office:value="102.125732" calcext:value-type="float">
            <text:p>102.125732</text:p>
          </table:table-cell>
          <table:table-cell office:value-type="float" office:value="100.920593" calcext:value-type="float">
            <text:p>100.920593</text:p>
          </table:table-cell>
          <table:table-cell office:value-type="float" office:value="0.384272" calcext:value-type="float">
            <text:p>0.384272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28" calcext:value-type="float">
            <text:p>52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.048126" calcext:value-type="float">
            <text:p>1.048126</text:p>
          </table:table-cell>
          <table:table-cell office:value-type="float" office:value="95.201534" calcext:value-type="float">
            <text:p>95.201534</text:p>
          </table:table-cell>
          <table:table-cell office:value-type="float" office:value="94.153408" calcext:value-type="float">
            <text:p>94.153408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.015679" calcext:value-type="float">
            <text:p>1.015679</text:p>
          </table:table-cell>
          <table:table-cell office:value-type="float" office:value="67.634091" calcext:value-type="float">
            <text:p>67.634091</text:p>
          </table:table-cell>
          <table:table-cell office:value-type="float" office:value="66.618412" calcext:value-type="float">
            <text:p>66.618412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83508" calcext:value-type="float">
            <text:p>1.083508</text:p>
          </table:table-cell>
          <table:table-cell office:value-type="float" office:value="89.36001" calcext:value-type="float">
            <text:p>89.36001</text:p>
          </table:table-cell>
          <table:table-cell office:value-type="float" office:value="88.276502" calcext:value-type="float">
            <text:p>88.276502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7984680" calcext:value-type="float">
            <text:p>7984680</text:p>
          </table:table-cell>
          <table:table-cell office:value-type="float" office:value="21087" calcext:value-type="float">
            <text:p>21087</text:p>
          </table:table-cell>
          <table:table-cell office:value-type="float" office:value="7590" calcext:value-type="float">
            <text:p>7590</text:p>
          </table:table-cell>
          <table:table-cell office:value-type="float" office:value="1.007361" calcext:value-type="float">
            <text:p>1.007361</text:p>
          </table:table-cell>
          <table:table-cell office:value-type="float" office:value="100.581608" calcext:value-type="float">
            <text:p>100.581608</text:p>
          </table:table-cell>
          <table:table-cell office:value-type="float" office:value="99.574247" calcext:value-type="float">
            <text:p>99.574247</text:p>
          </table:table-cell>
          <table:table-cell office:value-type="float" office:value="0.641506" calcext:value-type="float">
            <text:p>0.641506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5020144" calcext:value-type="float">
            <text:p>5020144</text:p>
          </table:table-cell>
          <table:table-cell office:value-type="float" office:value="21087" calcext:value-type="float">
            <text:p>21087</text:p>
          </table:table-cell>
          <table:table-cell office:value-type="float" office:value="4772" calcext:value-type="float">
            <text:p>4772</text:p>
          </table:table-cell>
          <table:table-cell office:value-type="float" office:value="2.20551" calcext:value-type="float">
            <text:p>2.20551</text:p>
          </table:table-cell>
          <table:table-cell office:value-type="float" office:value="101.304417" calcext:value-type="float">
            <text:p>101.304417</text:p>
          </table:table-cell>
          <table:table-cell office:value-type="float" office:value="99.098908" calcext:value-type="float">
            <text:p>99.098908</text:p>
          </table:table-cell>
          <table:table-cell office:value-type="float" office:value="0.405263" calcext:value-type="float">
            <text:p>0.405263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528" calcext:value-type="float">
            <text:p>52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.072008" calcext:value-type="float">
            <text:p>1.072008</text:p>
          </table:table-cell>
          <table:table-cell office:value-type="float" office:value="100.583255" calcext:value-type="float">
            <text:p>100.583255</text:p>
          </table:table-cell>
          <table:table-cell office:value-type="float" office:value="99.511247" calcext:value-type="float">
            <text:p>99.511247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.035309" calcext:value-type="float">
            <text:p>1.035309</text:p>
          </table:table-cell>
          <table:table-cell office:value-type="float" office:value="100.5969" calcext:value-type="float">
            <text:p>100.5969</text:p>
          </table:table-cell>
          <table:table-cell office:value-type="float" office:value="99.561591" calcext:value-type="float">
            <text:p>99.561591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128818" calcext:value-type="float">
            <text:p>2.128818</text:p>
          </table:table-cell>
          <table:table-cell office:value-type="float" office:value="100.584589" calcext:value-type="float">
            <text:p>100.584589</text:p>
          </table:table-cell>
          <table:table-cell office:value-type="float" office:value="98.45577" calcext:value-type="float">
            <text:p>98.4557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8366556" calcext:value-type="float">
            <text:p>8366556</text:p>
          </table:table-cell>
          <table:table-cell office:value-type="float" office:value="21187" calcext:value-type="float">
            <text:p>21187</text:p>
          </table:table-cell>
          <table:table-cell office:value-type="float" office:value="7953" calcext:value-type="float">
            <text:p>7953</text:p>
          </table:table-cell>
          <table:table-cell office:value-type="float" office:value="1.008342" calcext:value-type="float">
            <text:p>1.008342</text:p>
          </table:table-cell>
          <table:table-cell office:value-type="float" office:value="101.735517" calcext:value-type="float">
            <text:p>101.735517</text:p>
          </table:table-cell>
          <table:table-cell office:value-type="float" office:value="100.727175" calcext:value-type="float">
            <text:p>100.727175</text:p>
          </table:table-cell>
          <table:table-cell office:value-type="float" office:value="0.664492" calcext:value-type="float">
            <text:p>0.664492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287672" calcext:value-type="float">
            <text:p>22287672</text:p>
          </table:table-cell>
          <table:table-cell office:value-type="float" office:value="4932828" calcext:value-type="float">
            <text:p>4932828</text:p>
          </table:table-cell>
          <table:table-cell office:value-type="float" office:value="21186" calcext:value-type="float">
            <text:p>21186</text:p>
          </table:table-cell>
          <table:table-cell office:value-type="float" office:value="4689" calcext:value-type="float">
            <text:p>4689</text:p>
          </table:table-cell>
          <table:table-cell office:value-type="float" office:value="1.196717" calcext:value-type="float">
            <text:p>1.196717</text:p>
          </table:table-cell>
          <table:table-cell office:value-type="float" office:value="102.347848" calcext:value-type="float">
            <text:p>102.347848</text:p>
          </table:table-cell>
          <table:table-cell office:value-type="float" office:value="101.151131" calcext:value-type="float">
            <text:p>101.151131</text:p>
          </table:table-cell>
          <table:table-cell office:value-type="float" office:value="0.390135" calcext:value-type="float">
            <text:p>0.390135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.052228" calcext:value-type="float">
            <text:p>1.052228</text:p>
          </table:table-cell>
          <table:table-cell office:value-type="float" office:value="102.401823" calcext:value-type="float">
            <text:p>102.401823</text:p>
          </table:table-cell>
          <table:table-cell office:value-type="float" office:value="101.349595" calcext:value-type="float">
            <text:p>101.349595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.026014" calcext:value-type="float">
            <text:p>1.026014</text:p>
          </table:table-cell>
          <table:table-cell office:value-type="float" office:value="102.394903" calcext:value-type="float">
            <text:p>102.394903</text:p>
          </table:table-cell>
          <table:table-cell office:value-type="float" office:value="101.368889" calcext:value-type="float">
            <text:p>101.368889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098435" calcext:value-type="float">
            <text:p>1.098435</text:p>
          </table:table-cell>
          <table:table-cell office:value-type="float" office:value="97.102795" calcext:value-type="float">
            <text:p>97.102795</text:p>
          </table:table-cell>
          <table:table-cell office:value-type="float" office:value="96.004359" calcext:value-type="float">
            <text:p>96.00435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397479" calcext:value-type="float">
            <text:p>102.397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9648944" calcext:value-type="float">
            <text:p>9648944</text:p>
          </table:table-cell>
          <table:table-cell office:value-type="float" office:value="21285" calcext:value-type="float">
            <text:p>21285</text:p>
          </table:table-cell>
          <table:table-cell office:value-type="float" office:value="9172" calcext:value-type="float">
            <text:p>9172</text:p>
          </table:table-cell>
          <table:table-cell office:value-type="float" office:value="1.024333" calcext:value-type="float">
            <text:p>1.024333</text:p>
          </table:table-cell>
          <table:table-cell office:value-type="float" office:value="101.710613" calcext:value-type="float">
            <text:p>101.710613</text:p>
          </table:table-cell>
          <table:table-cell office:value-type="float" office:value="100.68628" calcext:value-type="float">
            <text:p>100.68628</text:p>
          </table:table-cell>
          <table:table-cell office:value-type="float" office:value="0.766654" calcext:value-type="float">
            <text:p>0.766654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4497300" calcext:value-type="float">
            <text:p>4497300</text:p>
          </table:table-cell>
          <table:table-cell office:value-type="float" office:value="21285" calcext:value-type="float">
            <text:p>21285</text:p>
          </table:table-cell>
          <table:table-cell office:value-type="float" office:value="4275" calcext:value-type="float">
            <text:p>4275</text:p>
          </table:table-cell>
          <table:table-cell office:value-type="float" office:value="1.090766" calcext:value-type="float">
            <text:p>1.090766</text:p>
          </table:table-cell>
          <table:table-cell office:value-type="float" office:value="101.917671" calcext:value-type="float">
            <text:p>101.917671</text:p>
          </table:table-cell>
          <table:table-cell office:value-type="float" office:value="100.826905" calcext:value-type="float">
            <text:p>100.826905</text:p>
          </table:table-cell>
          <table:table-cell office:value-type="float" office:value="0.356833" calcext:value-type="float">
            <text:p>0.356833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816" calcext:value-type="float">
            <text:p>8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.013585" calcext:value-type="float">
            <text:p>1.013585</text:p>
          </table:table-cell>
          <table:table-cell office:value-type="float" office:value="102.083043" calcext:value-type="float">
            <text:p>102.083043</text:p>
          </table:table-cell>
          <table:table-cell office:value-type="float" office:value="101.069458" calcext:value-type="float">
            <text:p>101.069458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960" calcext:value-type="float">
            <text:p>9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.01891" calcext:value-type="float">
            <text:p>1.01891</text:p>
          </table:table-cell>
          <table:table-cell office:value-type="float" office:value="102.080063" calcext:value-type="float">
            <text:p>102.080063</text:p>
          </table:table-cell>
          <table:table-cell office:value-type="float" office:value="101.061153" calcext:value-type="float">
            <text:p>101.061153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35664" calcext:value-type="float">
            <text:p>1.035664</text:p>
          </table:table-cell>
          <table:table-cell office:value-type="float" office:value="98.540503" calcext:value-type="float">
            <text:p>98.540503</text:p>
          </table:table-cell>
          <table:table-cell office:value-type="float" office:value="97.504839" calcext:value-type="float">
            <text:p>97.504839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081637" calcext:value-type="float">
            <text:p>102.081637</text:p>
          </table:table-cell>
          <table:table-cell office:value-type="float" office:value="102.264368" calcext:value-type="float">
            <text:p>102.264368</text:p>
          </table:table-cell>
          <table:table-cell office:value-type="float" office:value="0.182731" calcext:value-type="float">
            <text:p>0.182731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8089880" calcext:value-type="float">
            <text:p>8089880</text:p>
          </table:table-cell>
          <table:table-cell office:value-type="float" office:value="21384" calcext:value-type="float">
            <text:p>21384</text:p>
          </table:table-cell>
          <table:table-cell office:value-type="float" office:value="7690" calcext:value-type="float">
            <text:p>7690</text:p>
          </table:table-cell>
          <table:table-cell office:value-type="float" office:value="1.014312" calcext:value-type="float">
            <text:p>1.014312</text:p>
          </table:table-cell>
          <table:table-cell office:value-type="float" office:value="100.716148" calcext:value-type="float">
            <text:p>100.716148</text:p>
          </table:table-cell>
          <table:table-cell office:value-type="float" office:value="99.701836" calcext:value-type="float">
            <text:p>99.701836</text:p>
          </table:table-cell>
          <table:table-cell office:value-type="float" office:value="0.649126" calcext:value-type="float">
            <text:p>0.649126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4902320" calcext:value-type="float">
            <text:p>4902320</text:p>
          </table:table-cell>
          <table:table-cell office:value-type="float" office:value="21384" calcext:value-type="float">
            <text:p>21384</text:p>
          </table:table-cell>
          <table:table-cell office:value-type="float" office:value="4660" calcext:value-type="float">
            <text:p>4660</text:p>
          </table:table-cell>
          <table:table-cell office:value-type="float" office:value="1.193713" calcext:value-type="float">
            <text:p>1.193713</text:p>
          </table:table-cell>
          <table:table-cell office:value-type="float" office:value="97.584031" calcext:value-type="float">
            <text:p>97.584031</text:p>
          </table:table-cell>
          <table:table-cell office:value-type="float" office:value="96.390317" calcext:value-type="float">
            <text:p>96.390317</text:p>
          </table:table-cell>
          <table:table-cell office:value-type="float" office:value="0.406872" calcext:value-type="float">
            <text:p>0.406872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88" calcext:value-type="float">
            <text:p>1288</text:p>
          </table:table-cell>
          <table:table-cell office:value-type="float" office:value="520" calcext:value-type="float">
            <text:p>52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.049335" calcext:value-type="float">
            <text:p>1.049335</text:p>
          </table:table-cell>
          <table:table-cell office:value-type="float" office:value="91.213025" calcext:value-type="float">
            <text:p>91.213025</text:p>
          </table:table-cell>
          <table:table-cell office:value-type="float" office:value="90.163689" calcext:value-type="float">
            <text:p>90.163689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2" calcext:value-type="float">
            <text:p>1152</text:p>
          </table:table-cell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015839" calcext:value-type="float">
            <text:p>1.015839</text:p>
          </table:table-cell>
          <table:table-cell office:value-type="float" office:value="99.417644" calcext:value-type="float">
            <text:p>99.417644</text:p>
          </table:table-cell>
          <table:table-cell office:value-type="float" office:value="98.401806" calcext:value-type="float">
            <text:p>98.401806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" calcext:value-type="float">
            <text:p>270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100295" calcext:value-type="float">
            <text:p>1.100295</text:p>
          </table:table-cell>
          <table:table-cell office:value-type="float" office:value="91.214359" calcext:value-type="float">
            <text:p>91.214359</text:p>
          </table:table-cell>
          <table:table-cell office:value-type="float" office:value="90.114063" calcext:value-type="float">
            <text:p>90.114063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.656421" calcext:value-type="float">
            <text:p>87.656421</text:p>
          </table:table-cell>
          <table:table-cell office:value-type="float" office:value="87.658008" calcext:value-type="float">
            <text:p>87.658008</text:p>
          </table:table-cell>
          <table:table-cell office:value-type="float" office:value="0.001587" calcext:value-type="float">
            <text:p>0.001587</text:p>
          </table:table-cell>
          <table:table-cell office:value-type="float" office:value="0.484033" calcext:value-type="float">
            <text:p>0.484033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10640980" calcext:value-type="float">
            <text:p>10640980</text:p>
          </table:table-cell>
          <table:table-cell office:value-type="float" office:value="21483" calcext:value-type="float">
            <text:p>21483</text:p>
          </table:table-cell>
          <table:table-cell office:value-type="float" office:value="10115" calcext:value-type="float">
            <text:p>10115</text:p>
          </table:table-cell>
          <table:table-cell office:value-type="float" office:value="1.007261" calcext:value-type="float">
            <text:p>1.007261</text:p>
          </table:table-cell>
          <table:table-cell office:value-type="float" office:value="101.833142" calcext:value-type="float">
            <text:p>101.833142</text:p>
          </table:table-cell>
          <table:table-cell office:value-type="float" office:value="100.825881" calcext:value-type="float">
            <text:p>100.825881</text:p>
          </table:table-cell>
          <table:table-cell office:value-type="float" office:value="0.844305" calcext:value-type="float">
            <text:p>0.844305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3954468" calcext:value-type="float">
            <text:p>3954468</text:p>
          </table:table-cell>
          <table:table-cell office:value-type="float" office:value="21483" calcext:value-type="float">
            <text:p>21483</text:p>
          </table:table-cell>
          <table:table-cell office:value-type="float" office:value="3759" calcext:value-type="float">
            <text:p>3759</text:p>
          </table:table-cell>
          <table:table-cell office:value-type="float" office:value="1.196147" calcext:value-type="float">
            <text:p>1.196147</text:p>
          </table:table-cell>
          <table:table-cell office:value-type="float" office:value="102.017587" calcext:value-type="float">
            <text:p>102.017587</text:p>
          </table:table-cell>
          <table:table-cell office:value-type="float" office:value="100.82144" calcext:value-type="float">
            <text:p>100.82144</text:p>
          </table:table-cell>
          <table:table-cell office:value-type="float" office:value="0.31378" calcext:value-type="float">
            <text:p>0.31378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061865" calcext:value-type="float">
            <text:p>1.061865</text:p>
          </table:table-cell>
          <table:table-cell office:value-type="float" office:value="99.194356" calcext:value-type="float">
            <text:p>99.194356</text:p>
          </table:table-cell>
          <table:table-cell office:value-type="float" office:value="98.132491" calcext:value-type="float">
            <text:p>98.132491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864" calcext:value-type="float">
            <text:p>86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.030879" calcext:value-type="float">
            <text:p>1.030879</text:p>
          </table:table-cell>
          <table:table-cell office:value-type="float" office:value="99.202778" calcext:value-type="float">
            <text:p>99.202778</text:p>
          </table:table-cell>
          <table:table-cell office:value-type="float" office:value="98.171899" calcext:value-type="float">
            <text:p>98.171899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101719" calcext:value-type="float">
            <text:p>1.101719</text:p>
          </table:table-cell>
          <table:table-cell office:value-type="float" office:value="99.19569" calcext:value-type="float">
            <text:p>99.19569</text:p>
          </table:table-cell>
          <table:table-cell office:value-type="float" office:value="98.09397" calcext:value-type="float">
            <text:p>98.09397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8994600" calcext:value-type="float">
            <text:p>8994600</text:p>
          </table:table-cell>
          <table:table-cell office:value-type="float" office:value="21582" calcext:value-type="float">
            <text:p>21582</text:p>
          </table:table-cell>
          <table:table-cell office:value-type="float" office:value="8550" calcext:value-type="float">
            <text:p>8550</text:p>
          </table:table-cell>
          <table:table-cell office:value-type="float" office:value="1.018999" calcext:value-type="float">
            <text:p>1.018999</text:p>
          </table:table-cell>
          <table:table-cell office:value-type="float" office:value="101.842719" calcext:value-type="float">
            <text:p>101.842719</text:p>
          </table:table-cell>
          <table:table-cell office:value-type="float" office:value="100.823719" calcext:value-type="float">
            <text:p>100.823719</text:p>
          </table:table-cell>
          <table:table-cell office:value-type="float" office:value="0.713689" calcext:value-type="float">
            <text:p>0.713689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4761352" calcext:value-type="float">
            <text:p>4761352</text:p>
          </table:table-cell>
          <table:table-cell office:value-type="float" office:value="21582" calcext:value-type="float">
            <text:p>21582</text:p>
          </table:table-cell>
          <table:table-cell office:value-type="float" office:value="4526" calcext:value-type="float">
            <text:p>4526</text:p>
          </table:table-cell>
          <table:table-cell office:value-type="float" office:value="1.544268" calcext:value-type="float">
            <text:p>1.544268</text:p>
          </table:table-cell>
          <table:table-cell office:value-type="float" office:value="102.567028" calcext:value-type="float">
            <text:p>102.567028</text:p>
          </table:table-cell>
          <table:table-cell office:value-type="float" office:value="101.022759" calcext:value-type="float">
            <text:p>101.022759</text:p>
          </table:table-cell>
          <table:table-cell office:value-type="float" office:value="0.377052" calcext:value-type="float">
            <text:p>0.377052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576" calcext:value-type="float">
            <text:p>5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.39997" calcext:value-type="float">
            <text:p>1.39997</text:p>
          </table:table-cell>
          <table:table-cell office:value-type="float" office:value="96.126187" calcext:value-type="float">
            <text:p>96.126187</text:p>
          </table:table-cell>
          <table:table-cell office:value-type="float" office:value="94.726217" calcext:value-type="float">
            <text:p>94.726217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720" calcext:value-type="float">
            <text:p>7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.354062" calcext:value-type="float">
            <text:p>1.354062</text:p>
          </table:table-cell>
          <table:table-cell office:value-type="float" office:value="96.129107" calcext:value-type="float">
            <text:p>96.129107</text:p>
          </table:table-cell>
          <table:table-cell office:value-type="float" office:value="94.775045" calcext:value-type="float">
            <text:p>94.775045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440185" calcext:value-type="float">
            <text:p>1.440185</text:p>
          </table:table-cell>
          <table:table-cell office:value-type="float" office:value="96.127521" calcext:value-type="float">
            <text:p>96.127521</text:p>
          </table:table-cell>
          <table:table-cell office:value-type="float" office:value="94.687337" calcext:value-type="float">
            <text:p>94.68733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21682" calcext:value-type="float">
            <text:p>21682</text:p>
          </table:table-cell>
          <table:table-cell office:value-type="float" office:value="7722" calcext:value-type="float">
            <text:p>7722</text:p>
          </table:table-cell>
          <table:table-cell office:value-type="float" office:value="1.018384" calcext:value-type="float">
            <text:p>1.018384</text:p>
          </table:table-cell>
          <table:table-cell office:value-type="float" office:value="101.854778" calcext:value-type="float">
            <text:p>101.854778</text:p>
          </table:table-cell>
          <table:table-cell office:value-type="float" office:value="100.836394" calcext:value-type="float">
            <text:p>100.836394</text:p>
          </table:table-cell>
          <table:table-cell office:value-type="float" office:value="0.644493" calcext:value-type="float">
            <text:p>0.644493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808412" calcext:value-type="float">
            <text:p>22808412</text:p>
          </table:table-cell>
          <table:table-cell office:value-type="float" office:value="5071692" calcext:value-type="float">
            <text:p>5071692</text:p>
          </table:table-cell>
          <table:table-cell office:value-type="float" office:value="21681" calcext:value-type="float">
            <text:p>21681</text:p>
          </table:table-cell>
          <table:table-cell office:value-type="float" office:value="4821" calcext:value-type="float">
            <text:p>4821</text:p>
          </table:table-cell>
          <table:table-cell office:value-type="float" office:value="1.510215" calcext:value-type="float">
            <text:p>1.510215</text:p>
          </table:table-cell>
          <table:table-cell office:value-type="float" office:value="102.388612" calcext:value-type="float">
            <text:p>102.388612</text:p>
          </table:table-cell>
          <table:table-cell office:value-type="float" office:value="100.878396" calcext:value-type="float">
            <text:p>100.878396</text:p>
          </table:table-cell>
          <table:table-cell office:value-type="float" office:value="0.402202" calcext:value-type="float">
            <text:p>0.402202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371741" calcext:value-type="float">
            <text:p>1.371741</text:p>
          </table:table-cell>
          <table:table-cell office:value-type="float" office:value="96.739033" calcext:value-type="float">
            <text:p>96.739033</text:p>
          </table:table-cell>
          <table:table-cell office:value-type="float" office:value="95.367292" calcext:value-type="float">
            <text:p>95.367292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432" calcext:value-type="float">
            <text:p>43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.325533" calcext:value-type="float">
            <text:p>1.325533</text:p>
          </table:table-cell>
          <table:table-cell office:value-type="float" office:value="96.737407" calcext:value-type="float">
            <text:p>96.737407</text:p>
          </table:table-cell>
          <table:table-cell office:value-type="float" office:value="95.411873" calcext:value-type="float">
            <text:p>95.411873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417159" calcext:value-type="float">
            <text:p>1.417159</text:p>
          </table:table-cell>
          <table:table-cell office:value-type="float" office:value="90.381958" calcext:value-type="float">
            <text:p>90.381958</text:p>
          </table:table-cell>
          <table:table-cell office:value-type="float" office:value="88.964799" calcext:value-type="float">
            <text:p>88.964799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8951468" calcext:value-type="float">
            <text:p>8951468</text:p>
          </table:table-cell>
          <table:table-cell office:value-type="float" office:value="21780" calcext:value-type="float">
            <text:p>21780</text:p>
          </table:table-cell>
          <table:table-cell office:value-type="float" office:value="8509" calcext:value-type="float">
            <text:p>8509</text:p>
          </table:table-cell>
          <table:table-cell office:value-type="float" office:value="1.014039" calcext:value-type="float">
            <text:p>1.014039</text:p>
          </table:table-cell>
          <table:table-cell office:value-type="float" office:value="101.870295" calcext:value-type="float">
            <text:p>101.870295</text:p>
          </table:table-cell>
          <table:table-cell office:value-type="float" office:value="100.856256" calcext:value-type="float">
            <text:p>100.856256</text:p>
          </table:table-cell>
          <table:table-cell office:value-type="float" office:value="0.710038" calcext:value-type="float">
            <text:p>0.710038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4737156" calcext:value-type="float">
            <text:p>4737156</text:p>
          </table:table-cell>
          <table:table-cell office:value-type="float" office:value="21780" calcext:value-type="float">
            <text:p>21780</text:p>
          </table:table-cell>
          <table:table-cell office:value-type="float" office:value="4503" calcext:value-type="float">
            <text:p>4503</text:p>
          </table:table-cell>
          <table:table-cell office:value-type="float" office:value="1.511094" calcext:value-type="float">
            <text:p>1.511094</text:p>
          </table:table-cell>
          <table:table-cell office:value-type="float" office:value="102.359576" calcext:value-type="float">
            <text:p>102.359576</text:p>
          </table:table-cell>
          <table:table-cell office:value-type="float" office:value="100.848482" calcext:value-type="float">
            <text:p>100.848482</text:p>
          </table:table-cell>
          <table:table-cell office:value-type="float" office:value="0.375784" calcext:value-type="float">
            <text:p>0.375784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28" calcext:value-type="float">
            <text:p>52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.366816" calcext:value-type="float">
            <text:p>1.366816</text:p>
          </table:table-cell>
          <table:table-cell office:value-type="float" office:value="97.488987" calcext:value-type="float">
            <text:p>97.488987</text:p>
          </table:table-cell>
          <table:table-cell office:value-type="float" office:value="96.122171" calcext:value-type="float">
            <text:p>96.122171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768" calcext:value-type="float">
            <text:p>76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.326271" calcext:value-type="float">
            <text:p>1.326271</text:p>
          </table:table-cell>
          <table:table-cell office:value-type="float" office:value="91.143146" calcext:value-type="float">
            <text:p>91.143146</text:p>
          </table:table-cell>
          <table:table-cell office:value-type="float" office:value="89.816876" calcext:value-type="float">
            <text:p>89.816876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417556" calcext:value-type="float">
            <text:p>1.417556</text:p>
          </table:table-cell>
          <table:table-cell office:value-type="float" office:value="101.972969" calcext:value-type="float">
            <text:p>101.972969</text:p>
          </table:table-cell>
          <table:table-cell office:value-type="float" office:value="100.555413" calcext:value-type="float">
            <text:p>100.555413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7920508" calcext:value-type="float">
            <text:p>7920508</text:p>
          </table:table-cell>
          <table:table-cell office:value-type="float" office:value="21879" calcext:value-type="float">
            <text:p>21879</text:p>
          </table:table-cell>
          <table:table-cell office:value-type="float" office:value="7529" calcext:value-type="float">
            <text:p>7529</text:p>
          </table:table-cell>
          <table:table-cell office:value-type="float" office:value="1.036465" calcext:value-type="float">
            <text:p>1.036465</text:p>
          </table:table-cell>
          <table:table-cell office:value-type="float" office:value="101.63579" calcext:value-type="float">
            <text:p>101.63579</text:p>
          </table:table-cell>
          <table:table-cell office:value-type="float" office:value="100.599325" calcext:value-type="float">
            <text:p>100.599325</text:p>
          </table:table-cell>
          <table:table-cell office:value-type="float" office:value="0.629866" calcext:value-type="float">
            <text:p>0.629866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5285248" calcext:value-type="float">
            <text:p>5285248</text:p>
          </table:table-cell>
          <table:table-cell office:value-type="float" office:value="21879" calcext:value-type="float">
            <text:p>21879</text:p>
          </table:table-cell>
          <table:table-cell office:value-type="float" office:value="5024" calcext:value-type="float">
            <text:p>5024</text:p>
          </table:table-cell>
          <table:table-cell office:value-type="float" office:value="1.483659" calcext:value-type="float">
            <text:p>1.483659</text:p>
          </table:table-cell>
          <table:table-cell office:value-type="float" office:value="102.735999" calcext:value-type="float">
            <text:p>102.735999</text:p>
          </table:table-cell>
          <table:table-cell office:value-type="float" office:value="101.25234" calcext:value-type="float">
            <text:p>101.25234</text:p>
          </table:table-cell>
          <table:table-cell office:value-type="float" office:value="0.41759" calcext:value-type="float">
            <text:p>0.41759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118" calcext:value-type="float">
            <text:p>1.01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.377197" calcext:value-type="float">
            <text:p>1.377197</text:p>
          </table:table-cell>
          <table:table-cell office:value-type="float" office:value="97.235821" calcext:value-type="float">
            <text:p>97.235821</text:p>
          </table:table-cell>
          <table:table-cell office:value-type="float" office:value="95.858624" calcext:value-type="float">
            <text:p>95.858624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432" calcext:value-type="float">
            <text:p>43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.330669" calcext:value-type="float">
            <text:p>1.330669</text:p>
          </table:table-cell>
          <table:table-cell office:value-type="float" office:value="97.238561" calcext:value-type="float">
            <text:p>97.238561</text:p>
          </table:table-cell>
          <table:table-cell office:value-type="float" office:value="95.907892" calcext:value-type="float">
            <text:p>95.907892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417831" calcext:value-type="float">
            <text:p>1.417831</text:p>
          </table:table-cell>
          <table:table-cell office:value-type="float" office:value="97.237155" calcext:value-type="float">
            <text:p>97.237155</text:p>
          </table:table-cell>
          <table:table-cell office:value-type="float" office:value="95.819323" calcext:value-type="float">
            <text:p>95.819323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9906684" calcext:value-type="float">
            <text:p>9906684</text:p>
          </table:table-cell>
          <table:table-cell office:value-type="float" office:value="21978" calcext:value-type="float">
            <text:p>21978</text:p>
          </table:table-cell>
          <table:table-cell office:value-type="float" office:value="9417" calcext:value-type="float">
            <text:p>9417</text:p>
          </table:table-cell>
          <table:table-cell office:value-type="float" office:value="1.008922" calcext:value-type="float">
            <text:p>1.008922</text:p>
          </table:table-cell>
          <table:table-cell office:value-type="float" office:value="101.766775" calcext:value-type="float">
            <text:p>101.766775</text:p>
          </table:table-cell>
          <table:table-cell office:value-type="float" office:value="100.757853" calcext:value-type="float">
            <text:p>100.757853</text:p>
          </table:table-cell>
          <table:table-cell office:value-type="float" office:value="0.786574" calcext:value-type="float">
            <text:p>0.786574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4408932" calcext:value-type="float">
            <text:p>4408932</text:p>
          </table:table-cell>
          <table:table-cell office:value-type="float" office:value="21978" calcext:value-type="float">
            <text:p>21978</text:p>
          </table:table-cell>
          <table:table-cell office:value-type="float" office:value="4191" calcext:value-type="float">
            <text:p>4191</text:p>
          </table:table-cell>
          <table:table-cell office:value-type="float" office:value="1.494437" calcext:value-type="float">
            <text:p>1.494437</text:p>
          </table:table-cell>
          <table:table-cell office:value-type="float" office:value="102.411457" calcext:value-type="float">
            <text:p>102.411457</text:p>
          </table:table-cell>
          <table:table-cell office:value-type="float" office:value="100.91702" calcext:value-type="float">
            <text:p>100.91702</text:p>
          </table:table-cell>
          <table:table-cell office:value-type="float" office:value="0.349509" calcext:value-type="float">
            <text:p>0.349509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12" calcext:value-type="float">
            <text:p>1912</text:p>
          </table:table-cell>
          <table:table-cell office:value-type="float" office:value="720" calcext:value-type="float">
            <text:p>7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.360645" calcext:value-type="float">
            <text:p>1.360645</text:p>
          </table:table-cell>
          <table:table-cell office:value-type="float" office:value="102.580941" calcext:value-type="float">
            <text:p>102.580941</text:p>
          </table:table-cell>
          <table:table-cell office:value-type="float" office:value="101.220296" calcext:value-type="float">
            <text:p>101.22029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720" calcext:value-type="float">
            <text:p>7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319759" calcext:value-type="float">
            <text:p>1.319759</text:p>
          </table:table-cell>
          <table:table-cell office:value-type="float" office:value="102.579275" calcext:value-type="float">
            <text:p>102.579275</text:p>
          </table:table-cell>
          <table:table-cell office:value-type="float" office:value="101.259515" calcext:value-type="float">
            <text:p>101.259515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412025" calcext:value-type="float">
            <text:p>1.412025</text:p>
          </table:table-cell>
          <table:table-cell office:value-type="float" office:value="85.348865" calcext:value-type="float">
            <text:p>85.348865</text:p>
          </table:table-cell>
          <table:table-cell office:value-type="float" office:value="83.936841" calcext:value-type="float">
            <text:p>83.936841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972" calcext:value-type="float">
            <text:p>35.972</text:p>
          </table:table-cell>
          <table:table-cell office:value-type="float" office:value="102.960053" calcext:value-type="float">
            <text:p>102.960053</text:p>
          </table:table-cell>
          <table:table-cell office:value-type="float" office:value="66.988054" calcext:value-type="float">
            <text:p>66.98805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10833496" calcext:value-type="float">
            <text:p>10833496</text:p>
          </table:table-cell>
          <table:table-cell office:value-type="float" office:value="22077" calcext:value-type="float">
            <text:p>22077</text:p>
          </table:table-cell>
          <table:table-cell office:value-type="float" office:value="10298" calcext:value-type="float">
            <text:p>10298</text:p>
          </table:table-cell>
          <table:table-cell office:value-type="float" office:value="1.015385" calcext:value-type="float">
            <text:p>1.015385</text:p>
          </table:table-cell>
          <table:table-cell office:value-type="float" office:value="101.778487" calcext:value-type="float">
            <text:p>101.778487</text:p>
          </table:table-cell>
          <table:table-cell office:value-type="float" office:value="100.763102" calcext:value-type="float">
            <text:p>100.763102</text:p>
          </table:table-cell>
          <table:table-cell office:value-type="float" office:value="0.860116" calcext:value-type="float">
            <text:p>0.860116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3865048" calcext:value-type="float">
            <text:p>3865048</text:p>
          </table:table-cell>
          <table:table-cell office:value-type="float" office:value="22077" calcext:value-type="float">
            <text:p>22077</text:p>
          </table:table-cell>
          <table:table-cell office:value-type="float" office:value="3674" calcext:value-type="float">
            <text:p>3674</text:p>
          </table:table-cell>
          <table:table-cell office:value-type="float" office:value="1.536813" calcext:value-type="float">
            <text:p>1.536813</text:p>
          </table:table-cell>
          <table:table-cell office:value-type="float" office:value="102.208689" calcext:value-type="float">
            <text:p>102.208689</text:p>
          </table:table-cell>
          <table:table-cell office:value-type="float" office:value="100.671876" calcext:value-type="float">
            <text:p>100.671876</text:p>
          </table:table-cell>
          <table:table-cell office:value-type="float" office:value="0.30714" calcext:value-type="float">
            <text:p>0.30714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72" calcext:value-type="float">
            <text:p>67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.392813" calcext:value-type="float">
            <text:p>1.392813</text:p>
          </table:table-cell>
          <table:table-cell office:value-type="float" office:value="102.365795" calcext:value-type="float">
            <text:p>102.365795</text:p>
          </table:table-cell>
          <table:table-cell office:value-type="float" office:value="100.972982" calcext:value-type="float">
            <text:p>100.97298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1200" calcext:value-type="float">
            <text:p>120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.341082" calcext:value-type="float">
            <text:p>1.341082</text:p>
          </table:table-cell>
          <table:table-cell office:value-type="float" office:value="102.362815" calcext:value-type="float">
            <text:p>102.362815</text:p>
          </table:table-cell>
          <table:table-cell office:value-type="float" office:value="101.021733" calcext:value-type="float">
            <text:p>101.021733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454418" calcext:value-type="float">
            <text:p>1.454418</text:p>
          </table:table-cell>
          <table:table-cell office:value-type="float" office:value="95.776162" calcext:value-type="float">
            <text:p>95.776162</text:p>
          </table:table-cell>
          <table:table-cell office:value-type="float" office:value="94.321744" calcext:value-type="float">
            <text:p>94.32174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364389" calcext:value-type="float">
            <text:p>102.364389</text:p>
          </table:table-cell>
          <table:table-cell office:value-type="float" office:value="102.56574" calcext:value-type="float">
            <text:p>102.56574</text:p>
          </table:table-cell>
          <table:table-cell office:value-type="float" office:value="0.201351" calcext:value-type="float">
            <text:p>0.201351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9716272" calcext:value-type="float">
            <text:p>9716272</text:p>
          </table:table-cell>
          <table:table-cell office:value-type="float" office:value="22176" calcext:value-type="float">
            <text:p>22176</text:p>
          </table:table-cell>
          <table:table-cell office:value-type="float" office:value="9236" calcext:value-type="float">
            <text:p>9236</text:p>
          </table:table-cell>
          <table:table-cell office:value-type="float" office:value="1.019262" calcext:value-type="float">
            <text:p>1.019262</text:p>
          </table:table-cell>
          <table:table-cell office:value-type="float" office:value="101.540303" calcext:value-type="float">
            <text:p>101.540303</text:p>
          </table:table-cell>
          <table:table-cell office:value-type="float" office:value="100.521041" calcext:value-type="float">
            <text:p>100.521041</text:p>
          </table:table-cell>
          <table:table-cell office:value-type="float" office:value="0.773273" calcext:value-type="float">
            <text:p>0.773273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4424712" calcext:value-type="float">
            <text:p>4424712</text:p>
          </table:table-cell>
          <table:table-cell office:value-type="float" office:value="22176" calcext:value-type="float">
            <text:p>22176</text:p>
          </table:table-cell>
          <table:table-cell office:value-type="float" office:value="4206" calcext:value-type="float">
            <text:p>4206</text:p>
          </table:table-cell>
          <table:table-cell office:value-type="float" office:value="2.171698" calcext:value-type="float">
            <text:p>2.171698</text:p>
          </table:table-cell>
          <table:table-cell office:value-type="float" office:value="102.214612" calcext:value-type="float">
            <text:p>102.214612</text:p>
          </table:table-cell>
          <table:table-cell office:value-type="float" office:value="100.042914" calcext:value-type="float">
            <text:p>100.042914</text:p>
          </table:table-cell>
          <table:table-cell office:value-type="float" office:value="0.353825" calcext:value-type="float">
            <text:p>0.353825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816" calcext:value-type="float">
            <text:p>816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.058148" calcext:value-type="float">
            <text:p>1.058148</text:p>
          </table:table-cell>
          <table:table-cell office:value-type="float" office:value="102.328712" calcext:value-type="float">
            <text:p>102.328712</text:p>
          </table:table-cell>
          <table:table-cell office:value-type="float" office:value="101.270564" calcext:value-type="float">
            <text:p>101.270564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026311" calcext:value-type="float">
            <text:p>1.026311</text:p>
          </table:table-cell>
          <table:table-cell office:value-type="float" office:value="102.325748" calcext:value-type="float">
            <text:p>102.325748</text:p>
          </table:table-cell>
          <table:table-cell office:value-type="float" office:value="101.299437" calcext:value-type="float">
            <text:p>101.29943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.094728" calcext:value-type="float">
            <text:p>2.094728</text:p>
          </table:table-cell>
          <table:table-cell office:value-type="float" office:value="99.68824" calcext:value-type="float">
            <text:p>99.68824</text:p>
          </table:table-cell>
          <table:table-cell office:value-type="float" office:value="97.593513" calcext:value-type="float">
            <text:p>97.593513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324322" calcext:value-type="float">
            <text:p>102.324322</text:p>
          </table:table-cell>
          <table:table-cell office:value-type="float" office:value="102.524325" calcext:value-type="float">
            <text:p>102.524325</text:p>
          </table:table-cell>
          <table:table-cell office:value-type="float" office:value="0.200003" calcext:value-type="float">
            <text:p>0.200003</text:p>
          </table:table-cell>
          <table:table-cell office:value-type="float" office:value="0.0024" calcext:value-type="float">
            <text:p>0.0024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9070344" calcext:value-type="float">
            <text:p>9070344</text:p>
          </table:table-cell>
          <table:table-cell office:value-type="float" office:value="22276" calcext:value-type="float">
            <text:p>22276</text:p>
          </table:table-cell>
          <table:table-cell office:value-type="float" office:value="8622" calcext:value-type="float">
            <text:p>8622</text:p>
          </table:table-cell>
          <table:table-cell office:value-type="float" office:value="1.020669" calcext:value-type="float">
            <text:p>1.020669</text:p>
          </table:table-cell>
          <table:table-cell office:value-type="float" office:value="101.715168" calcext:value-type="float">
            <text:p>101.715168</text:p>
          </table:table-cell>
          <table:table-cell office:value-type="float" office:value="100.694499" calcext:value-type="float">
            <text:p>100.694499</text:p>
          </table:table-cell>
          <table:table-cell office:value-type="float" office:value="0.720623" calcext:value-type="float">
            <text:p>0.720623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433300" calcext:value-type="float">
            <text:p>23433300</text:p>
          </table:table-cell>
          <table:table-cell office:value-type="float" office:value="4658256" calcext:value-type="float">
            <text:p>4658256</text:p>
          </table:table-cell>
          <table:table-cell office:value-type="float" office:value="22275" calcext:value-type="float">
            <text:p>22275</text:p>
          </table:table-cell>
          <table:table-cell office:value-type="float" office:value="4428" calcext:value-type="float">
            <text:p>4428</text:p>
          </table:table-cell>
          <table:table-cell office:value-type="float" office:value="1.142451" calcext:value-type="float">
            <text:p>1.142451</text:p>
          </table:table-cell>
          <table:table-cell office:value-type="float" office:value="103.268943" calcext:value-type="float">
            <text:p>103.268943</text:p>
          </table:table-cell>
          <table:table-cell office:value-type="float" office:value="102.126492" calcext:value-type="float">
            <text:p>102.126492</text:p>
          </table:table-cell>
          <table:table-cell office:value-type="float" office:value="0.364901" calcext:value-type="float">
            <text:p>0.364901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72" calcext:value-type="float">
            <text:p>1672</text:p>
          </table:table-cell>
          <table:table-cell office:value-type="float" office:value="664" calcext:value-type="float">
            <text:p>66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29365" calcext:value-type="float">
            <text:p>1.029365</text:p>
          </table:table-cell>
          <table:table-cell office:value-type="float" office:value="102.392387" calcext:value-type="float">
            <text:p>102.392387</text:p>
          </table:table-cell>
          <table:table-cell office:value-type="float" office:value="101.363022" calcext:value-type="float">
            <text:p>101.363022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864" calcext:value-type="float">
            <text:p>864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.027819" calcext:value-type="float">
            <text:p>1.027819</text:p>
          </table:table-cell>
          <table:table-cell office:value-type="float" office:value="102.394924" calcext:value-type="float">
            <text:p>102.394924</text:p>
          </table:table-cell>
          <table:table-cell office:value-type="float" office:value="101.367105" calcext:value-type="float">
            <text:p>101.367105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86358" calcext:value-type="float">
            <text:p>1.086358</text:p>
          </table:table-cell>
          <table:table-cell office:value-type="float" office:value="103.270337" calcext:value-type="float">
            <text:p>103.270337</text:p>
          </table:table-cell>
          <table:table-cell office:value-type="float" office:value="102.183979" calcext:value-type="float">
            <text:p>102.18397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8161416" calcext:value-type="float">
            <text:p>8161416</text:p>
          </table:table-cell>
          <table:table-cell office:value-type="float" office:value="22374" calcext:value-type="float">
            <text:p>22374</text:p>
          </table:table-cell>
          <table:table-cell office:value-type="float" office:value="7758" calcext:value-type="float">
            <text:p>7758</text:p>
          </table:table-cell>
          <table:table-cell office:value-type="float" office:value="1.007282" calcext:value-type="float">
            <text:p>1.007282</text:p>
          </table:table-cell>
          <table:table-cell office:value-type="float" office:value="100.719275" calcext:value-type="float">
            <text:p>100.719275</text:p>
          </table:table-cell>
          <table:table-cell office:value-type="float" office:value="99.711993" calcext:value-type="float">
            <text:p>99.711993</text:p>
          </table:table-cell>
          <table:table-cell office:value-type="float" office:value="0.654799" calcext:value-type="float">
            <text:p>0.654799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5097992" calcext:value-type="float">
            <text:p>5097992</text:p>
          </table:table-cell>
          <table:table-cell office:value-type="float" office:value="22374" calcext:value-type="float">
            <text:p>22374</text:p>
          </table:table-cell>
          <table:table-cell office:value-type="float" office:value="4846" calcext:value-type="float">
            <text:p>4846</text:p>
          </table:table-cell>
          <table:table-cell office:value-type="float" office:value="1.169138" calcext:value-type="float">
            <text:p>1.169138</text:p>
          </table:table-cell>
          <table:table-cell office:value-type="float" office:value="101.78027" calcext:value-type="float">
            <text:p>101.78027</text:p>
          </table:table-cell>
          <table:table-cell office:value-type="float" office:value="100.611132" calcext:value-type="float">
            <text:p>100.611132</text:p>
          </table:table-cell>
          <table:table-cell office:value-type="float" office:value="0.405362" calcext:value-type="float">
            <text:p>0.405362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672" calcext:value-type="float">
            <text:p>67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.061103" calcext:value-type="float">
            <text:p>1.061103</text:p>
          </table:table-cell>
          <table:table-cell office:value-type="float" office:value="100.938924" calcext:value-type="float">
            <text:p>100.938924</text:p>
          </table:table-cell>
          <table:table-cell office:value-type="float" office:value="99.877821" calcext:value-type="float">
            <text:p>99.87782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528" calcext:value-type="float">
            <text:p>52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.029147" calcext:value-type="float">
            <text:p>1.029147</text:p>
          </table:table-cell>
          <table:table-cell office:value-type="float" office:value="100.940451" calcext:value-type="float">
            <text:p>100.940451</text:p>
          </table:table-cell>
          <table:table-cell office:value-type="float" office:value="99.911304" calcext:value-type="float">
            <text:p>99.911304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96605" calcext:value-type="float">
            <text:p>1.096605</text:p>
          </table:table-cell>
          <table:table-cell office:value-type="float" office:value="100.942265" calcext:value-type="float">
            <text:p>100.942265</text:p>
          </table:table-cell>
          <table:table-cell office:value-type="float" office:value="99.84566" calcext:value-type="float">
            <text:p>99.8456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7886844" calcext:value-type="float">
            <text:p>7886844</text:p>
          </table:table-cell>
          <table:table-cell office:value-type="float" office:value="22474" calcext:value-type="float">
            <text:p>22474</text:p>
          </table:table-cell>
          <table:table-cell office:value-type="float" office:value="7497" calcext:value-type="float">
            <text:p>7497</text:p>
          </table:table-cell>
          <table:table-cell office:value-type="float" office:value="1.019096" calcext:value-type="float">
            <text:p>1.019096</text:p>
          </table:table-cell>
          <table:table-cell office:value-type="float" office:value="101.205023" calcext:value-type="float">
            <text:p>101.205023</text:p>
          </table:table-cell>
          <table:table-cell office:value-type="float" office:value="100.185927" calcext:value-type="float">
            <text:p>100.185927</text:p>
          </table:table-cell>
          <table:table-cell office:value-type="float" office:value="0.629777" calcext:value-type="float">
            <text:p>0.629777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641596" calcext:value-type="float">
            <text:p>23641596</text:p>
          </table:table-cell>
          <table:table-cell office:value-type="float" office:value="5133760" calcext:value-type="float">
            <text:p>5133760</text:p>
          </table:table-cell>
          <table:table-cell office:value-type="float" office:value="22473" calcext:value-type="float">
            <text:p>22473</text:p>
          </table:table-cell>
          <table:table-cell office:value-type="float" office:value="4880" calcext:value-type="float">
            <text:p>4880</text:p>
          </table:table-cell>
          <table:table-cell office:value-type="float" office:value="2.147752" calcext:value-type="float">
            <text:p>2.147752</text:p>
          </table:table-cell>
          <table:table-cell office:value-type="float" office:value="102.865128" calcext:value-type="float">
            <text:p>102.865128</text:p>
          </table:table-cell>
          <table:table-cell office:value-type="float" office:value="100.717376" calcext:value-type="float">
            <text:p>100.717376</text:p>
          </table:table-cell>
          <table:table-cell office:value-type="float" office:value="0.407776" calcext:value-type="float">
            <text:p>0.407776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33315" calcext:value-type="float">
            <text:p>1.033315</text:p>
          </table:table-cell>
          <table:table-cell office:value-type="float" office:value="102.001554" calcext:value-type="float">
            <text:p>102.001554</text:p>
          </table:table-cell>
          <table:table-cell office:value-type="float" office:value="100.968239" calcext:value-type="float">
            <text:p>100.968239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72" calcext:value-type="float">
            <text:p>67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.026305" calcext:value-type="float">
            <text:p>1.026305</text:p>
          </table:table-cell>
          <table:table-cell office:value-type="float" office:value="102.020782" calcext:value-type="float">
            <text:p>102.020782</text:p>
          </table:table-cell>
          <table:table-cell office:value-type="float" office:value="100.994476" calcext:value-type="float">
            <text:p>100.994476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.07096" calcext:value-type="float">
            <text:p>2.07096</text:p>
          </table:table-cell>
          <table:table-cell office:value-type="float" office:value="102.002888" calcext:value-type="float">
            <text:p>102.002888</text:p>
          </table:table-cell>
          <table:table-cell office:value-type="float" office:value="99.931927" calcext:value-type="float">
            <text:p>99.931927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8271876" calcext:value-type="float">
            <text:p>8271876</text:p>
          </table:table-cell>
          <table:table-cell office:value-type="float" office:value="22572" calcext:value-type="float">
            <text:p>22572</text:p>
          </table:table-cell>
          <table:table-cell office:value-type="float" office:value="7863" calcext:value-type="float">
            <text:p>7863</text:p>
          </table:table-cell>
          <table:table-cell office:value-type="float" office:value="1.015361" calcext:value-type="float">
            <text:p>1.015361</text:p>
          </table:table-cell>
          <table:table-cell office:value-type="float" office:value="100.888753" calcext:value-type="float">
            <text:p>100.888753</text:p>
          </table:table-cell>
          <table:table-cell office:value-type="float" office:value="99.873392" calcext:value-type="float">
            <text:p>99.873392</text:p>
          </table:table-cell>
          <table:table-cell office:value-type="float" office:value="0.662589" calcext:value-type="float">
            <text:p>0.662589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4959128" calcext:value-type="float">
            <text:p>4959128</text:p>
          </table:table-cell>
          <table:table-cell office:value-type="float" office:value="22572" calcext:value-type="float">
            <text:p>22572</text:p>
          </table:table-cell>
          <table:table-cell office:value-type="float" office:value="4714" calcext:value-type="float">
            <text:p>4714</text:p>
          </table:table-cell>
          <table:table-cell office:value-type="float" office:value="2.258056" calcext:value-type="float">
            <text:p>2.258056</text:p>
          </table:table-cell>
          <table:table-cell office:value-type="float" office:value="101.413434" calcext:value-type="float">
            <text:p>101.413434</text:p>
          </table:table-cell>
          <table:table-cell office:value-type="float" office:value="99.155378" calcext:value-type="float">
            <text:p>99.155378</text:p>
          </table:table-cell>
          <table:table-cell office:value-type="float" office:value="0.40011" calcext:value-type="float">
            <text:p>0.40011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576" calcext:value-type="float">
            <text:p>57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.08351" calcext:value-type="float">
            <text:p>1.08351</text:p>
          </table:table-cell>
          <table:table-cell office:value-type="float" office:value="101.535449" calcext:value-type="float">
            <text:p>101.535449</text:p>
          </table:table-cell>
          <table:table-cell office:value-type="float" office:value="100.451939" calcext:value-type="float">
            <text:p>100.451939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035045" calcext:value-type="float">
            <text:p>1.035045</text:p>
          </table:table-cell>
          <table:table-cell office:value-type="float" office:value="101.629833" calcext:value-type="float">
            <text:p>101.629833</text:p>
          </table:table-cell>
          <table:table-cell office:value-type="float" office:value="100.594787" calcext:value-type="float">
            <text:p>100.59478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.131845" calcext:value-type="float">
            <text:p>2.131845</text:p>
          </table:table-cell>
          <table:table-cell office:value-type="float" office:value="100.572856" calcext:value-type="float">
            <text:p>100.572856</text:p>
          </table:table-cell>
          <table:table-cell office:value-type="float" office:value="98.441011" calcext:value-type="float">
            <text:p>98.44101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631167" calcext:value-type="float">
            <text:p>101.631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9410140" calcext:value-type="float">
            <text:p>9410140</text:p>
          </table:table-cell>
          <table:table-cell office:value-type="float" office:value="22672" calcext:value-type="float">
            <text:p>22672</text:p>
          </table:table-cell>
          <table:table-cell office:value-type="float" office:value="8945" calcext:value-type="float">
            <text:p>8945</text:p>
          </table:table-cell>
          <table:table-cell office:value-type="float" office:value="1.013907" calcext:value-type="float">
            <text:p>1.013907</text:p>
          </table:table-cell>
          <table:table-cell office:value-type="float" office:value="101.862793" calcext:value-type="float">
            <text:p>101.862793</text:p>
          </table:table-cell>
          <table:table-cell office:value-type="float" office:value="100.848886" calcext:value-type="float">
            <text:p>100.848886</text:p>
          </table:table-cell>
          <table:table-cell office:value-type="float" office:value="0.746475" calcext:value-type="float">
            <text:p>0.746475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849892" calcext:value-type="float">
            <text:p>23849892</text:p>
          </table:table-cell>
          <table:table-cell office:value-type="float" office:value="4610916" calcext:value-type="float">
            <text:p>4610916</text:p>
          </table:table-cell>
          <table:table-cell office:value-type="float" office:value="22671" calcext:value-type="float">
            <text:p>22671</text:p>
          </table:table-cell>
          <table:table-cell office:value-type="float" office:value="4383" calcext:value-type="float">
            <text:p>4383</text:p>
          </table:table-cell>
          <table:table-cell office:value-type="float" office:value="1.507014" calcext:value-type="float">
            <text:p>1.507014</text:p>
          </table:table-cell>
          <table:table-cell office:value-type="float" office:value="103.047898" calcext:value-type="float">
            <text:p>103.047898</text:p>
          </table:table-cell>
          <table:table-cell office:value-type="float" office:value="101.540884" calcext:value-type="float">
            <text:p>101.540884</text:p>
          </table:table-cell>
          <table:table-cell office:value-type="float" office:value="0.363276" calcext:value-type="float">
            <text:p>0.363276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379283" calcext:value-type="float">
            <text:p>1.379283</text:p>
          </table:table-cell>
          <table:table-cell office:value-type="float" office:value="101.883944" calcext:value-type="float">
            <text:p>101.883944</text:p>
          </table:table-cell>
          <table:table-cell office:value-type="float" office:value="100.504661" calcext:value-type="float">
            <text:p>100.504661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720" calcext:value-type="float">
            <text:p>7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.333435" calcext:value-type="float">
            <text:p>1.333435</text:p>
          </table:table-cell>
          <table:table-cell office:value-type="float" office:value="101.894873" calcext:value-type="float">
            <text:p>101.894873</text:p>
          </table:table-cell>
          <table:table-cell office:value-type="float" office:value="100.561439" calcext:value-type="float">
            <text:p>100.561439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419137" calcext:value-type="float">
            <text:p>1.419137</text:p>
          </table:table-cell>
          <table:table-cell office:value-type="float" office:value="101.932328" calcext:value-type="float">
            <text:p>101.932328</text:p>
          </table:table-cell>
          <table:table-cell office:value-type="float" office:value="100.513191" calcext:value-type="float">
            <text:p>100.513191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9666828" calcext:value-type="float">
            <text:p>9666828</text:p>
          </table:table-cell>
          <table:table-cell office:value-type="float" office:value="22771" calcext:value-type="float">
            <text:p>22771</text:p>
          </table:table-cell>
          <table:table-cell office:value-type="float" office:value="9189" calcext:value-type="float">
            <text:p>9189</text:p>
          </table:table-cell>
          <table:table-cell office:value-type="float" office:value="1.015533" calcext:value-type="float">
            <text:p>1.015533</text:p>
          </table:table-cell>
          <table:table-cell office:value-type="float" office:value="101.715681" calcext:value-type="float">
            <text:p>101.715681</text:p>
          </table:table-cell>
          <table:table-cell office:value-type="float" office:value="100.700148" calcext:value-type="float">
            <text:p>100.700148</text:p>
          </table:table-cell>
          <table:table-cell office:value-type="float" office:value="0.767969" calcext:value-type="float">
            <text:p>0.767969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954040" calcext:value-type="float">
            <text:p>23954040</text:p>
          </table:table-cell>
          <table:table-cell office:value-type="float" office:value="4469948" calcext:value-type="float">
            <text:p>4469948</text:p>
          </table:table-cell>
          <table:table-cell office:value-type="float" office:value="22770" calcext:value-type="float">
            <text:p>22770</text:p>
          </table:table-cell>
          <table:table-cell office:value-type="float" office:value="4249" calcext:value-type="float">
            <text:p>4249</text:p>
          </table:table-cell>
          <table:table-cell office:value-type="float" office:value="1.162881" calcext:value-type="float">
            <text:p>1.162881</text:p>
          </table:table-cell>
          <table:table-cell office:value-type="float" office:value="101.850705" calcext:value-type="float">
            <text:p>101.850705</text:p>
          </table:table-cell>
          <table:table-cell office:value-type="float" office:value="100.687824" calcext:value-type="float">
            <text:p>100.687824</text:p>
          </table:table-cell>
          <table:table-cell office:value-type="float" office:value="0.355153" calcext:value-type="float">
            <text:p>0.355153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60" calcext:value-type="float">
            <text:p>1760</text:p>
          </table:table-cell>
          <table:table-cell office:value-type="float" office:value="704" calcext:value-type="float">
            <text:p>704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062021" calcext:value-type="float">
            <text:p>1.062021</text:p>
          </table:table-cell>
          <table:table-cell office:value-type="float" office:value="105.062593" calcext:value-type="float">
            <text:p>105.062593</text:p>
          </table:table-cell>
          <table:table-cell office:value-type="float" office:value="104.000572" calcext:value-type="float">
            <text:p>104.000572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017099" calcext:value-type="float">
            <text:p>1.017099</text:p>
          </table:table-cell>
          <table:table-cell office:value-type="float" office:value="97.736382" calcext:value-type="float">
            <text:p>97.736382</text:p>
          </table:table-cell>
          <table:table-cell office:value-type="float" office:value="96.719282" calcext:value-type="float">
            <text:p>96.719282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102156" calcext:value-type="float">
            <text:p>1.102156</text:p>
          </table:table-cell>
          <table:table-cell office:value-type="float" office:value="99.688076" calcext:value-type="float">
            <text:p>99.688076</text:p>
          </table:table-cell>
          <table:table-cell office:value-type="float" office:value="98.58592" calcext:value-type="float">
            <text:p>98.58592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3.660704" calcext:value-type="float">
            <text:p>73.660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10058172" calcext:value-type="float">
            <text:p>10058172</text:p>
          </table:table-cell>
          <table:table-cell office:value-type="float" office:value="22870" calcext:value-type="float">
            <text:p>22870</text:p>
          </table:table-cell>
          <table:table-cell office:value-type="float" office:value="9561" calcext:value-type="float">
            <text:p>9561</text:p>
          </table:table-cell>
          <table:table-cell office:value-type="float" office:value="1.012233" calcext:value-type="float">
            <text:p>1.012233</text:p>
          </table:table-cell>
          <table:table-cell office:value-type="float" office:value="100.707629" calcext:value-type="float">
            <text:p>100.707629</text:p>
          </table:table-cell>
          <table:table-cell office:value-type="float" office:value="99.695396" calcext:value-type="float">
            <text:p>99.695396</text:p>
          </table:table-cell>
          <table:table-cell office:value-type="float" office:value="0.807112" calcext:value-type="float">
            <text:p>0.807112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058188" calcext:value-type="float">
            <text:p>24058188</text:p>
          </table:table-cell>
          <table:table-cell office:value-type="float" office:value="4145932" calcext:value-type="float">
            <text:p>4145932</text:p>
          </table:table-cell>
          <table:table-cell office:value-type="float" office:value="22869" calcext:value-type="float">
            <text:p>22869</text:p>
          </table:table-cell>
          <table:table-cell office:value-type="float" office:value="3941" calcext:value-type="float">
            <text:p>3941</text:p>
          </table:table-cell>
          <table:table-cell office:value-type="float" office:value="1.202868" calcext:value-type="float">
            <text:p>1.202868</text:p>
          </table:table-cell>
          <table:table-cell office:value-type="float" office:value="97.147468" calcext:value-type="float">
            <text:p>97.147468</text:p>
          </table:table-cell>
          <table:table-cell office:value-type="float" office:value="95.9446" calcext:value-type="float">
            <text:p>95.9446</text:p>
          </table:table-cell>
          <table:table-cell office:value-type="float" office:value="0.345694" calcext:value-type="float">
            <text:p>0.345694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078731" calcext:value-type="float">
            <text:p>1.078731</text:p>
          </table:table-cell>
          <table:table-cell office:value-type="float" office:value="91.524575" calcext:value-type="float">
            <text:p>91.524575</text:p>
          </table:table-cell>
          <table:table-cell office:value-type="float" office:value="90.445845" calcext:value-type="float">
            <text:p>90.445845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24" calcext:value-type="float">
            <text:p>6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.013779" calcext:value-type="float">
            <text:p>1.013779</text:p>
          </table:table-cell>
          <table:table-cell office:value-type="float" office:value="99.16931" calcext:value-type="float">
            <text:p>99.16931</text:p>
          </table:table-cell>
          <table:table-cell office:value-type="float" office:value="98.15553" calcext:value-type="float">
            <text:p>98.15553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115013" calcext:value-type="float">
            <text:p>1.115013</text:p>
          </table:table-cell>
          <table:table-cell office:value-type="float" office:value="90.771868" calcext:value-type="float">
            <text:p>90.771868</text:p>
          </table:table-cell>
          <table:table-cell office:value-type="float" office:value="89.656856" calcext:value-type="float">
            <text:p>89.656856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7865804" calcext:value-type="float">
            <text:p>7865804</text:p>
          </table:table-cell>
          <table:table-cell office:value-type="float" office:value="22968" calcext:value-type="float">
            <text:p>22968</text:p>
          </table:table-cell>
          <table:table-cell office:value-type="float" office:value="7477" calcext:value-type="float">
            <text:p>7477</text:p>
          </table:table-cell>
          <table:table-cell office:value-type="float" office:value="1.015078" calcext:value-type="float">
            <text:p>1.015078</text:p>
          </table:table-cell>
          <table:table-cell office:value-type="float" office:value="100.719446" calcext:value-type="float">
            <text:p>100.719446</text:p>
          </table:table-cell>
          <table:table-cell office:value-type="float" office:value="99.704368" calcext:value-type="float">
            <text:p>99.704368</text:p>
          </table:table-cell>
          <table:table-cell office:value-type="float" office:value="0.63113" calcext:value-type="float">
            <text:p>0.63113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5207400" calcext:value-type="float">
            <text:p>5207400</text:p>
          </table:table-cell>
          <table:table-cell office:value-type="float" office:value="22968" calcext:value-type="float">
            <text:p>22968</text:p>
          </table:table-cell>
          <table:table-cell office:value-type="float" office:value="4950" calcext:value-type="float">
            <text:p>4950</text:p>
          </table:table-cell>
          <table:table-cell office:value-type="float" office:value="1.498163" calcext:value-type="float">
            <text:p>1.498163</text:p>
          </table:table-cell>
          <table:table-cell office:value-type="float" office:value="97.473718" calcext:value-type="float">
            <text:p>97.473718</text:p>
          </table:table-cell>
          <table:table-cell office:value-type="float" office:value="95.975555" calcext:value-type="float">
            <text:p>95.975555</text:p>
          </table:table-cell>
          <table:table-cell office:value-type="float" office:value="0.434061" calcext:value-type="float">
            <text:p>0.434061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576" calcext:value-type="float">
            <text:p>57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.397882" calcext:value-type="float">
            <text:p>1.397882</text:p>
          </table:table-cell>
          <table:table-cell office:value-type="float" office:value="87.903539" calcext:value-type="float">
            <text:p>87.903539</text:p>
          </table:table-cell>
          <table:table-cell office:value-type="float" office:value="86.505657" calcext:value-type="float">
            <text:p>86.50565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576" calcext:value-type="float">
            <text:p>5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.346271" calcext:value-type="float">
            <text:p>1.346271</text:p>
          </table:table-cell>
          <table:table-cell office:value-type="float" office:value="97.491853" calcext:value-type="float">
            <text:p>97.491853</text:p>
          </table:table-cell>
          <table:table-cell office:value-type="float" office:value="96.145581" calcext:value-type="float">
            <text:p>96.145581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432114" calcext:value-type="float">
            <text:p>1.432114</text:p>
          </table:table-cell>
          <table:table-cell office:value-type="float" office:value="81.373997" calcext:value-type="float">
            <text:p>81.373997</text:p>
          </table:table-cell>
          <table:table-cell office:value-type="float" office:value="79.941883" calcext:value-type="float">
            <text:p>79.94188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9644736" calcext:value-type="float">
            <text:p>9644736</text:p>
          </table:table-cell>
          <table:table-cell office:value-type="float" office:value="23068" calcext:value-type="float">
            <text:p>23068</text:p>
          </table:table-cell>
          <table:table-cell office:value-type="float" office:value="9168" calcext:value-type="float">
            <text:p>9168</text:p>
          </table:table-cell>
          <table:table-cell office:value-type="float" office:value="1.008281" calcext:value-type="float">
            <text:p>1.008281</text:p>
          </table:table-cell>
          <table:table-cell office:value-type="float" office:value="101.712228" calcext:value-type="float">
            <text:p>101.712228</text:p>
          </table:table-cell>
          <table:table-cell office:value-type="float" office:value="100.703947" calcext:value-type="float">
            <text:p>100.703947</text:p>
          </table:table-cell>
          <table:table-cell office:value-type="float" office:value="0.766185" calcext:value-type="float">
            <text:p>0.766185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266484" calcext:value-type="float">
            <text:p>24266484</text:p>
          </table:table-cell>
          <table:table-cell office:value-type="float" office:value="4392100" calcext:value-type="float">
            <text:p>4392100</text:p>
          </table:table-cell>
          <table:table-cell office:value-type="float" office:value="23067" calcext:value-type="float">
            <text:p>23067</text:p>
          </table:table-cell>
          <table:table-cell office:value-type="float" office:value="4175" calcext:value-type="float">
            <text:p>4175</text:p>
          </table:table-cell>
          <table:table-cell office:value-type="float" office:value="3.529401" calcext:value-type="float">
            <text:p>3.529401</text:p>
          </table:table-cell>
          <table:table-cell office:value-type="float" office:value="102.047565" calcext:value-type="float">
            <text:p>102.047565</text:p>
          </table:table-cell>
          <table:table-cell office:value-type="float" office:value="98.518164" calcext:value-type="float">
            <text:p>98.518164</text:p>
          </table:table-cell>
          <table:table-cell office:value-type="float" office:value="0.356653" calcext:value-type="float">
            <text:p>0.356653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399285" calcext:value-type="float">
            <text:p>1.399285</text:p>
          </table:table-cell>
          <table:table-cell office:value-type="float" office:value="101.732643" calcext:value-type="float">
            <text:p>101.732643</text:p>
          </table:table-cell>
          <table:table-cell office:value-type="float" office:value="100.333358" calcext:value-type="float">
            <text:p>100.33335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528" calcext:value-type="float">
            <text:p>5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.353257" calcext:value-type="float">
            <text:p>1.353257</text:p>
          </table:table-cell>
          <table:table-cell office:value-type="float" office:value="98.178247" calcext:value-type="float">
            <text:p>98.178247</text:p>
          </table:table-cell>
          <table:table-cell office:value-type="float" office:value="96.82499" calcext:value-type="float">
            <text:p>96.82499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.446967" calcext:value-type="float">
            <text:p>3.446967</text:p>
          </table:table-cell>
          <table:table-cell office:value-type="float" office:value="101.733977" calcext:value-type="float">
            <text:p>101.733977</text:p>
          </table:table-cell>
          <table:table-cell office:value-type="float" office:value="98.287009" calcext:value-type="float">
            <text:p>98.28700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8771576" calcext:value-type="float">
            <text:p>8771576</text:p>
          </table:table-cell>
          <table:table-cell office:value-type="float" office:value="23167" calcext:value-type="float">
            <text:p>23167</text:p>
          </table:table-cell>
          <table:table-cell office:value-type="float" office:value="8338" calcext:value-type="float">
            <text:p>8338</text:p>
          </table:table-cell>
          <table:table-cell office:value-type="float" office:value="1.017324" calcext:value-type="float">
            <text:p>1.017324</text:p>
          </table:table-cell>
          <table:table-cell office:value-type="float" office:value="101.724066" calcext:value-type="float">
            <text:p>101.724066</text:p>
          </table:table-cell>
          <table:table-cell office:value-type="float" office:value="100.706742" calcext:value-type="float">
            <text:p>100.706742</text:p>
          </table:table-cell>
          <table:table-cell office:value-type="float" office:value="0.696801" calcext:value-type="float">
            <text:p>0.696801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370632" calcext:value-type="float">
            <text:p>24370632</text:p>
          </table:table-cell>
          <table:table-cell office:value-type="float" office:value="4705596" calcext:value-type="float">
            <text:p>4705596</text:p>
          </table:table-cell>
          <table:table-cell office:value-type="float" office:value="23166" calcext:value-type="float">
            <text:p>23166</text:p>
          </table:table-cell>
          <table:table-cell office:value-type="float" office:value="4473" calcext:value-type="float">
            <text:p>4473</text:p>
          </table:table-cell>
          <table:table-cell office:value-type="float" office:value="1.187031" calcext:value-type="float">
            <text:p>1.187031</text:p>
          </table:table-cell>
          <table:table-cell office:value-type="float" office:value="102.144966" calcext:value-type="float">
            <text:p>102.144966</text:p>
          </table:table-cell>
          <table:table-cell office:value-type="float" office:value="100.957935" calcext:value-type="float">
            <text:p>100.957935</text:p>
          </table:table-cell>
          <table:table-cell office:value-type="float" office:value="0.372876" calcext:value-type="float">
            <text:p>0.372876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480" calcext:value-type="float">
            <text:p>48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.061973" calcext:value-type="float">
            <text:p>1.061973</text:p>
          </table:table-cell>
          <table:table-cell office:value-type="float" office:value="89.556831" calcext:value-type="float">
            <text:p>89.556831</text:p>
          </table:table-cell>
          <table:table-cell office:value-type="float" office:value="88.494859" calcext:value-type="float">
            <text:p>88.494859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.029976" calcext:value-type="float">
            <text:p>1.029976</text:p>
          </table:table-cell>
          <table:table-cell office:value-type="float" office:value="84.542332" calcext:value-type="float">
            <text:p>84.542332</text:p>
          </table:table-cell>
          <table:table-cell office:value-type="float" office:value="83.512356" calcext:value-type="float">
            <text:p>83.51235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121185" calcext:value-type="float">
            <text:p>1.121185</text:p>
          </table:table-cell>
          <table:table-cell office:value-type="float" office:value="83.757767" calcext:value-type="float">
            <text:p>83.757767</text:p>
          </table:table-cell>
          <table:table-cell office:value-type="float" office:value="82.636582" calcext:value-type="float">
            <text:p>82.63658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9423816" calcext:value-type="float">
            <text:p>9423816</text:p>
          </table:table-cell>
          <table:table-cell office:value-type="float" office:value="23266" calcext:value-type="float">
            <text:p>23266</text:p>
          </table:table-cell>
          <table:table-cell office:value-type="float" office:value="8958" calcext:value-type="float">
            <text:p>8958</text:p>
          </table:table-cell>
          <table:table-cell office:value-type="float" office:value="1.013305" calcext:value-type="float">
            <text:p>1.013305</text:p>
          </table:table-cell>
          <table:table-cell office:value-type="float" office:value="101.702859" calcext:value-type="float">
            <text:p>101.702859</text:p>
          </table:table-cell>
          <table:table-cell office:value-type="float" office:value="100.689555" calcext:value-type="float">
            <text:p>100.689555</text:p>
          </table:table-cell>
          <table:table-cell office:value-type="float" office:value="0.748742" calcext:value-type="float">
            <text:p>0.748742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474780" calcext:value-type="float">
            <text:p>24474780</text:p>
          </table:table-cell>
          <table:table-cell office:value-type="float" office:value="4620384" calcext:value-type="float">
            <text:p>4620384</text:p>
          </table:table-cell>
          <table:table-cell office:value-type="float" office:value="23265" calcext:value-type="float">
            <text:p>23265</text:p>
          </table:table-cell>
          <table:table-cell office:value-type="float" office:value="4392" calcext:value-type="float">
            <text:p>4392</text:p>
          </table:table-cell>
          <table:table-cell office:value-type="float" office:value="1.50626" calcext:value-type="float">
            <text:p>1.50626</text:p>
          </table:table-cell>
          <table:table-cell office:value-type="float" office:value="102.409234" calcext:value-type="float">
            <text:p>102.409234</text:p>
          </table:table-cell>
          <table:table-cell office:value-type="float" office:value="100.902974" calcext:value-type="float">
            <text:p>100.902974</text:p>
          </table:table-cell>
          <table:table-cell office:value-type="float" office:value="0.366323" calcext:value-type="float">
            <text:p>0.366323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16" calcext:value-type="float">
            <text:p>1816</text:p>
          </table:table-cell>
          <table:table-cell office:value-type="float" office:value="712" calcext:value-type="float">
            <text:p>71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.400518" calcext:value-type="float">
            <text:p>1.400518</text:p>
          </table:table-cell>
          <table:table-cell office:value-type="float" office:value="106.068878" calcext:value-type="float">
            <text:p>106.068878</text:p>
          </table:table-cell>
          <table:table-cell office:value-type="float" office:value="104.66836" calcext:value-type="float">
            <text:p>104.6683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35413" calcext:value-type="float">
            <text:p>1.35413</text:p>
          </table:table-cell>
          <table:table-cell office:value-type="float" office:value="101.788906" calcext:value-type="float">
            <text:p>101.788906</text:p>
          </table:table-cell>
          <table:table-cell office:value-type="float" office:value="100.434776" calcext:value-type="float">
            <text:p>100.434776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440593" calcext:value-type="float">
            <text:p>1.440593</text:p>
          </table:table-cell>
          <table:table-cell office:value-type="float" office:value="101.967231" calcext:value-type="float">
            <text:p>101.967231</text:p>
          </table:table-cell>
          <table:table-cell office:value-type="float" office:value="100.526638" calcext:value-type="float">
            <text:p>100.52663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9257600" calcext:value-type="float">
            <text:p>9257600</text:p>
          </table:table-cell>
          <table:table-cell office:value-type="float" office:value="23365" calcext:value-type="float">
            <text:p>23365</text:p>
          </table:table-cell>
          <table:table-cell office:value-type="float" office:value="8800" calcext:value-type="float">
            <text:p>8800</text:p>
          </table:table-cell>
          <table:table-cell office:value-type="float" office:value="1.016089" calcext:value-type="float">
            <text:p>1.016089</text:p>
          </table:table-cell>
          <table:table-cell office:value-type="float" office:value="100.751712" calcext:value-type="float">
            <text:p>100.751712</text:p>
          </table:table-cell>
          <table:table-cell office:value-type="float" office:value="99.735622" calcext:value-type="float">
            <text:p>99.735622</text:p>
          </table:table-cell>
          <table:table-cell office:value-type="float" office:value="0.742571" calcext:value-type="float">
            <text:p>0.742571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578928" calcext:value-type="float">
            <text:p>24578928</text:p>
          </table:table-cell>
          <table:table-cell office:value-type="float" office:value="4480468" calcext:value-type="float">
            <text:p>4480468</text:p>
          </table:table-cell>
          <table:table-cell office:value-type="float" office:value="23364" calcext:value-type="float">
            <text:p>23364</text:p>
          </table:table-cell>
          <table:table-cell office:value-type="float" office:value="4259" calcext:value-type="float">
            <text:p>4259</text:p>
          </table:table-cell>
          <table:table-cell office:value-type="float" office:value="1.197194" calcext:value-type="float">
            <text:p>1.197194</text:p>
          </table:table-cell>
          <table:table-cell office:value-type="float" office:value="101.485894" calcext:value-type="float">
            <text:p>101.485894</text:p>
          </table:table-cell>
          <table:table-cell office:value-type="float" office:value="100.2887" calcext:value-type="float">
            <text:p>100.2887</text:p>
          </table:table-cell>
          <table:table-cell office:value-type="float" office:value="0.357406" calcext:value-type="float">
            <text:p>0.357406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64" calcext:value-type="float">
            <text:p>1864</text:p>
          </table:table-cell>
          <table:table-cell office:value-type="float" office:value="760" calcext:value-type="float">
            <text:p>76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.084581" calcext:value-type="float">
            <text:p>1.084581</text:p>
          </table:table-cell>
          <table:table-cell office:value-type="float" office:value="100.013019" calcext:value-type="float">
            <text:p>100.013019</text:p>
          </table:table-cell>
          <table:table-cell office:value-type="float" office:value="98.928438" calcext:value-type="float">
            <text:p>98.92843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046511" calcext:value-type="float">
            <text:p>1.046511</text:p>
          </table:table-cell>
          <table:table-cell office:value-type="float" office:value="93.125545" calcext:value-type="float">
            <text:p>93.125545</text:p>
          </table:table-cell>
          <table:table-cell office:value-type="float" office:value="92.079034" calcext:value-type="float">
            <text:p>92.079034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124835" calcext:value-type="float">
            <text:p>1.124835</text:p>
          </table:table-cell>
          <table:table-cell office:value-type="float" office:value="100.025358" calcext:value-type="float">
            <text:p>100.025358</text:p>
          </table:table-cell>
          <table:table-cell office:value-type="float" office:value="98.900523" calcext:value-type="float">
            <text:p>98.900523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7532320" calcext:value-type="float">
            <text:p>7532320</text:p>
          </table:table-cell>
          <table:table-cell office:value-type="float" office:value="23464" calcext:value-type="float">
            <text:p>23464</text:p>
          </table:table-cell>
          <table:table-cell office:value-type="float" office:value="7160" calcext:value-type="float">
            <text:p>7160</text:p>
          </table:table-cell>
          <table:table-cell office:value-type="float" office:value="1.013149" calcext:value-type="float">
            <text:p>1.013149</text:p>
          </table:table-cell>
          <table:table-cell office:value-type="float" office:value="101.053699" calcext:value-type="float">
            <text:p>101.053699</text:p>
          </table:table-cell>
          <table:table-cell office:value-type="float" office:value="100.040549" calcext:value-type="float">
            <text:p>100.040549</text:p>
          </table:table-cell>
          <table:table-cell office:value-type="float" office:value="0.602341" calcext:value-type="float">
            <text:p>0.602341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683076" calcext:value-type="float">
            <text:p>24683076</text:p>
          </table:table-cell>
          <table:table-cell office:value-type="float" office:value="5215816" calcext:value-type="float">
            <text:p>5215816</text:p>
          </table:table-cell>
          <table:table-cell office:value-type="float" office:value="23463" calcext:value-type="float">
            <text:p>23463</text:p>
          </table:table-cell>
          <table:table-cell office:value-type="float" office:value="4958" calcext:value-type="float">
            <text:p>4958</text:p>
          </table:table-cell>
          <table:table-cell office:value-type="float" office:value="1.557871" calcext:value-type="float">
            <text:p>1.557871</text:p>
          </table:table-cell>
          <table:table-cell office:value-type="float" office:value="102.786292" calcext:value-type="float">
            <text:p>102.786292</text:p>
          </table:table-cell>
          <table:table-cell office:value-type="float" office:value="101.228422" calcext:value-type="float">
            <text:p>101.228422</text:p>
          </table:table-cell>
          <table:table-cell office:value-type="float" office:value="0.412202" calcext:value-type="float">
            <text:p>0.412202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.429118" calcext:value-type="float">
            <text:p>1.429118</text:p>
          </table:table-cell>
          <table:table-cell office:value-type="float" office:value="101.975706" calcext:value-type="float">
            <text:p>101.975706</text:p>
          </table:table-cell>
          <table:table-cell office:value-type="float" office:value="100.546588" calcext:value-type="float">
            <text:p>100.546588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.371845" calcext:value-type="float">
            <text:p>1.371845</text:p>
          </table:table-cell>
          <table:table-cell office:value-type="float" office:value="101.977133" calcext:value-type="float">
            <text:p>101.977133</text:p>
          </table:table-cell>
          <table:table-cell office:value-type="float" office:value="100.605288" calcext:value-type="float">
            <text:p>100.605288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475215" calcext:value-type="float">
            <text:p>1.475215</text:p>
          </table:table-cell>
          <table:table-cell office:value-type="float" office:value="101.978627" calcext:value-type="float">
            <text:p>101.978627</text:p>
          </table:table-cell>
          <table:table-cell office:value-type="float" office:value="100.503411" calcext:value-type="float">
            <text:p>100.503411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7770072" calcext:value-type="float">
            <text:p>7770072</text:p>
          </table:table-cell>
          <table:table-cell office:value-type="float" office:value="23562" calcext:value-type="float">
            <text:p>23562</text:p>
          </table:table-cell>
          <table:table-cell office:value-type="float" office:value="7386" calcext:value-type="float">
            <text:p>7386</text:p>
          </table:table-cell>
          <table:table-cell office:value-type="float" office:value="1.014015" calcext:value-type="float">
            <text:p>1.014015</text:p>
          </table:table-cell>
          <table:table-cell office:value-type="float" office:value="101.718875" calcext:value-type="float">
            <text:p>101.718875</text:p>
          </table:table-cell>
          <table:table-cell office:value-type="float" office:value="100.70486" calcext:value-type="float">
            <text:p>100.70486</text:p>
          </table:table-cell>
          <table:table-cell office:value-type="float" office:value="0.617255" calcext:value-type="float">
            <text:p>0.617255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5396760" calcext:value-type="float">
            <text:p>5396760</text:p>
          </table:table-cell>
          <table:table-cell office:value-type="float" office:value="23562" calcext:value-type="float">
            <text:p>23562</text:p>
          </table:table-cell>
          <table:table-cell office:value-type="float" office:value="5130" calcext:value-type="float">
            <text:p>5130</text:p>
          </table:table-cell>
          <table:table-cell office:value-type="float" office:value="1.548443" calcext:value-type="float">
            <text:p>1.548443</text:p>
          </table:table-cell>
          <table:table-cell office:value-type="float" office:value="102.034094" calcext:value-type="float">
            <text:p>102.034094</text:p>
          </table:table-cell>
          <table:table-cell office:value-type="float" office:value="100.485652" calcext:value-type="float">
            <text:p>100.485652</text:p>
          </table:table-cell>
          <table:table-cell office:value-type="float" office:value="0.429654" calcext:value-type="float">
            <text:p>0.429654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24" calcext:value-type="float">
            <text:p>62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.419831" calcext:value-type="float">
            <text:p>1.419831</text:p>
          </table:table-cell>
          <table:table-cell office:value-type="float" office:value="96.886401" calcext:value-type="float">
            <text:p>96.886401</text:p>
          </table:table-cell>
          <table:table-cell office:value-type="float" office:value="95.46657" calcext:value-type="float">
            <text:p>95.46657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367741" calcext:value-type="float">
            <text:p>1.367741</text:p>
          </table:table-cell>
          <table:table-cell office:value-type="float" office:value="87.303501" calcext:value-type="float">
            <text:p>87.303501</text:p>
          </table:table-cell>
          <table:table-cell office:value-type="float" office:value="85.93576" calcext:value-type="float">
            <text:p>85.9357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466069" calcext:value-type="float">
            <text:p>1.466069</text:p>
          </table:table-cell>
          <table:table-cell office:value-type="float" office:value="96.898641" calcext:value-type="float">
            <text:p>96.898641</text:p>
          </table:table-cell>
          <table:table-cell office:value-type="float" office:value="95.432572" calcext:value-type="float">
            <text:p>95.43257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10587328" calcext:value-type="float">
            <text:p>10587328</text:p>
          </table:table-cell>
          <table:table-cell office:value-type="float" office:value="23662" calcext:value-type="float">
            <text:p>23662</text:p>
          </table:table-cell>
          <table:table-cell office:value-type="float" office:value="10064" calcext:value-type="float">
            <text:p>10064</text:p>
          </table:table-cell>
          <table:table-cell office:value-type="float" office:value="1.008261" calcext:value-type="float">
            <text:p>1.008261</text:p>
          </table:table-cell>
          <table:table-cell office:value-type="float" office:value="100.586812" calcext:value-type="float">
            <text:p>100.586812</text:p>
          </table:table-cell>
          <table:table-cell office:value-type="float" office:value="99.578551" calcext:value-type="float">
            <text:p>99.578551</text:p>
          </table:table-cell>
          <table:table-cell office:value-type="float" office:value="0.850571" calcext:value-type="float">
            <text:p>0.850571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891372" calcext:value-type="float">
            <text:p>24891372</text:p>
          </table:table-cell>
          <table:table-cell office:value-type="float" office:value="3951312" calcext:value-type="float">
            <text:p>3951312</text:p>
          </table:table-cell>
          <table:table-cell office:value-type="float" office:value="23661" calcext:value-type="float">
            <text:p>23661</text:p>
          </table:table-cell>
          <table:table-cell office:value-type="float" office:value="3756" calcext:value-type="float">
            <text:p>3756</text:p>
          </table:table-cell>
          <table:table-cell office:value-type="float" office:value="2.09225" calcext:value-type="float">
            <text:p>2.09225</text:p>
          </table:table-cell>
          <table:table-cell office:value-type="float" office:value="95.853327" calcext:value-type="float">
            <text:p>95.853327</text:p>
          </table:table-cell>
          <table:table-cell office:value-type="float" office:value="93.761077" calcext:value-type="float">
            <text:p>93.761077</text:p>
          </table:table-cell>
          <table:table-cell office:value-type="float" office:value="0.337139" calcext:value-type="float">
            <text:p>0.337139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576" calcext:value-type="float">
            <text:p>57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.964416" calcext:value-type="float">
            <text:p>1.964416</text:p>
          </table:table-cell>
          <table:table-cell office:value-type="float" office:value="89.708644" calcext:value-type="float">
            <text:p>89.708644</text:p>
          </table:table-cell>
          <table:table-cell office:value-type="float" office:value="87.744228" calcext:value-type="float">
            <text:p>87.744228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816" calcext:value-type="float">
            <text:p>8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.918008" calcext:value-type="float">
            <text:p>1.918008</text:p>
          </table:table-cell>
          <table:table-cell office:value-type="float" office:value="97.928152" calcext:value-type="float">
            <text:p>97.928152</text:p>
          </table:table-cell>
          <table:table-cell office:value-type="float" office:value="96.010144" calcext:value-type="float">
            <text:p>96.01014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.026302" calcext:value-type="float">
            <text:p>2.026302</text:p>
          </table:table-cell>
          <table:table-cell office:value-type="float" office:value="89.709978" calcext:value-type="float">
            <text:p>89.709978</text:p>
          </table:table-cell>
          <table:table-cell office:value-type="float" office:value="87.683677" calcext:value-type="float">
            <text:p>87.683677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8743172" calcext:value-type="float">
            <text:p>8743172</text:p>
          </table:table-cell>
          <table:table-cell office:value-type="float" office:value="23760" calcext:value-type="float">
            <text:p>23760</text:p>
          </table:table-cell>
          <table:table-cell office:value-type="float" office:value="8311" calcext:value-type="float">
            <text:p>8311</text:p>
          </table:table-cell>
          <table:table-cell office:value-type="float" office:value="1.008362" calcext:value-type="float">
            <text:p>1.008362</text:p>
          </table:table-cell>
          <table:table-cell office:value-type="float" office:value="100.577863" calcext:value-type="float">
            <text:p>100.577863</text:p>
          </table:table-cell>
          <table:table-cell office:value-type="float" office:value="99.569501" calcext:value-type="float">
            <text:p>99.569501</text:p>
          </table:table-cell>
          <table:table-cell office:value-type="float" office:value="0.702478" calcext:value-type="float">
            <text:p>0.702478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4775028" calcext:value-type="float">
            <text:p>4775028</text:p>
          </table:table-cell>
          <table:table-cell office:value-type="float" office:value="23760" calcext:value-type="float">
            <text:p>23760</text:p>
          </table:table-cell>
          <table:table-cell office:value-type="float" office:value="4539" calcext:value-type="float">
            <text:p>4539</text:p>
          </table:table-cell>
          <table:table-cell office:value-type="float" office:value="1.203991" calcext:value-type="float">
            <text:p>1.203991</text:p>
          </table:table-cell>
          <table:table-cell office:value-type="float" office:value="98.537064" calcext:value-type="float">
            <text:p>98.537064</text:p>
          </table:table-cell>
          <table:table-cell office:value-type="float" office:value="97.333073" calcext:value-type="float">
            <text:p>97.333073</text:p>
          </table:table-cell>
          <table:table-cell office:value-type="float" office:value="0.392469" calcext:value-type="float">
            <text:p>0.392469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746" calcext:value-type="float">
            <text:p>1.0746</text:p>
          </table:table-cell>
          <table:table-cell office:value-type="float" office:value="92.03278" calcext:value-type="float">
            <text:p>92.03278</text:p>
          </table:table-cell>
          <table:table-cell office:value-type="float" office:value="90.95818" calcext:value-type="float">
            <text:p>90.95818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31738" calcext:value-type="float">
            <text:p>1.031738</text:p>
          </table:table-cell>
          <table:table-cell office:value-type="float" office:value="100.439116" calcext:value-type="float">
            <text:p>100.439116</text:p>
          </table:table-cell>
          <table:table-cell office:value-type="float" office:value="99.407378" calcext:value-type="float">
            <text:p>99.40737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138165" calcext:value-type="float">
            <text:p>1.138165</text:p>
          </table:table-cell>
          <table:table-cell office:value-type="float" office:value="92.034114" calcext:value-type="float">
            <text:p>92.034114</text:p>
          </table:table-cell>
          <table:table-cell office:value-type="float" office:value="90.89595" calcext:value-type="float">
            <text:p>90.8959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7408184" calcext:value-type="float">
            <text:p>7408184</text:p>
          </table:table-cell>
          <table:table-cell office:value-type="float" office:value="23859" calcext:value-type="float">
            <text:p>23859</text:p>
          </table:table-cell>
          <table:table-cell office:value-type="float" office:value="7042" calcext:value-type="float">
            <text:p>7042</text:p>
          </table:table-cell>
          <table:table-cell office:value-type="float" office:value="1.018815" calcext:value-type="float">
            <text:p>1.018815</text:p>
          </table:table-cell>
          <table:table-cell office:value-type="float" office:value="101.766126" calcext:value-type="float">
            <text:p>101.766126</text:p>
          </table:table-cell>
          <table:table-cell office:value-type="float" office:value="100.747311" calcext:value-type="float">
            <text:p>100.747311</text:p>
          </table:table-cell>
          <table:table-cell office:value-type="float" office:value="0.588259" calcext:value-type="float">
            <text:p>0.588259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5436736" calcext:value-type="float">
            <text:p>5436736</text:p>
          </table:table-cell>
          <table:table-cell office:value-type="float" office:value="23859" calcext:value-type="float">
            <text:p>23859</text:p>
          </table:table-cell>
          <table:table-cell office:value-type="float" office:value="5168" calcext:value-type="float">
            <text:p>5168</text:p>
          </table:table-cell>
          <table:table-cell office:value-type="float" office:value="1.101152" calcext:value-type="float">
            <text:p>1.101152</text:p>
          </table:table-cell>
          <table:table-cell office:value-type="float" office:value="102.463768" calcext:value-type="float">
            <text:p>102.463768</text:p>
          </table:table-cell>
          <table:table-cell office:value-type="float" office:value="101.362616" calcext:value-type="float">
            <text:p>101.362616</text:p>
          </table:table-cell>
          <table:table-cell office:value-type="float" office:value="0.429092" calcext:value-type="float">
            <text:p>0.429092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010485" calcext:value-type="float">
            <text:p>1.010485</text:p>
          </table:table-cell>
          <table:table-cell office:value-type="float" office:value="102.05379" calcext:value-type="float">
            <text:p>102.05379</text:p>
          </table:table-cell>
          <table:table-cell office:value-type="float" office:value="101.043306" calcext:value-type="float">
            <text:p>101.043306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.021172" calcext:value-type="float">
            <text:p>1.021172</text:p>
          </table:table-cell>
          <table:table-cell office:value-type="float" office:value="102.045344" calcext:value-type="float">
            <text:p>102.045344</text:p>
          </table:table-cell>
          <table:table-cell office:value-type="float" office:value="101.024172" calcext:value-type="float">
            <text:p>101.02417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.054354" calcext:value-type="float">
            <text:p>1.054354</text:p>
          </table:table-cell>
          <table:table-cell office:value-type="float" office:value="89.551554" calcext:value-type="float">
            <text:p>89.551554</text:p>
          </table:table-cell>
          <table:table-cell office:value-type="float" office:value="88.4972" calcext:value-type="float">
            <text:p>88.4972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085774" calcext:value-type="float">
            <text:p>102.085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8022552" calcext:value-type="float">
            <text:p>8022552</text:p>
          </table:table-cell>
          <table:table-cell office:value-type="float" office:value="23959" calcext:value-type="float">
            <text:p>23959</text:p>
          </table:table-cell>
          <table:table-cell office:value-type="float" office:value="7626" calcext:value-type="float">
            <text:p>7626</text:p>
          </table:table-cell>
          <table:table-cell office:value-type="float" office:value="1.019109" calcext:value-type="float">
            <text:p>1.019109</text:p>
          </table:table-cell>
          <table:table-cell office:value-type="float" office:value="101.718437" calcext:value-type="float">
            <text:p>101.718437</text:p>
          </table:table-cell>
          <table:table-cell office:value-type="float" office:value="100.699328" calcext:value-type="float">
            <text:p>100.699328</text:p>
          </table:table-cell>
          <table:table-cell office:value-type="float" office:value="0.637347" calcext:value-type="float">
            <text:p>0.637347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203816" calcext:value-type="float">
            <text:p>25203816</text:p>
          </table:table-cell>
          <table:table-cell office:value-type="float" office:value="5041184" calcext:value-type="float">
            <text:p>5041184</text:p>
          </table:table-cell>
          <table:table-cell office:value-type="float" office:value="23958" calcext:value-type="float">
            <text:p>23958</text:p>
          </table:table-cell>
          <table:table-cell office:value-type="float" office:value="4792" calcext:value-type="float">
            <text:p>4792</text:p>
          </table:table-cell>
          <table:table-cell office:value-type="float" office:value="1.556873" calcext:value-type="float">
            <text:p>1.556873</text:p>
          </table:table-cell>
          <table:table-cell office:value-type="float" office:value="101.83262" calcext:value-type="float">
            <text:p>101.83262</text:p>
          </table:table-cell>
          <table:table-cell office:value-type="float" office:value="100.275747" calcext:value-type="float">
            <text:p>100.275747</text:p>
          </table:table-cell>
          <table:table-cell office:value-type="float" office:value="0.402186" calcext:value-type="float">
            <text:p>0.402186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422961" calcext:value-type="float">
            <text:p>1.422961</text:p>
          </table:table-cell>
          <table:table-cell office:value-type="float" office:value="99.33457" calcext:value-type="float">
            <text:p>99.33457</text:p>
          </table:table-cell>
          <table:table-cell office:value-type="float" office:value="97.91161" calcext:value-type="float">
            <text:p>97.91161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.376793" calcext:value-type="float">
            <text:p>1.376793</text:p>
          </table:table-cell>
          <table:table-cell office:value-type="float" office:value="97.3612" calcext:value-type="float">
            <text:p>97.3612</text:p>
          </table:table-cell>
          <table:table-cell office:value-type="float" office:value="95.984407" calcext:value-type="float">
            <text:p>95.984407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468738" calcext:value-type="float">
            <text:p>1.468738</text:p>
          </table:table-cell>
          <table:table-cell office:value-type="float" office:value="99.335904" calcext:value-type="float">
            <text:p>99.335904</text:p>
          </table:table-cell>
          <table:table-cell office:value-type="float" office:value="97.867166" calcext:value-type="float">
            <text:p>97.86716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8850476" calcext:value-type="float">
            <text:p>8850476</text:p>
          </table:table-cell>
          <table:table-cell office:value-type="float" office:value="24058" calcext:value-type="float">
            <text:p>24058</text:p>
          </table:table-cell>
          <table:table-cell office:value-type="float" office:value="8413" calcext:value-type="float">
            <text:p>8413</text:p>
          </table:table-cell>
          <table:table-cell office:value-type="float" office:value="1.022216" calcext:value-type="float">
            <text:p>1.022216</text:p>
          </table:table-cell>
          <table:table-cell office:value-type="float" office:value="100.917308" calcext:value-type="float">
            <text:p>100.917308</text:p>
          </table:table-cell>
          <table:table-cell office:value-type="float" office:value="99.895092" calcext:value-type="float">
            <text:p>99.895092</text:p>
          </table:table-cell>
          <table:table-cell office:value-type="float" office:value="0.708782" calcext:value-type="float">
            <text:p>0.708782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307964" calcext:value-type="float">
            <text:p>25307964</text:p>
          </table:table-cell>
          <table:table-cell office:value-type="float" office:value="4752936" calcext:value-type="float">
            <text:p>4752936</text:p>
          </table:table-cell>
          <table:table-cell office:value-type="float" office:value="24057" calcext:value-type="float">
            <text:p>24057</text:p>
          </table:table-cell>
          <table:table-cell office:value-type="float" office:value="4518" calcext:value-type="float">
            <text:p>4518</text:p>
          </table:table-cell>
          <table:table-cell office:value-type="float" office:value="1.124735" calcext:value-type="float">
            <text:p>1.124735</text:p>
          </table:table-cell>
          <table:table-cell office:value-type="float" office:value="101.475551" calcext:value-type="float">
            <text:p>101.475551</text:p>
          </table:table-cell>
          <table:table-cell office:value-type="float" office:value="100.350816" calcext:value-type="float">
            <text:p>100.350816</text:p>
          </table:table-cell>
          <table:table-cell office:value-type="float" office:value="0.378906" calcext:value-type="float">
            <text:p>0.378906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013585" calcext:value-type="float">
            <text:p>1.013585</text:p>
          </table:table-cell>
          <table:table-cell office:value-type="float" office:value="101.480709" calcext:value-type="float">
            <text:p>101.480709</text:p>
          </table:table-cell>
          <table:table-cell office:value-type="float" office:value="100.467123" calcext:value-type="float">
            <text:p>100.467123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480" calcext:value-type="float">
            <text:p>48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.030015" calcext:value-type="float">
            <text:p>1.030015</text:p>
          </table:table-cell>
          <table:table-cell office:value-type="float" office:value="98.606333" calcext:value-type="float">
            <text:p>98.606333</text:p>
          </table:table-cell>
          <table:table-cell office:value-type="float" office:value="97.576318" calcext:value-type="float">
            <text:p>97.576318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63237" calcext:value-type="float">
            <text:p>1.063237</text:p>
          </table:table-cell>
          <table:table-cell office:value-type="float" office:value="101.482303" calcext:value-type="float">
            <text:p>101.482303</text:p>
          </table:table-cell>
          <table:table-cell office:value-type="float" office:value="100.419065" calcext:value-type="float">
            <text:p>100.41906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8983028" calcext:value-type="float">
            <text:p>8983028</text:p>
          </table:table-cell>
          <table:table-cell office:value-type="float" office:value="24156" calcext:value-type="float">
            <text:p>24156</text:p>
          </table:table-cell>
          <table:table-cell office:value-type="float" office:value="8539" calcext:value-type="float">
            <text:p>8539</text:p>
          </table:table-cell>
          <table:table-cell office:value-type="float" office:value="1.018859" calcext:value-type="float">
            <text:p>1.018859</text:p>
          </table:table-cell>
          <table:table-cell office:value-type="float" office:value="101.726577" calcext:value-type="float">
            <text:p>101.726577</text:p>
          </table:table-cell>
          <table:table-cell office:value-type="float" office:value="100.707719" calcext:value-type="float">
            <text:p>100.707719</text:p>
          </table:table-cell>
          <table:table-cell office:value-type="float" office:value="0.713592" calcext:value-type="float">
            <text:p>0.713592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4744520" calcext:value-type="float">
            <text:p>4744520</text:p>
          </table:table-cell>
          <table:table-cell office:value-type="float" office:value="24156" calcext:value-type="float">
            <text:p>24156</text:p>
          </table:table-cell>
          <table:table-cell office:value-type="float" office:value="4510" calcext:value-type="float">
            <text:p>4510</text:p>
          </table:table-cell>
          <table:table-cell office:value-type="float" office:value="1.546249" calcext:value-type="float">
            <text:p>1.546249</text:p>
          </table:table-cell>
          <table:table-cell office:value-type="float" office:value="102.041327" calcext:value-type="float">
            <text:p>102.041327</text:p>
          </table:table-cell>
          <table:table-cell office:value-type="float" office:value="100.495078" calcext:value-type="float">
            <text:p>100.495078</text:p>
          </table:table-cell>
          <table:table-cell office:value-type="float" office:value="0.377692" calcext:value-type="float">
            <text:p>0.377692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768" calcext:value-type="float">
            <text:p>76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.429123" calcext:value-type="float">
            <text:p>1.429123</text:p>
          </table:table-cell>
          <table:table-cell office:value-type="float" office:value="102.29661" calcext:value-type="float">
            <text:p>102.29661</text:p>
          </table:table-cell>
          <table:table-cell office:value-type="float" office:value="100.867487" calcext:value-type="float">
            <text:p>100.867487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768" calcext:value-type="float">
            <text:p>76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.371789" calcext:value-type="float">
            <text:p>1.371789</text:p>
          </table:table-cell>
          <table:table-cell office:value-type="float" office:value="102.293586" calcext:value-type="float">
            <text:p>102.293586</text:p>
          </table:table-cell>
          <table:table-cell office:value-type="float" office:value="100.921797" calcext:value-type="float">
            <text:p>100.921797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4748" calcext:value-type="float">
            <text:p>1.4748</text:p>
          </table:table-cell>
          <table:table-cell office:value-type="float" office:value="98.72448" calcext:value-type="float">
            <text:p>98.72448</text:p>
          </table:table-cell>
          <table:table-cell office:value-type="float" office:value="97.24968" calcext:value-type="float">
            <text:p>97.2496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29204" calcext:value-type="float">
            <text:p>102.29204</text:p>
          </table:table-cell>
          <table:table-cell office:value-type="float" office:value="102.431306" calcext:value-type="float">
            <text:p>102.431306</text:p>
          </table:table-cell>
          <table:table-cell office:value-type="float" office:value="0.139266" calcext:value-type="float">
            <text:p>0.139266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3.997696" calcext:value-type="float">
            <text:p>3.997696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453in" svg:x="4.3902in" svg:y="0.272in">
            <draw:object draw:notify-on-update-of-ranges="Sheet2.A1:Sheet2.A1 Sheet2.A2:Sheet2.A245 Sheet2.B1:Sheet2.B1 Sheet2.B2:Sheet2.B245 Sheet2.A1:Sheet2.A1 Sheet2.A2:Sheet2.A245 Sheet2.C1:Sheet2.C1 Sheet2.C2:Sheet2.C2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OfferedLoad_Mbps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2</text:p>
          </table:table-cell>
        </table:table-row>
        <table:table-row table:style-name="ro1">
          <table:table-cell office:value-type="float" office:value="0.016384" calcext:value-type="float">
            <text:p>0.016384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0859" calcext:value-type="float">
            <text:p>0.00859</text:p>
          </table:table-cell>
        </table:table-row>
        <table:table-row table:style-name="ro1">
          <table:table-cell office:value-type="float" office:value="0.032768" calcext:value-type="float">
            <text:p>0.032768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16921" calcext:value-type="float">
            <text:p>0.016921</text:p>
          </table:table-cell>
        </table:table-row>
        <table:table-row table:style-name="ro1">
          <table:table-cell office:value-type="float" office:value="0.049152" calcext:value-type="float">
            <text:p>0.049152</text:p>
          </table:table-cell>
          <table:table-cell office:value-type="float" office:value="0.025336" calcext:value-type="float">
            <text:p>0.025336</text:p>
          </table:table-cell>
          <table:table-cell office:value-type="float" office:value="0.025423" calcext:value-type="float">
            <text:p>0.025423</text:p>
          </table:table-cell>
        </table:table-row>
        <table:table-row table:style-name="ro1">
          <table:table-cell office:value-type="float" office:value="0.065536" calcext:value-type="float">
            <text:p>0.065536</text:p>
          </table:table-cell>
          <table:table-cell office:value-type="float" office:value="0.033751" calcext:value-type="float">
            <text:p>0.033751</text:p>
          </table:table-cell>
          <table:table-cell office:value-type="float" office:value="0.033841" calcext:value-type="float">
            <text:p>0.033841</text:p>
          </table:table-cell>
        </table:table-row>
        <table:table-row table:style-name="ro1">
          <table:table-cell office:value-type="float" office:value="0.08192" calcext:value-type="float">
            <text:p>0.08192</text:p>
          </table:table-cell>
          <table:table-cell office:value-type="float" office:value="0.042172" calcext:value-type="float">
            <text:p>0.042172</text:p>
          </table:table-cell>
          <table:table-cell office:value-type="float" office:value="0.042259" calcext:value-type="float">
            <text:p>0.042259</text:p>
          </table:table-cell>
        </table:table-row>
        <table:table-row table:style-name="ro1">
          <table:table-cell office:value-type="float" office:value="0.098304" calcext:value-type="float">
            <text:p>0.098304</text:p>
          </table:table-cell>
          <table:table-cell office:value-type="float" office:value="0.050585" calcext:value-type="float">
            <text:p>0.050585</text:p>
          </table:table-cell>
          <table:table-cell office:value-type="float" office:value="0.050714" calcext:value-type="float">
            <text:p>0.050714</text:p>
          </table:table-cell>
        </table:table-row>
        <table:table-row table:style-name="ro1">
          <table:table-cell office:value-type="float" office:value="0.114688" calcext:value-type="float">
            <text:p>0.114688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059012" calcext:value-type="float">
            <text:p>0.059012</text:p>
          </table:table-cell>
        </table:table-row>
        <table:table-row table:style-name="ro1">
          <table:table-cell office:value-type="float" office:value="0.131072" calcext:value-type="float">
            <text:p>0.131072</text:p>
          </table:table-cell>
          <table:table-cell office:value-type="float" office:value="0.067416" calcext:value-type="float">
            <text:p>0.067416</text:p>
          </table:table-cell>
          <table:table-cell office:value-type="float" office:value="0.067437" calcext:value-type="float">
            <text:p>0.067437</text:p>
          </table:table-cell>
        </table:table-row>
        <table:table-row table:style-name="ro1">
          <table:table-cell office:value-type="float" office:value="0.147456" calcext:value-type="float">
            <text:p>0.147456</text:p>
          </table:table-cell>
          <table:table-cell office:value-type="float" office:value="0.075835" calcext:value-type="float">
            <text:p>0.075835</text:p>
          </table:table-cell>
          <table:table-cell office:value-type="float" office:value="0.075937" calcext:value-type="float">
            <text:p>0.075937</text:p>
          </table:table-cell>
        </table:table-row>
        <table:table-row table:style-name="ro1">
          <table:table-cell office:value-type="float" office:value="0.16384" calcext:value-type="float">
            <text:p>0.16384</text:p>
          </table:table-cell>
          <table:table-cell office:value-type="float" office:value="0.084247" calcext:value-type="float">
            <text:p>0.084247</text:p>
          </table:table-cell>
          <table:table-cell office:value-type="float" office:value="0.084265" calcext:value-type="float">
            <text:p>0.084265</text:p>
          </table:table-cell>
        </table:table-row>
        <table:table-row table:style-name="ro1">
          <table:table-cell office:value-type="float" office:value="0.180224" calcext:value-type="float">
            <text:p>0.180224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092836" calcext:value-type="float">
            <text:p>0.092836</text:p>
          </table:table-cell>
        </table:table-row>
        <table:table-row table:style-name="ro1">
          <table:table-cell office:value-type="float" office:value="0.196608" calcext:value-type="float">
            <text:p>0.196608</text:p>
          </table:table-cell>
          <table:table-cell office:value-type="float" office:value="0.101089" calcext:value-type="float">
            <text:p>0.101089</text:p>
          </table:table-cell>
          <table:table-cell office:value-type="float" office:value="0.101181" calcext:value-type="float">
            <text:p>0.101181</text:p>
          </table:table-cell>
        </table:table-row>
        <table:table-row table:style-name="ro1">
          <table:table-cell office:value-type="float" office:value="0.212992" calcext:value-type="float">
            <text:p>0.212992</text:p>
          </table:table-cell>
          <table:table-cell office:value-type="float" office:value="0.109495" calcext:value-type="float">
            <text:p>0.109495</text:p>
          </table:table-cell>
          <table:table-cell office:value-type="float" office:value="0.109518" calcext:value-type="float">
            <text:p>0.109518</text:p>
          </table:table-cell>
        </table:table-row>
        <table:table-row table:style-name="ro1">
          <table:table-cell office:value-type="float" office:value="0.229376" calcext:value-type="float">
            <text:p>0.229376</text:p>
          </table:table-cell>
          <table:table-cell office:value-type="float" office:value="0.117921" calcext:value-type="float">
            <text:p>0.117921</text:p>
          </table:table-cell>
          <table:table-cell office:value-type="float" office:value="0.117943" calcext:value-type="float">
            <text:p>0.117943</text:p>
          </table:table-cell>
        </table:table-row>
        <table:table-row table:style-name="ro1">
          <table:table-cell office:value-type="float" office:value="0.24576" calcext:value-type="float">
            <text:p>0.24576</text:p>
          </table:table-cell>
          <table:table-cell office:value-type="float" office:value="0.126344" calcext:value-type="float">
            <text:p>0.126344</text:p>
          </table:table-cell>
          <table:table-cell office:value-type="float" office:value="0.126355" calcext:value-type="float">
            <text:p>0.126355</text:p>
          </table:table-cell>
        </table:table-row>
        <table:table-row table:style-name="ro1">
          <table:table-cell office:value-type="float" office:value="0.262144" calcext:value-type="float">
            <text:p>0.262144</text:p>
          </table:table-cell>
          <table:table-cell office:value-type="float" office:value="0.13475" calcext:value-type="float">
            <text:p>0.13475</text:p>
          </table:table-cell>
          <table:table-cell office:value-type="float" office:value="0.134769" calcext:value-type="float">
            <text:p>0.134769</text:p>
          </table:table-cell>
        </table:table-row>
        <table:table-row table:style-name="ro1">
          <table:table-cell office:value-type="float" office:value="0.278528" calcext:value-type="float">
            <text:p>0.278528</text:p>
          </table:table-cell>
          <table:table-cell office:value-type="float" office:value="0.143172" calcext:value-type="float">
            <text:p>0.143172</text:p>
          </table:table-cell>
          <table:table-cell office:value-type="float" office:value="0.143206" calcext:value-type="float">
            <text:p>0.143206</text:p>
          </table:table-cell>
        </table:table-row>
        <table:table-row table:style-name="ro1">
          <table:table-cell office:value-type="float" office:value="0.294912" calcext:value-type="float">
            <text:p>0.294912</text:p>
          </table:table-cell>
          <table:table-cell office:value-type="float" office:value="0.151578" calcext:value-type="float">
            <text:p>0.151578</text:p>
          </table:table-cell>
          <table:table-cell office:value-type="float" office:value="0.151615" calcext:value-type="float">
            <text:p>0.151615</text:p>
          </table:table-cell>
        </table:table-row>
        <table:table-row table:style-name="ro1">
          <table:table-cell office:value-type="float" office:value="0.311296" calcext:value-type="float">
            <text:p>0.311296</text:p>
          </table:table-cell>
          <table:table-cell office:value-type="float" office:value="0.159994" calcext:value-type="float">
            <text:p>0.159994</text:p>
          </table:table-cell>
          <table:table-cell office:value-type="float" office:value="0.160034" calcext:value-type="float">
            <text:p>0.160034</text:p>
          </table:table-cell>
        </table:table-row>
        <table:table-row table:style-name="ro1">
          <table:table-cell office:value-type="float" office:value="0.32768" calcext:value-type="float">
            <text:p>0.32768</text:p>
          </table:table-cell>
          <table:table-cell office:value-type="float" office:value="0.168434" calcext:value-type="float">
            <text:p>0.168434</text:p>
          </table:table-cell>
          <table:table-cell office:value-type="float" office:value="0.168446" calcext:value-type="float">
            <text:p>0.168446</text:p>
          </table:table-cell>
        </table:table-row>
        <table:table-row table:style-name="ro1">
          <table:table-cell office:value-type="float" office:value="0.344064" calcext:value-type="float">
            <text:p>0.344064</text:p>
          </table:table-cell>
          <table:table-cell office:value-type="float" office:value="0.176846" calcext:value-type="float">
            <text:p>0.176846</text:p>
          </table:table-cell>
          <table:table-cell office:value-type="float" office:value="0.176968" calcext:value-type="float">
            <text:p>0.176968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185279" calcext:value-type="float">
            <text:p>0.185279</text:p>
          </table:table-cell>
        </table:table-row>
        <table:table-row table:style-name="ro1">
          <table:table-cell office:value-type="float" office:value="0.376832" calcext:value-type="float">
            <text:p>0.376832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193714" calcext:value-type="float">
            <text:p>0.193714</text:p>
          </table:table-cell>
        </table:table-row>
        <table:table-row table:style-name="ro1">
          <table:table-cell office:value-type="float" office:value="0.393216" calcext:value-type="float">
            <text:p>0.393216</text:p>
          </table:table-cell>
          <table:table-cell office:value-type="float" office:value="0.202081" calcext:value-type="float">
            <text:p>0.202081</text:p>
          </table:table-cell>
          <table:table-cell office:value-type="float" office:value="0.202176" calcext:value-type="float">
            <text:p>0.202176</text:p>
          </table:table-cell>
        </table:table-row>
        <table:table-row table:style-name="ro1">
          <table:table-cell office:value-type="float" office:value="0.4096" calcext:value-type="float">
            <text:p>0.4096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210536" calcext:value-type="float">
            <text:p>0.210536</text:p>
          </table:table-cell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0.218921" calcext:value-type="float">
            <text:p>0.218921</text:p>
          </table:table-cell>
          <table:table-cell office:value-type="float" office:value="0.218958" calcext:value-type="float">
            <text:p>0.218958</text:p>
          </table:table-cell>
        </table:table-row>
        <table:table-row table:style-name="ro1">
          <table:table-cell office:value-type="float" office:value="0.442368" calcext:value-type="float">
            <text:p>0.442368</text:p>
          </table:table-cell>
          <table:table-cell office:value-type="float" office:value="0.227343" calcext:value-type="float">
            <text:p>0.227343</text:p>
          </table:table-cell>
          <table:table-cell office:value-type="float" office:value="0.227404" calcext:value-type="float">
            <text:p>0.227404</text:p>
          </table:table-cell>
        </table:table-row>
        <table:table-row table:style-name="ro1">
          <table:table-cell office:value-type="float" office:value="0.458752" calcext:value-type="float">
            <text:p>0.458752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235831" calcext:value-type="float">
            <text:p>0.235831</text:p>
          </table:table-cell>
        </table:table-row>
        <table:table-row table:style-name="ro1">
          <table:table-cell office:value-type="float" office:value="0.475136" calcext:value-type="float">
            <text:p>0.475136</text:p>
          </table:table-cell>
          <table:table-cell office:value-type="float" office:value="0.244157" calcext:value-type="float">
            <text:p>0.244157</text:p>
          </table:table-cell>
          <table:table-cell office:value-type="float" office:value="0.244251" calcext:value-type="float">
            <text:p>0.244251</text:p>
          </table:table-cell>
        </table:table-row>
        <table:table-row table:style-name="ro1">
          <table:table-cell office:value-type="float" office:value="0.49152" calcext:value-type="float">
            <text:p>0.49152</text:p>
          </table:table-cell>
          <table:table-cell office:value-type="float" office:value="0.252587" calcext:value-type="float">
            <text:p>0.252587</text:p>
          </table:table-cell>
          <table:table-cell office:value-type="float" office:value="0.252736" calcext:value-type="float">
            <text:p>0.252736</text:p>
          </table:table-cell>
        </table:table-row>
        <table:table-row table:style-name="ro1">
          <table:table-cell office:value-type="float" office:value="0.507904" calcext:value-type="float">
            <text:p>0.507904</text:p>
          </table:table-cell>
          <table:table-cell office:value-type="float" office:value="0.260987" calcext:value-type="float">
            <text:p>0.260987</text:p>
          </table:table-cell>
          <table:table-cell office:value-type="float" office:value="0.261164" calcext:value-type="float">
            <text:p>0.261164</text:p>
          </table:table-cell>
        </table:table-row>
        <table:table-row table:style-name="ro1">
          <table:table-cell office:value-type="float" office:value="0.524288" calcext:value-type="float">
            <text:p>0.524288</text:p>
          </table:table-cell>
          <table:table-cell office:value-type="float" office:value="0.269431" calcext:value-type="float">
            <text:p>0.269431</text:p>
          </table:table-cell>
          <table:table-cell office:value-type="float" office:value="0.269536" calcext:value-type="float">
            <text:p>0.269536</text:p>
          </table:table-cell>
        </table:table-row>
        <table:table-row table:style-name="ro1">
          <table:table-cell office:value-type="float" office:value="0.540672" calcext:value-type="float">
            <text:p>0.540672</text:p>
          </table:table-cell>
          <table:table-cell office:value-type="float" office:value="0.277839" calcext:value-type="float">
            <text:p>0.277839</text:p>
          </table:table-cell>
          <table:table-cell office:value-type="float" office:value="0.277942" calcext:value-type="float">
            <text:p>0.277942</text:p>
          </table:table-cell>
        </table:table-row>
        <table:table-row table:style-name="ro1">
          <table:table-cell office:value-type="float" office:value="0.557056" calcext:value-type="float">
            <text:p>0.557056</text:p>
          </table:table-cell>
          <table:table-cell office:value-type="float" office:value="0.28627" calcext:value-type="float">
            <text:p>0.28627</text:p>
          </table:table-cell>
          <table:table-cell office:value-type="float" office:value="0.286334" calcext:value-type="float">
            <text:p>0.286334</text:p>
          </table:table-cell>
        </table:table-row>
        <table:table-row table:style-name="ro1">
          <table:table-cell office:value-type="float" office:value="0.57344" calcext:value-type="float">
            <text:p>0.57344</text:p>
          </table:table-cell>
          <table:table-cell office:value-type="float" office:value="0.294699" calcext:value-type="float">
            <text:p>0.294699</text:p>
          </table:table-cell>
          <table:table-cell office:value-type="float" office:value="0.29478" calcext:value-type="float">
            <text:p>0.29478</text:p>
          </table:table-cell>
        </table:table-row>
        <table:table-row table:style-name="ro1">
          <table:table-cell office:value-type="float" office:value="0.589824" calcext:value-type="float">
            <text:p>0.589824</text:p>
          </table:table-cell>
          <table:table-cell office:value-type="float" office:value="0.303104" calcext:value-type="float">
            <text:p>0.303104</text:p>
          </table:table-cell>
          <table:table-cell office:value-type="float" office:value="0.303178" calcext:value-type="float">
            <text:p>0.303178</text:p>
          </table:table-cell>
        </table:table-row>
        <table:table-row table:style-name="ro1">
          <table:table-cell office:value-type="float" office:value="0.606208" calcext:value-type="float">
            <text:p>0.606208</text:p>
          </table:table-cell>
          <table:table-cell office:value-type="float" office:value="0.311518" calcext:value-type="float">
            <text:p>0.311518</text:p>
          </table:table-cell>
          <table:table-cell office:value-type="float" office:value="0.311579" calcext:value-type="float">
            <text:p>0.311579</text:p>
          </table:table-cell>
        </table:table-row>
        <table:table-row table:style-name="ro1">
          <table:table-cell office:value-type="float" office:value="0.622592" calcext:value-type="float">
            <text:p>0.622592</text:p>
          </table:table-cell>
          <table:table-cell office:value-type="float" office:value="0.319919" calcext:value-type="float">
            <text:p>0.319919</text:p>
          </table:table-cell>
          <table:table-cell office:value-type="float" office:value="0.320002" calcext:value-type="float">
            <text:p>0.320002</text:p>
          </table:table-cell>
        </table:table-row>
        <table:table-row table:style-name="ro1">
          <table:table-cell office:value-type="float" office:value="0.638976" calcext:value-type="float">
            <text:p>0.638976</text:p>
          </table:table-cell>
          <table:table-cell office:value-type="float" office:value="0.328316" calcext:value-type="float">
            <text:p>0.328316</text:p>
          </table:table-cell>
          <table:table-cell office:value-type="float" office:value="0.328411" calcext:value-type="float">
            <text:p>0.328411</text:p>
          </table:table-cell>
        </table:table-row>
        <table:table-row table:style-name="ro1">
          <table:table-cell office:value-type="float" office:value="0.65536" calcext:value-type="float">
            <text:p>0.65536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33683" calcext:value-type="float">
            <text:p>0.33683</text:p>
          </table:table-cell>
        </table:table-row>
        <table:table-row table:style-name="ro1">
          <table:table-cell office:value-type="float" office:value="0.671744" calcext:value-type="float">
            <text:p>0.671744</text:p>
          </table:table-cell>
          <table:table-cell office:value-type="float" office:value="0.345163" calcext:value-type="float">
            <text:p>0.345163</text:p>
          </table:table-cell>
          <table:table-cell office:value-type="float" office:value="0.345256" calcext:value-type="float">
            <text:p>0.345256</text:p>
          </table:table-cell>
        </table:table-row>
        <table:table-row table:style-name="ro1">
          <table:table-cell office:value-type="float" office:value="0.688128" calcext:value-type="float">
            <text:p>0.688128</text:p>
          </table:table-cell>
          <table:table-cell office:value-type="float" office:value="0.353599" calcext:value-type="float">
            <text:p>0.353599</text:p>
          </table:table-cell>
          <table:table-cell office:value-type="float" office:value="0.353672" calcext:value-type="float">
            <text:p>0.353672</text:p>
          </table:table-cell>
        </table:table-row>
        <table:table-row table:style-name="ro1">
          <table:table-cell office:value-type="float" office:value="0.704512" calcext:value-type="float">
            <text:p>0.704512</text:p>
          </table:table-cell>
          <table:table-cell office:value-type="float" office:value="0.361997" calcext:value-type="float">
            <text:p>0.361997</text:p>
          </table:table-cell>
          <table:table-cell office:value-type="float" office:value="0.36219" calcext:value-type="float">
            <text:p>0.36219</text:p>
          </table:table-cell>
        </table:table-row>
        <table:table-row table:style-name="ro1">
          <table:table-cell office:value-type="float" office:value="0.720896" calcext:value-type="float">
            <text:p>0.720896</text:p>
          </table:table-cell>
          <table:table-cell office:value-type="float" office:value="0.370419" calcext:value-type="float">
            <text:p>0.370419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>
          <table:table-cell office:value-type="float" office:value="0.73728" calcext:value-type="float">
            <text:p>0.73728</text:p>
          </table:table-cell>
          <table:table-cell office:value-type="float" office:value="0.378885" calcext:value-type="float">
            <text:p>0.378885</text:p>
          </table:table-cell>
          <table:table-cell office:value-type="float" office:value="0.378932" calcext:value-type="float">
            <text:p>0.378932</text:p>
          </table:table-cell>
        </table:table-row>
        <table:table-row table:style-name="ro1">
          <table:table-cell office:value-type="float" office:value="0.753664" calcext:value-type="float">
            <text:p>0.753664</text:p>
          </table:table-cell>
          <table:table-cell office:value-type="float" office:value="0.387249" calcext:value-type="float">
            <text:p>0.387249</text:p>
          </table:table-cell>
          <table:table-cell office:value-type="float" office:value="0.387336" calcext:value-type="float">
            <text:p>0.387336</text:p>
          </table:table-cell>
        </table:table-row>
        <table:table-row table:style-name="ro1">
          <table:table-cell office:value-type="float" office:value="0.770048" calcext:value-type="float">
            <text:p>0.770048</text:p>
          </table:table-cell>
          <table:table-cell office:value-type="float" office:value="0.395695" calcext:value-type="float">
            <text:p>0.395695</text:p>
          </table:table-cell>
          <table:table-cell office:value-type="float" office:value="0.395777" calcext:value-type="float">
            <text:p>0.395777</text:p>
          </table:table-cell>
        </table:table-row>
        <table:table-row table:style-name="ro1">
          <table:table-cell office:value-type="float" office:value="0.786432" calcext:value-type="float">
            <text:p>0.786432</text:p>
          </table:table-cell>
          <table:table-cell office:value-type="float" office:value="0.404104" calcext:value-type="float">
            <text:p>0.404104</text:p>
          </table:table-cell>
          <table:table-cell office:value-type="float" office:value="0.404251" calcext:value-type="float">
            <text:p>0.404251</text:p>
          </table:table-cell>
        </table:table-row>
        <table:table-row table:style-name="ro1">
          <table:table-cell office:value-type="float" office:value="0.802816" calcext:value-type="float">
            <text:p>0.802816</text:p>
          </table:table-cell>
          <table:table-cell office:value-type="float" office:value="0.412507" calcext:value-type="float">
            <text:p>0.412507</text:p>
          </table:table-cell>
          <table:table-cell office:value-type="float" office:value="0.412583" calcext:value-type="float">
            <text:p>0.412583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420948" calcext:value-type="float">
            <text:p>0.420948</text:p>
          </table:table-cell>
          <table:table-cell office:value-type="float" office:value="0.421009" calcext:value-type="float">
            <text:p>0.421009</text:p>
          </table:table-cell>
        </table:table-row>
        <table:table-row table:style-name="ro1">
          <table:table-cell office:value-type="float" office:value="0.835584" calcext:value-type="float">
            <text:p>0.835584</text:p>
          </table:table-cell>
          <table:table-cell office:value-type="float" office:value="0.429341" calcext:value-type="float">
            <text:p>0.429341</text:p>
          </table:table-cell>
          <table:table-cell office:value-type="float" office:value="0.429436" calcext:value-type="float">
            <text:p>0.429436</text:p>
          </table:table-cell>
        </table:table-row>
        <table:table-row table:style-name="ro1">
          <table:table-cell office:value-type="float" office:value="0.851968" calcext:value-type="float">
            <text:p>0.851968</text:p>
          </table:table-cell>
          <table:table-cell office:value-type="float" office:value="0.437771" calcext:value-type="float">
            <text:p>0.437771</text:p>
          </table:table-cell>
          <table:table-cell office:value-type="float" office:value="0.43791" calcext:value-type="float">
            <text:p>0.43791</text:p>
          </table:table-cell>
        </table:table-row>
        <table:table-row table:style-name="ro1">
          <table:table-cell office:value-type="float" office:value="0.868352" calcext:value-type="float">
            <text:p>0.868352</text:p>
          </table:table-cell>
          <table:table-cell office:value-type="float" office:value="0.446148" calcext:value-type="float">
            <text:p>0.446148</text:p>
          </table:table-cell>
          <table:table-cell office:value-type="float" office:value="0.44632" calcext:value-type="float">
            <text:p>0.44632</text:p>
          </table:table-cell>
        </table:table-row>
        <table:table-row table:style-name="ro1">
          <table:table-cell office:value-type="float" office:value="0.884736" calcext:value-type="float">
            <text:p>0.884736</text:p>
          </table:table-cell>
          <table:table-cell office:value-type="float" office:value="0.454572" calcext:value-type="float">
            <text:p>0.454572</text:p>
          </table:table-cell>
          <table:table-cell office:value-type="float" office:value="0.45483" calcext:value-type="float">
            <text:p>0.45483</text:p>
          </table:table-cell>
        </table:table-row>
        <table:table-row table:style-name="ro1">
          <table:table-cell office:value-type="float" office:value="0.90112" calcext:value-type="float">
            <text:p>0.90112</text:p>
          </table:table-cell>
          <table:table-cell office:value-type="float" office:value="0.463026" calcext:value-type="float">
            <text:p>0.463026</text:p>
          </table:table-cell>
          <table:table-cell office:value-type="float" office:value="0.463206" calcext:value-type="float">
            <text:p>0.463206</text:p>
          </table:table-cell>
        </table:table-row>
        <table:table-row table:style-name="ro1">
          <table:table-cell office:value-type="float" office:value="0.917504" calcext:value-type="float">
            <text:p>0.917504</text:p>
          </table:table-cell>
          <table:table-cell office:value-type="float" office:value="0.471396" calcext:value-type="float">
            <text:p>0.471396</text:p>
          </table:table-cell>
          <table:table-cell office:value-type="float" office:value="0.47158" calcext:value-type="float">
            <text:p>0.47158</text:p>
          </table:table-cell>
        </table:table-row>
        <table:table-row table:style-name="ro1">
          <table:table-cell office:value-type="float" office:value="0.933888" calcext:value-type="float">
            <text:p>0.933888</text:p>
          </table:table-cell>
          <table:table-cell office:value-type="float" office:value="0.479855" calcext:value-type="float">
            <text:p>0.479855</text:p>
          </table:table-cell>
          <table:table-cell office:value-type="float" office:value="0.479914" calcext:value-type="float">
            <text:p>0.479914</text:p>
          </table:table-cell>
        </table:table-row>
        <table:table-row table:style-name="ro1">
          <table:table-cell office:value-type="float" office:value="0.950272" calcext:value-type="float">
            <text:p>0.950272</text:p>
          </table:table-cell>
          <table:table-cell office:value-type="float" office:value="0.488224" calcext:value-type="float">
            <text:p>0.488224</text:p>
          </table:table-cell>
          <table:table-cell office:value-type="float" office:value="0.488458" calcext:value-type="float">
            <text:p>0.488458</text:p>
          </table:table-cell>
        </table:table-row>
        <table:table-row table:style-name="ro1">
          <table:table-cell office:value-type="float" office:value="0.966656" calcext:value-type="float">
            <text:p>0.966656</text:p>
          </table:table-cell>
          <table:table-cell office:value-type="float" office:value="0.496743" calcext:value-type="float">
            <text:p>0.496743</text:p>
          </table:table-cell>
          <table:table-cell office:value-type="float" office:value="0.496813" calcext:value-type="float">
            <text:p>0.496813</text:p>
          </table:table-cell>
        </table:table-row>
        <table:table-row table:style-name="ro1">
          <table:table-cell office:value-type="float" office:value="0.98304" calcext:value-type="float">
            <text:p>0.98304</text:p>
          </table:table-cell>
          <table:table-cell office:value-type="float" office:value="0.505097" calcext:value-type="float">
            <text:p>0.505097</text:p>
          </table:table-cell>
          <table:table-cell office:value-type="float" office:value="0.505281" calcext:value-type="float">
            <text:p>0.505281</text:p>
          </table:table-cell>
        </table:table-row>
        <table:table-row table:style-name="ro1">
          <table:table-cell office:value-type="float" office:value="0.999424" calcext:value-type="float">
            <text:p>0.999424</text:p>
          </table:table-cell>
          <table:table-cell office:value-type="float" office:value="0.500202" calcext:value-type="float">
            <text:p>0.500202</text:p>
          </table:table-cell>
          <table:table-cell office:value-type="float" office:value="0.507058" calcext:value-type="float">
            <text:p>0.507058</text:p>
          </table:table-cell>
        </table:table-row>
        <table:table-row table:style-name="ro1">
          <table:table-cell office:value-type="float" office:value="1.015808" calcext:value-type="float">
            <text:p>1.015808</text:p>
          </table:table-cell>
          <table:table-cell office:value-type="float" office:value="0.500816" calcext:value-type="float">
            <text:p>0.500816</text:p>
          </table:table-cell>
          <table:table-cell office:value-type="float" office:value="0.500735" calcext:value-type="float">
            <text:p>0.500735</text:p>
          </table:table-cell>
        </table:table-row>
        <table:table-row table:style-name="ro1">
          <table:table-cell office:value-type="float" office:value="1.032192" calcext:value-type="float">
            <text:p>1.032192</text:p>
          </table:table-cell>
          <table:table-cell office:value-type="float" office:value="0.498803" calcext:value-type="float">
            <text:p>0.498803</text:p>
          </table:table-cell>
          <table:table-cell office:value-type="float" office:value="0.501047" calcext:value-type="float">
            <text:p>0.501047</text:p>
          </table:table-cell>
        </table:table-row>
        <table:table-row table:style-name="ro1">
          <table:table-cell office:value-type="float" office:value="1.048576" calcext:value-type="float">
            <text:p>1.048576</text:p>
          </table:table-cell>
          <table:table-cell office:value-type="float" office:value="0.496352" calcext:value-type="float">
            <text:p>0.496352</text:p>
          </table:table-cell>
          <table:table-cell office:value-type="float" office:value="0.49145" calcext:value-type="float">
            <text:p>0.49145</text:p>
          </table:table-cell>
        </table:table-row>
        <table:table-row table:style-name="ro1">
          <table:table-cell office:value-type="float" office:value="1.06496" calcext:value-type="float">
            <text:p>1.06496</text:p>
          </table:table-cell>
          <table:table-cell office:value-type="float" office:value="0.497086" calcext:value-type="float">
            <text:p>0.497086</text:p>
          </table:table-cell>
          <table:table-cell office:value-type="float" office:value="0.491002" calcext:value-type="float">
            <text:p>0.491002</text:p>
          </table:table-cell>
        </table:table-row>
        <table:table-row table:style-name="ro1">
          <table:table-cell office:value-type="float" office:value="1.081344" calcext:value-type="float">
            <text:p>1.081344</text:p>
          </table:table-cell>
          <table:table-cell office:value-type="float" office:value="0.490776" calcext:value-type="float">
            <text:p>0.490776</text:p>
          </table:table-cell>
          <table:table-cell office:value-type="float" office:value="0.489194" calcext:value-type="float">
            <text:p>0.489194</text:p>
          </table:table-cell>
        </table:table-row>
        <table:table-row table:style-name="ro1">
          <table:table-cell office:value-type="float" office:value="1.097728" calcext:value-type="float">
            <text:p>1.097728</text:p>
          </table:table-cell>
          <table:table-cell office:value-type="float" office:value="0.486105" calcext:value-type="float">
            <text:p>0.486105</text:p>
          </table:table-cell>
          <table:table-cell office:value-type="float" office:value="0.481961" calcext:value-type="float">
            <text:p>0.481961</text:p>
          </table:table-cell>
        </table:table-row>
        <table:table-row table:style-name="ro1">
          <table:table-cell office:value-type="float" office:value="1.114112" calcext:value-type="float">
            <text:p>1.114112</text:p>
          </table:table-cell>
          <table:table-cell office:value-type="float" office:value="0.493335" calcext:value-type="float">
            <text:p>0.493335</text:p>
          </table:table-cell>
          <table:table-cell office:value-type="float" office:value="0.47697" calcext:value-type="float">
            <text:p>0.47697</text:p>
          </table:table-cell>
        </table:table-row>
        <table:table-row table:style-name="ro1">
          <table:table-cell office:value-type="float" office:value="1.130496" calcext:value-type="float">
            <text:p>1.130496</text:p>
          </table:table-cell>
          <table:table-cell office:value-type="float" office:value="0.484967" calcext:value-type="float">
            <text:p>0.484967</text:p>
          </table:table-cell>
          <table:table-cell office:value-type="float" office:value="0.467383" calcext:value-type="float">
            <text:p>0.467383</text:p>
          </table:table-cell>
        </table:table-row>
        <table:table-row table:style-name="ro1">
          <table:table-cell office:value-type="float" office:value="1.14688" calcext:value-type="float">
            <text:p>1.14688</text:p>
          </table:table-cell>
          <table:table-cell office:value-type="float" office:value="0.486434" calcext:value-type="float">
            <text:p>0.486434</text:p>
          </table:table-cell>
          <table:table-cell office:value-type="float" office:value="0.473781" calcext:value-type="float">
            <text:p>0.473781</text:p>
          </table:table-cell>
        </table:table-row>
        <table:table-row table:style-name="ro1">
          <table:table-cell office:value-type="float" office:value="1.163264" calcext:value-type="float">
            <text:p>1.163264</text:p>
          </table:table-cell>
          <table:table-cell office:value-type="float" office:value="0.48898" calcext:value-type="float">
            <text:p>0.48898</text:p>
          </table:table-cell>
          <table:table-cell office:value-type="float" office:value="0.474539" calcext:value-type="float">
            <text:p>0.474539</text:p>
          </table:table-cell>
        </table:table-row>
        <table:table-row table:style-name="ro1">
          <table:table-cell office:value-type="float" office:value="1.179648" calcext:value-type="float">
            <text:p>1.179648</text:p>
          </table:table-cell>
          <table:table-cell office:value-type="float" office:value="0.478446" calcext:value-type="float">
            <text:p>0.478446</text:p>
          </table:table-cell>
          <table:table-cell office:value-type="float" office:value="0.47277" calcext:value-type="float">
            <text:p>0.47277</text:p>
          </table:table-cell>
        </table:table-row>
        <table:table-row table:style-name="ro1">
          <table:table-cell office:value-type="float" office:value="1.196032" calcext:value-type="float">
            <text:p>1.196032</text:p>
          </table:table-cell>
          <table:table-cell office:value-type="float" office:value="0.477377" calcext:value-type="float">
            <text:p>0.477377</text:p>
          </table:table-cell>
          <table:table-cell office:value-type="float" office:value="0.471414" calcext:value-type="float">
            <text:p>0.471414</text:p>
          </table:table-cell>
        </table:table-row>
        <table:table-row table:style-name="ro1">
          <table:table-cell office:value-type="float" office:value="1.212416" calcext:value-type="float">
            <text:p>1.212416</text:p>
          </table:table-cell>
          <table:table-cell office:value-type="float" office:value="0.489974" calcext:value-type="float">
            <text:p>0.489974</text:p>
          </table:table-cell>
          <table:table-cell office:value-type="float" office:value="0.476271" calcext:value-type="float">
            <text:p>0.476271</text:p>
          </table:table-cell>
        </table:table-row>
        <table:table-row table:style-name="ro1">
          <table:table-cell office:value-type="float" office:value="1.2288" calcext:value-type="float">
            <text:p>1.2288</text:p>
          </table:table-cell>
          <table:table-cell office:value-type="float" office:value="0.489581" calcext:value-type="float">
            <text:p>0.489581</text:p>
          </table:table-cell>
          <table:table-cell office:value-type="float" office:value="0.473464" calcext:value-type="float">
            <text:p>0.473464</text:p>
          </table:table-cell>
        </table:table-row>
        <table:table-row table:style-name="ro1">
          <table:table-cell office:value-type="float" office:value="1.245184" calcext:value-type="float">
            <text:p>1.245184</text:p>
          </table:table-cell>
          <table:table-cell office:value-type="float" office:value="0.487579" calcext:value-type="float">
            <text:p>0.487579</text:p>
          </table:table-cell>
          <table:table-cell office:value-type="float" office:value="0.467534" calcext:value-type="float">
            <text:p>0.467534</text:p>
          </table:table-cell>
        </table:table-row>
        <table:table-row table:style-name="ro1">
          <table:table-cell office:value-type="float" office:value="1.261568" calcext:value-type="float">
            <text:p>1.261568</text:p>
          </table:table-cell>
          <table:table-cell office:value-type="float" office:value="0.496557" calcext:value-type="float">
            <text:p>0.496557</text:p>
          </table:table-cell>
          <table:table-cell office:value-type="float" office:value="0.46272" calcext:value-type="float">
            <text:p>0.46272</text:p>
          </table:table-cell>
        </table:table-row>
        <table:table-row table:style-name="ro1">
          <table:table-cell office:value-type="float" office:value="1.277952" calcext:value-type="float">
            <text:p>1.277952</text:p>
          </table:table-cell>
          <table:table-cell office:value-type="float" office:value="0.503855" calcext:value-type="float">
            <text:p>0.503855</text:p>
          </table:table-cell>
          <table:table-cell office:value-type="float" office:value="0.463593" calcext:value-type="float">
            <text:p>0.463593</text:p>
          </table:table-cell>
        </table:table-row>
        <table:table-row table:style-name="ro1">
          <table:table-cell office:value-type="float" office:value="1.294336" calcext:value-type="float">
            <text:p>1.294336</text:p>
          </table:table-cell>
          <table:table-cell office:value-type="float" office:value="0.498958" calcext:value-type="float">
            <text:p>0.498958</text:p>
          </table:table-cell>
          <table:table-cell office:value-type="float" office:value="0.460587" calcext:value-type="float">
            <text:p>0.460587</text:p>
          </table:table-cell>
        </table:table-row>
        <table:table-row table:style-name="ro1">
          <table:table-cell office:value-type="float" office:value="1.31072" calcext:value-type="float">
            <text:p>1.31072</text:p>
          </table:table-cell>
          <table:table-cell office:value-type="float" office:value="0.493732" calcext:value-type="float">
            <text:p>0.493732</text:p>
          </table:table-cell>
          <table:table-cell office:value-type="float" office:value="0.47238" calcext:value-type="float">
            <text:p>0.47238</text:p>
          </table:table-cell>
        </table:table-row>
        <table:table-row table:style-name="ro1">
          <table:table-cell office:value-type="float" office:value="1.327104" calcext:value-type="float">
            <text:p>1.327104</text:p>
          </table:table-cell>
          <table:table-cell office:value-type="float" office:value="0.499436" calcext:value-type="float">
            <text:p>0.499436</text:p>
          </table:table-cell>
          <table:table-cell office:value-type="float" office:value="0.452917" calcext:value-type="float">
            <text:p>0.452917</text:p>
          </table:table-cell>
        </table:table-row>
        <table:table-row table:style-name="ro1">
          <table:table-cell office:value-type="float" office:value="1.343488" calcext:value-type="float">
            <text:p>1.343488</text:p>
          </table:table-cell>
          <table:table-cell office:value-type="float" office:value="0.534504" calcext:value-type="float">
            <text:p>0.534504</text:p>
          </table:table-cell>
          <table:table-cell office:value-type="float" office:value="0.437124" calcext:value-type="float">
            <text:p>0.437124</text:p>
          </table:table-cell>
        </table:table-row>
        <table:table-row table:style-name="ro1">
          <table:table-cell office:value-type="float" office:value="1.359872" calcext:value-type="float">
            <text:p>1.359872</text:p>
          </table:table-cell>
          <table:table-cell office:value-type="float" office:value="0.51402" calcext:value-type="float">
            <text:p>0.51402</text:p>
          </table:table-cell>
          <table:table-cell office:value-type="float" office:value="0.452209" calcext:value-type="float">
            <text:p>0.452209</text:p>
          </table:table-cell>
        </table:table-row>
        <table:table-row table:style-name="ro1">
          <table:table-cell office:value-type="float" office:value="1.376256" calcext:value-type="float">
            <text:p>1.376256</text:p>
          </table:table-cell>
          <table:table-cell office:value-type="float" office:value="0.511313" calcext:value-type="float">
            <text:p>0.511313</text:p>
          </table:table-cell>
          <table:table-cell office:value-type="float" office:value="0.446844" calcext:value-type="float">
            <text:p>0.446844</text:p>
          </table:table-cell>
        </table:table-row>
        <table:table-row table:style-name="ro1">
          <table:table-cell office:value-type="float" office:value="1.39264" calcext:value-type="float">
            <text:p>1.39264</text:p>
          </table:table-cell>
          <table:table-cell office:value-type="float" office:value="0.514016" calcext:value-type="float">
            <text:p>0.514016</text:p>
          </table:table-cell>
          <table:table-cell office:value-type="float" office:value="0.4438" calcext:value-type="float">
            <text:p>0.4438</text:p>
          </table:table-cell>
        </table:table-row>
        <table:table-row table:style-name="ro1">
          <table:table-cell office:value-type="float" office:value="1.409024" calcext:value-type="float">
            <text:p>1.409024</text:p>
          </table:table-cell>
          <table:table-cell office:value-type="float" office:value="0.501776" calcext:value-type="float">
            <text:p>0.501776</text:p>
          </table:table-cell>
          <table:table-cell office:value-type="float" office:value="0.457559" calcext:value-type="float">
            <text:p>0.457559</text:p>
          </table:table-cell>
        </table:table-row>
        <table:table-row table:style-name="ro1">
          <table:table-cell office:value-type="float" office:value="1.425408" calcext:value-type="float">
            <text:p>1.425408</text:p>
          </table:table-cell>
          <table:table-cell office:value-type="float" office:value="0.523585" calcext:value-type="float">
            <text:p>0.523585</text:p>
          </table:table-cell>
          <table:table-cell office:value-type="float" office:value="0.444372" calcext:value-type="float">
            <text:p>0.444372</text:p>
          </table:table-cell>
        </table:table-row>
        <table:table-row table:style-name="ro1">
          <table:table-cell office:value-type="float" office:value="1.441792" calcext:value-type="float">
            <text:p>1.441792</text:p>
          </table:table-cell>
          <table:table-cell office:value-type="float" office:value="0.545788" calcext:value-type="float">
            <text:p>0.545788</text:p>
          </table:table-cell>
          <table:table-cell office:value-type="float" office:value="0.431808" calcext:value-type="float">
            <text:p>0.431808</text:p>
          </table:table-cell>
        </table:table-row>
        <table:table-row table:style-name="ro1">
          <table:table-cell office:value-type="float" office:value="1.458176" calcext:value-type="float">
            <text:p>1.458176</text:p>
          </table:table-cell>
          <table:table-cell office:value-type="float" office:value="0.54952" calcext:value-type="float">
            <text:p>0.54952</text:p>
          </table:table-cell>
          <table:table-cell office:value-type="float" office:value="0.43442" calcext:value-type="float">
            <text:p>0.43442</text:p>
          </table:table-cell>
        </table:table-row>
        <table:table-row table:style-name="ro1">
          <table:table-cell office:value-type="float" office:value="1.47456" calcext:value-type="float">
            <text:p>1.47456</text:p>
          </table:table-cell>
          <table:table-cell office:value-type="float" office:value="0.514154" calcext:value-type="float">
            <text:p>0.514154</text:p>
          </table:table-cell>
          <table:table-cell office:value-type="float" office:value="0.459895" calcext:value-type="float">
            <text:p>0.459895</text:p>
          </table:table-cell>
        </table:table-row>
        <table:table-row table:style-name="ro1">
          <table:table-cell office:value-type="float" office:value="1.490944" calcext:value-type="float">
            <text:p>1.490944</text:p>
          </table:table-cell>
          <table:table-cell office:value-type="float" office:value="0.544198" calcext:value-type="float">
            <text:p>0.544198</text:p>
          </table:table-cell>
          <table:table-cell office:value-type="float" office:value="0.442651" calcext:value-type="float">
            <text:p>0.442651</text:p>
          </table:table-cell>
        </table:table-row>
        <table:table-row table:style-name="ro1">
          <table:table-cell office:value-type="float" office:value="1.507328" calcext:value-type="float">
            <text:p>1.507328</text:p>
          </table:table-cell>
          <table:table-cell office:value-type="float" office:value="0.515883" calcext:value-type="float">
            <text:p>0.515883</text:p>
          </table:table-cell>
          <table:table-cell office:value-type="float" office:value="0.428697" calcext:value-type="float">
            <text:p>0.428697</text:p>
          </table:table-cell>
        </table:table-row>
        <table:table-row table:style-name="ro1">
          <table:table-cell office:value-type="float" office:value="1.523712" calcext:value-type="float">
            <text:p>1.523712</text:p>
          </table:table-cell>
          <table:table-cell office:value-type="float" office:value="0.548602" calcext:value-type="float">
            <text:p>0.548602</text:p>
          </table:table-cell>
          <table:table-cell office:value-type="float" office:value="0.430425" calcext:value-type="float">
            <text:p>0.430425</text:p>
          </table:table-cell>
        </table:table-row>
        <table:table-row table:style-name="ro1">
          <table:table-cell office:value-type="float" office:value="1.540096" calcext:value-type="float">
            <text:p>1.540096</text:p>
          </table:table-cell>
          <table:table-cell office:value-type="float" office:value="0.557932" calcext:value-type="float">
            <text:p>0.557932</text:p>
          </table:table-cell>
          <table:table-cell office:value-type="float" office:value="0.439485" calcext:value-type="float">
            <text:p>0.439485</text:p>
          </table:table-cell>
        </table:table-row>
        <table:table-row table:style-name="ro1">
          <table:table-cell office:value-type="float" office:value="1.55648" calcext:value-type="float">
            <text:p>1.55648</text:p>
          </table:table-cell>
          <table:table-cell office:value-type="float" office:value="0.529535" calcext:value-type="float">
            <text:p>0.529535</text:p>
          </table:table-cell>
          <table:table-cell office:value-type="float" office:value="0.449589" calcext:value-type="float">
            <text:p>0.449589</text:p>
          </table:table-cell>
        </table:table-row>
        <table:table-row table:style-name="ro1">
          <table:table-cell office:value-type="float" office:value="1.572864" calcext:value-type="float">
            <text:p>1.572864</text:p>
          </table:table-cell>
          <table:table-cell office:value-type="float" office:value="0.570037" calcext:value-type="float">
            <text:p>0.570037</text:p>
          </table:table-cell>
          <table:table-cell office:value-type="float" office:value="0.427473" calcext:value-type="float">
            <text:p>0.427473</text:p>
          </table:table-cell>
        </table:table-row>
        <table:table-row table:style-name="ro1">
          <table:table-cell office:value-type="float" office:value="1.589248" calcext:value-type="float">
            <text:p>1.589248</text:p>
          </table:table-cell>
          <table:table-cell office:value-type="float" office:value="0.560343" calcext:value-type="float">
            <text:p>0.560343</text:p>
          </table:table-cell>
          <table:table-cell office:value-type="float" office:value="0.434661" calcext:value-type="float">
            <text:p>0.434661</text:p>
          </table:table-cell>
        </table:table-row>
        <table:table-row table:style-name="ro1">
          <table:table-cell office:value-type="float" office:value="1.605632" calcext:value-type="float">
            <text:p>1.605632</text:p>
          </table:table-cell>
          <table:table-cell office:value-type="float" office:value="0.532424" calcext:value-type="float">
            <text:p>0.532424</text:p>
          </table:table-cell>
          <table:table-cell office:value-type="float" office:value="0.450554" calcext:value-type="float">
            <text:p>0.450554</text:p>
          </table:table-cell>
        </table:table-row>
        <table:table-row table:style-name="ro1">
          <table:table-cell office:value-type="float" office:value="1.622016" calcext:value-type="float">
            <text:p>1.622016</text:p>
          </table:table-cell>
          <table:table-cell office:value-type="float" office:value="0.562537" calcext:value-type="float">
            <text:p>0.562537</text:p>
          </table:table-cell>
          <table:table-cell office:value-type="float" office:value="0.42441" calcext:value-type="float">
            <text:p>0.42441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584656" calcext:value-type="float">
            <text:p>0.584656</text:p>
          </table:table-cell>
          <table:table-cell office:value-type="float" office:value="0.43919" calcext:value-type="float">
            <text:p>0.43919</text:p>
          </table:table-cell>
        </table:table-row>
        <table:table-row table:style-name="ro1">
          <table:table-cell office:value-type="float" office:value="1.654784" calcext:value-type="float">
            <text:p>1.654784</text:p>
          </table:table-cell>
          <table:table-cell office:value-type="float" office:value="0.555495" calcext:value-type="float">
            <text:p>0.555495</text:p>
          </table:table-cell>
          <table:table-cell office:value-type="float" office:value="0.437994" calcext:value-type="float">
            <text:p>0.437994</text:p>
          </table:table-cell>
        </table:table-row>
        <table:table-row table:style-name="ro1">
          <table:table-cell office:value-type="float" office:value="1.671168" calcext:value-type="float">
            <text:p>1.671168</text:p>
          </table:table-cell>
          <table:table-cell office:value-type="float" office:value="0.563684" calcext:value-type="float">
            <text:p>0.563684</text:p>
          </table:table-cell>
          <table:table-cell office:value-type="float" office:value="0.435195" calcext:value-type="float">
            <text:p>0.435195</text:p>
          </table:table-cell>
        </table:table-row>
        <table:table-row table:style-name="ro1">
          <table:table-cell office:value-type="float" office:value="1.687552" calcext:value-type="float">
            <text:p>1.687552</text:p>
          </table:table-cell>
          <table:table-cell office:value-type="float" office:value="0.596147" calcext:value-type="float">
            <text:p>0.596147</text:p>
          </table:table-cell>
          <table:table-cell office:value-type="float" office:value="0.425044" calcext:value-type="float">
            <text:p>0.425044</text:p>
          </table:table-cell>
        </table:table-row>
        <table:table-row table:style-name="ro1">
          <table:table-cell office:value-type="float" office:value="1.703936" calcext:value-type="float">
            <text:p>1.703936</text:p>
          </table:table-cell>
          <table:table-cell office:value-type="float" office:value="0.566251" calcext:value-type="float">
            <text:p>0.566251</text:p>
          </table:table-cell>
          <table:table-cell office:value-type="float" office:value="0.439315" calcext:value-type="float">
            <text:p>0.439315</text:p>
          </table:table-cell>
        </table:table-row>
        <table:table-row table:style-name="ro1">
          <table:table-cell office:value-type="float" office:value="1.72032" calcext:value-type="float">
            <text:p>1.72032</text:p>
          </table:table-cell>
          <table:table-cell office:value-type="float" office:value="0.568522" calcext:value-type="float">
            <text:p>0.568522</text:p>
          </table:table-cell>
          <table:table-cell office:value-type="float" office:value="0.402033" calcext:value-type="float">
            <text:p>0.402033</text:p>
          </table:table-cell>
        </table:table-row>
        <table:table-row table:style-name="ro1">
          <table:table-cell office:value-type="float" office:value="1.736704" calcext:value-type="float">
            <text:p>1.736704</text:p>
          </table:table-cell>
          <table:table-cell office:value-type="float" office:value="0.582804" calcext:value-type="float">
            <text:p>0.582804</text:p>
          </table:table-cell>
          <table:table-cell office:value-type="float" office:value="0.436422" calcext:value-type="float">
            <text:p>0.436422</text:p>
          </table:table-cell>
        </table:table-row>
        <table:table-row table:style-name="ro1">
          <table:table-cell office:value-type="float" office:value="1.753088" calcext:value-type="float">
            <text:p>1.753088</text:p>
          </table:table-cell>
          <table:table-cell office:value-type="float" office:value="0.597932" calcext:value-type="float">
            <text:p>0.597932</text:p>
          </table:table-cell>
          <table:table-cell office:value-type="float" office:value="0.410872" calcext:value-type="float">
            <text:p>0.410872</text:p>
          </table:table-cell>
        </table:table-row>
        <table:table-row table:style-name="ro1">
          <table:table-cell office:value-type="float" office:value="1.769472" calcext:value-type="float">
            <text:p>1.769472</text:p>
          </table:table-cell>
          <table:table-cell office:value-type="float" office:value="0.544002" calcext:value-type="float">
            <text:p>0.544002</text:p>
          </table:table-cell>
          <table:table-cell office:value-type="float" office:value="0.443071" calcext:value-type="float">
            <text:p>0.443071</text:p>
          </table:table-cell>
        </table:table-row>
        <table:table-row table:style-name="ro1">
          <table:table-cell office:value-type="float" office:value="1.785856" calcext:value-type="float">
            <text:p>1.785856</text:p>
          </table:table-cell>
          <table:table-cell office:value-type="float" office:value="0.568538" calcext:value-type="float">
            <text:p>0.568538</text:p>
          </table:table-cell>
          <table:table-cell office:value-type="float" office:value="0.437333" calcext:value-type="float">
            <text:p>0.437333</text:p>
          </table:table-cell>
        </table:table-row>
        <table:table-row table:style-name="ro1">
          <table:table-cell office:value-type="float" office:value="1.80224" calcext:value-type="float">
            <text:p>1.80224</text:p>
          </table:table-cell>
          <table:table-cell office:value-type="float" office:value="0.601934" calcext:value-type="float">
            <text:p>0.601934</text:p>
          </table:table-cell>
          <table:table-cell office:value-type="float" office:value="0.429071" calcext:value-type="float">
            <text:p>0.429071</text:p>
          </table:table-cell>
        </table:table-row>
        <table:table-row table:style-name="ro1">
          <table:table-cell office:value-type="float" office:value="1.818624" calcext:value-type="float">
            <text:p>1.818624</text:p>
          </table:table-cell>
          <table:table-cell office:value-type="float" office:value="0.552771" calcext:value-type="float">
            <text:p>0.552771</text:p>
          </table:table-cell>
          <table:table-cell office:value-type="float" office:value="0.453317" calcext:value-type="float">
            <text:p>0.453317</text:p>
          </table:table-cell>
        </table:table-row>
        <table:table-row table:style-name="ro1">
          <table:table-cell office:value-type="float" office:value="1.835008" calcext:value-type="float">
            <text:p>1.835008</text:p>
          </table:table-cell>
          <table:table-cell office:value-type="float" office:value="0.561586" calcext:value-type="float">
            <text:p>0.561586</text:p>
          </table:table-cell>
          <table:table-cell office:value-type="float" office:value="0.447899" calcext:value-type="float">
            <text:p>0.447899</text:p>
          </table:table-cell>
        </table:table-row>
        <table:table-row table:style-name="ro1">
          <table:table-cell office:value-type="float" office:value="1.851392" calcext:value-type="float">
            <text:p>1.851392</text:p>
          </table:table-cell>
          <table:table-cell office:value-type="float" office:value="0.561121" calcext:value-type="float">
            <text:p>0.561121</text:p>
          </table:table-cell>
          <table:table-cell office:value-type="float" office:value="0.444057" calcext:value-type="float">
            <text:p>0.444057</text:p>
          </table:table-cell>
        </table:table-row>
        <table:table-row table:style-name="ro1">
          <table:table-cell office:value-type="float" office:value="1.867776" calcext:value-type="float">
            <text:p>1.867776</text:p>
          </table:table-cell>
          <table:table-cell office:value-type="float" office:value="0.570524" calcext:value-type="float">
            <text:p>0.570524</text:p>
          </table:table-cell>
          <table:table-cell office:value-type="float" office:value="0.436479" calcext:value-type="float">
            <text:p>0.436479</text:p>
          </table:table-cell>
        </table:table-row>
        <table:table-row table:style-name="ro1">
          <table:table-cell office:value-type="float" office:value="1.88416" calcext:value-type="float">
            <text:p>1.88416</text:p>
          </table:table-cell>
          <table:table-cell office:value-type="float" office:value="0.563463" calcext:value-type="float">
            <text:p>0.563463</text:p>
          </table:table-cell>
          <table:table-cell office:value-type="float" office:value="0.422099" calcext:value-type="float">
            <text:p>0.422099</text:p>
          </table:table-cell>
        </table:table-row>
        <table:table-row table:style-name="ro1">
          <table:table-cell office:value-type="float" office:value="1.900544" calcext:value-type="float">
            <text:p>1.900544</text:p>
          </table:table-cell>
          <table:table-cell office:value-type="float" office:value="0.566942" calcext:value-type="float">
            <text:p>0.566942</text:p>
          </table:table-cell>
          <table:table-cell office:value-type="float" office:value="0.418057" calcext:value-type="float">
            <text:p>0.418057</text:p>
          </table:table-cell>
        </table:table-row>
        <table:table-row table:style-name="ro1">
          <table:table-cell office:value-type="float" office:value="1.916928" calcext:value-type="float">
            <text:p>1.916928</text:p>
          </table:table-cell>
          <table:table-cell office:value-type="float" office:value="0.615436" calcext:value-type="float">
            <text:p>0.615436</text:p>
          </table:table-cell>
          <table:table-cell office:value-type="float" office:value="0.410909" calcext:value-type="float">
            <text:p>0.410909</text:p>
          </table:table-cell>
        </table:table-row>
        <table:table-row table:style-name="ro1">
          <table:table-cell office:value-type="float" office:value="1.933312" calcext:value-type="float">
            <text:p>1.933312</text:p>
          </table:table-cell>
          <table:table-cell office:value-type="float" office:value="0.573668" calcext:value-type="float">
            <text:p>0.573668</text:p>
          </table:table-cell>
          <table:table-cell office:value-type="float" office:value="0.427255" calcext:value-type="float">
            <text:p>0.427255</text:p>
          </table:table-cell>
        </table:table-row>
        <table:table-row table:style-name="ro1">
          <table:table-cell office:value-type="float" office:value="1.949696" calcext:value-type="float">
            <text:p>1.949696</text:p>
          </table:table-cell>
          <table:table-cell office:value-type="float" office:value="0.549545" calcext:value-type="float">
            <text:p>0.549545</text:p>
          </table:table-cell>
          <table:table-cell office:value-type="float" office:value="0.433007" calcext:value-type="float">
            <text:p>0.433007</text:p>
          </table:table-cell>
        </table:table-row>
        <table:table-row table:style-name="ro1">
          <table:table-cell office:value-type="float" office:value="1.96608" calcext:value-type="float">
            <text:p>1.96608</text:p>
          </table:table-cell>
          <table:table-cell office:value-type="float" office:value="0.605929" calcext:value-type="float">
            <text:p>0.605929</text:p>
          </table:table-cell>
          <table:table-cell office:value-type="float" office:value="0.424465" calcext:value-type="float">
            <text:p>0.424465</text:p>
          </table:table-cell>
        </table:table-row>
        <table:table-row table:style-name="ro1">
          <table:table-cell office:value-type="float" office:value="1.982464" calcext:value-type="float">
            <text:p>1.982464</text:p>
          </table:table-cell>
          <table:table-cell office:value-type="float" office:value="0.572544" calcext:value-type="float">
            <text:p>0.572544</text:p>
          </table:table-cell>
          <table:table-cell office:value-type="float" office:value="0.432016" calcext:value-type="float">
            <text:p>0.432016</text:p>
          </table:table-cell>
        </table:table-row>
        <table:table-row table:style-name="ro1">
          <table:table-cell office:value-type="float" office:value="1.998848" calcext:value-type="float">
            <text:p>1.998848</text:p>
          </table:table-cell>
          <table:table-cell office:value-type="float" office:value="0.66034" calcext:value-type="float">
            <text:p>0.66034</text:p>
          </table:table-cell>
          <table:table-cell office:value-type="float" office:value="0.412031" calcext:value-type="float">
            <text:p>0.412031</text:p>
          </table:table-cell>
        </table:table-row>
        <table:table-row table:style-name="ro1">
          <table:table-cell office:value-type="float" office:value="2.015232" calcext:value-type="float">
            <text:p>2.015232</text:p>
          </table:table-cell>
          <table:table-cell office:value-type="float" office:value="0.554513" calcext:value-type="float">
            <text:p>0.554513</text:p>
          </table:table-cell>
          <table:table-cell office:value-type="float" office:value="0.425999" calcext:value-type="float">
            <text:p>0.425999</text:p>
          </table:table-cell>
        </table:table-row>
        <table:table-row table:style-name="ro1">
          <table:table-cell office:value-type="float" office:value="2.031616" calcext:value-type="float">
            <text:p>2.03161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394485" calcext:value-type="float">
            <text:p>0.394485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 office:value-type="float" office:value="0.654421" calcext:value-type="float">
            <text:p>0.654421</text:p>
          </table:table-cell>
          <table:table-cell office:value-type="float" office:value="0.374257" calcext:value-type="float">
            <text:p>0.374257</text:p>
          </table:table-cell>
        </table:table-row>
        <table:table-row table:style-name="ro1">
          <table:table-cell office:value-type="float" office:value="2.064384" calcext:value-type="float">
            <text:p>2.064384</text:p>
          </table:table-cell>
          <table:table-cell office:value-type="float" office:value="0.58027" calcext:value-type="float">
            <text:p>0.58027</text:p>
          </table:table-cell>
          <table:table-cell office:value-type="float" office:value="0.434387" calcext:value-type="float">
            <text:p>0.434387</text:p>
          </table:table-cell>
        </table:table-row>
        <table:table-row table:style-name="ro1">
          <table:table-cell office:value-type="float" office:value="2.080768" calcext:value-type="float">
            <text:p>2.080768</text:p>
          </table:table-cell>
          <table:table-cell office:value-type="float" office:value="0.592198" calcext:value-type="float">
            <text:p>0.592198</text:p>
          </table:table-cell>
          <table:table-cell office:value-type="float" office:value="0.409999" calcext:value-type="float">
            <text:p>0.409999</text:p>
          </table:table-cell>
        </table:table-row>
        <table:table-row table:style-name="ro1">
          <table:table-cell office:value-type="float" office:value="2.097152" calcext:value-type="float">
            <text:p>2.097152</text:p>
          </table:table-cell>
          <table:table-cell office:value-type="float" office:value="0.638231" calcext:value-type="float">
            <text:p>0.638231</text:p>
          </table:table-cell>
          <table:table-cell office:value-type="float" office:value="0.411603" calcext:value-type="float">
            <text:p>0.411603</text:p>
          </table:table-cell>
        </table:table-row>
        <table:table-row table:style-name="ro1">
          <table:table-cell office:value-type="float" office:value="2.113536" calcext:value-type="float">
            <text:p>2.113536</text:p>
          </table:table-cell>
          <table:table-cell office:value-type="float" office:value="0.561326" calcext:value-type="float">
            <text:p>0.561326</text:p>
          </table:table-cell>
          <table:table-cell office:value-type="float" office:value="0.433475" calcext:value-type="float">
            <text:p>0.433475</text:p>
          </table:table-cell>
        </table:table-row>
        <table:table-row table:style-name="ro1">
          <table:table-cell office:value-type="float" office:value="2.12992" calcext:value-type="float">
            <text:p>2.12992</text:p>
          </table:table-cell>
          <table:table-cell office:value-type="float" office:value="0.583061" calcext:value-type="float">
            <text:p>0.583061</text:p>
          </table:table-cell>
          <table:table-cell office:value-type="float" office:value="0.437329" calcext:value-type="float">
            <text:p>0.437329</text:p>
          </table:table-cell>
        </table:table-row>
        <table:table-row table:style-name="ro1">
          <table:table-cell office:value-type="float" office:value="2.146304" calcext:value-type="float">
            <text:p>2.146304</text:p>
          </table:table-cell>
          <table:table-cell office:value-type="float" office:value="0.594883" calcext:value-type="float">
            <text:p>0.594883</text:p>
          </table:table-cell>
          <table:table-cell office:value-type="float" office:value="0.42872" calcext:value-type="float">
            <text:p>0.42872</text:p>
          </table:table-cell>
        </table:table-row>
        <table:table-row table:style-name="ro1">
          <table:table-cell office:value-type="float" office:value="2.162688" calcext:value-type="float">
            <text:p>2.162688</text:p>
          </table:table-cell>
          <table:table-cell office:value-type="float" office:value="0.575452" calcext:value-type="float">
            <text:p>0.575452</text:p>
          </table:table-cell>
          <table:table-cell office:value-type="float" office:value="0.427591" calcext:value-type="float">
            <text:p>0.427591</text:p>
          </table:table-cell>
        </table:table-row>
        <table:table-row table:style-name="ro1">
          <table:table-cell office:value-type="float" office:value="2.179072" calcext:value-type="float">
            <text:p>2.179072</text:p>
          </table:table-cell>
          <table:table-cell office:value-type="float" office:value="0.528363" calcext:value-type="float">
            <text:p>0.528363</text:p>
          </table:table-cell>
          <table:table-cell office:value-type="float" office:value="0.451415" calcext:value-type="float">
            <text:p>0.451415</text:p>
          </table:table-cell>
        </table:table-row>
        <table:table-row table:style-name="ro1">
          <table:table-cell office:value-type="float" office:value="2.195456" calcext:value-type="float">
            <text:p>2.195456</text:p>
          </table:table-cell>
          <table:table-cell office:value-type="float" office:value="0.626252" calcext:value-type="float">
            <text:p>0.626252</text:p>
          </table:table-cell>
          <table:table-cell office:value-type="float" office:value="0.416954" calcext:value-type="float">
            <text:p>0.416954</text:p>
          </table:table-cell>
        </table:table-row>
        <table:table-row table:style-name="ro1">
          <table:table-cell office:value-type="float" office:value="2.21184" calcext:value-type="float">
            <text:p>2.21184</text:p>
          </table:table-cell>
          <table:table-cell office:value-type="float" office:value="0.565952" calcext:value-type="float">
            <text:p>0.565952</text:p>
          </table:table-cell>
          <table:table-cell office:value-type="float" office:value="0.439309" calcext:value-type="float">
            <text:p>0.439309</text:p>
          </table:table-cell>
        </table:table-row>
        <table:table-row table:style-name="ro1">
          <table:table-cell office:value-type="float" office:value="2.228224" calcext:value-type="float">
            <text:p>2.228224</text:p>
          </table:table-cell>
          <table:table-cell office:value-type="float" office:value="0.666362" calcext:value-type="float">
            <text:p>0.666362</text:p>
          </table:table-cell>
          <table:table-cell office:value-type="float" office:value="0.377425" calcext:value-type="float">
            <text:p>0.377425</text:p>
          </table:table-cell>
        </table:table-row>
        <table:table-row table:style-name="ro1">
          <table:table-cell office:value-type="float" office:value="2.244608" calcext:value-type="float">
            <text:p>2.244608</text:p>
          </table:table-cell>
          <table:table-cell office:value-type="float" office:value="0.664723" calcext:value-type="float">
            <text:p>0.664723</text:p>
          </table:table-cell>
          <table:table-cell office:value-type="float" office:value="0.382403" calcext:value-type="float">
            <text:p>0.382403</text:p>
          </table:table-cell>
        </table:table-row>
        <table:table-row table:style-name="ro1">
          <table:table-cell office:value-type="float" office:value="2.260992" calcext:value-type="float">
            <text:p>2.260992</text:p>
          </table:table-cell>
          <table:table-cell office:value-type="float" office:value="0.62715" calcext:value-type="float">
            <text:p>0.62715</text:p>
          </table:table-cell>
          <table:table-cell office:value-type="float" office:value="0.414676" calcext:value-type="float">
            <text:p>0.414676</text:p>
          </table:table-cell>
        </table:table-row>
        <table:table-row table:style-name="ro1">
          <table:table-cell office:value-type="float" office:value="2.277376" calcext:value-type="float">
            <text:p>2.277376</text:p>
          </table:table-cell>
          <table:table-cell office:value-type="float" office:value="0.506971" calcext:value-type="float">
            <text:p>0.506971</text:p>
          </table:table-cell>
          <table:table-cell office:value-type="float" office:value="0.458081" calcext:value-type="float">
            <text:p>0.458081</text:p>
          </table:table-cell>
        </table:table-row>
        <table:table-row table:style-name="ro1">
          <table:table-cell office:value-type="float" office:value="2.29376" calcext:value-type="float">
            <text:p>2.29376</text:p>
          </table:table-cell>
          <table:table-cell office:value-type="float" office:value="0.664777" calcext:value-type="float">
            <text:p>0.664777</text:p>
          </table:table-cell>
          <table:table-cell office:value-type="float" office:value="0.377357" calcext:value-type="float">
            <text:p>0.377357</text:p>
          </table:table-cell>
        </table:table-row>
        <table:table-row table:style-name="ro1">
          <table:table-cell office:value-type="float" office:value="2.310144" calcext:value-type="float">
            <text:p>2.310144</text:p>
          </table:table-cell>
          <table:table-cell office:value-type="float" office:value="0.614225" calcext:value-type="float">
            <text:p>0.614225</text:p>
          </table:table-cell>
          <table:table-cell office:value-type="float" office:value="0.415984" calcext:value-type="float">
            <text:p>0.415984</text:p>
          </table:table-cell>
        </table:table-row>
        <table:table-row table:style-name="ro1">
          <table:table-cell office:value-type="float" office:value="2.326528" calcext:value-type="float">
            <text:p>2.326528</text:p>
          </table:table-cell>
          <table:table-cell office:value-type="float" office:value="0.58154" calcext:value-type="float">
            <text:p>0.58154</text:p>
          </table:table-cell>
          <table:table-cell office:value-type="float" office:value="0.437949" calcext:value-type="float">
            <text:p>0.437949</text:p>
          </table:table-cell>
        </table:table-row>
        <table:table-row table:style-name="ro1">
          <table:table-cell office:value-type="float" office:value="2.342912" calcext:value-type="float">
            <text:p>2.342912</text:p>
          </table:table-cell>
          <table:table-cell office:value-type="float" office:value="0.663308" calcext:value-type="float">
            <text:p>0.663308</text:p>
          </table:table-cell>
          <table:table-cell office:value-type="float" office:value="0.390423" calcext:value-type="float">
            <text:p>0.390423</text:p>
          </table:table-cell>
        </table:table-row>
        <table:table-row table:style-name="ro1">
          <table:table-cell office:value-type="float" office:value="2.359296" calcext:value-type="float">
            <text:p>2.359296</text:p>
          </table:table-cell>
          <table:table-cell office:value-type="float" office:value="0.582567" calcext:value-type="float">
            <text:p>0.582567</text:p>
          </table:table-cell>
          <table:table-cell office:value-type="float" office:value="0.441369" calcext:value-type="float">
            <text:p>0.441369</text:p>
          </table:table-cell>
        </table:table-row>
        <table:table-row table:style-name="ro1">
          <table:table-cell office:value-type="float" office:value="2.37568" calcext:value-type="float">
            <text:p>2.37568</text:p>
          </table:table-cell>
          <table:table-cell office:value-type="float" office:value="0.581808" calcext:value-type="float">
            <text:p>0.581808</text:p>
          </table:table-cell>
          <table:table-cell office:value-type="float" office:value="0.432939" calcext:value-type="float">
            <text:p>0.432939</text:p>
          </table:table-cell>
        </table:table-row>
        <table:table-row table:style-name="ro1">
          <table:table-cell office:value-type="float" office:value="2.392064" calcext:value-type="float">
            <text:p>2.392064</text:p>
          </table:table-cell>
          <table:table-cell office:value-type="float" office:value="0.596087" calcext:value-type="float">
            <text:p>0.596087</text:p>
          </table:table-cell>
          <table:table-cell office:value-type="float" office:value="0.429336" calcext:value-type="float">
            <text:p>0.429336</text:p>
          </table:table-cell>
        </table:table-row>
        <table:table-row table:style-name="ro1">
          <table:table-cell office:value-type="float" office:value="2.408448" calcext:value-type="float">
            <text:p>2.408448</text:p>
          </table:table-cell>
          <table:table-cell office:value-type="float" office:value="0.641658" calcext:value-type="float">
            <text:p>0.641658</text:p>
          </table:table-cell>
          <table:table-cell office:value-type="float" office:value="0.40912" calcext:value-type="float">
            <text:p>0.40912</text:p>
          </table:table-cell>
        </table:table-row>
        <table:table-row table:style-name="ro1">
          <table:table-cell office:value-type="float" office:value="2.424832" calcext:value-type="float">
            <text:p>2.424832</text:p>
          </table:table-cell>
          <table:table-cell office:value-type="float" office:value="0.630073" calcext:value-type="float">
            <text:p>0.630073</text:p>
          </table:table-cell>
          <table:table-cell office:value-type="float" office:value="0.408799" calcext:value-type="float">
            <text:p>0.408799</text:p>
          </table:table-cell>
        </table:table-row>
        <table:table-row table:style-name="ro1">
          <table:table-cell office:value-type="float" office:value="2.441216" calcext:value-type="float">
            <text:p>2.441216</text:p>
          </table:table-cell>
          <table:table-cell office:value-type="float" office:value="0.63792" calcext:value-type="float">
            <text:p>0.63792</text:p>
          </table:table-cell>
          <table:table-cell office:value-type="float" office:value="0.40041" calcext:value-type="float">
            <text:p>0.40041</text:p>
          </table:table-cell>
        </table:table-row>
        <table:table-row table:style-name="ro1">
          <table:table-cell office:value-type="float" office:value="2.4576" calcext:value-type="float">
            <text:p>2.4576</text:p>
          </table:table-cell>
          <table:table-cell office:value-type="float" office:value="0.680849" calcext:value-type="float">
            <text:p>0.680849</text:p>
          </table:table-cell>
          <table:table-cell office:value-type="float" office:value="0.411512" calcext:value-type="float">
            <text:p>0.411512</text:p>
          </table:table-cell>
        </table:table-row>
        <table:table-row table:style-name="ro1">
          <table:table-cell office:value-type="float" office:value="2.473984" calcext:value-type="float">
            <text:p>2.473984</text:p>
          </table:table-cell>
          <table:table-cell office:value-type="float" office:value="0.65707" calcext:value-type="float">
            <text:p>0.65707</text:p>
          </table:table-cell>
          <table:table-cell office:value-type="float" office:value="0.395532" calcext:value-type="float">
            <text:p>0.395532</text:p>
          </table:table-cell>
        </table:table-row>
        <table:table-row table:style-name="ro1">
          <table:table-cell office:value-type="float" office:value="2.490368" calcext:value-type="float">
            <text:p>2.490368</text:p>
          </table:table-cell>
          <table:table-cell office:value-type="float" office:value="0.601839" calcext:value-type="float">
            <text:p>0.601839</text:p>
          </table:table-cell>
          <table:table-cell office:value-type="float" office:value="0.433775" calcext:value-type="float">
            <text:p>0.433775</text:p>
          </table:table-cell>
        </table:table-row>
        <table:table-row table:style-name="ro1">
          <table:table-cell office:value-type="float" office:value="2.506752" calcext:value-type="float">
            <text:p>2.506752</text:p>
          </table:table-cell>
          <table:table-cell office:value-type="float" office:value="0.676025" calcext:value-type="float">
            <text:p>0.676025</text:p>
          </table:table-cell>
          <table:table-cell office:value-type="float" office:value="0.39521" calcext:value-type="float">
            <text:p>0.39521</text:p>
          </table:table-cell>
        </table:table-row>
        <table:table-row table:style-name="ro1">
          <table:table-cell office:value-type="float" office:value="2.523136" calcext:value-type="float">
            <text:p>2.523136</text:p>
          </table:table-cell>
          <table:table-cell office:value-type="float" office:value="0.618111" calcext:value-type="float">
            <text:p>0.618111</text:p>
          </table:table-cell>
          <table:table-cell office:value-type="float" office:value="0.420331" calcext:value-type="float">
            <text:p>0.420331</text:p>
          </table:table-cell>
        </table:table-row>
        <table:table-row table:style-name="ro1">
          <table:table-cell office:value-type="float" office:value="2.53952" calcext:value-type="float">
            <text:p>2.53952</text:p>
          </table:table-cell>
          <table:table-cell office:value-type="float" office:value="0.678491" calcext:value-type="float">
            <text:p>0.678491</text:p>
          </table:table-cell>
          <table:table-cell office:value-type="float" office:value="0.387294" calcext:value-type="float">
            <text:p>0.387294</text:p>
          </table:table-cell>
        </table:table-row>
        <table:table-row table:style-name="ro1">
          <table:table-cell office:value-type="float" office:value="2.555904" calcext:value-type="float">
            <text:p>2.555904</text:p>
          </table:table-cell>
          <table:table-cell office:value-type="float" office:value="0.613998" calcext:value-type="float">
            <text:p>0.613998</text:p>
          </table:table-cell>
          <table:table-cell office:value-type="float" office:value="0.423004" calcext:value-type="float">
            <text:p>0.423004</text:p>
          </table:table-cell>
        </table:table-row>
        <table:table-row table:style-name="ro1">
          <table:table-cell office:value-type="float" office:value="2.572288" calcext:value-type="float">
            <text:p>2.572288</text:p>
          </table:table-cell>
          <table:table-cell office:value-type="float" office:value="0.542871" calcext:value-type="float">
            <text:p>0.542871</text:p>
          </table:table-cell>
          <table:table-cell office:value-type="float" office:value="0.448248" calcext:value-type="float">
            <text:p>0.448248</text:p>
          </table:table-cell>
        </table:table-row>
        <table:table-row table:style-name="ro1">
          <table:table-cell office:value-type="float" office:value="2.588672" calcext:value-type="float">
            <text:p>2.588672</text:p>
          </table:table-cell>
          <table:table-cell office:value-type="float" office:value="0.644247" calcext:value-type="float">
            <text:p>0.644247</text:p>
          </table:table-cell>
          <table:table-cell office:value-type="float" office:value="0.405092" calcext:value-type="float">
            <text:p>0.405092</text:p>
          </table:table-cell>
        </table:table-row>
        <table:table-row table:style-name="ro1">
          <table:table-cell office:value-type="float" office:value="2.605056" calcext:value-type="float">
            <text:p>2.605056</text:p>
          </table:table-cell>
          <table:table-cell office:value-type="float" office:value="0.627382" calcext:value-type="float">
            <text:p>0.627382</text:p>
          </table:table-cell>
          <table:table-cell office:value-type="float" office:value="0.412751" calcext:value-type="float">
            <text:p>0.412751</text:p>
          </table:table-cell>
        </table:table-row>
        <table:table-row table:style-name="ro1">
          <table:table-cell office:value-type="float" office:value="2.62144" calcext:value-type="float">
            <text:p>2.62144</text:p>
          </table:table-cell>
          <table:table-cell office:value-type="float" office:value="0.667364" calcext:value-type="float">
            <text:p>0.667364</text:p>
          </table:table-cell>
          <table:table-cell office:value-type="float" office:value="0.394836" calcext:value-type="float">
            <text:p>0.394836</text:p>
          </table:table-cell>
        </table:table-row>
        <table:table-row table:style-name="ro1">
          <table:table-cell office:value-type="float" office:value="2.637824" calcext:value-type="float">
            <text:p>2.637824</text:p>
          </table:table-cell>
          <table:table-cell office:value-type="float" office:value="0.61173" calcext:value-type="float">
            <text:p>0.61173</text:p>
          </table:table-cell>
          <table:table-cell office:value-type="float" office:value="0.425201" calcext:value-type="float">
            <text:p>0.425201</text:p>
          </table:table-cell>
        </table:table-row>
        <table:table-row table:style-name="ro1">
          <table:table-cell office:value-type="float" office:value="2.654208" calcext:value-type="float">
            <text:p>2.654208</text:p>
          </table:table-cell>
          <table:table-cell office:value-type="float" office:value="0.665904" calcext:value-type="float">
            <text:p>0.665904</text:p>
          </table:table-cell>
          <table:table-cell office:value-type="float" office:value="0.394515" calcext:value-type="float">
            <text:p>0.394515</text:p>
          </table:table-cell>
        </table:table-row>
        <table:table-row table:style-name="ro1">
          <table:table-cell office:value-type="float" office:value="2.670592" calcext:value-type="float">
            <text:p>2.670592</text:p>
          </table:table-cell>
          <table:table-cell office:value-type="float" office:value="0.619768" calcext:value-type="float">
            <text:p>0.619768</text:p>
          </table:table-cell>
          <table:table-cell office:value-type="float" office:value="0.416052" calcext:value-type="float">
            <text:p>0.416052</text:p>
          </table:table-cell>
        </table:table-row>
        <table:table-row table:style-name="ro1">
          <table:table-cell office:value-type="float" office:value="2.686976" calcext:value-type="float">
            <text:p>2.686976</text:p>
          </table:table-cell>
          <table:table-cell office:value-type="float" office:value="0.581364" calcext:value-type="float">
            <text:p>0.581364</text:p>
          </table:table-cell>
          <table:table-cell office:value-type="float" office:value="0.433596" calcext:value-type="float">
            <text:p>0.433596</text:p>
          </table:table-cell>
        </table:table-row>
        <table:table-row table:style-name="ro1">
          <table:table-cell office:value-type="float" office:value="2.70336" calcext:value-type="float">
            <text:p>2.70336</text:p>
          </table:table-cell>
          <table:table-cell office:value-type="float" office:value="0.681686" calcext:value-type="float">
            <text:p>0.681686</text:p>
          </table:table-cell>
          <table:table-cell office:value-type="float" office:value="0.388624" calcext:value-type="float">
            <text:p>0.388624</text:p>
          </table:table-cell>
        </table:table-row>
        <table:table-row table:style-name="ro1">
          <table:table-cell office:value-type="float" office:value="2.719744" calcext:value-type="float">
            <text:p>2.719744</text:p>
          </table:table-cell>
          <table:table-cell office:value-type="float" office:value="0.622176" calcext:value-type="float">
            <text:p>0.622176</text:p>
          </table:table-cell>
          <table:table-cell office:value-type="float" office:value="0.413677" calcext:value-type="float">
            <text:p>0.413677</text:p>
          </table:table-cell>
        </table:table-row>
        <table:table-row table:style-name="ro1">
          <table:table-cell office:value-type="float" office:value="2.736128" calcext:value-type="float">
            <text:p>2.736128</text:p>
          </table:table-cell>
          <table:table-cell office:value-type="float" office:value="0.727992" calcext:value-type="float">
            <text:p>0.727992</text:p>
          </table:table-cell>
          <table:table-cell office:value-type="float" office:value="0.363339" calcext:value-type="float">
            <text:p>0.363339</text:p>
          </table:table-cell>
        </table:table-row>
        <table:table-row table:style-name="ro1">
          <table:table-cell office:value-type="float" office:value="2.752512" calcext:value-type="float">
            <text:p>2.752512</text:p>
          </table:table-cell>
          <table:table-cell office:value-type="float" office:value="0.684921" calcext:value-type="float">
            <text:p>0.684921</text:p>
          </table:table-cell>
          <table:table-cell office:value-type="float" office:value="0.392394" calcext:value-type="float">
            <text:p>0.392394</text:p>
          </table:table-cell>
        </table:table-row>
        <table:table-row table:style-name="ro1">
          <table:table-cell office:value-type="float" office:value="2.768896" calcext:value-type="float">
            <text:p>2.768896</text:p>
          </table:table-cell>
          <table:table-cell office:value-type="float" office:value="0.63007" calcext:value-type="float">
            <text:p>0.63007</text:p>
          </table:table-cell>
          <table:table-cell office:value-type="float" office:value="0.40637" calcext:value-type="float">
            <text:p>0.40637</text:p>
          </table:table-cell>
        </table:table-row>
        <table:table-row table:style-name="ro1">
          <table:table-cell office:value-type="float" office:value="2.78528" calcext:value-type="float">
            <text:p>2.78528</text:p>
          </table:table-cell>
          <table:table-cell office:value-type="float" office:value="0.643545" calcext:value-type="float">
            <text:p>0.643545</text:p>
          </table:table-cell>
          <table:table-cell office:value-type="float" office:value="0.415231" calcext:value-type="float">
            <text:p>0.415231</text:p>
          </table:table-cell>
        </table:table-row>
        <table:table-row table:style-name="ro1">
          <table:table-cell office:value-type="float" office:value="2.801664" calcext:value-type="float">
            <text:p>2.801664</text:p>
          </table:table-cell>
          <table:table-cell office:value-type="float" office:value="0.689951" calcext:value-type="float">
            <text:p>0.689951</text:p>
          </table:table-cell>
          <table:table-cell office:value-type="float" office:value="0.377551" calcext:value-type="float">
            <text:p>0.377551</text:p>
          </table:table-cell>
        </table:table-row>
        <table:table-row table:style-name="ro1">
          <table:table-cell office:value-type="float" office:value="2.818048" calcext:value-type="float">
            <text:p>2.818048</text:p>
          </table:table-cell>
          <table:table-cell office:value-type="float" office:value="0.696737" calcext:value-type="float">
            <text:p>0.696737</text:p>
          </table:table-cell>
          <table:table-cell office:value-type="float" office:value="0.385772" calcext:value-type="float">
            <text:p>0.385772</text:p>
          </table:table-cell>
        </table:table-row>
        <table:table-row table:style-name="ro1">
          <table:table-cell office:value-type="float" office:value="2.834432" calcext:value-type="float">
            <text:p>2.834432</text:p>
          </table:table-cell>
          <table:table-cell office:value-type="float" office:value="0.676861" calcext:value-type="float">
            <text:p>0.676861</text:p>
          </table:table-cell>
          <table:table-cell office:value-type="float" office:value="0.388615" calcext:value-type="float">
            <text:p>0.388615</text:p>
          </table:table-cell>
        </table:table-row>
        <table:table-row table:style-name="ro1">
          <table:table-cell office:value-type="float" office:value="2.850816" calcext:value-type="float">
            <text:p>2.850816</text:p>
          </table:table-cell>
          <table:table-cell office:value-type="float" office:value="0.666217" calcext:value-type="float">
            <text:p>0.666217</text:p>
          </table:table-cell>
          <table:table-cell office:value-type="float" office:value="0.393883" calcext:value-type="float">
            <text:p>0.393883</text:p>
          </table:table-cell>
        </table:table-row>
        <table:table-row table:style-name="ro1">
          <table:table-cell office:value-type="float" office:value="2.8672" calcext:value-type="float">
            <text:p>2.8672</text:p>
          </table:table-cell>
          <table:table-cell office:value-type="float" office:value="0.708979" calcext:value-type="float">
            <text:p>0.708979</text:p>
          </table:table-cell>
          <table:table-cell office:value-type="float" office:value="0.384375" calcext:value-type="float">
            <text:p>0.384375</text:p>
          </table:table-cell>
        </table:table-row>
        <table:table-row table:style-name="ro1">
          <table:table-cell office:value-type="float" office:value="2.883584" calcext:value-type="float">
            <text:p>2.883584</text:p>
          </table:table-cell>
          <table:table-cell office:value-type="float" office:value="0.703592" calcext:value-type="float">
            <text:p>0.703592</text:p>
          </table:table-cell>
          <table:table-cell office:value-type="float" office:value="0.372899" calcext:value-type="float">
            <text:p>0.372899</text:p>
          </table:table-cell>
        </table:table-row>
        <table:table-row table:style-name="ro1">
          <table:table-cell office:value-type="float" office:value="2.899968" calcext:value-type="float">
            <text:p>2.899968</text:p>
          </table:table-cell>
          <table:table-cell office:value-type="float" office:value="0.588971" calcext:value-type="float">
            <text:p>0.588971</text:p>
          </table:table-cell>
          <table:table-cell office:value-type="float" office:value="0.429589" calcext:value-type="float">
            <text:p>0.429589</text:p>
          </table:table-cell>
        </table:table-row>
        <table:table-row table:style-name="ro1">
          <table:table-cell office:value-type="float" office:value="2.916352" calcext:value-type="float">
            <text:p>2.916352</text:p>
          </table:table-cell>
          <table:table-cell office:value-type="float" office:value="0.618162" calcext:value-type="float">
            <text:p>0.618162</text:p>
          </table:table-cell>
          <table:table-cell office:value-type="float" office:value="0.42883" calcext:value-type="float">
            <text:p>0.42883</text:p>
          </table:table-cell>
        </table:table-row>
        <table:table-row table:style-name="ro1">
          <table:table-cell office:value-type="float" office:value="2.932736" calcext:value-type="float">
            <text:p>2.932736</text:p>
          </table:table-cell>
          <table:table-cell office:value-type="float" office:value="0.688797" calcext:value-type="float">
            <text:p>0.688797</text:p>
          </table:table-cell>
          <table:table-cell office:value-type="float" office:value="0.383544" calcext:value-type="float">
            <text:p>0.383544</text:p>
          </table:table-cell>
        </table:table-row>
        <table:table-row table:style-name="ro1">
          <table:table-cell office:value-type="float" office:value="2.94912" calcext:value-type="float">
            <text:p>2.94912</text:p>
          </table:table-cell>
          <table:table-cell office:value-type="float" office:value="0.652376" calcext:value-type="float">
            <text:p>0.652376</text:p>
          </table:table-cell>
          <table:table-cell office:value-type="float" office:value="0.404008" calcext:value-type="float">
            <text:p>0.404008</text:p>
          </table:table-cell>
        </table:table-row>
        <table:table-row table:style-name="ro1">
          <table:table-cell office:value-type="float" office:value="2.965504" calcext:value-type="float">
            <text:p>2.965504</text:p>
          </table:table-cell>
          <table:table-cell office:value-type="float" office:value="0.630656" calcext:value-type="float">
            <text:p>0.630656</text:p>
          </table:table-cell>
          <table:table-cell office:value-type="float" office:value="0.406804" calcext:value-type="float">
            <text:p>0.406804</text:p>
          </table:table-cell>
        </table:table-row>
        <table:table-row table:style-name="ro1">
          <table:table-cell office:value-type="float" office:value="2.981888" calcext:value-type="float">
            <text:p>2.981888</text:p>
          </table:table-cell>
          <table:table-cell office:value-type="float" office:value="0.672755" calcext:value-type="float">
            <text:p>0.672755</text:p>
          </table:table-cell>
          <table:table-cell office:value-type="float" office:value="0.401183" calcext:value-type="float">
            <text:p>0.401183</text:p>
          </table:table-cell>
        </table:table-row>
        <table:table-row table:style-name="ro1">
          <table:table-cell office:value-type="float" office:value="2.998272" calcext:value-type="float">
            <text:p>2.998272</text:p>
          </table:table-cell>
          <table:table-cell office:value-type="float" office:value="0.714646" calcext:value-type="float">
            <text:p>0.714646</text:p>
          </table:table-cell>
          <table:table-cell office:value-type="float" office:value="0.381003" calcext:value-type="float">
            <text:p>0.381003</text:p>
          </table:table-cell>
        </table:table-row>
        <table:table-row table:style-name="ro1">
          <table:table-cell office:value-type="float" office:value="3.014656" calcext:value-type="float">
            <text:p>3.014656</text:p>
          </table:table-cell>
          <table:table-cell office:value-type="float" office:value="0.631148" calcext:value-type="float">
            <text:p>0.631148</text:p>
          </table:table-cell>
          <table:table-cell office:value-type="float" office:value="0.422422" calcext:value-type="float">
            <text:p>0.422422</text:p>
          </table:table-cell>
        </table:table-row>
        <table:table-row table:style-name="ro1">
          <table:table-cell office:value-type="float" office:value="3.03104" calcext:value-type="float">
            <text:p>3.03104</text:p>
          </table:table-cell>
          <table:table-cell office:value-type="float" office:value="0.68368" calcext:value-type="float">
            <text:p>0.68368</text:p>
          </table:table-cell>
          <table:table-cell office:value-type="float" office:value="0.393534" calcext:value-type="float">
            <text:p>0.393534</text:p>
          </table:table-cell>
        </table:table-row>
        <table:table-row table:style-name="ro1">
          <table:table-cell office:value-type="float" office:value="3.047424" calcext:value-type="float">
            <text:p>3.047424</text:p>
          </table:table-cell>
          <table:table-cell office:value-type="float" office:value="0.566811" calcext:value-type="float">
            <text:p>0.566811</text:p>
          </table:table-cell>
          <table:table-cell office:value-type="float" office:value="0.452742" calcext:value-type="float">
            <text:p>0.452742</text:p>
          </table:table-cell>
        </table:table-row>
        <table:table-row table:style-name="ro1">
          <table:table-cell office:value-type="float" office:value="3.063808" calcext:value-type="float">
            <text:p>3.063808</text:p>
          </table:table-cell>
          <table:table-cell office:value-type="float" office:value="0.587343" calcext:value-type="float">
            <text:p>0.587343</text:p>
          </table:table-cell>
          <table:table-cell office:value-type="float" office:value="0.427982" calcext:value-type="float">
            <text:p>0.427982</text:p>
          </table:table-cell>
        </table:table-row>
        <table:table-row table:style-name="ro1">
          <table:table-cell office:value-type="float" office:value="3.080192" calcext:value-type="float">
            <text:p>3.080192</text:p>
          </table:table-cell>
          <table:table-cell office:value-type="float" office:value="0.68825" calcext:value-type="float">
            <text:p>0.68825</text:p>
          </table:table-cell>
          <table:table-cell office:value-type="float" office:value="0.384177" calcext:value-type="float">
            <text:p>0.384177</text:p>
          </table:table-cell>
        </table:table-row>
        <table:table-row table:style-name="ro1">
          <table:table-cell office:value-type="float" office:value="3.096576" calcext:value-type="float">
            <text:p>3.096576</text:p>
          </table:table-cell>
          <table:table-cell office:value-type="float" office:value="0.641189" calcext:value-type="float">
            <text:p>0.641189</text:p>
          </table:table-cell>
          <table:table-cell office:value-type="float" office:value="0.403851" calcext:value-type="float">
            <text:p>0.403851</text:p>
          </table:table-cell>
        </table:table-row>
        <table:table-row table:style-name="ro1">
          <table:table-cell office:value-type="float" office:value="3.11296" calcext:value-type="float">
            <text:p>3.11296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393201" calcext:value-type="float">
            <text:p>0.393201</text:p>
          </table:table-cell>
        </table:table-row>
        <table:table-row table:style-name="ro1">
          <table:table-cell office:value-type="float" office:value="3.129344" calcext:value-type="float">
            <text:p>3.129344</text:p>
          </table:table-cell>
          <table:table-cell office:value-type="float" office:value="0.621079" calcext:value-type="float">
            <text:p>0.621079</text:p>
          </table:table-cell>
          <table:table-cell office:value-type="float" office:value="0.429927" calcext:value-type="float">
            <text:p>0.429927</text:p>
          </table:table-cell>
        </table:table-row>
        <table:table-row table:style-name="ro1">
          <table:table-cell office:value-type="float" office:value="3.145728" calcext:value-type="float">
            <text:p>3.145728</text:p>
          </table:table-cell>
          <table:table-cell office:value-type="float" office:value="0.707955" calcext:value-type="float">
            <text:p>0.707955</text:p>
          </table:table-cell>
          <table:table-cell office:value-type="float" office:value="0.381894" calcext:value-type="float">
            <text:p>0.381894</text:p>
          </table:table-cell>
        </table:table-row>
        <table:table-row table:style-name="ro1">
          <table:table-cell office:value-type="float" office:value="3.162112" calcext:value-type="float">
            <text:p>3.162112</text:p>
          </table:table-cell>
          <table:table-cell office:value-type="float" office:value="0.653624" calcext:value-type="float">
            <text:p>0.653624</text:p>
          </table:table-cell>
          <table:table-cell office:value-type="float" office:value="0.403012" calcext:value-type="float">
            <text:p>0.403012</text:p>
          </table:table-cell>
        </table:table-row>
        <table:table-row table:style-name="ro1">
          <table:table-cell office:value-type="float" office:value="3.178496" calcext:value-type="float">
            <text:p>3.178496</text:p>
          </table:table-cell>
          <table:table-cell office:value-type="float" office:value="0.657003" calcext:value-type="float">
            <text:p>0.657003</text:p>
          </table:table-cell>
          <table:table-cell office:value-type="float" office:value="0.4128" calcext:value-type="float">
            <text:p>0.4128</text:p>
          </table:table-cell>
        </table:table-row>
        <table:table-row table:style-name="ro1">
          <table:table-cell office:value-type="float" office:value="3.19488" calcext:value-type="float">
            <text:p>3.19488</text:p>
          </table:table-cell>
          <table:table-cell office:value-type="float" office:value="0.696347" calcext:value-type="float">
            <text:p>0.696347</text:p>
          </table:table-cell>
          <table:table-cell office:value-type="float" office:value="0.37863" calcext:value-type="float">
            <text:p>0.37863</text:p>
          </table:table-cell>
        </table:table-row>
        <table:table-row table:style-name="ro1">
          <table:table-cell office:value-type="float" office:value="3.211264" calcext:value-type="float">
            <text:p>3.211264</text:p>
          </table:table-cell>
          <table:table-cell office:value-type="float" office:value="0.718242" calcext:value-type="float">
            <text:p>0.718242</text:p>
          </table:table-cell>
          <table:table-cell office:value-type="float" office:value="0.363142" calcext:value-type="float">
            <text:p>0.363142</text:p>
          </table:table-cell>
        </table:table-row>
        <table:table-row table:style-name="ro1">
          <table:table-cell office:value-type="float" office:value="3.227648" calcext:value-type="float">
            <text:p>3.227648</text:p>
          </table:table-cell>
          <table:table-cell office:value-type="float" office:value="0.591947" calcext:value-type="float">
            <text:p>0.591947</text:p>
          </table:table-cell>
          <table:table-cell office:value-type="float" office:value="0.433617" calcext:value-type="float">
            <text:p>0.433617</text:p>
          </table:table-cell>
        </table:table-row>
        <table:table-row table:style-name="ro1">
          <table:table-cell office:value-type="float" office:value="3.244032" calcext:value-type="float">
            <text:p>3.244032</text:p>
          </table:table-cell>
          <table:table-cell office:value-type="float" office:value="0.694084" calcext:value-type="float">
            <text:p>0.694084</text:p>
          </table:table-cell>
          <table:table-cell office:value-type="float" office:value="0.390059" calcext:value-type="float">
            <text:p>0.390059</text:p>
          </table:table-cell>
        </table:table-row>
        <table:table-row table:style-name="ro1">
          <table:table-cell office:value-type="float" office:value="3.260416" calcext:value-type="float">
            <text:p>3.260416</text:p>
          </table:table-cell>
          <table:table-cell office:value-type="float" office:value="0.849386" calcext:value-type="float">
            <text:p>0.849386</text:p>
          </table:table-cell>
          <table:table-cell office:value-type="float" office:value="0.313805" calcext:value-type="float">
            <text:p>0.313805</text:p>
          </table:table-cell>
        </table:table-row>
        <table:table-row table:style-name="ro1">
          <table:table-cell office:value-type="float" office:value="3.2768" calcext:value-type="float">
            <text:p>3.2768</text:p>
          </table:table-cell>
          <table:table-cell office:value-type="float" office:value="0.714033" calcext:value-type="float">
            <text:p>0.714033</text:p>
          </table:table-cell>
          <table:table-cell office:value-type="float" office:value="0.370309" calcext:value-type="float">
            <text:p>0.370309</text:p>
          </table:table-cell>
        </table:table-row>
        <table:table-row table:style-name="ro1">
          <table:table-cell office:value-type="float" office:value="3.293184" calcext:value-type="float">
            <text:p>3.293184</text:p>
          </table:table-cell>
          <table:table-cell office:value-type="float" office:value="0.64205" calcext:value-type="float">
            <text:p>0.64205</text:p>
          </table:table-cell>
          <table:table-cell office:value-type="float" office:value="0.403369" calcext:value-type="float">
            <text:p>0.403369</text:p>
          </table:table-cell>
        </table:table-row>
        <table:table-row table:style-name="ro1">
          <table:table-cell office:value-type="float" office:value="3.309568" calcext:value-type="float">
            <text:p>3.309568</text:p>
          </table:table-cell>
          <table:table-cell office:value-type="float" office:value="0.638363" calcext:value-type="float">
            <text:p>0.638363</text:p>
          </table:table-cell>
          <table:table-cell office:value-type="float" office:value="0.404005" calcext:value-type="float">
            <text:p>0.404005</text:p>
          </table:table-cell>
        </table:table-row>
        <table:table-row table:style-name="ro1">
          <table:table-cell office:value-type="float" office:value="3.325952" calcext:value-type="float">
            <text:p>3.325952</text:p>
          </table:table-cell>
          <table:table-cell office:value-type="float" office:value="0.564808" calcext:value-type="float">
            <text:p>0.564808</text:p>
          </table:table-cell>
          <table:table-cell office:value-type="float" office:value="0.437722" calcext:value-type="float">
            <text:p>0.437722</text:p>
          </table:table-cell>
        </table:table-row>
        <table:table-row table:style-name="ro1">
          <table:table-cell office:value-type="float" office:value="3.342336" calcext:value-type="float">
            <text:p>3.342336</text:p>
          </table:table-cell>
          <table:table-cell office:value-type="float" office:value="0.772203" calcext:value-type="float">
            <text:p>0.772203</text:p>
          </table:table-cell>
          <table:table-cell office:value-type="float" office:value="0.356025" calcext:value-type="float">
            <text:p>0.356025</text:p>
          </table:table-cell>
        </table:table-row>
        <table:table-row table:style-name="ro1">
          <table:table-cell office:value-type="float" office:value="3.35872" calcext:value-type="float">
            <text:p>3.35872</text:p>
          </table:table-cell>
          <table:table-cell office:value-type="float" office:value="0.680809" calcext:value-type="float">
            <text:p>0.680809</text:p>
          </table:table-cell>
          <table:table-cell office:value-type="float" office:value="0.385142" calcext:value-type="float">
            <text:p>0.385142</text:p>
          </table:table-cell>
        </table:table-row>
        <table:table-row table:style-name="ro1">
          <table:table-cell office:value-type="float" office:value="3.375104" calcext:value-type="float">
            <text:p>3.375104</text:p>
          </table:table-cell>
          <table:table-cell office:value-type="float" office:value="0.678284" calcext:value-type="float">
            <text:p>0.678284</text:p>
          </table:table-cell>
          <table:table-cell office:value-type="float" office:value="0.388688" calcext:value-type="float">
            <text:p>0.388688</text:p>
          </table:table-cell>
        </table:table-row>
        <table:table-row table:style-name="ro1">
          <table:table-cell office:value-type="float" office:value="3.391488" calcext:value-type="float">
            <text:p>3.391488</text:p>
          </table:table-cell>
          <table:table-cell office:value-type="float" office:value="0.710405" calcext:value-type="float">
            <text:p>0.710405</text:p>
          </table:table-cell>
          <table:table-cell office:value-type="float" office:value="0.37992" calcext:value-type="float">
            <text:p>0.37992</text:p>
          </table:table-cell>
        </table:table-row>
        <table:table-row table:style-name="ro1">
          <table:table-cell office:value-type="float" office:value="3.407872" calcext:value-type="float">
            <text:p>3.407872</text:p>
          </table:table-cell>
          <table:table-cell office:value-type="float" office:value="0.767602" calcext:value-type="float">
            <text:p>0.767602</text:p>
          </table:table-cell>
          <table:table-cell office:value-type="float" office:value="0.360588" calcext:value-type="float">
            <text:p>0.360588</text:p>
          </table:table-cell>
        </table:table-row>
        <table:table-row table:style-name="ro1">
          <table:table-cell office:value-type="float" office:value="3.424256" calcext:value-type="float">
            <text:p>3.424256</text:p>
          </table:table-cell>
          <table:table-cell office:value-type="float" office:value="0.652921" calcext:value-type="float">
            <text:p>0.652921</text:p>
          </table:table-cell>
          <table:table-cell office:value-type="float" office:value="0.402249" calcext:value-type="float">
            <text:p>0.402249</text:p>
          </table:table-cell>
        </table:table-row>
        <table:table-row table:style-name="ro1">
          <table:table-cell office:value-type="float" office:value="3.44064" calcext:value-type="float">
            <text:p>3.44064</text:p>
          </table:table-cell>
          <table:table-cell office:value-type="float" office:value="0.770104" calcext:value-type="float">
            <text:p>0.770104</text:p>
          </table:table-cell>
          <table:table-cell office:value-type="float" office:value="0.356715" calcext:value-type="float">
            <text:p>0.356715</text:p>
          </table:table-cell>
        </table:table-row>
        <table:table-row table:style-name="ro1">
          <table:table-cell office:value-type="float" office:value="3.457024" calcext:value-type="float">
            <text:p>3.457024</text:p>
          </table:table-cell>
          <table:table-cell office:value-type="float" office:value="0.700643" calcext:value-type="float">
            <text:p>0.700643</text:p>
          </table:table-cell>
          <table:table-cell office:value-type="float" office:value="0.381627" calcext:value-type="float">
            <text:p>0.381627</text:p>
          </table:table-cell>
        </table:table-row>
        <table:table-row table:style-name="ro1">
          <table:table-cell office:value-type="float" office:value="3.473408" calcext:value-type="float">
            <text:p>3.473408</text:p>
          </table:table-cell>
          <table:table-cell office:value-type="float" office:value="0.688951" calcext:value-type="float">
            <text:p>0.688951</text:p>
          </table:table-cell>
          <table:table-cell office:value-type="float" office:value="0.384272" calcext:value-type="float">
            <text:p>0.384272</text:p>
          </table:table-cell>
        </table:table-row>
        <table:table-row table:style-name="ro1">
          <table:table-cell office:value-type="float" office:value="3.489792" calcext:value-type="float">
            <text:p>3.489792</text:p>
          </table:table-cell>
          <table:table-cell office:value-type="float" office:value="0.641506" calcext:value-type="float">
            <text:p>0.641506</text:p>
          </table:table-cell>
          <table:table-cell office:value-type="float" office:value="0.405263" calcext:value-type="float">
            <text:p>0.405263</text:p>
          </table:table-cell>
        </table:table-row>
        <table:table-row table:style-name="ro1">
          <table:table-cell office:value-type="float" office:value="3.506176" calcext:value-type="float">
            <text:p>3.506176</text:p>
          </table:table-cell>
          <table:table-cell office:value-type="float" office:value="0.664492" calcext:value-type="float">
            <text:p>0.664492</text:p>
          </table:table-cell>
          <table:table-cell office:value-type="float" office:value="0.390135" calcext:value-type="float">
            <text:p>0.390135</text:p>
          </table:table-cell>
        </table:table-row>
        <table:table-row table:style-name="ro1">
          <table:table-cell office:value-type="float" office:value="3.52256" calcext:value-type="float">
            <text:p>3.52256</text:p>
          </table:table-cell>
          <table:table-cell office:value-type="float" office:value="0.766654" calcext:value-type="float">
            <text:p>0.766654</text:p>
          </table:table-cell>
          <table:table-cell office:value-type="float" office:value="0.356833" calcext:value-type="float">
            <text:p>0.356833</text:p>
          </table:table-cell>
        </table:table-row>
        <table:table-row table:style-name="ro1">
          <table:table-cell office:value-type="float" office:value="3.538944" calcext:value-type="float">
            <text:p>3.538944</text:p>
          </table:table-cell>
          <table:table-cell office:value-type="float" office:value="0.649126" calcext:value-type="float">
            <text:p>0.649126</text:p>
          </table:table-cell>
          <table:table-cell office:value-type="float" office:value="0.406872" calcext:value-type="float">
            <text:p>0.406872</text:p>
          </table:table-cell>
        </table:table-row>
        <table:table-row table:style-name="ro1">
          <table:table-cell office:value-type="float" office:value="3.555328" calcext:value-type="float">
            <text:p>3.555328</text:p>
          </table:table-cell>
          <table:table-cell office:value-type="float" office:value="0.844305" calcext:value-type="float">
            <text:p>0.844305</text:p>
          </table:table-cell>
          <table:table-cell office:value-type="float" office:value="0.31378" calcext:value-type="float">
            <text:p>0.31378</text:p>
          </table:table-cell>
        </table:table-row>
        <table:table-row table:style-name="ro1">
          <table:table-cell office:value-type="float" office:value="3.571712" calcext:value-type="float">
            <text:p>3.571712</text:p>
          </table:table-cell>
          <table:table-cell office:value-type="float" office:value="0.713689" calcext:value-type="float">
            <text:p>0.713689</text:p>
          </table:table-cell>
          <table:table-cell office:value-type="float" office:value="0.377052" calcext:value-type="float">
            <text:p>0.377052</text:p>
          </table:table-cell>
        </table:table-row>
        <table:table-row table:style-name="ro1">
          <table:table-cell office:value-type="float" office:value="3.588096" calcext:value-type="float">
            <text:p>3.588096</text:p>
          </table:table-cell>
          <table:table-cell office:value-type="float" office:value="0.644493" calcext:value-type="float">
            <text:p>0.644493</text:p>
          </table:table-cell>
          <table:table-cell office:value-type="float" office:value="0.402202" calcext:value-type="float">
            <text:p>0.402202</text:p>
          </table:table-cell>
        </table:table-row>
        <table:table-row table:style-name="ro1">
          <table:table-cell office:value-type="float" office:value="3.60448" calcext:value-type="float">
            <text:p>3.60448</text:p>
          </table:table-cell>
          <table:table-cell office:value-type="float" office:value="0.710038" calcext:value-type="float">
            <text:p>0.710038</text:p>
          </table:table-cell>
          <table:table-cell office:value-type="float" office:value="0.375784" calcext:value-type="float">
            <text:p>0.375784</text:p>
          </table:table-cell>
        </table:table-row>
        <table:table-row table:style-name="ro1">
          <table:table-cell office:value-type="float" office:value="3.620864" calcext:value-type="float">
            <text:p>3.620864</text:p>
          </table:table-cell>
          <table:table-cell office:value-type="float" office:value="0.629866" calcext:value-type="float">
            <text:p>0.629866</text:p>
          </table:table-cell>
          <table:table-cell office:value-type="float" office:value="0.41759" calcext:value-type="float">
            <text:p>0.41759</text:p>
          </table:table-cell>
        </table:table-row>
        <table:table-row table:style-name="ro1">
          <table:table-cell office:value-type="float" office:value="3.637248" calcext:value-type="float">
            <text:p>3.637248</text:p>
          </table:table-cell>
          <table:table-cell office:value-type="float" office:value="0.786574" calcext:value-type="float">
            <text:p>0.786574</text:p>
          </table:table-cell>
          <table:table-cell office:value-type="float" office:value="0.349509" calcext:value-type="float">
            <text:p>0.349509</text:p>
          </table:table-cell>
        </table:table-row>
        <table:table-row table:style-name="ro1">
          <table:table-cell office:value-type="float" office:value="3.653632" calcext:value-type="float">
            <text:p>3.653632</text:p>
          </table:table-cell>
          <table:table-cell office:value-type="float" office:value="0.860116" calcext:value-type="float">
            <text:p>0.860116</text:p>
          </table:table-cell>
          <table:table-cell office:value-type="float" office:value="0.30714" calcext:value-type="float">
            <text:p>0.30714</text:p>
          </table:table-cell>
        </table:table-row>
        <table:table-row table:style-name="ro1">
          <table:table-cell office:value-type="float" office:value="3.670016" calcext:value-type="float">
            <text:p>3.670016</text:p>
          </table:table-cell>
          <table:table-cell office:value-type="float" office:value="0.773273" calcext:value-type="float">
            <text:p>0.773273</text:p>
          </table:table-cell>
          <table:table-cell office:value-type="float" office:value="0.353825" calcext:value-type="float">
            <text:p>0.353825</text:p>
          </table:table-cell>
        </table:table-row>
        <table:table-row table:style-name="ro1">
          <table:table-cell office:value-type="float" office:value="3.6864" calcext:value-type="float">
            <text:p>3.6864</text:p>
          </table:table-cell>
          <table:table-cell office:value-type="float" office:value="0.720623" calcext:value-type="float">
            <text:p>0.720623</text:p>
          </table:table-cell>
          <table:table-cell office:value-type="float" office:value="0.364901" calcext:value-type="float">
            <text:p>0.364901</text:p>
          </table:table-cell>
        </table:table-row>
        <table:table-row table:style-name="ro1">
          <table:table-cell office:value-type="float" office:value="3.702784" calcext:value-type="float">
            <text:p>3.702784</text:p>
          </table:table-cell>
          <table:table-cell office:value-type="float" office:value="0.654799" calcext:value-type="float">
            <text:p>0.654799</text:p>
          </table:table-cell>
          <table:table-cell office:value-type="float" office:value="0.405362" calcext:value-type="float">
            <text:p>0.405362</text:p>
          </table:table-cell>
        </table:table-row>
        <table:table-row table:style-name="ro1">
          <table:table-cell office:value-type="float" office:value="3.719168" calcext:value-type="float">
            <text:p>3.719168</text:p>
          </table:table-cell>
          <table:table-cell office:value-type="float" office:value="0.629777" calcext:value-type="float">
            <text:p>0.629777</text:p>
          </table:table-cell>
          <table:table-cell office:value-type="float" office:value="0.407776" calcext:value-type="float">
            <text:p>0.407776</text:p>
          </table:table-cell>
        </table:table-row>
        <table:table-row table:style-name="ro1">
          <table:table-cell office:value-type="float" office:value="3.735552" calcext:value-type="float">
            <text:p>3.735552</text:p>
          </table:table-cell>
          <table:table-cell office:value-type="float" office:value="0.662589" calcext:value-type="float">
            <text:p>0.662589</text:p>
          </table:table-cell>
          <table:table-cell office:value-type="float" office:value="0.40011" calcext:value-type="float">
            <text:p>0.40011</text:p>
          </table:table-cell>
        </table:table-row>
        <table:table-row table:style-name="ro1">
          <table:table-cell office:value-type="float" office:value="3.751936" calcext:value-type="float">
            <text:p>3.751936</text:p>
          </table:table-cell>
          <table:table-cell office:value-type="float" office:value="0.746475" calcext:value-type="float">
            <text:p>0.746475</text:p>
          </table:table-cell>
          <table:table-cell office:value-type="float" office:value="0.363276" calcext:value-type="float">
            <text:p>0.363276</text:p>
          </table:table-cell>
        </table:table-row>
        <table:table-row table:style-name="ro1">
          <table:table-cell office:value-type="float" office:value="3.76832" calcext:value-type="float">
            <text:p>3.76832</text:p>
          </table:table-cell>
          <table:table-cell office:value-type="float" office:value="0.767969" calcext:value-type="float">
            <text:p>0.767969</text:p>
          </table:table-cell>
          <table:table-cell office:value-type="float" office:value="0.355153" calcext:value-type="float">
            <text:p>0.355153</text:p>
          </table:table-cell>
        </table:table-row>
        <table:table-row table:style-name="ro1">
          <table:table-cell office:value-type="float" office:value="3.784704" calcext:value-type="float">
            <text:p>3.784704</text:p>
          </table:table-cell>
          <table:table-cell office:value-type="float" office:value="0.807112" calcext:value-type="float">
            <text:p>0.807112</text:p>
          </table:table-cell>
          <table:table-cell office:value-type="float" office:value="0.345694" calcext:value-type="float">
            <text:p>0.345694</text:p>
          </table:table-cell>
        </table:table-row>
        <table:table-row table:style-name="ro1">
          <table:table-cell office:value-type="float" office:value="3.801088" calcext:value-type="float">
            <text:p>3.801088</text:p>
          </table:table-cell>
          <table:table-cell office:value-type="float" office:value="0.63113" calcext:value-type="float">
            <text:p>0.63113</text:p>
          </table:table-cell>
          <table:table-cell office:value-type="float" office:value="0.434061" calcext:value-type="float">
            <text:p>0.434061</text:p>
          </table:table-cell>
        </table:table-row>
        <table:table-row table:style-name="ro1">
          <table:table-cell office:value-type="float" office:value="3.817472" calcext:value-type="float">
            <text:p>3.817472</text:p>
          </table:table-cell>
          <table:table-cell office:value-type="float" office:value="0.766185" calcext:value-type="float">
            <text:p>0.766185</text:p>
          </table:table-cell>
          <table:table-cell office:value-type="float" office:value="0.356653" calcext:value-type="float">
            <text:p>0.356653</text:p>
          </table:table-cell>
        </table:table-row>
        <table:table-row table:style-name="ro1">
          <table:table-cell office:value-type="float" office:value="3.833856" calcext:value-type="float">
            <text:p>3.833856</text:p>
          </table:table-cell>
          <table:table-cell office:value-type="float" office:value="0.696801" calcext:value-type="float">
            <text:p>0.696801</text:p>
          </table:table-cell>
          <table:table-cell office:value-type="float" office:value="0.372876" calcext:value-type="float">
            <text:p>0.372876</text:p>
          </table:table-cell>
        </table:table-row>
        <table:table-row table:style-name="ro1">
          <table:table-cell office:value-type="float" office:value="3.85024" calcext:value-type="float">
            <text:p>3.85024</text:p>
          </table:table-cell>
          <table:table-cell office:value-type="float" office:value="0.748742" calcext:value-type="float">
            <text:p>0.748742</text:p>
          </table:table-cell>
          <table:table-cell office:value-type="float" office:value="0.366323" calcext:value-type="float">
            <text:p>0.366323</text:p>
          </table:table-cell>
        </table:table-row>
        <table:table-row table:style-name="ro1">
          <table:table-cell office:value-type="float" office:value="3.866624" calcext:value-type="float">
            <text:p>3.866624</text:p>
          </table:table-cell>
          <table:table-cell office:value-type="float" office:value="0.742571" calcext:value-type="float">
            <text:p>0.742571</text:p>
          </table:table-cell>
          <table:table-cell office:value-type="float" office:value="0.357406" calcext:value-type="float">
            <text:p>0.357406</text:p>
          </table:table-cell>
        </table:table-row>
        <table:table-row table:style-name="ro1">
          <table:table-cell office:value-type="float" office:value="3.883008" calcext:value-type="float">
            <text:p>3.883008</text:p>
          </table:table-cell>
          <table:table-cell office:value-type="float" office:value="0.602341" calcext:value-type="float">
            <text:p>0.602341</text:p>
          </table:table-cell>
          <table:table-cell office:value-type="float" office:value="0.412202" calcext:value-type="float">
            <text:p>0.412202</text:p>
          </table:table-cell>
        </table:table-row>
        <table:table-row table:style-name="ro1">
          <table:table-cell office:value-type="float" office:value="3.899392" calcext:value-type="float">
            <text:p>3.899392</text:p>
          </table:table-cell>
          <table:table-cell office:value-type="float" office:value="0.617255" calcext:value-type="float">
            <text:p>0.617255</text:p>
          </table:table-cell>
          <table:table-cell office:value-type="float" office:value="0.429654" calcext:value-type="float">
            <text:p>0.429654</text:p>
          </table:table-cell>
        </table:table-row>
        <table:table-row table:style-name="ro1">
          <table:table-cell office:value-type="float" office:value="3.915776" calcext:value-type="float">
            <text:p>3.915776</text:p>
          </table:table-cell>
          <table:table-cell office:value-type="float" office:value="0.850571" calcext:value-type="float">
            <text:p>0.850571</text:p>
          </table:table-cell>
          <table:table-cell office:value-type="float" office:value="0.337139" calcext:value-type="float">
            <text:p>0.337139</text:p>
          </table:table-cell>
        </table:table-row>
        <table:table-row table:style-name="ro1">
          <table:table-cell office:value-type="float" office:value="3.93216" calcext:value-type="float">
            <text:p>3.93216</text:p>
          </table:table-cell>
          <table:table-cell office:value-type="float" office:value="0.702478" calcext:value-type="float">
            <text:p>0.702478</text:p>
          </table:table-cell>
          <table:table-cell office:value-type="float" office:value="0.392469" calcext:value-type="float">
            <text:p>0.392469</text:p>
          </table:table-cell>
        </table:table-row>
        <table:table-row table:style-name="ro1">
          <table:table-cell office:value-type="float" office:value="3.948544" calcext:value-type="float">
            <text:p>3.948544</text:p>
          </table:table-cell>
          <table:table-cell office:value-type="float" office:value="0.588259" calcext:value-type="float">
            <text:p>0.588259</text:p>
          </table:table-cell>
          <table:table-cell office:value-type="float" office:value="0.429092" calcext:value-type="float">
            <text:p>0.429092</text:p>
          </table:table-cell>
        </table:table-row>
        <table:table-row table:style-name="ro1">
          <table:table-cell office:value-type="float" office:value="3.964928" calcext:value-type="float">
            <text:p>3.964928</text:p>
          </table:table-cell>
          <table:table-cell office:value-type="float" office:value="0.637347" calcext:value-type="float">
            <text:p>0.637347</text:p>
          </table:table-cell>
          <table:table-cell office:value-type="float" office:value="0.402186" calcext:value-type="float">
            <text:p>0.402186</text:p>
          </table:table-cell>
        </table:table-row>
        <table:table-row table:style-name="ro1">
          <table:table-cell office:value-type="float" office:value="3.981312" calcext:value-type="float">
            <text:p>3.981312</text:p>
          </table:table-cell>
          <table:table-cell office:value-type="float" office:value="0.708782" calcext:value-type="float">
            <text:p>0.708782</text:p>
          </table:table-cell>
          <table:table-cell office:value-type="float" office:value="0.378906" calcext:value-type="float">
            <text:p>0.378906</text:p>
          </table:table-cell>
        </table:table-row>
        <table:table-row table:style-name="ro1">
          <table:table-cell office:value-type="float" office:value="3.997696" calcext:value-type="float">
            <text:p>3.997696</text:p>
          </table:table-cell>
          <table:table-cell office:value-type="float" office:value="0.713592" calcext:value-type="float">
            <text:p>0.713592</text:p>
          </table:table-cell>
          <table:table-cell office:value-type="float" office:value="0.377692" calcext:value-type="float">
            <text:p>0.377692</text:p>
          </table:table-cell>
        </table:table-row>
      </table:table>
      <table:named-expressions/>
      <table:database-ranges>
        <table:database-range table:name="__Anonymous_Sheet_DB__0" table:target-range-address="simulation_results_RR.A1:simulation_results_RR.M1283" table:display-filter-buttons="true">
          <table:filter>
            <table:filter-and>
              <table:filter-condition table:value="10.1.1.1" table:operator="=" table:field-number="3"/>
              <table:filter-condition table:value="10.1.1.3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4T11:31:20.950768103</dc:date>
    <meta:editing-duration>PT4M28S</meta:editing-duration>
    <meta:editing-cycles>1</meta:editing-cycles>
    <meta:document-statistic meta:table-count="2" meta:cell-count="1741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767cm" svg:y="3.955cm" style:legend-expansion="high" chart:style-name="ch2"/>
        <chart:plot-area chart:style-name="ch3" table:cell-range-address="Sheet2.A1:Sheet2.C245" chart:data-source-has-labels="row" svg:x="0.319cm" svg:y="0.18cm" svg:width="14.129cm" svg:height="8.646cm">
          <chart:coordinate-region svg:x="1.046cm" svg:y="0.379cm" svg:width="13.16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45" chart:label-cell-address="Sheet2.B1:Sheet2.B1" chart:class="chart:scatter">
            <chart:domain table:cell-range-address="Sheet2.A2:Sheet2.A245"/>
            <chart:data-point chart:repeated="244"/>
          </chart:series>
          <chart:series chart:style-name="ch8" chart:values-cell-range-address="Sheet2.C2:Sheet2.C245" chart:label-cell-address="Sheet2.C1:Sheet2.C1" chart:class="chart:scatter">
            <chart:data-point chart:repeated="2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1</text:p>
                <draw:g>
                  <svg:desc>Sheet2.B1:Sheet2.B1</svg:desc>
                </draw:g>
              </table:table-cell>
              <table:table-cell office:value-type="string">
                <text:p>th2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384">
                <text:p>0.016384</text:p>
                <draw:g>
                  <svg:desc>Sheet2.A2:Sheet2.A245</svg:desc>
                </draw:g>
              </table:table-cell>
              <table:table-cell office:value-type="float" office:value="0.008503">
                <text:p>0.008503</text:p>
                <draw:g>
                  <svg:desc>Sheet2.B2:Sheet2.B245</svg:desc>
                </draw:g>
              </table:table-cell>
              <table:table-cell office:value-type="float" office:value="0.00859">
                <text:p>0.00859</text:p>
                <draw:g>
                  <svg:desc>Sheet2.C2:Sheet2.C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768">
                <text:p>0.032768</text:p>
              </table:table-cell>
              <table:table-cell office:value-type="float" office:value="0.016918">
                <text:p>0.016918</text:p>
              </table:table-cell>
              <table:table-cell office:value-type="float" office:value="0.016921">
                <text:p>0.016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152">
                <text:p>0.049152</text:p>
              </table:table-cell>
              <table:table-cell office:value-type="float" office:value="0.025336">
                <text:p>0.025336</text:p>
              </table:table-cell>
              <table:table-cell office:value-type="float" office:value="0.025423">
                <text:p>0.025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5536">
                <text:p>0.065536</text:p>
              </table:table-cell>
              <table:table-cell office:value-type="float" office:value="0.033751">
                <text:p>0.033751</text:p>
              </table:table-cell>
              <table:table-cell office:value-type="float" office:value="0.033841">
                <text:p>0.033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92">
                <text:p>0.08192</text:p>
              </table:table-cell>
              <table:table-cell office:value-type="float" office:value="0.042172">
                <text:p>0.042172</text:p>
              </table:table-cell>
              <table:table-cell office:value-type="float" office:value="0.042259">
                <text:p>0.042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8304">
                <text:p>0.098304</text:p>
              </table:table-cell>
              <table:table-cell office:value-type="float" office:value="0.050585">
                <text:p>0.050585</text:p>
              </table:table-cell>
              <table:table-cell office:value-type="float" office:value="0.050714">
                <text:p>0.050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4688">
                <text:p>0.114688</text:p>
              </table:table-cell>
              <table:table-cell office:value-type="float" office:value="0.058999">
                <text:p>0.058999</text:p>
              </table:table-cell>
              <table:table-cell office:value-type="float" office:value="0.059012">
                <text:p>0.059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1072">
                <text:p>0.131072</text:p>
              </table:table-cell>
              <table:table-cell office:value-type="float" office:value="0.067416">
                <text:p>0.067416</text:p>
              </table:table-cell>
              <table:table-cell office:value-type="float" office:value="0.067437">
                <text:p>0.067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7456">
                <text:p>0.147456</text:p>
              </table:table-cell>
              <table:table-cell office:value-type="float" office:value="0.075835">
                <text:p>0.075835</text:p>
              </table:table-cell>
              <table:table-cell office:value-type="float" office:value="0.075937">
                <text:p>0.075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384">
                <text:p>0.16384</text:p>
              </table:table-cell>
              <table:table-cell office:value-type="float" office:value="0.084247">
                <text:p>0.084247</text:p>
              </table:table-cell>
              <table:table-cell office:value-type="float" office:value="0.084265">
                <text:p>0.084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0224">
                <text:p>0.180224</text:p>
              </table:table-cell>
              <table:table-cell office:value-type="float" office:value="0.092666">
                <text:p>0.092666</text:p>
              </table:table-cell>
              <table:table-cell office:value-type="float" office:value="0.092836">
                <text:p>0.092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6608">
                <text:p>0.196608</text:p>
              </table:table-cell>
              <table:table-cell office:value-type="float" office:value="0.101089">
                <text:p>0.101089</text:p>
              </table:table-cell>
              <table:table-cell office:value-type="float" office:value="0.101181">
                <text:p>0.101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2992">
                <text:p>0.212992</text:p>
              </table:table-cell>
              <table:table-cell office:value-type="float" office:value="0.109495">
                <text:p>0.109495</text:p>
              </table:table-cell>
              <table:table-cell office:value-type="float" office:value="0.109518">
                <text:p>0.109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376">
                <text:p>0.229376</text:p>
              </table:table-cell>
              <table:table-cell office:value-type="float" office:value="0.117921">
                <text:p>0.117921</text:p>
              </table:table-cell>
              <table:table-cell office:value-type="float" office:value="0.117943">
                <text:p>0.117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76">
                <text:p>0.24576</text:p>
              </table:table-cell>
              <table:table-cell office:value-type="float" office:value="0.126344">
                <text:p>0.126344</text:p>
              </table:table-cell>
              <table:table-cell office:value-type="float" office:value="0.126355">
                <text:p>0.126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2144">
                <text:p>0.262144</text:p>
              </table:table-cell>
              <table:table-cell office:value-type="float" office:value="0.13475">
                <text:p>0.13475</text:p>
              </table:table-cell>
              <table:table-cell office:value-type="float" office:value="0.134769">
                <text:p>0.1347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528">
                <text:p>0.278528</text:p>
              </table:table-cell>
              <table:table-cell office:value-type="float" office:value="0.143172">
                <text:p>0.143172</text:p>
              </table:table-cell>
              <table:table-cell office:value-type="float" office:value="0.143206">
                <text:p>0.143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4912">
                <text:p>0.294912</text:p>
              </table:table-cell>
              <table:table-cell office:value-type="float" office:value="0.151578">
                <text:p>0.151578</text:p>
              </table:table-cell>
              <table:table-cell office:value-type="float" office:value="0.151615">
                <text:p>0.151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1296">
                <text:p>0.311296</text:p>
              </table:table-cell>
              <table:table-cell office:value-type="float" office:value="0.159994">
                <text:p>0.159994</text:p>
              </table:table-cell>
              <table:table-cell office:value-type="float" office:value="0.160034">
                <text:p>0.160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768">
                <text:p>0.32768</text:p>
              </table:table-cell>
              <table:table-cell office:value-type="float" office:value="0.168434">
                <text:p>0.168434</text:p>
              </table:table-cell>
              <table:table-cell office:value-type="float" office:value="0.168446">
                <text:p>0.168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4064">
                <text:p>0.344064</text:p>
              </table:table-cell>
              <table:table-cell office:value-type="float" office:value="0.176846">
                <text:p>0.176846</text:p>
              </table:table-cell>
              <table:table-cell office:value-type="float" office:value="0.176968">
                <text:p>0.1769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0448">
                <text:p>0.360448</text:p>
              </table:table-cell>
              <table:table-cell office:value-type="float" office:value="0.185245">
                <text:p>0.185245</text:p>
              </table:table-cell>
              <table:table-cell office:value-type="float" office:value="0.185279">
                <text:p>0.185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6832">
                <text:p>0.376832</text:p>
              </table:table-cell>
              <table:table-cell office:value-type="float" office:value="0.193671">
                <text:p>0.193671</text:p>
              </table:table-cell>
              <table:table-cell office:value-type="float" office:value="0.193714">
                <text:p>0.193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3216">
                <text:p>0.393216</text:p>
              </table:table-cell>
              <table:table-cell office:value-type="float" office:value="0.202081">
                <text:p>0.202081</text:p>
              </table:table-cell>
              <table:table-cell office:value-type="float" office:value="0.202176">
                <text:p>0.202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96">
                <text:p>0.4096</text:p>
              </table:table-cell>
              <table:table-cell office:value-type="float" office:value="0.210492">
                <text:p>0.210492</text:p>
              </table:table-cell>
              <table:table-cell office:value-type="float" office:value="0.210536">
                <text:p>0.210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5984">
                <text:p>0.425984</text:p>
              </table:table-cell>
              <table:table-cell office:value-type="float" office:value="0.218921">
                <text:p>0.218921</text:p>
              </table:table-cell>
              <table:table-cell office:value-type="float" office:value="0.218958">
                <text:p>0.2189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2368">
                <text:p>0.442368</text:p>
              </table:table-cell>
              <table:table-cell office:value-type="float" office:value="0.227343">
                <text:p>0.227343</text:p>
              </table:table-cell>
              <table:table-cell office:value-type="float" office:value="0.227404">
                <text:p>0.227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8752">
                <text:p>0.458752</text:p>
              </table:table-cell>
              <table:table-cell office:value-type="float" office:value="0.235741">
                <text:p>0.235741</text:p>
              </table:table-cell>
              <table:table-cell office:value-type="float" office:value="0.235831">
                <text:p>0.2358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5136">
                <text:p>0.475136</text:p>
              </table:table-cell>
              <table:table-cell office:value-type="float" office:value="0.244157">
                <text:p>0.244157</text:p>
              </table:table-cell>
              <table:table-cell office:value-type="float" office:value="0.244251">
                <text:p>0.244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9152">
                <text:p>0.49152</text:p>
              </table:table-cell>
              <table:table-cell office:value-type="float" office:value="0.252587">
                <text:p>0.252587</text:p>
              </table:table-cell>
              <table:table-cell office:value-type="float" office:value="0.252736">
                <text:p>0.2527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7904">
                <text:p>0.507904</text:p>
              </table:table-cell>
              <table:table-cell office:value-type="float" office:value="0.260987">
                <text:p>0.260987</text:p>
              </table:table-cell>
              <table:table-cell office:value-type="float" office:value="0.261164">
                <text:p>0.261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4288">
                <text:p>0.524288</text:p>
              </table:table-cell>
              <table:table-cell office:value-type="float" office:value="0.269431">
                <text:p>0.269431</text:p>
              </table:table-cell>
              <table:table-cell office:value-type="float" office:value="0.269536">
                <text:p>0.269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40672">
                <text:p>0.540672</text:p>
              </table:table-cell>
              <table:table-cell office:value-type="float" office:value="0.277839">
                <text:p>0.277839</text:p>
              </table:table-cell>
              <table:table-cell office:value-type="float" office:value="0.277942">
                <text:p>0.2779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7056">
                <text:p>0.557056</text:p>
              </table:table-cell>
              <table:table-cell office:value-type="float" office:value="0.28627">
                <text:p>0.28627</text:p>
              </table:table-cell>
              <table:table-cell office:value-type="float" office:value="0.286334">
                <text:p>0.2863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344">
                <text:p>0.57344</text:p>
              </table:table-cell>
              <table:table-cell office:value-type="float" office:value="0.294699">
                <text:p>0.294699</text:p>
              </table:table-cell>
              <table:table-cell office:value-type="float" office:value="0.29478">
                <text:p>0.29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9824">
                <text:p>0.589824</text:p>
              </table:table-cell>
              <table:table-cell office:value-type="float" office:value="0.303104">
                <text:p>0.303104</text:p>
              </table:table-cell>
              <table:table-cell office:value-type="float" office:value="0.303178">
                <text:p>0.303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6208">
                <text:p>0.606208</text:p>
              </table:table-cell>
              <table:table-cell office:value-type="float" office:value="0.311518">
                <text:p>0.311518</text:p>
              </table:table-cell>
              <table:table-cell office:value-type="float" office:value="0.311579">
                <text:p>0.311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2592">
                <text:p>0.622592</text:p>
              </table:table-cell>
              <table:table-cell office:value-type="float" office:value="0.319919">
                <text:p>0.319919</text:p>
              </table:table-cell>
              <table:table-cell office:value-type="float" office:value="0.320002">
                <text:p>0.32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8976">
                <text:p>0.638976</text:p>
              </table:table-cell>
              <table:table-cell office:value-type="float" office:value="0.328316">
                <text:p>0.328316</text:p>
              </table:table-cell>
              <table:table-cell office:value-type="float" office:value="0.328411">
                <text:p>0.3284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536">
                <text:p>0.65536</text:p>
              </table:table-cell>
              <table:table-cell office:value-type="float" office:value="0.336736">
                <text:p>0.336736</text:p>
              </table:table-cell>
              <table:table-cell office:value-type="float" office:value="0.33683">
                <text:p>0.336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1744">
                <text:p>0.671744</text:p>
              </table:table-cell>
              <table:table-cell office:value-type="float" office:value="0.345163">
                <text:p>0.345163</text:p>
              </table:table-cell>
              <table:table-cell office:value-type="float" office:value="0.345256">
                <text:p>0.345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8128">
                <text:p>0.688128</text:p>
              </table:table-cell>
              <table:table-cell office:value-type="float" office:value="0.353599">
                <text:p>0.353599</text:p>
              </table:table-cell>
              <table:table-cell office:value-type="float" office:value="0.353672">
                <text:p>0.353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4512">
                <text:p>0.704512</text:p>
              </table:table-cell>
              <table:table-cell office:value-type="float" office:value="0.361997">
                <text:p>0.361997</text:p>
              </table:table-cell>
              <table:table-cell office:value-type="float" office:value="0.36219">
                <text:p>0.362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0896">
                <text:p>0.720896</text:p>
              </table:table-cell>
              <table:table-cell office:value-type="float" office:value="0.370419">
                <text:p>0.370419</text:p>
              </table:table-cell>
              <table:table-cell office:value-type="float" office:value="0.3705">
                <text:p>0.37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728">
                <text:p>0.73728</text:p>
              </table:table-cell>
              <table:table-cell office:value-type="float" office:value="0.378885">
                <text:p>0.378885</text:p>
              </table:table-cell>
              <table:table-cell office:value-type="float" office:value="0.378932">
                <text:p>0.3789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3664">
                <text:p>0.753664</text:p>
              </table:table-cell>
              <table:table-cell office:value-type="float" office:value="0.387249">
                <text:p>0.387249</text:p>
              </table:table-cell>
              <table:table-cell office:value-type="float" office:value="0.387336">
                <text:p>0.387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0048">
                <text:p>0.770048</text:p>
              </table:table-cell>
              <table:table-cell office:value-type="float" office:value="0.395695">
                <text:p>0.395695</text:p>
              </table:table-cell>
              <table:table-cell office:value-type="float" office:value="0.395777">
                <text:p>0.3957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6432">
                <text:p>0.786432</text:p>
              </table:table-cell>
              <table:table-cell office:value-type="float" office:value="0.404104">
                <text:p>0.404104</text:p>
              </table:table-cell>
              <table:table-cell office:value-type="float" office:value="0.404251">
                <text:p>0.404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2816">
                <text:p>0.802816</text:p>
              </table:table-cell>
              <table:table-cell office:value-type="float" office:value="0.412507">
                <text:p>0.412507</text:p>
              </table:table-cell>
              <table:table-cell office:value-type="float" office:value="0.412583">
                <text:p>0.4125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92">
                <text:p>0.8192</text:p>
              </table:table-cell>
              <table:table-cell office:value-type="float" office:value="0.420948">
                <text:p>0.420948</text:p>
              </table:table-cell>
              <table:table-cell office:value-type="float" office:value="0.421009">
                <text:p>0.4210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5584">
                <text:p>0.835584</text:p>
              </table:table-cell>
              <table:table-cell office:value-type="float" office:value="0.429341">
                <text:p>0.429341</text:p>
              </table:table-cell>
              <table:table-cell office:value-type="float" office:value="0.429436">
                <text:p>0.4294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1968">
                <text:p>0.851968</text:p>
              </table:table-cell>
              <table:table-cell office:value-type="float" office:value="0.437771">
                <text:p>0.437771</text:p>
              </table:table-cell>
              <table:table-cell office:value-type="float" office:value="0.43791">
                <text:p>0.43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8352">
                <text:p>0.868352</text:p>
              </table:table-cell>
              <table:table-cell office:value-type="float" office:value="0.446148">
                <text:p>0.446148</text:p>
              </table:table-cell>
              <table:table-cell office:value-type="float" office:value="0.44632">
                <text:p>0.446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4736">
                <text:p>0.884736</text:p>
              </table:table-cell>
              <table:table-cell office:value-type="float" office:value="0.454572">
                <text:p>0.454572</text:p>
              </table:table-cell>
              <table:table-cell office:value-type="float" office:value="0.45483">
                <text:p>0.454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0112">
                <text:p>0.90112</text:p>
              </table:table-cell>
              <table:table-cell office:value-type="float" office:value="0.463026">
                <text:p>0.463026</text:p>
              </table:table-cell>
              <table:table-cell office:value-type="float" office:value="0.463206">
                <text:p>0.4632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7504">
                <text:p>0.917504</text:p>
              </table:table-cell>
              <table:table-cell office:value-type="float" office:value="0.471396">
                <text:p>0.471396</text:p>
              </table:table-cell>
              <table:table-cell office:value-type="float" office:value="0.47158">
                <text:p>0.47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3888">
                <text:p>0.933888</text:p>
              </table:table-cell>
              <table:table-cell office:value-type="float" office:value="0.479855">
                <text:p>0.479855</text:p>
              </table:table-cell>
              <table:table-cell office:value-type="float" office:value="0.479914">
                <text:p>0.4799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0272">
                <text:p>0.950272</text:p>
              </table:table-cell>
              <table:table-cell office:value-type="float" office:value="0.488224">
                <text:p>0.488224</text:p>
              </table:table-cell>
              <table:table-cell office:value-type="float" office:value="0.488458">
                <text:p>0.4884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6656">
                <text:p>0.966656</text:p>
              </table:table-cell>
              <table:table-cell office:value-type="float" office:value="0.496743">
                <text:p>0.496743</text:p>
              </table:table-cell>
              <table:table-cell office:value-type="float" office:value="0.496813">
                <text:p>0.4968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304">
                <text:p>0.98304</text:p>
              </table:table-cell>
              <table:table-cell office:value-type="float" office:value="0.505097">
                <text:p>0.505097</text:p>
              </table:table-cell>
              <table:table-cell office:value-type="float" office:value="0.505281">
                <text:p>0.5052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424">
                <text:p>0.999424</text:p>
              </table:table-cell>
              <table:table-cell office:value-type="float" office:value="0.500202">
                <text:p>0.500202</text:p>
              </table:table-cell>
              <table:table-cell office:value-type="float" office:value="0.507058">
                <text:p>0.5070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5808">
                <text:p>1.015808</text:p>
              </table:table-cell>
              <table:table-cell office:value-type="float" office:value="0.500816">
                <text:p>0.500816</text:p>
              </table:table-cell>
              <table:table-cell office:value-type="float" office:value="0.500735">
                <text:p>0.500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32192">
                <text:p>1.032192</text:p>
              </table:table-cell>
              <table:table-cell office:value-type="float" office:value="0.498803">
                <text:p>0.498803</text:p>
              </table:table-cell>
              <table:table-cell office:value-type="float" office:value="0.501047">
                <text:p>0.501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8576">
                <text:p>1.048576</text:p>
              </table:table-cell>
              <table:table-cell office:value-type="float" office:value="0.496352">
                <text:p>0.496352</text:p>
              </table:table-cell>
              <table:table-cell office:value-type="float" office:value="0.49145">
                <text:p>0.49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496">
                <text:p>1.06496</text:p>
              </table:table-cell>
              <table:table-cell office:value-type="float" office:value="0.497086">
                <text:p>0.497086</text:p>
              </table:table-cell>
              <table:table-cell office:value-type="float" office:value="0.491002">
                <text:p>0.491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1344">
                <text:p>1.081344</text:p>
              </table:table-cell>
              <table:table-cell office:value-type="float" office:value="0.490776">
                <text:p>0.490776</text:p>
              </table:table-cell>
              <table:table-cell office:value-type="float" office:value="0.489194">
                <text:p>0.489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97728">
                <text:p>1.097728</text:p>
              </table:table-cell>
              <table:table-cell office:value-type="float" office:value="0.486105">
                <text:p>0.486105</text:p>
              </table:table-cell>
              <table:table-cell office:value-type="float" office:value="0.481961">
                <text:p>0.4819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4112">
                <text:p>1.114112</text:p>
              </table:table-cell>
              <table:table-cell office:value-type="float" office:value="0.493335">
                <text:p>0.493335</text:p>
              </table:table-cell>
              <table:table-cell office:value-type="float" office:value="0.47697">
                <text:p>0.476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0496">
                <text:p>1.130496</text:p>
              </table:table-cell>
              <table:table-cell office:value-type="float" office:value="0.484967">
                <text:p>0.484967</text:p>
              </table:table-cell>
              <table:table-cell office:value-type="float" office:value="0.467383">
                <text:p>0.4673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4688">
                <text:p>1.14688</text:p>
              </table:table-cell>
              <table:table-cell office:value-type="float" office:value="0.486434">
                <text:p>0.486434</text:p>
              </table:table-cell>
              <table:table-cell office:value-type="float" office:value="0.473781">
                <text:p>0.4737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3264">
                <text:p>1.163264</text:p>
              </table:table-cell>
              <table:table-cell office:value-type="float" office:value="0.48898">
                <text:p>0.48898</text:p>
              </table:table-cell>
              <table:table-cell office:value-type="float" office:value="0.474539">
                <text:p>0.4745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79648">
                <text:p>1.179648</text:p>
              </table:table-cell>
              <table:table-cell office:value-type="float" office:value="0.478446">
                <text:p>0.478446</text:p>
              </table:table-cell>
              <table:table-cell office:value-type="float" office:value="0.47277">
                <text:p>0.47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6032">
                <text:p>1.196032</text:p>
              </table:table-cell>
              <table:table-cell office:value-type="float" office:value="0.477377">
                <text:p>0.477377</text:p>
              </table:table-cell>
              <table:table-cell office:value-type="float" office:value="0.471414">
                <text:p>0.4714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2416">
                <text:p>1.212416</text:p>
              </table:table-cell>
              <table:table-cell office:value-type="float" office:value="0.489974">
                <text:p>0.489974</text:p>
              </table:table-cell>
              <table:table-cell office:value-type="float" office:value="0.476271">
                <text:p>0.4762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88">
                <text:p>1.2288</text:p>
              </table:table-cell>
              <table:table-cell office:value-type="float" office:value="0.489581">
                <text:p>0.489581</text:p>
              </table:table-cell>
              <table:table-cell office:value-type="float" office:value="0.473464">
                <text:p>0.473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45184">
                <text:p>1.245184</text:p>
              </table:table-cell>
              <table:table-cell office:value-type="float" office:value="0.487579">
                <text:p>0.487579</text:p>
              </table:table-cell>
              <table:table-cell office:value-type="float" office:value="0.467534">
                <text:p>0.4675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1568">
                <text:p>1.261568</text:p>
              </table:table-cell>
              <table:table-cell office:value-type="float" office:value="0.496557">
                <text:p>0.496557</text:p>
              </table:table-cell>
              <table:table-cell office:value-type="float" office:value="0.46272">
                <text:p>0.462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77952">
                <text:p>1.277952</text:p>
              </table:table-cell>
              <table:table-cell office:value-type="float" office:value="0.503855">
                <text:p>0.503855</text:p>
              </table:table-cell>
              <table:table-cell office:value-type="float" office:value="0.463593">
                <text:p>0.4635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94336">
                <text:p>1.294336</text:p>
              </table:table-cell>
              <table:table-cell office:value-type="float" office:value="0.498958">
                <text:p>0.498958</text:p>
              </table:table-cell>
              <table:table-cell office:value-type="float" office:value="0.460587">
                <text:p>0.4605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1072">
                <text:p>1.31072</text:p>
              </table:table-cell>
              <table:table-cell office:value-type="float" office:value="0.493732">
                <text:p>0.493732</text:p>
              </table:table-cell>
              <table:table-cell office:value-type="float" office:value="0.47238">
                <text:p>0.472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27104">
                <text:p>1.327104</text:p>
              </table:table-cell>
              <table:table-cell office:value-type="float" office:value="0.499436">
                <text:p>0.499436</text:p>
              </table:table-cell>
              <table:table-cell office:value-type="float" office:value="0.452917">
                <text:p>0.4529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43488">
                <text:p>1.343488</text:p>
              </table:table-cell>
              <table:table-cell office:value-type="float" office:value="0.534504">
                <text:p>0.534504</text:p>
              </table:table-cell>
              <table:table-cell office:value-type="float" office:value="0.437124">
                <text:p>0.4371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59872">
                <text:p>1.359872</text:p>
              </table:table-cell>
              <table:table-cell office:value-type="float" office:value="0.51402">
                <text:p>0.51402</text:p>
              </table:table-cell>
              <table:table-cell office:value-type="float" office:value="0.452209">
                <text:p>0.4522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76256">
                <text:p>1.376256</text:p>
              </table:table-cell>
              <table:table-cell office:value-type="float" office:value="0.511313">
                <text:p>0.511313</text:p>
              </table:table-cell>
              <table:table-cell office:value-type="float" office:value="0.446844">
                <text:p>0.446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9264">
                <text:p>1.39264</text:p>
              </table:table-cell>
              <table:table-cell office:value-type="float" office:value="0.514016">
                <text:p>0.514016</text:p>
              </table:table-cell>
              <table:table-cell office:value-type="float" office:value="0.4438">
                <text:p>0.44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09024">
                <text:p>1.409024</text:p>
              </table:table-cell>
              <table:table-cell office:value-type="float" office:value="0.501776">
                <text:p>0.501776</text:p>
              </table:table-cell>
              <table:table-cell office:value-type="float" office:value="0.457559">
                <text:p>0.457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25408">
                <text:p>1.425408</text:p>
              </table:table-cell>
              <table:table-cell office:value-type="float" office:value="0.523585">
                <text:p>0.523585</text:p>
              </table:table-cell>
              <table:table-cell office:value-type="float" office:value="0.444372">
                <text:p>0.444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1792">
                <text:p>1.441792</text:p>
              </table:table-cell>
              <table:table-cell office:value-type="float" office:value="0.545788">
                <text:p>0.545788</text:p>
              </table:table-cell>
              <table:table-cell office:value-type="float" office:value="0.431808">
                <text:p>0.4318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58176">
                <text:p>1.458176</text:p>
              </table:table-cell>
              <table:table-cell office:value-type="float" office:value="0.54952">
                <text:p>0.54952</text:p>
              </table:table-cell>
              <table:table-cell office:value-type="float" office:value="0.43442">
                <text:p>0.434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7456">
                <text:p>1.47456</text:p>
              </table:table-cell>
              <table:table-cell office:value-type="float" office:value="0.514154">
                <text:p>0.514154</text:p>
              </table:table-cell>
              <table:table-cell office:value-type="float" office:value="0.459895">
                <text:p>0.4598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90944">
                <text:p>1.490944</text:p>
              </table:table-cell>
              <table:table-cell office:value-type="float" office:value="0.544198">
                <text:p>0.544198</text:p>
              </table:table-cell>
              <table:table-cell office:value-type="float" office:value="0.442651">
                <text:p>0.4426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07328">
                <text:p>1.507328</text:p>
              </table:table-cell>
              <table:table-cell office:value-type="float" office:value="0.515883">
                <text:p>0.515883</text:p>
              </table:table-cell>
              <table:table-cell office:value-type="float" office:value="0.428697">
                <text:p>0.4286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23712">
                <text:p>1.523712</text:p>
              </table:table-cell>
              <table:table-cell office:value-type="float" office:value="0.548602">
                <text:p>0.548602</text:p>
              </table:table-cell>
              <table:table-cell office:value-type="float" office:value="0.430425">
                <text:p>0.430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40096">
                <text:p>1.540096</text:p>
              </table:table-cell>
              <table:table-cell office:value-type="float" office:value="0.557932">
                <text:p>0.557932</text:p>
              </table:table-cell>
              <table:table-cell office:value-type="float" office:value="0.439485">
                <text:p>0.4394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5648">
                <text:p>1.55648</text:p>
              </table:table-cell>
              <table:table-cell office:value-type="float" office:value="0.529535">
                <text:p>0.529535</text:p>
              </table:table-cell>
              <table:table-cell office:value-type="float" office:value="0.449589">
                <text:p>0.4495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72864">
                <text:p>1.572864</text:p>
              </table:table-cell>
              <table:table-cell office:value-type="float" office:value="0.570037">
                <text:p>0.570037</text:p>
              </table:table-cell>
              <table:table-cell office:value-type="float" office:value="0.427473">
                <text:p>0.427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89248">
                <text:p>1.589248</text:p>
              </table:table-cell>
              <table:table-cell office:value-type="float" office:value="0.560343">
                <text:p>0.560343</text:p>
              </table:table-cell>
              <table:table-cell office:value-type="float" office:value="0.434661">
                <text:p>0.4346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05632">
                <text:p>1.605632</text:p>
              </table:table-cell>
              <table:table-cell office:value-type="float" office:value="0.532424">
                <text:p>0.532424</text:p>
              </table:table-cell>
              <table:table-cell office:value-type="float" office:value="0.450554">
                <text:p>0.4505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22016">
                <text:p>1.622016</text:p>
              </table:table-cell>
              <table:table-cell office:value-type="float" office:value="0.562537">
                <text:p>0.562537</text:p>
              </table:table-cell>
              <table:table-cell office:value-type="float" office:value="0.42441">
                <text:p>0.424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384">
                <text:p>1.6384</text:p>
              </table:table-cell>
              <table:table-cell office:value-type="float" office:value="0.584656">
                <text:p>0.584656</text:p>
              </table:table-cell>
              <table:table-cell office:value-type="float" office:value="0.43919">
                <text:p>0.439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54784">
                <text:p>1.654784</text:p>
              </table:table-cell>
              <table:table-cell office:value-type="float" office:value="0.555495">
                <text:p>0.555495</text:p>
              </table:table-cell>
              <table:table-cell office:value-type="float" office:value="0.437994">
                <text:p>0.4379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71168">
                <text:p>1.671168</text:p>
              </table:table-cell>
              <table:table-cell office:value-type="float" office:value="0.563684">
                <text:p>0.563684</text:p>
              </table:table-cell>
              <table:table-cell office:value-type="float" office:value="0.435195">
                <text:p>0.4351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87552">
                <text:p>1.687552</text:p>
              </table:table-cell>
              <table:table-cell office:value-type="float" office:value="0.596147">
                <text:p>0.596147</text:p>
              </table:table-cell>
              <table:table-cell office:value-type="float" office:value="0.425044">
                <text:p>0.4250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03936">
                <text:p>1.703936</text:p>
              </table:table-cell>
              <table:table-cell office:value-type="float" office:value="0.566251">
                <text:p>0.566251</text:p>
              </table:table-cell>
              <table:table-cell office:value-type="float" office:value="0.439315">
                <text:p>0.4393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2032">
                <text:p>1.72032</text:p>
              </table:table-cell>
              <table:table-cell office:value-type="float" office:value="0.568522">
                <text:p>0.568522</text:p>
              </table:table-cell>
              <table:table-cell office:value-type="float" office:value="0.402033">
                <text:p>0.4020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36704">
                <text:p>1.736704</text:p>
              </table:table-cell>
              <table:table-cell office:value-type="float" office:value="0.582804">
                <text:p>0.582804</text:p>
              </table:table-cell>
              <table:table-cell office:value-type="float" office:value="0.436422">
                <text:p>0.4364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53088">
                <text:p>1.753088</text:p>
              </table:table-cell>
              <table:table-cell office:value-type="float" office:value="0.597932">
                <text:p>0.597932</text:p>
              </table:table-cell>
              <table:table-cell office:value-type="float" office:value="0.410872">
                <text:p>0.4108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69472">
                <text:p>1.769472</text:p>
              </table:table-cell>
              <table:table-cell office:value-type="float" office:value="0.544002">
                <text:p>0.544002</text:p>
              </table:table-cell>
              <table:table-cell office:value-type="float" office:value="0.443071">
                <text:p>0.4430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85856">
                <text:p>1.785856</text:p>
              </table:table-cell>
              <table:table-cell office:value-type="float" office:value="0.568538">
                <text:p>0.568538</text:p>
              </table:table-cell>
              <table:table-cell office:value-type="float" office:value="0.437333">
                <text:p>0.437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0224">
                <text:p>1.80224</text:p>
              </table:table-cell>
              <table:table-cell office:value-type="float" office:value="0.601934">
                <text:p>0.601934</text:p>
              </table:table-cell>
              <table:table-cell office:value-type="float" office:value="0.429071">
                <text:p>0.4290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18624">
                <text:p>1.818624</text:p>
              </table:table-cell>
              <table:table-cell office:value-type="float" office:value="0.552771">
                <text:p>0.552771</text:p>
              </table:table-cell>
              <table:table-cell office:value-type="float" office:value="0.453317">
                <text:p>0.4533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35008">
                <text:p>1.835008</text:p>
              </table:table-cell>
              <table:table-cell office:value-type="float" office:value="0.561586">
                <text:p>0.561586</text:p>
              </table:table-cell>
              <table:table-cell office:value-type="float" office:value="0.447899">
                <text:p>0.4478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51392">
                <text:p>1.851392</text:p>
              </table:table-cell>
              <table:table-cell office:value-type="float" office:value="0.561121">
                <text:p>0.561121</text:p>
              </table:table-cell>
              <table:table-cell office:value-type="float" office:value="0.444057">
                <text:p>0.4440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67776">
                <text:p>1.867776</text:p>
              </table:table-cell>
              <table:table-cell office:value-type="float" office:value="0.570524">
                <text:p>0.570524</text:p>
              </table:table-cell>
              <table:table-cell office:value-type="float" office:value="0.436479">
                <text:p>0.436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8416">
                <text:p>1.88416</text:p>
              </table:table-cell>
              <table:table-cell office:value-type="float" office:value="0.563463">
                <text:p>0.563463</text:p>
              </table:table-cell>
              <table:table-cell office:value-type="float" office:value="0.422099">
                <text:p>0.4220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00544">
                <text:p>1.900544</text:p>
              </table:table-cell>
              <table:table-cell office:value-type="float" office:value="0.566942">
                <text:p>0.566942</text:p>
              </table:table-cell>
              <table:table-cell office:value-type="float" office:value="0.418057">
                <text:p>0.4180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16928">
                <text:p>1.916928</text:p>
              </table:table-cell>
              <table:table-cell office:value-type="float" office:value="0.615436">
                <text:p>0.615436</text:p>
              </table:table-cell>
              <table:table-cell office:value-type="float" office:value="0.410909">
                <text:p>0.4109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33312">
                <text:p>1.933312</text:p>
              </table:table-cell>
              <table:table-cell office:value-type="float" office:value="0.573668">
                <text:p>0.573668</text:p>
              </table:table-cell>
              <table:table-cell office:value-type="float" office:value="0.427255">
                <text:p>0.4272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49696">
                <text:p>1.949696</text:p>
              </table:table-cell>
              <table:table-cell office:value-type="float" office:value="0.549545">
                <text:p>0.549545</text:p>
              </table:table-cell>
              <table:table-cell office:value-type="float" office:value="0.433007">
                <text:p>0.4330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6608">
                <text:p>1.96608</text:p>
              </table:table-cell>
              <table:table-cell office:value-type="float" office:value="0.605929">
                <text:p>0.605929</text:p>
              </table:table-cell>
              <table:table-cell office:value-type="float" office:value="0.424465">
                <text:p>0.4244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82464">
                <text:p>1.982464</text:p>
              </table:table-cell>
              <table:table-cell office:value-type="float" office:value="0.572544">
                <text:p>0.572544</text:p>
              </table:table-cell>
              <table:table-cell office:value-type="float" office:value="0.432016">
                <text:p>0.4320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98848">
                <text:p>1.998848</text:p>
              </table:table-cell>
              <table:table-cell office:value-type="float" office:value="0.66034">
                <text:p>0.66034</text:p>
              </table:table-cell>
              <table:table-cell office:value-type="float" office:value="0.412031">
                <text:p>0.4120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15232">
                <text:p>2.015232</text:p>
              </table:table-cell>
              <table:table-cell office:value-type="float" office:value="0.554513">
                <text:p>0.554513</text:p>
              </table:table-cell>
              <table:table-cell office:value-type="float" office:value="0.425999">
                <text:p>0.425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31616">
                <text:p>2.031616</text:p>
              </table:table-cell>
              <table:table-cell office:value-type="float" office:value="0.611111">
                <text:p>0.611111</text:p>
              </table:table-cell>
              <table:table-cell office:value-type="float" office:value="0.394485">
                <text:p>0.3944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48">
                <text:p>2.048</text:p>
              </table:table-cell>
              <table:table-cell office:value-type="float" office:value="0.654421">
                <text:p>0.654421</text:p>
              </table:table-cell>
              <table:table-cell office:value-type="float" office:value="0.374257">
                <text:p>0.3742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64384">
                <text:p>2.064384</text:p>
              </table:table-cell>
              <table:table-cell office:value-type="float" office:value="0.58027">
                <text:p>0.58027</text:p>
              </table:table-cell>
              <table:table-cell office:value-type="float" office:value="0.434387">
                <text:p>0.4343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80768">
                <text:p>2.080768</text:p>
              </table:table-cell>
              <table:table-cell office:value-type="float" office:value="0.592198">
                <text:p>0.592198</text:p>
              </table:table-cell>
              <table:table-cell office:value-type="float" office:value="0.409999">
                <text:p>0.4099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97152">
                <text:p>2.097152</text:p>
              </table:table-cell>
              <table:table-cell office:value-type="float" office:value="0.638231">
                <text:p>0.638231</text:p>
              </table:table-cell>
              <table:table-cell office:value-type="float" office:value="0.411603">
                <text:p>0.411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13536">
                <text:p>2.113536</text:p>
              </table:table-cell>
              <table:table-cell office:value-type="float" office:value="0.561326">
                <text:p>0.561326</text:p>
              </table:table-cell>
              <table:table-cell office:value-type="float" office:value="0.433475">
                <text:p>0.433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2992">
                <text:p>2.12992</text:p>
              </table:table-cell>
              <table:table-cell office:value-type="float" office:value="0.583061">
                <text:p>0.583061</text:p>
              </table:table-cell>
              <table:table-cell office:value-type="float" office:value="0.437329">
                <text:p>0.4373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6304">
                <text:p>2.146304</text:p>
              </table:table-cell>
              <table:table-cell office:value-type="float" office:value="0.594883">
                <text:p>0.594883</text:p>
              </table:table-cell>
              <table:table-cell office:value-type="float" office:value="0.42872">
                <text:p>0.428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62688">
                <text:p>2.162688</text:p>
              </table:table-cell>
              <table:table-cell office:value-type="float" office:value="0.575452">
                <text:p>0.575452</text:p>
              </table:table-cell>
              <table:table-cell office:value-type="float" office:value="0.427591">
                <text:p>0.427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79072">
                <text:p>2.179072</text:p>
              </table:table-cell>
              <table:table-cell office:value-type="float" office:value="0.528363">
                <text:p>0.528363</text:p>
              </table:table-cell>
              <table:table-cell office:value-type="float" office:value="0.451415">
                <text:p>0.4514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95456">
                <text:p>2.195456</text:p>
              </table:table-cell>
              <table:table-cell office:value-type="float" office:value="0.626252">
                <text:p>0.626252</text:p>
              </table:table-cell>
              <table:table-cell office:value-type="float" office:value="0.416954">
                <text:p>0.4169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1184">
                <text:p>2.21184</text:p>
              </table:table-cell>
              <table:table-cell office:value-type="float" office:value="0.565952">
                <text:p>0.565952</text:p>
              </table:table-cell>
              <table:table-cell office:value-type="float" office:value="0.439309">
                <text:p>0.439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28224">
                <text:p>2.228224</text:p>
              </table:table-cell>
              <table:table-cell office:value-type="float" office:value="0.666362">
                <text:p>0.666362</text:p>
              </table:table-cell>
              <table:table-cell office:value-type="float" office:value="0.377425">
                <text:p>0.3774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44608">
                <text:p>2.244608</text:p>
              </table:table-cell>
              <table:table-cell office:value-type="float" office:value="0.664723">
                <text:p>0.664723</text:p>
              </table:table-cell>
              <table:table-cell office:value-type="float" office:value="0.382403">
                <text:p>0.3824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60992">
                <text:p>2.260992</text:p>
              </table:table-cell>
              <table:table-cell office:value-type="float" office:value="0.62715">
                <text:p>0.62715</text:p>
              </table:table-cell>
              <table:table-cell office:value-type="float" office:value="0.414676">
                <text:p>0.4146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77376">
                <text:p>2.277376</text:p>
              </table:table-cell>
              <table:table-cell office:value-type="float" office:value="0.506971">
                <text:p>0.506971</text:p>
              </table:table-cell>
              <table:table-cell office:value-type="float" office:value="0.458081">
                <text:p>0.4580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9376">
                <text:p>2.29376</text:p>
              </table:table-cell>
              <table:table-cell office:value-type="float" office:value="0.664777">
                <text:p>0.664777</text:p>
              </table:table-cell>
              <table:table-cell office:value-type="float" office:value="0.377357">
                <text:p>0.3773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10144">
                <text:p>2.310144</text:p>
              </table:table-cell>
              <table:table-cell office:value-type="float" office:value="0.614225">
                <text:p>0.614225</text:p>
              </table:table-cell>
              <table:table-cell office:value-type="float" office:value="0.415984">
                <text:p>0.4159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26528">
                <text:p>2.326528</text:p>
              </table:table-cell>
              <table:table-cell office:value-type="float" office:value="0.58154">
                <text:p>0.58154</text:p>
              </table:table-cell>
              <table:table-cell office:value-type="float" office:value="0.437949">
                <text:p>0.4379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342912">
                <text:p>2.342912</text:p>
              </table:table-cell>
              <table:table-cell office:value-type="float" office:value="0.663308">
                <text:p>0.663308</text:p>
              </table:table-cell>
              <table:table-cell office:value-type="float" office:value="0.390423">
                <text:p>0.3904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59296">
                <text:p>2.359296</text:p>
              </table:table-cell>
              <table:table-cell office:value-type="float" office:value="0.582567">
                <text:p>0.582567</text:p>
              </table:table-cell>
              <table:table-cell office:value-type="float" office:value="0.441369">
                <text:p>0.4413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7568">
                <text:p>2.37568</text:p>
              </table:table-cell>
              <table:table-cell office:value-type="float" office:value="0.581808">
                <text:p>0.581808</text:p>
              </table:table-cell>
              <table:table-cell office:value-type="float" office:value="0.432939">
                <text:p>0.4329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92064">
                <text:p>2.392064</text:p>
              </table:table-cell>
              <table:table-cell office:value-type="float" office:value="0.596087">
                <text:p>0.596087</text:p>
              </table:table-cell>
              <table:table-cell office:value-type="float" office:value="0.429336">
                <text:p>0.4293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08448">
                <text:p>2.408448</text:p>
              </table:table-cell>
              <table:table-cell office:value-type="float" office:value="0.641658">
                <text:p>0.641658</text:p>
              </table:table-cell>
              <table:table-cell office:value-type="float" office:value="0.40912">
                <text:p>0.409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24832">
                <text:p>2.424832</text:p>
              </table:table-cell>
              <table:table-cell office:value-type="float" office:value="0.630073">
                <text:p>0.630073</text:p>
              </table:table-cell>
              <table:table-cell office:value-type="float" office:value="0.408799">
                <text:p>0.4087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441216">
                <text:p>2.441216</text:p>
              </table:table-cell>
              <table:table-cell office:value-type="float" office:value="0.63792">
                <text:p>0.63792</text:p>
              </table:table-cell>
              <table:table-cell office:value-type="float" office:value="0.40041">
                <text:p>0.400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576">
                <text:p>2.4576</text:p>
              </table:table-cell>
              <table:table-cell office:value-type="float" office:value="0.680849">
                <text:p>0.680849</text:p>
              </table:table-cell>
              <table:table-cell office:value-type="float" office:value="0.411512">
                <text:p>0.4115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73984">
                <text:p>2.473984</text:p>
              </table:table-cell>
              <table:table-cell office:value-type="float" office:value="0.65707">
                <text:p>0.65707</text:p>
              </table:table-cell>
              <table:table-cell office:value-type="float" office:value="0.395532">
                <text:p>0.3955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490368">
                <text:p>2.490368</text:p>
              </table:table-cell>
              <table:table-cell office:value-type="float" office:value="0.601839">
                <text:p>0.601839</text:p>
              </table:table-cell>
              <table:table-cell office:value-type="float" office:value="0.433775">
                <text:p>0.4337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06752">
                <text:p>2.506752</text:p>
              </table:table-cell>
              <table:table-cell office:value-type="float" office:value="0.676025">
                <text:p>0.676025</text:p>
              </table:table-cell>
              <table:table-cell office:value-type="float" office:value="0.39521">
                <text:p>0.395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23136">
                <text:p>2.523136</text:p>
              </table:table-cell>
              <table:table-cell office:value-type="float" office:value="0.618111">
                <text:p>0.618111</text:p>
              </table:table-cell>
              <table:table-cell office:value-type="float" office:value="0.420331">
                <text:p>0.4203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3952">
                <text:p>2.53952</text:p>
              </table:table-cell>
              <table:table-cell office:value-type="float" office:value="0.678491">
                <text:p>0.678491</text:p>
              </table:table-cell>
              <table:table-cell office:value-type="float" office:value="0.387294">
                <text:p>0.3872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55904">
                <text:p>2.555904</text:p>
              </table:table-cell>
              <table:table-cell office:value-type="float" office:value="0.613998">
                <text:p>0.613998</text:p>
              </table:table-cell>
              <table:table-cell office:value-type="float" office:value="0.423004">
                <text:p>0.4230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72288">
                <text:p>2.572288</text:p>
              </table:table-cell>
              <table:table-cell office:value-type="float" office:value="0.542871">
                <text:p>0.542871</text:p>
              </table:table-cell>
              <table:table-cell office:value-type="float" office:value="0.448248">
                <text:p>0.4482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88672">
                <text:p>2.588672</text:p>
              </table:table-cell>
              <table:table-cell office:value-type="float" office:value="0.644247">
                <text:p>0.644247</text:p>
              </table:table-cell>
              <table:table-cell office:value-type="float" office:value="0.405092">
                <text:p>0.4050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05056">
                <text:p>2.605056</text:p>
              </table:table-cell>
              <table:table-cell office:value-type="float" office:value="0.627382">
                <text:p>0.627382</text:p>
              </table:table-cell>
              <table:table-cell office:value-type="float" office:value="0.412751">
                <text:p>0.4127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2144">
                <text:p>2.62144</text:p>
              </table:table-cell>
              <table:table-cell office:value-type="float" office:value="0.667364">
                <text:p>0.667364</text:p>
              </table:table-cell>
              <table:table-cell office:value-type="float" office:value="0.394836">
                <text:p>0.3948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37824">
                <text:p>2.637824</text:p>
              </table:table-cell>
              <table:table-cell office:value-type="float" office:value="0.61173">
                <text:p>0.61173</text:p>
              </table:table-cell>
              <table:table-cell office:value-type="float" office:value="0.425201">
                <text:p>0.4252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54208">
                <text:p>2.654208</text:p>
              </table:table-cell>
              <table:table-cell office:value-type="float" office:value="0.665904">
                <text:p>0.665904</text:p>
              </table:table-cell>
              <table:table-cell office:value-type="float" office:value="0.394515">
                <text:p>0.3945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70592">
                <text:p>2.670592</text:p>
              </table:table-cell>
              <table:table-cell office:value-type="float" office:value="0.619768">
                <text:p>0.619768</text:p>
              </table:table-cell>
              <table:table-cell office:value-type="float" office:value="0.416052">
                <text:p>0.4160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86976">
                <text:p>2.686976</text:p>
              </table:table-cell>
              <table:table-cell office:value-type="float" office:value="0.581364">
                <text:p>0.581364</text:p>
              </table:table-cell>
              <table:table-cell office:value-type="float" office:value="0.433596">
                <text:p>0.4335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0336">
                <text:p>2.70336</text:p>
              </table:table-cell>
              <table:table-cell office:value-type="float" office:value="0.681686">
                <text:p>0.681686</text:p>
              </table:table-cell>
              <table:table-cell office:value-type="float" office:value="0.388624">
                <text:p>0.3886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719744">
                <text:p>2.719744</text:p>
              </table:table-cell>
              <table:table-cell office:value-type="float" office:value="0.622176">
                <text:p>0.622176</text:p>
              </table:table-cell>
              <table:table-cell office:value-type="float" office:value="0.413677">
                <text:p>0.4136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36128">
                <text:p>2.736128</text:p>
              </table:table-cell>
              <table:table-cell office:value-type="float" office:value="0.727992">
                <text:p>0.727992</text:p>
              </table:table-cell>
              <table:table-cell office:value-type="float" office:value="0.363339">
                <text:p>0.3633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752512">
                <text:p>2.752512</text:p>
              </table:table-cell>
              <table:table-cell office:value-type="float" office:value="0.684921">
                <text:p>0.684921</text:p>
              </table:table-cell>
              <table:table-cell office:value-type="float" office:value="0.392394">
                <text:p>0.3923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68896">
                <text:p>2.768896</text:p>
              </table:table-cell>
              <table:table-cell office:value-type="float" office:value="0.63007">
                <text:p>0.63007</text:p>
              </table:table-cell>
              <table:table-cell office:value-type="float" office:value="0.40637">
                <text:p>0.406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8528">
                <text:p>2.78528</text:p>
              </table:table-cell>
              <table:table-cell office:value-type="float" office:value="0.643545">
                <text:p>0.643545</text:p>
              </table:table-cell>
              <table:table-cell office:value-type="float" office:value="0.415231">
                <text:p>0.4152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01664">
                <text:p>2.801664</text:p>
              </table:table-cell>
              <table:table-cell office:value-type="float" office:value="0.689951">
                <text:p>0.689951</text:p>
              </table:table-cell>
              <table:table-cell office:value-type="float" office:value="0.377551">
                <text:p>0.3775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18048">
                <text:p>2.818048</text:p>
              </table:table-cell>
              <table:table-cell office:value-type="float" office:value="0.696737">
                <text:p>0.696737</text:p>
              </table:table-cell>
              <table:table-cell office:value-type="float" office:value="0.385772">
                <text:p>0.3857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34432">
                <text:p>2.834432</text:p>
              </table:table-cell>
              <table:table-cell office:value-type="float" office:value="0.676861">
                <text:p>0.676861</text:p>
              </table:table-cell>
              <table:table-cell office:value-type="float" office:value="0.388615">
                <text:p>0.3886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50816">
                <text:p>2.850816</text:p>
              </table:table-cell>
              <table:table-cell office:value-type="float" office:value="0.666217">
                <text:p>0.666217</text:p>
              </table:table-cell>
              <table:table-cell office:value-type="float" office:value="0.393883">
                <text:p>0.3938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672">
                <text:p>2.8672</text:p>
              </table:table-cell>
              <table:table-cell office:value-type="float" office:value="0.708979">
                <text:p>0.708979</text:p>
              </table:table-cell>
              <table:table-cell office:value-type="float" office:value="0.384375">
                <text:p>0.3843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83584">
                <text:p>2.883584</text:p>
              </table:table-cell>
              <table:table-cell office:value-type="float" office:value="0.703592">
                <text:p>0.703592</text:p>
              </table:table-cell>
              <table:table-cell office:value-type="float" office:value="0.372899">
                <text:p>0.3728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99968">
                <text:p>2.899968</text:p>
              </table:table-cell>
              <table:table-cell office:value-type="float" office:value="0.588971">
                <text:p>0.588971</text:p>
              </table:table-cell>
              <table:table-cell office:value-type="float" office:value="0.429589">
                <text:p>0.4295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16352">
                <text:p>2.916352</text:p>
              </table:table-cell>
              <table:table-cell office:value-type="float" office:value="0.618162">
                <text:p>0.618162</text:p>
              </table:table-cell>
              <table:table-cell office:value-type="float" office:value="0.42883">
                <text:p>0.428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32736">
                <text:p>2.932736</text:p>
              </table:table-cell>
              <table:table-cell office:value-type="float" office:value="0.688797">
                <text:p>0.688797</text:p>
              </table:table-cell>
              <table:table-cell office:value-type="float" office:value="0.383544">
                <text:p>0.3835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4912">
                <text:p>2.94912</text:p>
              </table:table-cell>
              <table:table-cell office:value-type="float" office:value="0.652376">
                <text:p>0.652376</text:p>
              </table:table-cell>
              <table:table-cell office:value-type="float" office:value="0.404008">
                <text:p>0.4040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65504">
                <text:p>2.965504</text:p>
              </table:table-cell>
              <table:table-cell office:value-type="float" office:value="0.630656">
                <text:p>0.630656</text:p>
              </table:table-cell>
              <table:table-cell office:value-type="float" office:value="0.406804">
                <text:p>0.4068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81888">
                <text:p>2.981888</text:p>
              </table:table-cell>
              <table:table-cell office:value-type="float" office:value="0.672755">
                <text:p>0.672755</text:p>
              </table:table-cell>
              <table:table-cell office:value-type="float" office:value="0.401183">
                <text:p>0.4011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98272">
                <text:p>2.998272</text:p>
              </table:table-cell>
              <table:table-cell office:value-type="float" office:value="0.714646">
                <text:p>0.714646</text:p>
              </table:table-cell>
              <table:table-cell office:value-type="float" office:value="0.381003">
                <text:p>0.3810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014656">
                <text:p>3.014656</text:p>
              </table:table-cell>
              <table:table-cell office:value-type="float" office:value="0.631148">
                <text:p>0.631148</text:p>
              </table:table-cell>
              <table:table-cell office:value-type="float" office:value="0.422422">
                <text:p>0.4224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3104">
                <text:p>3.03104</text:p>
              </table:table-cell>
              <table:table-cell office:value-type="float" office:value="0.68368">
                <text:p>0.68368</text:p>
              </table:table-cell>
              <table:table-cell office:value-type="float" office:value="0.393534">
                <text:p>0.3935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47424">
                <text:p>3.047424</text:p>
              </table:table-cell>
              <table:table-cell office:value-type="float" office:value="0.566811">
                <text:p>0.566811</text:p>
              </table:table-cell>
              <table:table-cell office:value-type="float" office:value="0.452742">
                <text:p>0.4527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63808">
                <text:p>3.063808</text:p>
              </table:table-cell>
              <table:table-cell office:value-type="float" office:value="0.587343">
                <text:p>0.587343</text:p>
              </table:table-cell>
              <table:table-cell office:value-type="float" office:value="0.427982">
                <text:p>0.4279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80192">
                <text:p>3.080192</text:p>
              </table:table-cell>
              <table:table-cell office:value-type="float" office:value="0.68825">
                <text:p>0.68825</text:p>
              </table:table-cell>
              <table:table-cell office:value-type="float" office:value="0.384177">
                <text:p>0.3841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096576">
                <text:p>3.096576</text:p>
              </table:table-cell>
              <table:table-cell office:value-type="float" office:value="0.641189">
                <text:p>0.641189</text:p>
              </table:table-cell>
              <table:table-cell office:value-type="float" office:value="0.403851">
                <text:p>0.4038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1296">
                <text:p>3.11296</text:p>
              </table:table-cell>
              <table:table-cell office:value-type="float" office:value="0.6779">
                <text:p>0.6779</text:p>
              </table:table-cell>
              <table:table-cell office:value-type="float" office:value="0.393201">
                <text:p>0.3932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29344">
                <text:p>3.129344</text:p>
              </table:table-cell>
              <table:table-cell office:value-type="float" office:value="0.621079">
                <text:p>0.621079</text:p>
              </table:table-cell>
              <table:table-cell office:value-type="float" office:value="0.429927">
                <text:p>0.4299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45728">
                <text:p>3.145728</text:p>
              </table:table-cell>
              <table:table-cell office:value-type="float" office:value="0.707955">
                <text:p>0.707955</text:p>
              </table:table-cell>
              <table:table-cell office:value-type="float" office:value="0.381894">
                <text:p>0.3818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62112">
                <text:p>3.162112</text:p>
              </table:table-cell>
              <table:table-cell office:value-type="float" office:value="0.653624">
                <text:p>0.653624</text:p>
              </table:table-cell>
              <table:table-cell office:value-type="float" office:value="0.403012">
                <text:p>0.4030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78496">
                <text:p>3.178496</text:p>
              </table:table-cell>
              <table:table-cell office:value-type="float" office:value="0.657003">
                <text:p>0.657003</text:p>
              </table:table-cell>
              <table:table-cell office:value-type="float" office:value="0.4128">
                <text:p>0.41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9488">
                <text:p>3.19488</text:p>
              </table:table-cell>
              <table:table-cell office:value-type="float" office:value="0.696347">
                <text:p>0.696347</text:p>
              </table:table-cell>
              <table:table-cell office:value-type="float" office:value="0.37863">
                <text:p>0.378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11264">
                <text:p>3.211264</text:p>
              </table:table-cell>
              <table:table-cell office:value-type="float" office:value="0.718242">
                <text:p>0.718242</text:p>
              </table:table-cell>
              <table:table-cell office:value-type="float" office:value="0.363142">
                <text:p>0.3631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27648">
                <text:p>3.227648</text:p>
              </table:table-cell>
              <table:table-cell office:value-type="float" office:value="0.591947">
                <text:p>0.591947</text:p>
              </table:table-cell>
              <table:table-cell office:value-type="float" office:value="0.433617">
                <text:p>0.4336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44032">
                <text:p>3.244032</text:p>
              </table:table-cell>
              <table:table-cell office:value-type="float" office:value="0.694084">
                <text:p>0.694084</text:p>
              </table:table-cell>
              <table:table-cell office:value-type="float" office:value="0.390059">
                <text:p>0.3900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260416">
                <text:p>3.260416</text:p>
              </table:table-cell>
              <table:table-cell office:value-type="float" office:value="0.849386">
                <text:p>0.849386</text:p>
              </table:table-cell>
              <table:table-cell office:value-type="float" office:value="0.313805">
                <text:p>0.3138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2768">
                <text:p>3.2768</text:p>
              </table:table-cell>
              <table:table-cell office:value-type="float" office:value="0.714033">
                <text:p>0.714033</text:p>
              </table:table-cell>
              <table:table-cell office:value-type="float" office:value="0.370309">
                <text:p>0.3703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293184">
                <text:p>3.293184</text:p>
              </table:table-cell>
              <table:table-cell office:value-type="float" office:value="0.64205">
                <text:p>0.64205</text:p>
              </table:table-cell>
              <table:table-cell office:value-type="float" office:value="0.403369">
                <text:p>0.4033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309568">
                <text:p>3.309568</text:p>
              </table:table-cell>
              <table:table-cell office:value-type="float" office:value="0.638363">
                <text:p>0.638363</text:p>
              </table:table-cell>
              <table:table-cell office:value-type="float" office:value="0.404005">
                <text:p>0.4040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325952">
                <text:p>3.325952</text:p>
              </table:table-cell>
              <table:table-cell office:value-type="float" office:value="0.564808">
                <text:p>0.564808</text:p>
              </table:table-cell>
              <table:table-cell office:value-type="float" office:value="0.437722">
                <text:p>0.4377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42336">
                <text:p>3.342336</text:p>
              </table:table-cell>
              <table:table-cell office:value-type="float" office:value="0.772203">
                <text:p>0.772203</text:p>
              </table:table-cell>
              <table:table-cell office:value-type="float" office:value="0.356025">
                <text:p>0.3560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35872">
                <text:p>3.35872</text:p>
              </table:table-cell>
              <table:table-cell office:value-type="float" office:value="0.680809">
                <text:p>0.680809</text:p>
              </table:table-cell>
              <table:table-cell office:value-type="float" office:value="0.385142">
                <text:p>0.3851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375104">
                <text:p>3.375104</text:p>
              </table:table-cell>
              <table:table-cell office:value-type="float" office:value="0.678284">
                <text:p>0.678284</text:p>
              </table:table-cell>
              <table:table-cell office:value-type="float" office:value="0.388688">
                <text:p>0.3886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391488">
                <text:p>3.391488</text:p>
              </table:table-cell>
              <table:table-cell office:value-type="float" office:value="0.710405">
                <text:p>0.710405</text:p>
              </table:table-cell>
              <table:table-cell office:value-type="float" office:value="0.37992">
                <text:p>0.379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407872">
                <text:p>3.407872</text:p>
              </table:table-cell>
              <table:table-cell office:value-type="float" office:value="0.767602">
                <text:p>0.767602</text:p>
              </table:table-cell>
              <table:table-cell office:value-type="float" office:value="0.360588">
                <text:p>0.3605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424256">
                <text:p>3.424256</text:p>
              </table:table-cell>
              <table:table-cell office:value-type="float" office:value="0.652921">
                <text:p>0.652921</text:p>
              </table:table-cell>
              <table:table-cell office:value-type="float" office:value="0.402249">
                <text:p>0.4022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44064">
                <text:p>3.44064</text:p>
              </table:table-cell>
              <table:table-cell office:value-type="float" office:value="0.770104">
                <text:p>0.770104</text:p>
              </table:table-cell>
              <table:table-cell office:value-type="float" office:value="0.356715">
                <text:p>0.3567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57024">
                <text:p>3.457024</text:p>
              </table:table-cell>
              <table:table-cell office:value-type="float" office:value="0.700643">
                <text:p>0.700643</text:p>
              </table:table-cell>
              <table:table-cell office:value-type="float" office:value="0.381627">
                <text:p>0.3816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73408">
                <text:p>3.473408</text:p>
              </table:table-cell>
              <table:table-cell office:value-type="float" office:value="0.688951">
                <text:p>0.688951</text:p>
              </table:table-cell>
              <table:table-cell office:value-type="float" office:value="0.384272">
                <text:p>0.3842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489792">
                <text:p>3.489792</text:p>
              </table:table-cell>
              <table:table-cell office:value-type="float" office:value="0.641506">
                <text:p>0.641506</text:p>
              </table:table-cell>
              <table:table-cell office:value-type="float" office:value="0.405263">
                <text:p>0.4052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06176">
                <text:p>3.506176</text:p>
              </table:table-cell>
              <table:table-cell office:value-type="float" office:value="0.664492">
                <text:p>0.664492</text:p>
              </table:table-cell>
              <table:table-cell office:value-type="float" office:value="0.390135">
                <text:p>0.3901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2256">
                <text:p>3.52256</text:p>
              </table:table-cell>
              <table:table-cell office:value-type="float" office:value="0.766654">
                <text:p>0.766654</text:p>
              </table:table-cell>
              <table:table-cell office:value-type="float" office:value="0.356833">
                <text:p>0.3568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38944">
                <text:p>3.538944</text:p>
              </table:table-cell>
              <table:table-cell office:value-type="float" office:value="0.649126">
                <text:p>0.649126</text:p>
              </table:table-cell>
              <table:table-cell office:value-type="float" office:value="0.406872">
                <text:p>0.4068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55328">
                <text:p>3.555328</text:p>
              </table:table-cell>
              <table:table-cell office:value-type="float" office:value="0.844305">
                <text:p>0.844305</text:p>
              </table:table-cell>
              <table:table-cell office:value-type="float" office:value="0.31378">
                <text:p>0.313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71712">
                <text:p>3.571712</text:p>
              </table:table-cell>
              <table:table-cell office:value-type="float" office:value="0.713689">
                <text:p>0.713689</text:p>
              </table:table-cell>
              <table:table-cell office:value-type="float" office:value="0.377052">
                <text:p>0.3770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88096">
                <text:p>3.588096</text:p>
              </table:table-cell>
              <table:table-cell office:value-type="float" office:value="0.644493">
                <text:p>0.644493</text:p>
              </table:table-cell>
              <table:table-cell office:value-type="float" office:value="0.402202">
                <text:p>0.4022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0448">
                <text:p>3.60448</text:p>
              </table:table-cell>
              <table:table-cell office:value-type="float" office:value="0.710038">
                <text:p>0.710038</text:p>
              </table:table-cell>
              <table:table-cell office:value-type="float" office:value="0.375784">
                <text:p>0.3757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620864">
                <text:p>3.620864</text:p>
              </table:table-cell>
              <table:table-cell office:value-type="float" office:value="0.629866">
                <text:p>0.629866</text:p>
              </table:table-cell>
              <table:table-cell office:value-type="float" office:value="0.41759">
                <text:p>0.417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37248">
                <text:p>3.637248</text:p>
              </table:table-cell>
              <table:table-cell office:value-type="float" office:value="0.786574">
                <text:p>0.786574</text:p>
              </table:table-cell>
              <table:table-cell office:value-type="float" office:value="0.349509">
                <text:p>0.3495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53632">
                <text:p>3.653632</text:p>
              </table:table-cell>
              <table:table-cell office:value-type="float" office:value="0.860116">
                <text:p>0.860116</text:p>
              </table:table-cell>
              <table:table-cell office:value-type="float" office:value="0.30714">
                <text:p>0.307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70016">
                <text:p>3.670016</text:p>
              </table:table-cell>
              <table:table-cell office:value-type="float" office:value="0.773273">
                <text:p>0.773273</text:p>
              </table:table-cell>
              <table:table-cell office:value-type="float" office:value="0.353825">
                <text:p>0.3538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6864">
                <text:p>3.6864</text:p>
              </table:table-cell>
              <table:table-cell office:value-type="float" office:value="0.720623">
                <text:p>0.720623</text:p>
              </table:table-cell>
              <table:table-cell office:value-type="float" office:value="0.364901">
                <text:p>0.3649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702784">
                <text:p>3.702784</text:p>
              </table:table-cell>
              <table:table-cell office:value-type="float" office:value="0.654799">
                <text:p>0.654799</text:p>
              </table:table-cell>
              <table:table-cell office:value-type="float" office:value="0.405362">
                <text:p>0.4053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719168">
                <text:p>3.719168</text:p>
              </table:table-cell>
              <table:table-cell office:value-type="float" office:value="0.629777">
                <text:p>0.629777</text:p>
              </table:table-cell>
              <table:table-cell office:value-type="float" office:value="0.407776">
                <text:p>0.4077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735552">
                <text:p>3.735552</text:p>
              </table:table-cell>
              <table:table-cell office:value-type="float" office:value="0.662589">
                <text:p>0.662589</text:p>
              </table:table-cell>
              <table:table-cell office:value-type="float" office:value="0.40011">
                <text:p>0.400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51936">
                <text:p>3.751936</text:p>
              </table:table-cell>
              <table:table-cell office:value-type="float" office:value="0.746475">
                <text:p>0.746475</text:p>
              </table:table-cell>
              <table:table-cell office:value-type="float" office:value="0.363276">
                <text:p>0.3632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76832">
                <text:p>3.76832</text:p>
              </table:table-cell>
              <table:table-cell office:value-type="float" office:value="0.767969">
                <text:p>0.767969</text:p>
              </table:table-cell>
              <table:table-cell office:value-type="float" office:value="0.355153">
                <text:p>0.3551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84704">
                <text:p>3.784704</text:p>
              </table:table-cell>
              <table:table-cell office:value-type="float" office:value="0.807112">
                <text:p>0.807112</text:p>
              </table:table-cell>
              <table:table-cell office:value-type="float" office:value="0.345694">
                <text:p>0.3456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801088">
                <text:p>3.801088</text:p>
              </table:table-cell>
              <table:table-cell office:value-type="float" office:value="0.63113">
                <text:p>0.63113</text:p>
              </table:table-cell>
              <table:table-cell office:value-type="float" office:value="0.434061">
                <text:p>0.4340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17472">
                <text:p>3.817472</text:p>
              </table:table-cell>
              <table:table-cell office:value-type="float" office:value="0.766185">
                <text:p>0.766185</text:p>
              </table:table-cell>
              <table:table-cell office:value-type="float" office:value="0.356653">
                <text:p>0.3566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833856">
                <text:p>3.833856</text:p>
              </table:table-cell>
              <table:table-cell office:value-type="float" office:value="0.696801">
                <text:p>0.696801</text:p>
              </table:table-cell>
              <table:table-cell office:value-type="float" office:value="0.372876">
                <text:p>0.3728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5024">
                <text:p>3.85024</text:p>
              </table:table-cell>
              <table:table-cell office:value-type="float" office:value="0.748742">
                <text:p>0.748742</text:p>
              </table:table-cell>
              <table:table-cell office:value-type="float" office:value="0.366323">
                <text:p>0.3663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866624">
                <text:p>3.866624</text:p>
              </table:table-cell>
              <table:table-cell office:value-type="float" office:value="0.742571">
                <text:p>0.742571</text:p>
              </table:table-cell>
              <table:table-cell office:value-type="float" office:value="0.357406">
                <text:p>0.3574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883008">
                <text:p>3.883008</text:p>
              </table:table-cell>
              <table:table-cell office:value-type="float" office:value="0.602341">
                <text:p>0.602341</text:p>
              </table:table-cell>
              <table:table-cell office:value-type="float" office:value="0.412202">
                <text:p>0.4122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899392">
                <text:p>3.899392</text:p>
              </table:table-cell>
              <table:table-cell office:value-type="float" office:value="0.617255">
                <text:p>0.617255</text:p>
              </table:table-cell>
              <table:table-cell office:value-type="float" office:value="0.429654">
                <text:p>0.4296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915776">
                <text:p>3.915776</text:p>
              </table:table-cell>
              <table:table-cell office:value-type="float" office:value="0.850571">
                <text:p>0.850571</text:p>
              </table:table-cell>
              <table:table-cell office:value-type="float" office:value="0.337139">
                <text:p>0.3371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3216">
                <text:p>3.93216</text:p>
              </table:table-cell>
              <table:table-cell office:value-type="float" office:value="0.702478">
                <text:p>0.702478</text:p>
              </table:table-cell>
              <table:table-cell office:value-type="float" office:value="0.392469">
                <text:p>0.3924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948544">
                <text:p>3.948544</text:p>
              </table:table-cell>
              <table:table-cell office:value-type="float" office:value="0.588259">
                <text:p>0.588259</text:p>
              </table:table-cell>
              <table:table-cell office:value-type="float" office:value="0.429092">
                <text:p>0.4290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964928">
                <text:p>3.964928</text:p>
              </table:table-cell>
              <table:table-cell office:value-type="float" office:value="0.637347">
                <text:p>0.637347</text:p>
              </table:table-cell>
              <table:table-cell office:value-type="float" office:value="0.402186">
                <text:p>0.4021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981312">
                <text:p>3.981312</text:p>
              </table:table-cell>
              <table:table-cell office:value-type="float" office:value="0.708782">
                <text:p>0.708782</text:p>
              </table:table-cell>
              <table:table-cell office:value-type="float" office:value="0.378906">
                <text:p>0.3789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97696">
                <text:p>3.997696</text:p>
              </table:table-cell>
              <table:table-cell office:value-type="float" office:value="0.713592">
                <text:p>0.713592</text:p>
              </table:table-cell>
              <table:table-cell office:value-type="float" office:value="0.377692">
                <text:p>0.37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